
<file path=META-INF/manifest.xml><?xml version="1.0" encoding="utf-8"?>
<manifest:manifest xmlns:manifest="urn:oasis:names:tc:opendocument:xmlns:manifest:1.0">
  <manifest:file-entry manifest:full-path="/" manifest:media-type="application/vnd.oasis.opendocument.presentation"/>
  <manifest:file-entry manifest:full-path="Thumbnails/thumbnail.png" manifest:media-type="image/png"/>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5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ff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0">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4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3">
      <style:graphic-properties draw:fill="solid" draw:fill-color="#4f81bd" draw:opacity="100%" draw:stroke="solid" svg:stroke-width="0.02778in" svg:stroke-color="#385d8a" svg:stroke-opacity="100%"/>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6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4">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49">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ff3333" style:text-line-through-type="none" style:text-line-through-style="none" style:text-line-through-width="auto" style:text-line-through-color="font-color" style:text-position="0% 100%" fo:font-family="Courier New"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075">
      <style:text-properties fo:font-variant="normal" fo:text-transform="none" fo:color="#ff0000" style:text-line-through-type="none" style:text-line-through-style="none" style:text-line-through-width="auto" style:text-line-through-color="font-color" style:text-position="0% 100%" fo:font-family="Calibri"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078">
      <style:graphic-properties draw:fill="solid" draw:fill-color="#4f81bd" draw:opacity="100%" draw:stroke="solid" svg:stroke-width="0.02778in" svg:stroke-color="#385d8a" svg:stroke-opacity="100%"/>
    </style:style>
    <style:style style:family="presentation" style:name="a10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2323dc"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ff3333"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ae00"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00ae00"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00ae00"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0">
      <style:graphic-properties fo:wrap-option="wrap" fo:padding-top="0.0689in" fo:padding-bottom="0.0689in" fo:padding-left="0.11811in" fo:padding-right="0.11811in" draw:textarea-vertical-align="middle" draw:textarea-horizontal-align="left" draw:fill="solid" draw:fill-color="#ffffff" draw:opacity="100%" draw:stroke="solid" svg:stroke-width="0.04016in" svg:stroke-color="#000000" svg:stroke-opacity="100%" draw:auto-grow-width="false" draw:auto-grow-height="false"/>
      <style:paragraph-properties style:font-independent-line-spacing="false" style:writing-mode="lr-tb"/>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3">
      <style:graphic-properties fo:wrap-option="wrap" fo:padding-top="0.0689in" fo:padding-bottom="0.0689in" fo:padding-left="0.11811in" fo:padding-right="0.11811in" draw:textarea-vertical-align="middle" draw:textarea-horizontal-align="left" draw:fill="solid" draw:fill-color="#ffffff" draw:opacity="100%" draw:stroke="solid" svg:stroke-width="0.04016in" svg:stroke-color="#000000" svg:stroke-opacity="100%" draw:auto-grow-width="false" draw:auto-grow-height="false"/>
      <style:paragraph-properties style:font-independent-line-spacing="false" style:writing-mode="lr-tb"/>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6">
      <style:graphic-properties fo:wrap-option="wrap" fo:padding-top="0.0689in" fo:padding-bottom="0.0689in" fo:padding-left="0.11811in" fo:padding-right="0.11811in" draw:textarea-vertical-align="middle" draw:textarea-horizontal-align="left" draw:fill="solid" draw:fill-color="#ffffff" draw:opacity="100%" draw:stroke="solid" svg:stroke-width="0.04016in" svg:stroke-color="#000000" svg:stroke-opacity="100%" draw:auto-grow-width="false" draw:auto-grow-height="false"/>
      <style:paragraph-properties style:font-independent-line-spacing="false" style:writing-mode="lr-tb"/>
    </style:style>
    <style:style style:family="drawing-page" style:name="a10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1">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0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fo:font-variant="normal" fo:text-transform="none" fo:color="#2323dc"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72">
      <style:text-properties fo:font-variant="normal" fo:text-transform="none" fo:color="#ff3333"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2">
      <style:graphic-properties draw:fill="solid" draw:fill-color="#4f81bd" draw:opacity="100%" draw:stroke="solid" svg:stroke-width="0.02778in" svg:stroke-color="#385d8a" svg:stroke-opacity="100%"/>
    </style:style>
    <style:style style:family="text" style:name="a1673">
      <style:text-properties fo:font-variant="normal" fo:text-transform="none" fo:color="#00ae00"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5">
      <style:text-properties fo:font-variant="normal" fo:text-transform="none" fo:color="#00ae00"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5">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00ae00"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ae00"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0">
      <style:graphic-properties draw:fill="none" draw:stroke="solid" svg:stroke-width="0in" svg:stroke-color="#000000" svg:stroke-opacity="100%"/>
    </style:style>
    <style:style style:family="graphic" style:name="a1511">
      <style:graphic-properties draw:fill="none" draw:stroke="solid" svg:stroke-width="0in" svg:stroke-color="#000000" svg:stroke-opacity="100%"/>
    </style:style>
    <style:style style:family="paragraph" style:name="a70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2">
      <style:graphic-properties draw:fill="none" draw:stroke="solid" svg:stroke-width="0in" svg:stroke-color="#000000" svg:stroke-opacity="100%"/>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3">
      <style:graphic-properties draw:fill="none" draw:stroke="solid" svg:stroke-width="0in" svg:stroke-color="#000000" svg:stroke-opacity="100%"/>
    </style:style>
    <style:style style:family="paragraph" style:name="a70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4">
      <style:graphic-properties draw:fill="none" draw:stroke="solid" svg:stroke-width="0in" svg:stroke-color="#000000" svg:stroke-opacity="100%"/>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9">
      <style:graphic-properties draw:fill="solid" draw:fill-color="#4f81bd" draw:opacity="100%" draw:stroke="solid" svg:stroke-width="0.02778in" svg:stroke-color="#385d8a" svg:stroke-opacity="100%"/>
    </style:style>
    <style:style style:family="text" style:name="a1094">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2">
      <style:graphic-properties draw:fill="solid" draw:fill-color="#4f81bd" draw:opacity="100%" draw:stroke="solid" svg:stroke-width="0.02778in" svg:stroke-color="#385d8a" svg:stroke-opacity="100%"/>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73">
      <style:paragraph-properties fo:line-height="100%" fo:text-align="lef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85">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3366"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7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2">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18">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ff3333"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ae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ff3333"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22">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7">
      <style:graphic-properties draw:fill="solid" draw:fill-color="#4f81bd" draw:opacity="100%" draw:stroke="solid" svg:stroke-width="0.02778in" svg:stroke-color="#385d8a" svg:stroke-opacity="100%"/>
    </style:style>
    <style:style style:family="paragraph" style:name="a7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ae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ae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drawing-page" style:name="a1540">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ff00ff"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7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6">
      <style:graphic-properties fo:wrap-option="wrap" fo:padding-top="0.0689in" fo:padding-bottom="0.0689in" fo:padding-left="0.11811in" fo:padding-right="0.11811in" draw:textarea-vertical-align="middle" draw:textarea-horizontal-align="center" draw:fill="solid" draw:fill-color="#ffffff" draw:opacity="100%" draw:stroke="solid" svg:stroke-width="0.04016in" svg:stroke-color="#000000" svg:stroke-opacity="100%" draw:auto-grow-width="false" draw:auto-grow-height="false"/>
      <style:paragraph-properties style:font-independent-line-spacing="fals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00ff"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9">
      <style:graphic-properties fo:wrap-option="wrap" fo:padding-top="0.0689in" fo:padding-bottom="0.0689in" fo:padding-left="0.11811in" fo:padding-right="0.11811in" draw:textarea-vertical-align="middle" draw:textarea-horizontal-align="center" draw:fill="solid" draw:fill-color="#ffffff" draw:opacity="100%" draw:stroke="solid" svg:stroke-width="0.04016in" svg:stroke-color="#000000" svg:stroke-opacity="100%" draw:auto-grow-width="false" draw:auto-grow-height="false"/>
      <style:paragraph-properties style:font-independent-line-spacing="false" style:writing-mode="lr-tb"/>
    </style:style>
    <style:style style:family="paragraph" style:name="a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2">
      <style:graphic-properties fo:wrap-option="wrap" fo:padding-top="0.0689in" fo:padding-bottom="0.0689in" fo:padding-left="0.11811in" fo:padding-right="0.11811in" draw:textarea-vertical-align="middle" draw:textarea-horizontal-align="center" draw:fill="solid" draw:fill-color="#ffffff" draw:opacity="100%" draw:stroke="solid" svg:stroke-width="0.04016in" svg:stroke-color="#000000" svg:stroke-opacity="100%" draw:auto-grow-width="false" draw:auto-grow-height="false"/>
      <style:paragraph-properties style:font-independent-line-spacing="false" style:writing-mode="lr-tb"/>
    </style:style>
    <style:style style:family="text" style:name="a741">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5">
      <style:graphic-properties fo:wrap-option="wrap" fo:padding-top="0.0689in" fo:padding-bottom="0.0689in" fo:padding-left="0.11811in" fo:padding-right="0.11811in" draw:textarea-vertical-align="middle" draw:textarea-horizontal-align="center" draw:fill="solid" draw:fill-color="#ffffff" draw:opacity="100%" draw:stroke="solid" svg:stroke-width="0.04016in" svg:stroke-color="#000000" svg:stroke-opacity="100%" draw:auto-grow-width="false" draw:auto-grow-height="false"/>
      <style:paragraph-properties style:font-independent-line-spacing="fals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8">
      <style:graphic-properties fo:wrap-option="wrap" fo:padding-top="0.0689in" fo:padding-bottom="0.0689in" fo:padding-left="0.11811in" fo:padding-right="0.11811in" draw:textarea-vertical-align="middle" draw:textarea-horizontal-align="center" draw:fill="solid" draw:fill-color="#ffffff" draw:opacity="100%" draw:stroke="solid" svg:stroke-width="0.04016in" svg:stroke-color="#000000" svg:stroke-opacity="100%" draw:auto-grow-width="false" draw:auto-grow-height="false"/>
      <style:paragraph-properties style:font-independent-line-spacing="false" style:writing-mode="lr-tb"/>
    </style:style>
    <style:style style:family="paragraph" style:name="a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3">
      <style:graphic-properties draw:fill="none" draw:stroke="solid" svg:stroke-width="0in" svg:stroke-color="#000000" draw:marker-end="a1562" svg:stroke-opacity="100%"/>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5">
      <style:graphic-properties draw:fill="none" draw:stroke="solid" svg:stroke-width="0in" svg:stroke-color="#000000" draw:marker-end="a1564" svg:stroke-opacity="100%"/>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7">
      <style:graphic-properties draw:fill="none" draw:stroke="solid" svg:stroke-width="0in" svg:stroke-color="#000000" draw:marker-end="a1566" svg:stroke-opacity="100%"/>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9">
      <style:graphic-properties draw:fill="none" draw:stroke="solid" svg:stroke-width="0in" svg:stroke-color="#000000" draw:marker-end="a1568" svg:stroke-opacity="100%"/>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ff00ff"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1">
      <style:graphic-properties draw:fill="none" draw:stroke="solid" svg:stroke-width="0in" svg:stroke-color="#000000" draw:marker-end="a1570" svg:stroke-opacity="100%"/>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7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ff66ff"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8">
      <style:graphic-properties fo:wrap-option="wrap" fo:padding-top="0.05in" fo:padding-bottom="0.05in" fo:padding-left="0.1in" fo:padding-right="0.1in" draw:textarea-vertical-align="middle" draw:textarea-horizontal-align="center" draw:fill="none" draw:stroke="solid" svg:stroke-width="0.0625in" svg:stroke-color="#4a7ebb" draw:marker-end="a1427" svg:stroke-opacity="100%" draw:auto-grow-width="false" draw:auto-grow-height="false"/>
      <style:paragraph-properties style:font-independent-line-spacing="true" style:writing-mode="lr-tb"/>
    </style:style>
    <style:style style:family="paragraph" style:name="a61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draw:fill="solid" draw:fill-color="#4f81bd" draw:opacity="100%" draw:stroke="solid" svg:stroke-width="0.02778in" svg:stroke-color="#385d8a" svg:stroke-opacity="100%"/>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ff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draw:fill="solid" draw:fill-color="#4f81bd" draw:opacity="100%" draw:stroke="solid" svg:stroke-width="0.02778in" svg:stroke-color="#385d8a" svg:stroke-opacity="100%"/>
    </style:style>
    <style:style style:family="graphic" style:name="a159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7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8">
      <style:graphic-properties draw:fill="solid" draw:fill-color="#4f81bd" draw:opacity="100%" draw:stroke="solid" svg:stroke-width="0.02778in" svg:stroke-color="#385d8a" svg:stroke-opacity="100%"/>
    </style:style>
    <style:style style:family="drawing-page" style:name="a7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89">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2">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3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4">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draw:fill="solid" draw:fill-color="#4f81bd" draw:opacity="100%" draw:stroke="solid" svg:stroke-width="0.02778in" svg:stroke-color="#385d8a" svg:stroke-opacity="100%"/>
    </style:style>
    <style:style style:family="paragraph" style:name="a144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4">
      <style:text-properties fo:font-variant="normal" fo:text-transform="none" fo:color="#ff00ff"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3">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swiss" style:font-pitch="variable" style:font-pitch-asian="variable" style:font-pitch-complex="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8">
      <style:graphic-properties draw:fill="solid" draw:fill-color="#4f81bd" draw:opacity="100%" draw:stroke="solid" svg:stroke-width="0.02778in" svg:stroke-color="#385d8a" svg:stroke-opacity="100%"/>
    </style:style>
    <style:style style:family="text" style:name="a647">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1">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6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5">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57">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ff00ff"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76">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7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draw:fill="solid" draw:fill-color="#4f81bd" draw:opacity="100%" draw:stroke="solid" svg:stroke-width="0.02778in" svg:stroke-color="#385d8a" svg:stroke-opacity="100%"/>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0">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5">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1">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5">
      <style:graphic-properties draw:fill="solid" draw:fill-color="#4f81bd" draw:opacity="100%" draw:stroke="solid" svg:stroke-width="0.02778in" svg:stroke-color="#385d8a" svg:stroke-opacity="100%"/>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8">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29">
      <style:graphic-properties draw:fill="solid" draw:fill-color="#4f81bd" draw:opacity="100%" draw:stroke="solid" svg:stroke-width="0.02778in" svg:stroke-color="#385d8a" svg:stroke-opacity="100%"/>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7">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4">
      <style:graphic-properties fo:wrap-option="wrap" fo:padding-top="0.0689in" fo:padding-bottom="0.0689in" fo:padding-left="0.11811in" fo:padding-right="0.11811in" draw:textarea-vertical-align="middle" draw:textarea-horizontal-align="left" draw:fill="solid" draw:fill-color="#ffffff" draw:opacity="100%" draw:stroke="solid" svg:stroke-width="0.04016in" svg:stroke-color="#000000" svg:stroke-opacity="100%" draw:auto-grow-width="false" draw:auto-grow-height="false"/>
      <style:paragraph-properties style:font-independent-line-spacing="false" style:writing-mode="lr-tb"/>
    </style:style>
    <style:style style:family="text" style:name="a683">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ae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97">
      <style:graphic-properties fo:wrap-option="wrap" fo:padding-top="0.0689in" fo:padding-bottom="0.0689in" fo:padding-left="0.11811in" fo:padding-right="0.11811in" draw:textarea-vertical-align="middle" draw:textarea-horizontal-align="left" draw:fill="solid" draw:fill-color="#ffffff" draw:opacity="100%" draw:stroke="solid" svg:stroke-width="0.04016in" svg:stroke-color="#000000" svg:stroke-opacity="100%" draw:auto-grow-width="false" draw:auto-grow-height="false"/>
      <style:paragraph-properties style:font-independent-line-spacing="false" style:writing-mode="lr-tb"/>
    </style:style>
    <style:style style:family="paragraph" style:name="a68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2">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36">
      <style:text-properties fo:font-variant="normal" fo:text-transform="none" fo:color="#2323dc"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0">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3">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26">
      <style:graphic-properties draw:fill="solid" draw:fill-color="#4f81bd" draw:opacity="100%" draw:stroke="solid" svg:stroke-width="0.02778in" svg:stroke-color="#385d8a" svg:stroke-opacity="100%"/>
    </style:style>
    <style:style style:family="presentation" style:name="a19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29">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ff3366"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ff3366"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ff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7">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9">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ff66ff"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ff3333"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1in" fo:margin-left="0.94488in" fo:margin-right="0in" fo:text-indent="0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1">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3">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7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left" style:tab-stop-distance="1in" fo:margin-left="0.94488in" fo:margin-right="0in" fo:text-indent="0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0.94488in" fo:margin-right="0in" fo:text-indent="0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0">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6">
      <style:graphic-properties draw:fill="solid" draw:fill-color="#4f81bd" draw:opacity="100%" draw:stroke="solid" svg:stroke-width="0.02778in" svg:stroke-color="#385d8a" svg:stroke-opacity="100%"/>
    </style:style>
    <style:style style:family="paragraph" style:name="a200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0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2">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9">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5">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08">
      <style:graphic-properties draw:fill="solid" draw:fill-color="#4f81bd" draw:opacity="100%" draw:stroke="solid" svg:stroke-width="0.02778in" svg:stroke-color="#385d8a" svg:stroke-opacity="100%"/>
    </style:style>
    <style:style style:family="presentation" style:name="a196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8">
      <style:graphic-properties draw:fill="solid" draw:fill-color="#4f81bd" draw:opacity="100%" draw:stroke="solid" svg:stroke-width="0.02778in" svg:stroke-color="#385d8a" svg:stroke-opacity="100%"/>
    </style:style>
    <style:style style:family="presentation" style:name="a19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00">
      <style:paragraph-properties fo:line-height="100%" fo:text-align="left" style:tab-stop-distance="1in" fo:margin-left="0.94488in" fo:margin-right="0in" fo:text-indent="0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00ae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380">
      <style:graphic-properties fo:wrap-option="wrap" fo:padding-top="0.05in" fo:padding-bottom="0.05in" fo:padding-left="0.1in" fo:padding-right="0.1in" draw:textarea-vertical-align="middle" draw:textarea-horizontal-align="center" draw:fill="none" draw:stroke="solid" svg:stroke-width="0.0625in" svg:stroke-color="#4f81bd" draw:marker-end="a1379" svg:stroke-opacity="100%" draw:auto-grow-width="false" draw:auto-grow-height="false"/>
      <style:paragraph-properties style:font-independent-line-spacing="true" style:writing-mode="lr-tb"/>
    </style:style>
    <style:style style:family="presentation" style:name="a1807">
      <style:graphic-properties draw:fill="solid" draw:fill-color="#4f81bd" draw:opacity="100%" draw:stroke="solid" svg:stroke-width="0.02778in" svg:stroke-color="#385d8a" svg:stroke-opacity="100%"/>
    </style:style>
    <style:style style:family="presentation" style:name="a1381">
      <style:graphic-properties draw:fill="solid" draw:fill-color="#4f81bd" draw:opacity="100%" draw:stroke="solid" svg:stroke-width="0.02778in" svg:stroke-color="#385d8a" svg:stroke-opacity="100%"/>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draw:fill="solid" draw:fill-color="#4f81bd" draw:opacity="100%" draw:stroke="solid" svg:stroke-width="0.02778in" svg:stroke-color="#385d8a" svg:stroke-opacity="100%"/>
    </style:style>
    <style:style style:family="paragraph" style:name="a13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87">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0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5">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11">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71">
      <style:drawing-page-properties draw:fill="none" presentation:transition-type="manual"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00%" fo:text-align="left" style:tab-stop-distance="1in" fo:margin-left="1.97982in" fo:margin-right="0in" fo:text-indent="-0.5625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00%" fo:text-align="left" style:tab-stop-distance="1in" fo:margin-left="1.97982in" fo:margin-right="0in" fo:text-indent="-0.5625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9">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13">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2323dc"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100%" fo:text-align="left" style:tab-stop-distance="1in" fo:margin-left="1.97982in" fo:margin-right="0in" fo:text-indent="-0.5625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5">
      <style:graphic-properties draw:fill="solid" draw:fill-color="#4f81bd" draw:opacity="100%" draw:stroke="solid" svg:stroke-width="0.02778in" svg:stroke-color="#385d8a" svg:stroke-opacity="100%"/>
    </style:style>
    <style:style style:family="text" style:name="a1983">
      <style:text-properties fo:font-variant="normal" fo:text-transform="none" fo:color="#ff3333"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85">
      <style:text-properties fo:font-variant="normal" fo:text-transform="none" fo:color="#00ae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6">
      <style:text-properties fo:font-variant="normal" fo:text-transform="none" fo:color="#00ae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28">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7">
      <style:text-properties fo:font-variant="normal" fo:text-transform="none" fo:color="#00ae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2323dc"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2323dc"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3">
      <style:graphic-properties draw:fill="solid" draw:fill-color="#4f81bd" draw:opacity="100%" draw:stroke="solid" svg:stroke-width="0.02778in" svg:stroke-color="#385d8a" svg:stroke-opacity="100%"/>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6">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ff00ff"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9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8">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ff0000"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2323dc"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2323dc"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00ae00"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1">
      <style:graphic-properties draw:fill="solid" draw:fill-color="#4f81bd" draw:opacity="100%" draw:stroke="solid" svg:stroke-width="0.02778in" svg:stroke-color="#385d8a" svg:stroke-opacity="100%"/>
    </style:style>
    <style:style style:family="paragraph" style:name="a125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00ae00"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2323dc"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2323dc"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2323dc"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62">
      <style:graphic-properties draw:fill="solid" draw:fill-color="#4f81bd" draw:opacity="100%" draw:stroke="solid" svg:stroke-width="0.02778in" svg:stroke-color="#385d8a" svg:stroke-opacity="100%"/>
    </style:style>
    <style:style style:family="presentation" style:name="a1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5">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2323dc"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00ae00" style:text-line-through-type="none" style:text-line-through-style="none" style:text-line-through-width="auto" style:text-line-through-color="font-color" style:text-position="0% 100%" fo:font-family="Courier New"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8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856">
      <style:graphic-properties draw:fill="solid" draw:fill-color="#4f81bd" draw:opacity="100%" draw:stroke="solid" svg:stroke-width="0.02778in" svg:stroke-color="#385d8a" svg:stroke-opacity="100%"/>
    </style:style>
    <style:style style:family="presentation" style:name="a18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59">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ff3333"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draw:fill="solid" draw:fill-color="#4f81bd" draw:opacity="100%" draw:stroke="solid" svg:stroke-width="0.02778in" svg:stroke-color="#385d8a" svg:stroke-opacity="100%"/>
    </style:style>
    <style:style style:family="presentation" style:name="a1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3">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84">
      <style:graphic-properties draw:fill="solid" draw:fill-color="#4f81bd" draw:opacity="100%" draw:stroke="solid" svg:stroke-width="0.02778in" svg:stroke-color="#385d8a" svg:stroke-opacity="100%"/>
    </style:style>
    <style:style style:family="presentation" style:name="a1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7">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26">
      <style:graphic-properties draw:fill="solid" draw:fill-color="#4f81bd" draw:opacity="100%" draw:stroke="solid" svg:stroke-width="0.02778in" svg:stroke-color="#385d8a" svg:stroke-opacity="100%"/>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7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9">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7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10">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draw:fill="solid" draw:fill-color="#4f81bd" draw:opacity="100%" draw:stroke="solid" svg:stroke-width="0.02778in" svg:stroke-color="#385d8a" svg:stroke-opacity="100%"/>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1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3">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3">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1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05in" fo:padding-bottom="0.05in" fo:padding-left="0.1in" fo:padding-right="0.1in" draw:textarea-vertical-align="middle" draw:textarea-horizontal-align="center" draw:fill="none" draw:stroke="solid" svg:stroke-width="0.0625in" svg:stroke-color="#4a7ebb" draw:marker-end="a1135" svg:stroke-opacity="100%" draw:auto-grow-width="false" draw:auto-grow-height="false"/>
      <style:paragraph-properties style:font-independent-line-spacing="true" style:writing-mode="lr-tb"/>
    </style:style>
    <style:style style:family="presentation" style:name="a1880">
      <style:graphic-properties draw:fill="solid" draw:fill-color="#4f81bd" draw:opacity="100%" draw:stroke="solid" svg:stroke-width="0.02778in" svg:stroke-color="#385d8a" svg:stroke-opacity="100%"/>
    </style:style>
    <style:style style:family="drawing-page" style:name="a1137">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3">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887">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1">
      <style:graphic-properties draw:fill="solid" draw:fill-color="#4f81bd" draw:opacity="100%" draw:stroke="solid" svg:stroke-width="0.02778in" svg:stroke-color="#385d8a" svg:stroke-opacity="100%"/>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24">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41">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ff00ff"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ff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ff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ff00ff"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ff00ff"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ff00ff"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ff00ff"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Arial" style:font-family-generic="modern" style:font-family-generic-complex="roma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4">
      <style:graphic-properties draw:fill="solid" draw:fill-color="#4f81bd" draw:opacity="100%" draw:stroke="solid" svg:stroke-width="0.02778in" svg:stroke-color="#385d8a" svg:stroke-opacity="100%"/>
    </style:style>
    <style:style style:family="paragraph" style:name="a9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7">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ff00ff"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ff00ff"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57">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7">
      <style:graphic-properties draw:fill="solid" draw:fill-color="#4f81bd" draw:opacity="100%" draw:stroke="solid" svg:stroke-width="0.02778in" svg:stroke-color="#385d8a" svg:stroke-opacity="100%"/>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5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78">
      <style:graphic-properties draw:fill="solid" draw:fill-color="#4f81bd" draw:opacity="100%" draw:stroke="solid" svg:stroke-width="0.02778in" svg:stroke-color="#385d8a" svg:stroke-opacity="100%"/>
    </style:style>
    <style:style style:family="presentation" style:name="a11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0">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6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7">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Arial" style:font-family-generic="modern" style:font-family-generic-complex="roma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5">
      <style:graphic-properties draw:fill="solid" draw:fill-color="#4f81bd" draw:opacity="100%" draw:stroke="solid" svg:stroke-width="0.02778in" svg:stroke-color="#385d8a" svg:stroke-opacity="100%"/>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8">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01">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ff3333"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drawing-page" style:name="a11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1">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8">
      <style:text-properties fo:font-variant="normal" fo:text-transform="none" fo:color="#ff3333"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ff3366"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ff3333"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ff3366"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ff3366"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17">
      <style:text-properties fo:font-variant="normal" fo:text-transform="none" fo:color="#ff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9">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94">
      <style:graphic-properties draw:fill="solid" draw:fill-color="#4f81bd" draw:opacity="100%" draw:stroke="solid" svg:stroke-width="0.02778in" svg:stroke-color="#385d8a" svg:stroke-opacity="100%"/>
    </style:style>
    <style:style style:family="presentation" style:name="a1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97">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ae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ff3366"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4f81bd"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7">
      <style:paragraph-properties fo:line-height="100%" fo:text-align="left" style:tab-stop-distance="1in" fo:margin-left="0.94488in" fo:margin-right="0in" fo:text-indent="0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resentation" style:name="a978">
      <style:graphic-properties draw:fill="solid" draw:fill-color="#4f81bd" draw:opacity="100%" draw:stroke="solid" svg:stroke-width="0.02778in" svg:stroke-color="#385d8a" svg:stroke-opacity="100%"/>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draw:fill="solid" draw:fill-color="#4f81bd" draw:opacity="100%" draw:stroke="solid" svg:stroke-width="0.02778in" svg:stroke-color="#385d8a" svg:stroke-opacity="100%"/>
    </style:style>
    <style:style style:family="text" style:name="a1622">
      <style:text-properties fo:font-variant="normal" fo:text-transform="none" fo:color="#00ae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3">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3">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ae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7">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resentation" style:name="a1044">
      <style:graphic-properties draw:fill="solid" draw:fill-color="#4f81bd" draw:opacity="100%" draw:stroke="solid" svg:stroke-width="0.02778in" svg:stroke-color="#385d8a" svg:stroke-opacity="100%"/>
    </style:style>
    <style:style style:family="presentation" style:name="a10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0">
      <style:text-properties fo:font-variant="normal" fo:text-transform="none" fo:color="#00ae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7">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1">
      <style:text-properties fo:font-variant="normal" fo:text-transform="none" fo:color="#ff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ae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1">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fo:text-align="left" style:tab-stop-distance="1in" fo:margin-left="0.94488in" fo:margin-right="0in" fo:text-indent="0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4f81bd"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00ae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ff00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00ae00"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ff3333"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ff3333"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ff3333"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left" style:tab-stop-distance="1in" fo:margin-left="0.47244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27">
      <style:graphic-properties draw:fill="solid" draw:fill-color="#4f81bd" draw:opacity="100%" draw:stroke="solid" svg:stroke-width="0.02778in" svg:stroke-color="#385d8a" svg:stroke-opacity="100%"/>
    </style:style>
    <style:style style:family="presentation" style:name="a163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2323dc" style:text-line-through-type="none" style:text-line-through-style="none" style:text-line-through-width="auto" style:text-line-through-color="font-color" style:text-position="0% 100%" fo:font-family="Courier New" style:font-family-asian="AR PL ShanHeiSun Uni" style:font-family-complex="Tahoma" style:font-family-generic="modern" style:font-pitch="fixed"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944">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1313">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1230">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1948">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1316">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1236">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1921">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8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8">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1924">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8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2">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1211">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8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5">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1214">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9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6">
      <text:list-level-style-bullet text:level="1" text:bullet-char="●">
        <style:list-level-properties text:space-before="0in" text:min-label-width="0.375in"/>
        <style:text-properties fo:font-family="StarSymbol" fo:font-size="45%"/>
      </text:list-level-style-bullet>
      <text:list-level-style-bullet text:level="2" text:bullet-char="●">
        <style:list-level-properties text:space-before="0.47244in" text:min-label-width="0.375in"/>
        <style:text-properties fo:font-family="StarSymbol" fo:font-size="45%"/>
      </text:list-level-style-bullet>
      <text:list-level-style-bullet text:level="3" text:bullet-char="●">
        <style:list-level-properties text:space-before="0.94488in" text:min-label-width="0.375in"/>
        <style:text-properties fo:font-family="StarSymbol" fo:font-size="45%"/>
      </text:list-level-style-bullet>
      <text:list-level-style-bullet text:level="4" text:bullet-char="●">
        <style:list-level-properties text:space-before="1.41732in" text:min-label-width="0.375in"/>
        <style:text-properties fo:font-family="StarSymbol" fo:font-size="45%"/>
      </text:list-level-style-bullet>
      <text:list-level-style-bullet text:level="5" text:bullet-char="●">
        <style:list-level-properties text:space-before="1.88976in" text:min-label-width="0.375in"/>
        <style:text-properties fo:font-family="StarSymbol" fo:font-size="45%"/>
      </text:list-level-style-bullet>
      <text:list-level-style-bullet text:level="6" text:bullet-char="●">
        <style:list-level-properties text:space-before="2.02756in" text:min-label-width="0.375in"/>
        <style:text-properties fo:font-family="StarSymbol" fo:font-size="45%"/>
      </text:list-level-style-bullet>
      <text:list-level-style-bullet text:level="7" text:bullet-char="●">
        <style:list-level-properties text:space-before="2.52756in" text:min-label-width="0.375in"/>
        <style:text-properties fo:font-family="StarSymbol" fo:font-size="45%"/>
      </text:list-level-style-bullet>
      <text:list-level-style-bullet text:level="8" text:bullet-char="●">
        <style:list-level-properties text:space-before="3.02756in" text:min-label-width="0.375in"/>
        <style:text-properties fo:font-family="StarSymbol" fo:font-size="45%"/>
      </text:list-level-style-bullet>
      <text:list-level-style-bullet text:level="9" text:bullet-char="●">
        <style:list-level-properties text:space-before="3.52756in" text:min-label-width="0.375in"/>
        <style:text-properties fo:font-family="StarSymbol" fo:font-size="45%"/>
      </text:list-level-style-bullet>
    </text:list-style>
    <text:list-style style:name="a1638">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1901">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819">
      <text:list-level-style-bullet text:level="1" text:bullet-char="●">
        <style:list-level-properties text:space-before="0in" text:min-label-width="0.375in"/>
        <style:text-properties fo:font-family="StarSymbol" fo:font-size="45%"/>
      </text:list-level-style-bullet>
      <text:list-level-style-bullet text:level="2" text:bullet-char="●">
        <style:list-level-properties text:space-before="0.47244in" text:min-label-width="0.375in"/>
        <style:text-properties fo:font-family="StarSymbol" fo:font-size="45%"/>
      </text:list-level-style-bullet>
      <text:list-level-style-bullet text:level="3" text:bullet-char="●">
        <style:list-level-properties text:space-before="0.94488in" text:min-label-width="0.375in"/>
        <style:text-properties fo:font-family="StarSymbol" fo:font-size="45%"/>
      </text:list-level-style-bullet>
      <text:list-level-style-bullet text:level="4" text:bullet-char="●">
        <style:list-level-properties text:space-before="1.41732in" text:min-label-width="0.375in"/>
        <style:text-properties fo:font-family="StarSymbol" fo:font-size="45%"/>
      </text:list-level-style-bullet>
      <text:list-level-style-bullet text:level="5" text:bullet-char="●">
        <style:list-level-properties text:space-before="1.88976in" text:min-label-width="0.375in"/>
        <style:text-properties fo:font-family="StarSymbol" fo:font-size="45%"/>
      </text:list-level-style-bullet>
      <text:list-level-style-bullet text:level="6" text:bullet-char="●">
        <style:list-level-properties text:space-before="2.02756in" text:min-label-width="0.375in"/>
        <style:text-properties fo:font-family="StarSymbol" fo:font-size="45%"/>
      </text:list-level-style-bullet>
      <text:list-level-style-bullet text:level="7" text:bullet-char="●">
        <style:list-level-properties text:space-before="2.52756in" text:min-label-width="0.375in"/>
        <style:text-properties fo:font-family="StarSymbol" fo:font-size="45%"/>
      </text:list-level-style-bullet>
      <text:list-level-style-bullet text:level="8" text:bullet-char="●">
        <style:list-level-properties text:space-before="3.02756in" text:min-label-width="0.375in"/>
        <style:text-properties fo:font-family="StarSymbol" fo:font-size="45%"/>
      </text:list-level-style-bullet>
      <text:list-level-style-bullet text:level="9" text:bullet-char="●">
        <style:list-level-properties text:space-before="3.52756in" text:min-label-width="0.375in"/>
        <style:text-properties fo:font-family="StarSymbol" fo:font-size="45%"/>
      </text:list-level-style-bullet>
    </text:list-style>
    <text:list-style style:name="a1904">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1477">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1952">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1955">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1801">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1794">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1246">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8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3">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1937">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2017">
      <text:list-level-style-number text:level="1" style:num-format="1" style:num-suffix=".">
        <style:list-level-properties text:space-before="0in" text:min-label-width="0.5625in"/>
        <style:text-properties fo:font-family="Calibri" fo:font-size="75%"/>
      </text:list-level-style-number>
      <text:list-level-style-number text:level="2" style:num-format="1" style:num-suffix=".">
        <style:list-level-properties text:space-before="0.47244in" text:min-label-width="0.5625in"/>
        <style:text-properties fo:font-family="Calibri" fo:font-size="75%"/>
      </text:list-level-style-number>
      <text:list-level-style-number text:level="3" style:num-format="1" style:num-suffix=".">
        <style:list-level-properties text:space-before="0.94488in" text:min-label-width="0.5625in"/>
        <style:text-properties fo:font-family="Calibri" fo:font-size="75%"/>
      </text:list-level-style-number>
      <text:list-level-style-number text:level="4" style:num-format="1" style:num-suffix=".">
        <style:list-level-properties text:space-before="1.41732in" text:min-label-width="0.5625in"/>
        <style:text-properties fo:font-family="Calibri" fo:font-size="75%"/>
      </text:list-level-style-number>
      <text:list-level-style-number text:level="5" style:num-format="1" style:num-suffix=".">
        <style:list-level-properties text:space-before="1.88976in" text:min-label-width="0.5625in"/>
        <style:text-properties fo:font-family="Calibri" fo:font-size="75%"/>
      </text:list-level-style-number>
      <text:list-level-style-number text:level="6" style:num-format="1" style:num-suffix=".">
        <style:list-level-properties text:space-before="2.02756in" text:min-label-width="0.5625in"/>
        <style:text-properties fo:font-family="Calibri" fo:font-size="75%"/>
      </text:list-level-style-number>
      <text:list-level-style-number text:level="7" style:num-format="1" style:num-suffix=".">
        <style:list-level-properties text:space-before="2.52756in" text:min-label-width="0.5625in"/>
        <style:text-properties fo:font-family="Calibri" fo:font-size="75%"/>
      </text:list-level-style-number>
      <text:list-level-style-number text:level="8" style:num-format="1" style:num-suffix=".">
        <style:list-level-properties text:space-before="3.02756in" text:min-label-width="0.5625in"/>
        <style:text-properties fo:font-family="Calibri" fo:font-size="75%"/>
      </text:list-level-style-number>
      <text:list-level-style-number text:level="9" style:num-format="1" style:num-suffix=".">
        <style:list-level-properties text:space-before="3.52756in" text:min-label-width="0.5625in"/>
        <style:text-properties fo:font-family="Calibri" fo:font-size="75%"/>
      </text:list-level-style-number>
    </text:list-style>
    <text:list-style style:name="a8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2">
      <text:list-level-style-bullet text:level="1" text:bullet-char="●">
        <style:list-level-properties text:space-before="0in" text:min-label-width="0.375in"/>
        <style:text-properties fo:font-family="StarSymbol" fo:font-size="45%"/>
      </text:list-level-style-bullet>
      <text:list-level-style-bullet text:level="2" text:bullet-char="●">
        <style:list-level-properties text:space-before="0.47244in" text:min-label-width="0.375in"/>
        <style:text-properties fo:font-family="StarSymbol" fo:font-size="45%"/>
      </text:list-level-style-bullet>
      <text:list-level-style-bullet text:level="3" text:bullet-char="●">
        <style:list-level-properties text:space-before="0.94488in" text:min-label-width="0.375in"/>
        <style:text-properties fo:font-family="StarSymbol" fo:font-size="45%"/>
      </text:list-level-style-bullet>
      <text:list-level-style-bullet text:level="4" text:bullet-char="●">
        <style:list-level-properties text:space-before="1.41732in" text:min-label-width="0.375in"/>
        <style:text-properties fo:font-family="StarSymbol" fo:font-size="45%"/>
      </text:list-level-style-bullet>
      <text:list-level-style-bullet text:level="5" text:bullet-char="●">
        <style:list-level-properties text:space-before="1.88976in" text:min-label-width="0.375in"/>
        <style:text-properties fo:font-family="StarSymbol" fo:font-size="45%"/>
      </text:list-level-style-bullet>
      <text:list-level-style-bullet text:level="6" text:bullet-char="●">
        <style:list-level-properties text:space-before="2.02756in" text:min-label-width="0.375in"/>
        <style:text-properties fo:font-family="StarSymbol" fo:font-size="45%"/>
      </text:list-level-style-bullet>
      <text:list-level-style-bullet text:level="7" text:bullet-char="●">
        <style:list-level-properties text:space-before="2.52756in" text:min-label-width="0.375in"/>
        <style:text-properties fo:font-family="StarSymbol" fo:font-size="45%"/>
      </text:list-level-style-bullet>
      <text:list-level-style-bullet text:level="8" text:bullet-char="●">
        <style:list-level-properties text:space-before="3.02756in" text:min-label-width="0.375in"/>
        <style:text-properties fo:font-family="StarSymbol" fo:font-size="45%"/>
      </text:list-level-style-bullet>
      <text:list-level-style-bullet text:level="9" text:bullet-char="●">
        <style:list-level-properties text:space-before="3.52756in" text:min-label-width="0.375in"/>
        <style:text-properties fo:font-family="StarSymbol" fo:font-size="45%"/>
      </text:list-level-style-bullet>
    </text:list-style>
    <text:list-style style:name="a1646">
      <text:list-level-style-bullet text:level="1" text:bullet-char="●">
        <style:list-level-properties text:space-before="0in" text:min-label-width="0.23622in"/>
        <style:text-properties fo:font-family="StarSymbol" fo:font-size="45%"/>
      </text:list-level-style-bullet>
      <text:list-level-style-bullet text:level="2" text:bullet-char="●">
        <style:list-level-properties text:space-before="0.26378in" text:min-label-width="0.23622in"/>
        <style:text-properties fo:font-family="StarSymbol" fo:font-size="45%"/>
      </text:list-level-style-bullet>
      <text:list-level-style-bullet text:level="3" text:bullet-char="●">
        <style:list-level-properties text:space-before="0.76378in" text:min-label-width="0.23622in"/>
        <style:text-properties fo:font-family="StarSymbol" fo:font-size="45%"/>
      </text:list-level-style-bullet>
      <text:list-level-style-bullet text:level="4" text:bullet-char="●">
        <style:list-level-properties text:space-before="1.26378in" text:min-label-width="0.23622in"/>
        <style:text-properties fo:font-family="StarSymbol" fo:font-size="45%"/>
      </text:list-level-style-bullet>
      <text:list-level-style-bullet text:level="5" text:bullet-char="●">
        <style:list-level-properties text:space-before="1.7637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1910">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1913">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1620">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8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2">
      <text:list-level-style-bullet text:level="1" text:bullet-char="●">
        <style:list-level-properties text:space-before="0in" text:min-label-width="0.375in"/>
        <style:text-properties fo:font-family="StarSymbol" fo:font-size="45%"/>
      </text:list-level-style-bullet>
      <text:list-level-style-bullet text:level="2" text:bullet-char="●">
        <style:list-level-properties text:space-before="0.47244in" text:min-label-width="0.375in"/>
        <style:text-properties fo:font-family="StarSymbol" fo:font-size="45%"/>
      </text:list-level-style-bullet>
      <text:list-level-style-bullet text:level="3" text:bullet-char="●">
        <style:list-level-properties text:space-before="0.94488in" text:min-label-width="0.375in"/>
        <style:text-properties fo:font-family="StarSymbol" fo:font-size="45%"/>
      </text:list-level-style-bullet>
      <text:list-level-style-bullet text:level="4" text:bullet-char="●">
        <style:list-level-properties text:space-before="1.41732in" text:min-label-width="0.375in"/>
        <style:text-properties fo:font-family="StarSymbol" fo:font-size="45%"/>
      </text:list-level-style-bullet>
      <text:list-level-style-bullet text:level="5" text:bullet-char="●">
        <style:list-level-properties text:space-before="1.88976in" text:min-label-width="0.375in"/>
        <style:text-properties fo:font-family="StarSymbol" fo:font-size="45%"/>
      </text:list-level-style-bullet>
      <text:list-level-style-bullet text:level="6" text:bullet-char="●">
        <style:list-level-properties text:space-before="2.02756in" text:min-label-width="0.375in"/>
        <style:text-properties fo:font-family="StarSymbol" fo:font-size="45%"/>
      </text:list-level-style-bullet>
      <text:list-level-style-bullet text:level="7" text:bullet-char="●">
        <style:list-level-properties text:space-before="2.52756in" text:min-label-width="0.375in"/>
        <style:text-properties fo:font-family="StarSymbol" fo:font-size="45%"/>
      </text:list-level-style-bullet>
      <text:list-level-style-bullet text:level="8" text:bullet-char="●">
        <style:list-level-properties text:space-before="3.02756in" text:min-label-width="0.375in"/>
        <style:text-properties fo:font-family="StarSymbol" fo:font-size="45%"/>
      </text:list-level-style-bullet>
      <text:list-level-style-bullet text:level="9" text:bullet-char="●">
        <style:list-level-properties text:space-before="3.52756in" text:min-label-width="0.375in"/>
        <style:text-properties fo:font-family="StarSymbol" fo:font-size="45%"/>
      </text:list-level-style-bullet>
    </text:list-style>
    <text:list-style style:name="a1960">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801">
      <text:list-level-style-bullet text:level="1" text:bullet-char="●">
        <style:list-level-properties text:space-before="0in" text:min-label-width="0.375in"/>
        <style:text-properties fo:font-family="StarSymbol" fo:font-size="45%"/>
      </text:list-level-style-bullet>
      <text:list-level-style-bullet text:level="2" text:bullet-char="●">
        <style:list-level-properties text:space-before="0.47244in" text:min-label-width="0.375in"/>
        <style:text-properties fo:font-family="StarSymbol" fo:font-size="45%"/>
      </text:list-level-style-bullet>
      <text:list-level-style-bullet text:level="3" text:bullet-char="●">
        <style:list-level-properties text:space-before="0.94488in" text:min-label-width="0.375in"/>
        <style:text-properties fo:font-family="StarSymbol" fo:font-size="45%"/>
      </text:list-level-style-bullet>
      <text:list-level-style-bullet text:level="4" text:bullet-char="●">
        <style:list-level-properties text:space-before="1.41732in" text:min-label-width="0.375in"/>
        <style:text-properties fo:font-family="StarSymbol" fo:font-size="45%"/>
      </text:list-level-style-bullet>
      <text:list-level-style-bullet text:level="5" text:bullet-char="●">
        <style:list-level-properties text:space-before="1.88976in" text:min-label-width="0.375in"/>
        <style:text-properties fo:font-family="StarSymbol" fo:font-size="45%"/>
      </text:list-level-style-bullet>
      <text:list-level-style-bullet text:level="6" text:bullet-char="●">
        <style:list-level-properties text:space-before="2.02756in" text:min-label-width="0.375in"/>
        <style:text-properties fo:font-family="StarSymbol" fo:font-size="45%"/>
      </text:list-level-style-bullet>
      <text:list-level-style-bullet text:level="7" text:bullet-char="●">
        <style:list-level-properties text:space-before="2.52756in" text:min-label-width="0.375in"/>
        <style:text-properties fo:font-family="StarSymbol" fo:font-size="45%"/>
      </text:list-level-style-bullet>
      <text:list-level-style-bullet text:level="8" text:bullet-char="●">
        <style:list-level-properties text:space-before="3.02756in" text:min-label-width="0.375in"/>
        <style:text-properties fo:font-family="StarSymbol" fo:font-size="45%"/>
      </text:list-level-style-bullet>
      <text:list-level-style-bullet text:level="9" text:bullet-char="●">
        <style:list-level-properties text:space-before="3.52756in" text:min-label-width="0.375in"/>
        <style:text-properties fo:font-family="StarSymbol" fo:font-size="45%"/>
      </text:list-level-style-bullet>
    </text:list-style>
    <text:list-style style:name="a1918">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1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4">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795">
      <text:list-level-style-bullet text:level="1" text:bullet-char="●">
        <style:list-level-properties text:space-before="0in" text:min-label-width="0.375in"/>
        <style:text-properties fo:font-family="StarSymbol" fo:font-size="45%"/>
      </text:list-level-style-bullet>
      <text:list-level-style-bullet text:level="2" text:bullet-char="●">
        <style:list-level-properties text:space-before="0.47244in" text:min-label-width="0.375in"/>
        <style:text-properties fo:font-family="StarSymbol" fo:font-size="45%"/>
      </text:list-level-style-bullet>
      <text:list-level-style-bullet text:level="3" text:bullet-char="●">
        <style:list-level-properties text:space-before="0.94488in" text:min-label-width="0.375in"/>
        <style:text-properties fo:font-family="StarSymbol" fo:font-size="45%"/>
      </text:list-level-style-bullet>
      <text:list-level-style-bullet text:level="4" text:bullet-char="●">
        <style:list-level-properties text:space-before="1.41732in" text:min-label-width="0.375in"/>
        <style:text-properties fo:font-family="StarSymbol" fo:font-size="45%"/>
      </text:list-level-style-bullet>
      <text:list-level-style-bullet text:level="5" text:bullet-char="●">
        <style:list-level-properties text:space-before="1.88976in" text:min-label-width="0.375in"/>
        <style:text-properties fo:font-family="StarSymbol" fo:font-size="45%"/>
      </text:list-level-style-bullet>
      <text:list-level-style-bullet text:level="6" text:bullet-char="●">
        <style:list-level-properties text:space-before="2.02756in" text:min-label-width="0.375in"/>
        <style:text-properties fo:font-family="StarSymbol" fo:font-size="45%"/>
      </text:list-level-style-bullet>
      <text:list-level-style-bullet text:level="7" text:bullet-char="●">
        <style:list-level-properties text:space-before="2.52756in" text:min-label-width="0.375in"/>
        <style:text-properties fo:font-family="StarSymbol" fo:font-size="45%"/>
      </text:list-level-style-bullet>
      <text:list-level-style-bullet text:level="8" text:bullet-char="●">
        <style:list-level-properties text:space-before="3.02756in" text:min-label-width="0.375in"/>
        <style:text-properties fo:font-family="StarSymbol" fo:font-size="45%"/>
      </text:list-level-style-bullet>
      <text:list-level-style-bullet text:level="9" text:bullet-char="●">
        <style:list-level-properties text:space-before="3.52756in" text:min-label-width="0.375in"/>
        <style:text-properties fo:font-family="StarSymbol" fo:font-size="45%"/>
      </text:list-level-style-bullet>
    </text:list-style>
    <text:list-style style:name="a1963">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805">
      <text:list-level-style-bullet text:level="1" text:bullet-char="●">
        <style:list-level-properties text:space-before="0in" text:min-label-width="0.375in"/>
        <style:text-properties fo:font-family="StarSymbol" fo:font-size="45%"/>
      </text:list-level-style-bullet>
      <text:list-level-style-bullet text:level="2" text:bullet-char="●">
        <style:list-level-properties text:space-before="0.47244in" text:min-label-width="0.375in"/>
        <style:text-properties fo:font-family="StarSymbol" fo:font-size="45%"/>
      </text:list-level-style-bullet>
      <text:list-level-style-bullet text:level="3" text:bullet-char="●">
        <style:list-level-properties text:space-before="0.94488in" text:min-label-width="0.375in"/>
        <style:text-properties fo:font-family="StarSymbol" fo:font-size="45%"/>
      </text:list-level-style-bullet>
      <text:list-level-style-bullet text:level="4" text:bullet-char="●">
        <style:list-level-properties text:space-before="1.41732in" text:min-label-width="0.375in"/>
        <style:text-properties fo:font-family="StarSymbol" fo:font-size="45%"/>
      </text:list-level-style-bullet>
      <text:list-level-style-bullet text:level="5" text:bullet-char="●">
        <style:list-level-properties text:space-before="1.88976in" text:min-label-width="0.375in"/>
        <style:text-properties fo:font-family="StarSymbol" fo:font-size="45%"/>
      </text:list-level-style-bullet>
      <text:list-level-style-bullet text:level="6" text:bullet-char="●">
        <style:list-level-properties text:space-before="2.02756in" text:min-label-width="0.375in"/>
        <style:text-properties fo:font-family="StarSymbol" fo:font-size="45%"/>
      </text:list-level-style-bullet>
      <text:list-level-style-bullet text:level="7" text:bullet-char="●">
        <style:list-level-properties text:space-before="2.52756in" text:min-label-width="0.375in"/>
        <style:text-properties fo:font-family="StarSymbol" fo:font-size="45%"/>
      </text:list-level-style-bullet>
      <text:list-level-style-bullet text:level="8" text:bullet-char="●">
        <style:list-level-properties text:space-before="3.02756in" text:min-label-width="0.375in"/>
        <style:text-properties fo:font-family="StarSymbol" fo:font-size="45%"/>
      </text:list-level-style-bullet>
      <text:list-level-style-bullet text:level="9" text:bullet-char="●">
        <style:list-level-properties text:space-before="3.52756in" text:min-label-width="0.375in"/>
        <style:text-properties fo:font-family="StarSymbol" fo:font-size="45%"/>
      </text:list-level-style-bullet>
    </text:list-style>
    <text:list-style style:name="a1628">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1966">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798">
      <text:list-level-style-bullet text:level="1" text:bullet-char="●">
        <style:list-level-properties text:space-before="0in" text:min-label-width="0.375in"/>
        <style:text-properties fo:font-family="StarSymbol" fo:font-size="45%"/>
      </text:list-level-style-bullet>
      <text:list-level-style-bullet text:level="2" text:bullet-char="●">
        <style:list-level-properties text:space-before="0.47244in" text:min-label-width="0.375in"/>
        <style:text-properties fo:font-family="StarSymbol" fo:font-size="45%"/>
      </text:list-level-style-bullet>
      <text:list-level-style-bullet text:level="3" text:bullet-char="●">
        <style:list-level-properties text:space-before="0.94488in" text:min-label-width="0.375in"/>
        <style:text-properties fo:font-family="StarSymbol" fo:font-size="45%"/>
      </text:list-level-style-bullet>
      <text:list-level-style-bullet text:level="4" text:bullet-char="●">
        <style:list-level-properties text:space-before="1.41732in" text:min-label-width="0.375in"/>
        <style:text-properties fo:font-family="StarSymbol" fo:font-size="45%"/>
      </text:list-level-style-bullet>
      <text:list-level-style-bullet text:level="5" text:bullet-char="●">
        <style:list-level-properties text:space-before="1.88976in" text:min-label-width="0.375in"/>
        <style:text-properties fo:font-family="StarSymbol" fo:font-size="45%"/>
      </text:list-level-style-bullet>
      <text:list-level-style-bullet text:level="6" text:bullet-char="●">
        <style:list-level-properties text:space-before="2.02756in" text:min-label-width="0.375in"/>
        <style:text-properties fo:font-family="StarSymbol" fo:font-size="45%"/>
      </text:list-level-style-bullet>
      <text:list-level-style-bullet text:level="7" text:bullet-char="●">
        <style:list-level-properties text:space-before="2.52756in" text:min-label-width="0.375in"/>
        <style:text-properties fo:font-family="StarSymbol" fo:font-size="45%"/>
      </text:list-level-style-bullet>
      <text:list-level-style-bullet text:level="8" text:bullet-char="●">
        <style:list-level-properties text:space-before="3.02756in" text:min-label-width="0.375in"/>
        <style:text-properties fo:font-family="StarSymbol" fo:font-size="45%"/>
      </text:list-level-style-bullet>
      <text:list-level-style-bullet text:level="9" text:bullet-char="●">
        <style:list-level-properties text:space-before="3.52756in" text:min-label-width="0.375in"/>
        <style:text-properties fo:font-family="StarSymbol" fo:font-size="45%"/>
      </text:list-level-style-bullet>
    </text:list-style>
    <text:list-style style:name="a18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7">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1251">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1810">
      <text:list-level-style-bullet text:level="1" text:bullet-char="●">
        <style:list-level-properties text:space-before="0in" text:min-label-width="0.23622in"/>
        <style:text-properties fo:font-family="StarSymbol" fo:font-size="45%"/>
      </text:list-level-style-bullet>
      <text:list-level-style-bullet text:level="2" text:bullet-char="●">
        <style:list-level-properties text:space-before="0.26378in" text:min-label-width="0.23622in"/>
        <style:text-properties fo:font-family="StarSymbol" fo:font-size="45%"/>
      </text:list-level-style-bullet>
      <text:list-level-style-bullet text:level="3" text:bullet-char="●">
        <style:list-level-properties text:space-before="0.76378in" text:min-label-width="0.23622in"/>
        <style:text-properties fo:font-family="StarSymbol" fo:font-size="45%"/>
      </text:list-level-style-bullet>
      <text:list-level-style-bullet text:level="4" text:bullet-char="●">
        <style:list-level-properties text:space-before="1.26378in" text:min-label-width="0.23622in"/>
        <style:text-properties fo:font-family="StarSymbol" fo:font-size="45%"/>
      </text:list-level-style-bullet>
      <text:list-level-style-bullet text:level="5" text:bullet-char="●">
        <style:list-level-properties text:space-before="1.7637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1254">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02756in"/>
      </text:list-level-style-number>
      <text:list-level-style-number text:level="7" style:num-format="">
        <style:list-level-properties text:space-before="2.52756in"/>
      </text:list-level-style-number>
      <text:list-level-style-number text:level="8" style:num-format="">
        <style:list-level-properties text:space-before="3.02756in"/>
      </text:list-level-style-number>
      <text:list-level-style-number text:level="9" style:num-format="">
        <style:list-level-properties text:space-before="3.52756in"/>
      </text:list-level-style-number>
    </text:list-style>
    <text:list-style style:name="a2020">
      <text:list-level-style-number text:level="1" style:num-format="1" style:num-suffix=".">
        <style:list-level-properties text:space-before="0in" text:min-label-width="0.5625in"/>
        <style:text-properties fo:font-family="Calibri" fo:font-size="75%"/>
      </text:list-level-style-number>
      <text:list-level-style-number text:level="2" style:num-format="1" style:num-suffix=".">
        <style:list-level-properties text:space-before="0.47244in" text:min-label-width="0.5625in"/>
        <style:text-properties fo:font-family="Calibri" fo:font-size="75%"/>
      </text:list-level-style-number>
      <text:list-level-style-number text:level="3" style:num-format="1" style:num-suffix=".">
        <style:list-level-properties text:space-before="0.94488in" text:min-label-width="0.5625in"/>
        <style:text-properties fo:font-family="Calibri" fo:font-size="75%"/>
      </text:list-level-style-number>
      <text:list-level-style-number text:level="4" style:num-format="1" style:num-suffix=".">
        <style:list-level-properties text:space-before="1.41732in" text:min-label-width="0.5625in"/>
        <style:text-properties fo:font-family="Calibri" fo:font-size="75%"/>
      </text:list-level-style-number>
      <text:list-level-style-number text:level="5" style:num-format="1" style:num-suffix=".">
        <style:list-level-properties text:space-before="1.88976in" text:min-label-width="0.5625in"/>
        <style:text-properties fo:font-family="Calibri" fo:font-size="75%"/>
      </text:list-level-style-number>
      <text:list-level-style-number text:level="6" style:num-format="1" style:num-suffix=".">
        <style:list-level-properties text:space-before="2.02756in" text:min-label-width="0.5625in"/>
        <style:text-properties fo:font-family="Calibri" fo:font-size="75%"/>
      </text:list-level-style-number>
      <text:list-level-style-number text:level="7" style:num-format="1" style:num-suffix=".">
        <style:list-level-properties text:space-before="2.52756in" text:min-label-width="0.5625in"/>
        <style:text-properties fo:font-family="Calibri" fo:font-size="75%"/>
      </text:list-level-style-number>
      <text:list-level-style-number text:level="8" style:num-format="1" style:num-suffix=".">
        <style:list-level-properties text:space-before="3.02756in" text:min-label-width="0.5625in"/>
        <style:text-properties fo:font-family="Calibri" fo:font-size="75%"/>
      </text:list-level-style-number>
      <text:list-level-style-number text:level="9" style:num-format="1" style:num-suffix=".">
        <style:list-level-properties text:space-before="3.52756in" text:min-label-width="0.5625in"/>
        <style:text-properties fo:font-family="Calibri" fo:font-size="75%"/>
      </text:list-level-style-number>
    </text:list-style>
    <text:list-style style:name="a1384">
      <text:list-level-style-bullet text:level="1" text:bullet-char="●">
        <style:list-level-properties text:space-before="0in" text:min-label-width="0.23622in"/>
        <style:text-properties fo:font-family="StarSymbol" fo:font-size="45%"/>
      </text:list-level-style-bullet>
      <text:list-level-style-bullet text:level="2" text:bullet-char="●">
        <style:list-level-properties text:space-before="0.26378in" text:min-label-width="0.23622in"/>
        <style:text-properties fo:font-family="StarSymbol" fo:font-size="45%"/>
      </text:list-level-style-bullet>
      <text:list-level-style-bullet text:level="3" text:bullet-char="●">
        <style:list-level-properties text:space-before="0.76378in" text:min-label-width="0.23622in"/>
        <style:text-properties fo:font-family="StarSymbol" fo:font-size="45%"/>
      </text:list-level-style-bullet>
      <text:list-level-style-bullet text:level="4" text:bullet-char="●">
        <style:list-level-properties text:space-before="1.26378in" text:min-label-width="0.23622in"/>
        <style:text-properties fo:font-family="StarSymbol" fo:font-size="45%"/>
      </text:list-level-style-bullet>
      <text:list-level-style-bullet text:level="5" text:bullet-char="●">
        <style:list-level-properties text:space-before="1.7637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2023">
      <text:list-level-style-number text:level="1" style:num-format="1" style:num-suffix=".">
        <style:list-level-properties text:space-before="0in" text:min-label-width="0.5625in"/>
        <style:text-properties fo:font-family="Calibri" fo:font-size="75%"/>
      </text:list-level-style-number>
      <text:list-level-style-number text:level="2" style:num-format="1" style:num-suffix=".">
        <style:list-level-properties text:space-before="0.47244in" text:min-label-width="0.5625in"/>
        <style:text-properties fo:font-family="Calibri" fo:font-size="75%"/>
      </text:list-level-style-number>
      <text:list-level-style-number text:level="3" style:num-format="1" style:num-suffix=".">
        <style:list-level-properties text:space-before="0.94488in" text:min-label-width="0.5625in"/>
        <style:text-properties fo:font-family="Calibri" fo:font-size="75%"/>
      </text:list-level-style-number>
      <text:list-level-style-number text:level="4" style:num-format="1" style:num-suffix=".">
        <style:list-level-properties text:space-before="1.41732in" text:min-label-width="0.5625in"/>
        <style:text-properties fo:font-family="Calibri" fo:font-size="75%"/>
      </text:list-level-style-number>
      <text:list-level-style-number text:level="5" style:num-format="1" style:num-suffix=".">
        <style:list-level-properties text:space-before="1.88976in" text:min-label-width="0.5625in"/>
        <style:text-properties fo:font-family="Calibri" fo:font-size="75%"/>
      </text:list-level-style-number>
      <text:list-level-style-number text:level="6" style:num-format="1" style:num-suffix=".">
        <style:list-level-properties text:space-before="2.02756in" text:min-label-width="0.5625in"/>
        <style:text-properties fo:font-family="Calibri" fo:font-size="75%"/>
      </text:list-level-style-number>
      <text:list-level-style-number text:level="7" style:num-format="1" style:num-suffix=".">
        <style:list-level-properties text:space-before="2.52756in" text:min-label-width="0.5625in"/>
        <style:text-properties fo:font-family="Calibri" fo:font-size="75%"/>
      </text:list-level-style-number>
      <text:list-level-style-number text:level="8" style:num-format="1" style:num-suffix=".">
        <style:list-level-properties text:space-before="3.02756in" text:min-label-width="0.5625in"/>
        <style:text-properties fo:font-family="Calibri" fo:font-size="75%"/>
      </text:list-level-style-number>
      <text:list-level-style-number text:level="9" style:num-format="1" style:num-suffix=".">
        <style:list-level-properties text:space-before="3.52756in" text:min-label-width="0.5625in"/>
        <style:text-properties fo:font-family="Calibri" fo:font-size="75%"/>
      </text:list-level-style-number>
    </text:list-style>
  </office:automatic-styles>
  <office:body>
    <office:presentation>
      <draw:page draw:name="Slide1" draw:style-name="a563" draw:master-page-name="Master1-Layout7-blank-Blank" presentation:presentation-page-layout-name="Master1-PPL7">
        <draw:frame draw:id="id73" draw:style-name="a570" draw:name="TextBox 1" svg:x="2.88071in" svg:y="3.22087in" svg:width="4.65276in" svg:height="1.84102in">
          <draw:text-box>
            <text:p text:style-name="a565" text:class-names="" text:cond-style-name=""><text:span text:style-name="a564" text:class-names="">6.092: Intro to Java</text:span></text:p>
            <text:p text:style-name="a567" text:class-names="" text:cond-style-name=""><text:span text:style-name="a566" text:class-names=""/></text:p>
            <text:p text:style-name="a569" text:class-names="" text:cond-style-name=""><text:span text:style-name="a568" text:class-names="">3: Loops, Arrays</text:span></text:p>
          </draw:text-box>
          <svg:desc/>
        </draw:frame>
        <presentation:notes draw:style-name="a573">
          <draw:page-thumbnail draw:page-number="1" svg:x="1.5in" svg:y="0.83507in" svg:width="5.5in" svg:height="4.125in" presentation:class="page" draw:id="id74" presentation:style-name="a571" draw:name="Slide Image Placeholder 1">
            <svg:desc/>
          </draw:page-thumbnail>
          <draw:frame draw:id="id75" presentation:style-name="a572" draw:name="Notes Placeholder 2" svg:x="0.85in" svg:y="5.2248in" svg:width="6.79961in" svg:height="4.95in" presentation:class="notes" presentation:placeholder="true">
            <draw:text-box/>
            <svg:desc/>
          </draw:frame>
        </presentation:notes>
      </draw:page>
      <draw:page draw:name="Slide2" draw:style-name="a574" draw:master-page-name="Master1-Layout7-blank-Blank" presentation:presentation-page-layout-name="Master1-PPL7">
        <draw:frame draw:id="id76" presentation:style-name="a577" draw:name="Title 1" svg:x="0.55118in" svg:y="0.37874in" svg:width="9.92087in" svg:height="1.28189in" presentation:class="title" presentation:placeholder="false">
          <draw:text-box>
            <text:p text:style-name="a576" text:class-names="" text:cond-style-name=""><text:span text:style-name="a575" text:class-names="">Assignment 2</text:span></text:p>
          </draw:text-box>
          <svg:desc/>
        </draw:frame>
        <draw:frame draw:id="id77" presentation:style-name="a592" draw:name="Subtitle 2" svg:x="0.55118in" svg:y="1.98386in" svg:width="9.92087in" svg:height="5.35787in" presentation:class="subtitle" presentation:placeholder="false">
          <draw:text-box>
            <text:p text:style-name="a579" text:class-names="" text:cond-style-name=""><text:span text:style-name="a578" text:class-names="">Foo Corporation needs a program to calculate</text:span></text:p>
            <text:p text:style-name="a581" text:class-names="" text:cond-style-name=""><text:span text:style-name="a580" text:class-names="">how much to pay their employees.</text:span></text:p>
            <text:p text:style-name="a583" text:class-names="" text:cond-style-name=""><text:span text:style-name="a582" text:class-names=""/></text:p>
            <text:p text:style-name="a585" text:class-names="" text:cond-style-name=""><text:span text:style-name="a584" text:class-names="">1. Pay = hours worked x base pay</text:span></text:p>
            <text:p text:style-name="a587" text:class-names="" text:cond-style-name=""><text:span text:style-name="a586" text:class-names="">2. Hours over 40 get paid 1.5 the base pay</text:span></text:p>
            <text:p text:style-name="a589" text:class-names="" text:cond-style-name=""><text:span text:style-name="a588" text:class-names="">3. The base pay must be no less than $8.00</text:span></text:p>
            <text:p text:style-name="a591" text:class-names="" text:cond-style-name=""><text:span text:style-name="a590" text:class-names="">4. The number of hours must be no more than 60</text:span></text:p>
          </draw:text-box>
          <svg:desc/>
        </draw:frame>
        <presentation:notes draw:style-name="a595">
          <draw:page-thumbnail draw:page-number="2" svg:x="1.5in" svg:y="0.83507in" svg:width="5.5in" svg:height="4.125in" presentation:class="page" draw:id="id78" presentation:style-name="a593" draw:name="Slide Image Placeholder 1">
            <svg:desc/>
          </draw:page-thumbnail>
          <draw:frame draw:id="id79" presentation:style-name="a594" draw:name="Notes Placeholder 2" svg:x="0.85in" svg:y="5.2248in" svg:width="6.79961in" svg:height="4.85118in" presentation:class="notes" presentation:placeholder="true">
            <draw:text-box/>
            <svg:desc/>
          </draw:frame>
        </presentation:notes>
      </draw:page>
      <draw:page draw:name="Slide3" draw:style-name="a596" draw:master-page-name="Master1-Layout7-blank-Blank" presentation:presentation-page-layout-name="Master1-PPL7">
        <draw:frame draw:id="id80" presentation:style-name="a626" draw:name="Subtitle 1" svg:x="0.55118in" svg:y="1.80512in" svg:width="9.92087in" svg:height="5.71575in" presentation:class="subtitle" presentation:placeholder="false">
          <draw:text-box>
            <text:p text:style-name="a598" text:class-names="" text:cond-style-name=""><text:span text:style-name="a597" text:class-names=""/></text:p>
            <text:p text:style-name="a600" text:class-names="" text:cond-style-name=""><text:span text:style-name="a599" text:class-names=""/></text:p>
            <text:p text:style-name="a606" text:class-names="" text:cond-style-name=""><text:span text:style-name="a601" text:class-names="">The signature of the<text:s text:c="1"/></text:span><text:span text:style-name="a602" text:class-names="">main</text:span><text:span text:style-name="a603" text:class-names=""> method<text:s text:c="1"/></text:span><text:span text:style-name="a604" text:class-names="">cannot</text:span><text:span text:style-name="a605" text:class-names=""> be modified.</text:span></text:p>
            <text:p text:style-name="a608" text:class-names="" text:cond-style-name=""><text:span text:style-name="a607" text:class-names=""/></text:p>
            <text:p text:style-name="a610" text:class-names="" text:cond-style-name=""><text:span text:style-name="a609" text:class-names=""/></text:p>
            <text:p text:style-name="a615" text:class-names="" text:cond-style-name=""><text:span text:style-name="a611" text:class-names="">public static void<text:s text:c="1"/></text:span><text:span text:style-name="a612" text:class-names="">main(</text:span><text:span text:style-name="a613" text:class-names="">String</text:span><text:span text:style-name="a614" text:class-names="">[] arguments) {</text:span></text:p>
            <text:p text:style-name="a617" text:class-names="" text:cond-style-name=""><text:span text:style-name="a616" text:class-names=""><text:s text:c="19"/>...</text:span></text:p>
            <text:p text:style-name="a619" text:class-names="" text:cond-style-name=""><text:span text:style-name="a618" text:class-names="">}</text:span></text:p>
            <text:p text:style-name="a621" text:class-names="" text:cond-style-name=""><text:span text:style-name="a620" text:class-names=""/></text:p>
            <text:p text:style-name="a623" text:class-names="" text:cond-style-name=""><text:span text:style-name="a622" text:class-names=""/></text:p>
            <text:p text:style-name="a625" text:class-names="" text:cond-style-name=""><text:span text:style-name="a624" text:class-names=""/></text:p>
          </draw:text-box>
          <svg:desc/>
        </draw:frame>
        <draw:frame draw:id="id81" presentation:style-name="a629" draw:name="Title 2" svg:x="0.55118in" svg:y="0.37874in" svg:width="9.92087in" svg:height="1.28189in" presentation:class="title" presentation:placeholder="false">
          <draw:text-box>
            <text:p text:style-name="a628" text:class-names="" text:cond-style-name=""><text:span text:style-name="a627" text:class-names="">Frequent Issues (I)</text:span></text:p>
          </draw:text-box>
          <svg:desc/>
        </draw:frame>
        <presentation:notes draw:style-name="a632">
          <draw:page-thumbnail draw:page-number="3" svg:x="1.5in" svg:y="0.83507in" svg:width="5.5in" svg:height="4.125in" presentation:class="page" draw:id="id82" presentation:style-name="a630" draw:name="Slide Image Placeholder 1">
            <svg:desc/>
          </draw:page-thumbnail>
          <draw:frame draw:id="id83" presentation:style-name="a631" draw:name="Notes Placeholder 2" svg:x="0.85in" svg:y="5.2248in" svg:width="6.79961in" svg:height="4.85118in" presentation:class="notes" presentation:placeholder="true">
            <draw:text-box/>
            <svg:desc/>
          </draw:frame>
        </presentation:notes>
      </draw:page>
      <draw:page draw:name="Slide4" draw:style-name="a633" draw:master-page-name="Master1-Layout7-blank-Blank" presentation:presentation-page-layout-name="Master1-PPL7">
        <draw:frame draw:id="id84" presentation:style-name="a664" draw:name="Subtitle 1" svg:x="0.55118in" svg:y="1.14497in" svg:width="10.47313in" svg:height="7.32205in" presentation:class="subtitle" presentation:placeholder="false">
          <draw:text-box>
            <text:p text:style-name="a637" text:class-names="" text:cond-style-name=""><text:span text:style-name="a634" text:class-names="">Return values: if you declare that the method is not<text:s text:c="1"/></text:span><text:span text:style-name="a635" text:class-names="">void</text:span><text:span text:style-name="a636" text:class-names="">, then it has to return something!</text:span></text:p>
            <text:p text:style-name="a641" text:class-names="" text:cond-style-name=""><text:span text:style-name="a638" text:class-names="">public static</text:span><text:span text:style-name="a639" text:class-names=""> int</text:span><text:span text:style-name="a640" text:class-names=""> pay(double basePay, int hours) {</text:span></text:p>
            <text:p text:style-name="a645" text:class-names="" text:cond-style-name=""><text:span text:style-name="a642" text:class-names=""><text:s text:c="4"/>if (basePay &lt; 8.0) <text:s text:c="2"/></text:span><text:span text:style-name="a643" text:class-names="">return<text:s text:c="1"/></text:span><text:span text:style-name="a644" text:class-names="">-1;</text:span></text:p>
            <text:p text:style-name="a649" text:class-names="" text:cond-style-name=""><text:span text:style-name="a646" text:class-names=""><text:s text:c="4"/>else if (hours &gt; 60)<text:s text:c="1"/></text:span><text:span text:style-name="a647" text:class-names="">return<text:s text:c="1"/></text:span><text:span text:style-name="a648" text:class-names="">-1;</text:span></text:p>
            <text:p text:style-name="a651" text:class-names="" text:cond-style-name=""><text:span text:style-name="a650" text:class-names=""><text:s text:c="4"/>else {</text:span></text:p>
            <text:p text:style-name="a653" text:class-names="" text:cond-style-name=""><text:span text:style-name="a652" text:class-names=""><text:s text:c="8"/>int salary = 0;</text:span></text:p>
            <text:p text:style-name="a655" text:class-names="" text:cond-style-name=""><text:span text:style-name="a654" text:class-names=""><text:s text:c="8"/>...<text:tab/></text:span></text:p>
            <text:p text:style-name="a659" text:class-names="" text:cond-style-name=""><text:span text:style-name="a656" text:class-names=""><text:s text:c="8"/></text:span><text:span text:style-name="a657" text:class-names="">return<text:s text:c="1"/></text:span><text:span text:style-name="a658" text:class-names="">salary</text:span></text:p>
            <text:p text:style-name="a661" text:class-names="" text:cond-style-name=""><text:span text:style-name="a660" text:class-names=""><text:s text:c="4"/>}</text:span></text:p>
            <text:p text:style-name="a663" text:class-names="" text:cond-style-name=""><text:span text:style-name="a662" text:class-names="">}</text:span></text:p>
          </draw:text-box>
          <svg:desc/>
        </draw:frame>
        <draw:frame draw:id="id85" presentation:style-name="a667" draw:name="Title 2" svg:x="0.55118in" svg:y="0.37874in" svg:width="9.92087in" svg:height="1.28189in" presentation:class="title" presentation:placeholder="false">
          <draw:text-box>
            <text:p text:style-name="a666" text:class-names="" text:cond-style-name=""><text:span text:style-name="a665" text:class-names="">Frequent Issues (II)</text:span></text:p>
          </draw:text-box>
          <svg:desc/>
        </draw:frame>
        <presentation:notes draw:style-name="a670">
          <draw:page-thumbnail draw:page-number="4" svg:x="1.5in" svg:y="0.83507in" svg:width="5.5in" svg:height="4.125in" presentation:class="page" draw:id="id86" presentation:style-name="a668" draw:name="Slide Image Placeholder 1">
            <svg:desc/>
          </draw:page-thumbnail>
          <draw:frame draw:id="id87" presentation:style-name="a669" draw:name="Notes Placeholder 2" svg:x="0.85in" svg:y="5.2248in" svg:width="6.79961in" svg:height="4.85118in" presentation:class="notes" presentation:placeholder="true">
            <draw:text-box/>
            <svg:desc/>
          </draw:frame>
        </presentation:notes>
      </draw:page>
      <draw:page draw:name="Slide5" draw:style-name="a671" draw:master-page-name="Master1-Layout7-blank-Blank" presentation:presentation-page-layout-name="Master1-PPL7">
        <draw:frame draw:id="id88" presentation:style-name="a705" draw:name="Subtitle 1" svg:x="0.55118in" svg:y="1.38368in" svg:width="9.92087in" svg:height="5.59646in" presentation:class="subtitle" presentation:placeholder="false">
          <draw:text-box>
            <text:p text:style-name="a673" text:class-names="" text:cond-style-name=""><text:span text:style-name="a672" text:class-names=""/></text:p>
            <text:p text:style-name="a675" text:class-names="" text:cond-style-name=""><text:span text:style-name="a674" text:class-names=""/></text:p>
            <text:p text:style-name="a677" text:class-names="" text:cond-style-name=""><text:span text:style-name="a676" text:class-names="">Don't create duplicate variables with the same name</text:span></text:p>
            <text:p text:style-name="a681" text:class-names="" text:cond-style-name=""><text:span text:style-name="a678" text:class-names="">public static</text:span><text:span text:style-name="a679" text:class-names=""><text:s text:c="1"/></text:span><text:span text:style-name="a680" text:class-names="">int pay(double basePay, int hours) {</text:span></text:p>
            <text:p text:style-name="a686" text:class-names="" text:cond-style-name=""><text:span text:style-name="a682" text:class-names=""><text:s text:c="2"/>int<text:s text:c="1"/></text:span><text:span text:style-name="a683" text:class-names="">salary</text:span><text:span text:style-name="a684" text:class-names=""> = 0; <text:s text:c="3"/></text:span><text:span text:style-name="a685" text:class-names="">// OK</text:span></text:p>
            <text:p text:style-name="a688" text:class-names="" text:cond-style-name=""><text:span text:style-name="a687" text:class-names=""><text:s text:c="2"/>…</text:span></text:p>
            <text:p text:style-name="a693" text:class-names="" text:cond-style-name=""><text:span text:style-name="a689" text:class-names=""><text:s text:c="2"/>int<text:s text:c="1"/></text:span><text:span text:style-name="a690" text:class-names="">salary</text:span><text:span text:style-name="a691" text:class-names=""> = 0; <text:s text:c="3"/></text:span><text:span text:style-name="a692" text:class-names="">// salary already defined!!</text:span></text:p>
            <text:p text:style-name="a695" text:class-names="" text:cond-style-name=""><text:span text:style-name="a694" text:class-names=""><text:s text:c="2"/>…</text:span></text:p>
            <text:p text:style-name="a700" text:class-names="" text:cond-style-name=""><text:span text:style-name="a696" text:class-names=""><text:s text:c="2"/>double<text:s text:c="1"/></text:span><text:span text:style-name="a697" text:class-names="">salary</text:span><text:span text:style-name="a698" text:class-names=""> = 0;<text:s text:c="1"/></text:span><text:span text:style-name="a699" text:class-names="">//salary already defined!!</text:span></text:p>
            <text:p text:style-name="a702" text:class-names="" text:cond-style-name=""><text:span text:style-name="a701" text:class-names=""><text:s text:c="2"/>…</text:span></text:p>
            <text:p text:style-name="a704" text:class-names="" text:cond-style-name=""><text:span text:style-name="a703" text:class-names="">}</text:span></text:p>
          </draw:text-box>
          <svg:desc/>
        </draw:frame>
        <draw:frame draw:id="id89" presentation:style-name="a708" draw:name="Title 2" svg:x="0.55118in" svg:y="0.37874in" svg:width="9.92087in" svg:height="1.28189in" presentation:class="title" presentation:placeholder="false">
          <draw:text-box>
            <text:p text:style-name="a707" text:class-names="" text:cond-style-name=""><text:span text:style-name="a706" text:class-names="">Frequent Issues (III)</text:span></text:p>
          </draw:text-box>
          <svg:desc/>
        </draw:frame>
        <presentation:notes draw:style-name="a711">
          <draw:page-thumbnail draw:page-number="5" svg:x="1.5in" svg:y="0.83507in" svg:width="5.5in" svg:height="4.125in" presentation:class="page" draw:id="id90" presentation:style-name="a709" draw:name="Slide Image Placeholder 1">
            <svg:desc/>
          </draw:page-thumbnail>
          <draw:frame draw:id="id91" presentation:style-name="a710" draw:name="Notes Placeholder 2" svg:x="0.85in" svg:y="5.2248in" svg:width="6.79961in" svg:height="4.85118in" presentation:class="notes" presentation:placeholder="true">
            <draw:text-box/>
            <svg:desc/>
          </draw:frame>
        </presentation:notes>
      </draw:page>
      <draw:page draw:name="Slide6" draw:style-name="a712" draw:master-page-name="Master1-Layout7-blank-Blank" presentation:presentation-page-layout-name="Master1-PPL7">
        <draw:frame draw:id="id92" draw:style-name="a785" draw:name="TextBox 1" svg:x="0.05236in" svg:y="0.51496in" svg:width="10.84764in" svg:height="8.03583in">
          <draw:text-box>
            <text:p text:style-name="a715" text:class-names="" text:cond-style-name=""><text:span text:style-name="a713" text:class-names="">class</text:span><text:span text:style-name="a714" text:class-names=""> WeeklyPay {</text:span></text:p>
            <text:p text:style-name="a717" text:class-names="" text:cond-style-name=""><text:span text:style-name="a716" text:class-names=""/></text:p>
            <text:p text:style-name="a724" text:class-names="" text:cond-style-name=""><text:span text:style-name="a718" text:class-names="">public static void</text:span><text:span text:style-name="a719" text:class-names=""> pay(</text:span><text:span text:style-name="a720" text:class-names="">double</text:span><text:span text:style-name="a721" text:class-names=""> basePay,<text:s text:c="1"/></text:span><text:span text:style-name="a722" text:class-names="">int</text:span><text:span text:style-name="a723" text:class-names=""> hours) {</text:span></text:p>
            <text:p text:style-name="a726" text:class-names="" text:cond-style-name=""><text:span text:style-name="a725" text:class-names=""/></text:p>
            <text:p text:style-name="a728" text:class-names="" text:cond-style-name=""><text:span text:style-name="a727" text:class-names=""><text:s text:c="4"/>if (basePay &lt; 8.0) {</text:span></text:p>
            <text:p text:style-name="a732" text:class-names="" text:cond-style-name=""><text:span text:style-name="a729" text:class-names=""><text:s text:c="8"/>System.out.println(</text:span><text:span text:style-name="a730" text:class-names="">"You must be paid at least $8.00/hour"</text:span><text:span text:style-name="a731" text:class-names="">);</text:span></text:p>
            <text:p text:style-name="a734" text:class-names="" text:cond-style-name=""><text:span text:style-name="a733" text:class-names=""><text:s text:c="4"/>} else if (hours &gt; 60) {</text:span></text:p>
            <text:p text:style-name="a738" text:class-names="" text:cond-style-name=""><text:span text:style-name="a735" text:class-names=""><text:s text:c="8"/>System.out.println(</text:span><text:span text:style-name="a736" text:class-names="">"You can't work more than 60 hours a week"</text:span><text:span text:style-name="a737" text:class-names="">);</text:span></text:p>
            <text:p text:style-name="a740" text:class-names="" text:cond-style-name=""><text:span text:style-name="a739" text:class-names=""><text:s text:c="4"/>} else {</text:span></text:p>
            <text:p text:style-name="a743" text:class-names="" text:cond-style-name=""><text:span text:style-name="a741" text:class-names=""><text:s text:c="8"/>int</text:span><text:span text:style-name="a742" text:class-names=""> overtimeHours = 0;</text:span></text:p>
            <text:p text:style-name="a745" text:class-names="" text:cond-style-name=""><text:span text:style-name="a744" text:class-names=""><text:s text:c="8"/>if (hours &gt; 40) {</text:span></text:p>
            <text:p text:style-name="a747" text:class-names="" text:cond-style-name=""><text:span text:style-name="a746" text:class-names=""><text:s text:c="12"/>overtimeHours = hours - 40;</text:span></text:p>
            <text:p text:style-name="a749" text:class-names="" text:cond-style-name=""><text:span text:style-name="a748" text:class-names=""><text:s text:c="12"/>hours = 40;</text:span></text:p>
            <text:p text:style-name="a751" text:class-names="" text:cond-style-name=""><text:span text:style-name="a750" text:class-names=""><text:s text:c="8"/>} <text:s text:c="3"/></text:span></text:p>
            <text:p text:style-name="a755" text:class-names="" text:cond-style-name=""><text:span text:style-name="a752" text:class-names=""><text:s text:c="8"/></text:span><text:span text:style-name="a753" text:class-names="">double</text:span><text:span text:style-name="a754" text:class-names=""> pay = basePay * hours;</text:span></text:p>
            <text:p text:style-name="a757" text:class-names="" text:cond-style-name=""><text:span text:style-name="a756" text:class-names=""><text:s text:c="8"/>pay += overtimeHours * basePay * 1.5;</text:span></text:p>
            <text:p text:style-name="a761" text:class-names="" text:cond-style-name=""><text:span text:style-name="a758" text:class-names=""><text:s text:c="8"/>System.out.println(</text:span><text:span text:style-name="a759" text:class-names="">"Pay this employee $"</text:span><text:span text:style-name="a760" text:class-names=""> + pay);</text:span></text:p>
            <text:p text:style-name="a763" text:class-names="" text:cond-style-name=""><text:span text:style-name="a762" text:class-names=""><text:s text:c="4"/>}</text:span></text:p>
            <text:p text:style-name="a765" text:class-names="" text:cond-style-name=""><text:span text:style-name="a764" text:class-names="">}</text:span></text:p>
            <text:p text:style-name="a767" text:class-names="" text:cond-style-name=""><text:span text:style-name="a766" text:class-names=""/></text:p>
            <text:p text:style-name="a772" text:class-names="" text:cond-style-name=""><text:span text:style-name="a768" text:class-names="">public static void<text:s text:c="1"/></text:span><text:span text:style-name="a769" text:class-names="">main(</text:span><text:span text:style-name="a770" text:class-names="">String</text:span><text:span text:style-name="a771" text:class-names="">[] arguments) {</text:span></text:p>
            <text:p text:style-name="a774" text:class-names="" text:cond-style-name=""><text:span text:style-name="a773" text:class-names=""><text:s text:c="4"/>pay(7.5, 35);</text:span></text:p>
            <text:p text:style-name="a776" text:class-names="" text:cond-style-name=""><text:span text:style-name="a775" text:class-names=""><text:s text:c="4"/>pay(8.2, 47);</text:span></text:p>
            <text:p text:style-name="a778" text:class-names="" text:cond-style-name=""><text:span text:style-name="a777" text:class-names=""><text:s text:c="4"/>pay(10.0, 73);</text:span></text:p>
            <text:p text:style-name="a780" text:class-names="" text:cond-style-name=""><text:span text:style-name="a779" text:class-names="">}</text:span></text:p>
            <text:p text:style-name="a782" text:class-names="" text:cond-style-name=""><text:span text:style-name="a781" text:class-names="">}</text:span></text:p>
            <text:p text:style-name="a784" text:class-names="" text:cond-style-name=""><text:span text:style-name="a783" text:class-names=""/></text:p>
          </draw:text-box>
          <svg:desc/>
        </draw:frame>
        <presentation:notes draw:style-name="a788">
          <draw:page-thumbnail draw:page-number="6" svg:x="1.5in" svg:y="0.83507in" svg:width="5.5in" svg:height="4.125in" presentation:class="page" draw:id="id93" presentation:style-name="a786" draw:name="Slide Image Placeholder 1">
            <svg:desc/>
          </draw:page-thumbnail>
          <draw:frame draw:id="id94" presentation:style-name="a787" draw:name="Notes Placeholder 2" svg:x="0.85in" svg:y="5.2248in" svg:width="6.79961in" svg:height="4.85118in" presentation:class="notes" presentation:placeholder="true">
            <draw:text-box/>
            <svg:desc/>
          </draw:frame>
        </presentation:notes>
      </draw:page>
      <draw:page draw:name="Slide7" draw:style-name="a789" draw:master-page-name="Master1-Layout7-blank-Blank" presentation:presentation-page-layout-name="Master1-PPL7">
        <draw:frame draw:id="id95" presentation:style-name="a806" draw:name="Subtitle 1" svg:x="0.55118in" svg:y="1.38368in" svg:width="9.92087in" svg:height="5.59646in" presentation:class="subtitle" presentation:placeholder="false">
          <draw:text-box>
            <text:list text:style-name="a792">
              <text:list-item>
                <text:p text:style-name="a791" text:class-names="" text:cond-style-name=""><text:span text:style-name="a790" text:class-names="">Variables &amp; types</text:span></text:p>
              </text:list-item>
            </text:list>
            <text:list text:style-name="a795">
              <text:list-item>
                <text:p text:style-name="a794" text:class-names="" text:cond-style-name=""><text:span text:style-name="a793" text:class-names="">Operators</text:span></text:p>
              </text:list-item>
            </text:list>
            <text:list text:style-name="a798">
              <text:list-item>
                <text:p text:style-name="a797" text:class-names="" text:cond-style-name=""><text:span text:style-name="a796" text:class-names="">Type conversions &amp; casting</text:span></text:p>
              </text:list-item>
            </text:list>
            <text:list text:style-name="a801">
              <text:list-item>
                <text:p text:style-name="a800" text:class-names="" text:cond-style-name=""><text:span text:style-name="a799" text:class-names="">Methods &amp; parameters</text:span></text:p>
              </text:list-item>
            </text:list>
            <text:list text:style-name="a805">
              <text:list-item>
                <text:p text:style-name="a804" text:class-names="" text:cond-style-name=""><text:span text:style-name="a802" text:class-names="">If</text:span><text:span text:style-name="a803" text:class-names=""> statement</text:span></text:p>
              </text:list-item>
            </text:list>
          </draw:text-box>
          <svg:desc/>
        </draw:frame>
        <draw:frame draw:id="id96" presentation:style-name="a809" draw:name="Title 2" svg:x="0.55118in" svg:y="0.37874in" svg:width="9.92087in" svg:height="1.28189in" presentation:class="title" presentation:placeholder="false">
          <draw:text-box>
            <text:p text:style-name="a808" text:class-names="" text:cond-style-name=""><text:span text:style-name="a807" text:class-names="">What we have learned so far</text:span></text:p>
          </draw:text-box>
          <svg:desc/>
        </draw:frame>
        <presentation:notes draw:style-name="a812">
          <draw:page-thumbnail draw:page-number="7" svg:x="1.5in" svg:y="0.83507in" svg:width="5.5in" svg:height="4.125in" presentation:class="page" draw:id="id97" presentation:style-name="a810" draw:name="Slide Image Placeholder 1">
            <svg:desc/>
          </draw:page-thumbnail>
          <draw:frame draw:id="id98" presentation:style-name="a811" draw:name="Notes Placeholder 2" svg:x="0.85in" svg:y="5.2248in" svg:width="6.79961in" svg:height="4.85118in" presentation:class="notes" presentation:placeholder="true">
            <draw:text-box/>
            <svg:desc/>
          </draw:frame>
        </presentation:notes>
      </draw:page>
      <draw:page draw:name="Slide8" draw:style-name="a813" draw:master-page-name="Master1-Layout7-blank-Blank" presentation:presentation-page-layout-name="Master1-PPL7">
        <draw:frame draw:id="id99" presentation:style-name="a823" draw:name="Subtitle 1" svg:x="0.55118in" svg:y="1.38368in" svg:width="9.92087in" svg:height="5.59646in" presentation:class="subtitle" presentation:placeholder="false">
          <draw:text-box>
            <text:list text:style-name="a816">
              <text:list-item>
                <text:p text:style-name="a815" text:class-names="" text:cond-style-name=""><text:span text:style-name="a814" text:class-names="">Good programming style</text:span></text:p>
              </text:list-item>
            </text:list>
            <text:list text:style-name="a819">
              <text:list-item>
                <text:p text:style-name="a818" text:class-names="" text:cond-style-name=""><text:span text:style-name="a817" text:class-names="">Loops</text:span></text:p>
              </text:list-item>
            </text:list>
            <text:list text:style-name="a822">
              <text:list-item>
                <text:p text:style-name="a821" text:class-names="" text:cond-style-name=""><text:span text:style-name="a820" text:class-names="">Arrays</text:span></text:p>
              </text:list-item>
            </text:list>
          </draw:text-box>
          <svg:desc/>
        </draw:frame>
        <draw:frame draw:id="id100" presentation:style-name="a826" draw:name="Title 2" svg:x="0.55118in" svg:y="0.37874in" svg:width="9.92087in" svg:height="1.28189in" presentation:class="title" presentation:placeholder="false">
          <draw:text-box>
            <text:p text:style-name="a825" text:class-names="" text:cond-style-name=""><text:span text:style-name="a824" text:class-names="">Today’s Topics</text:span></text:p>
          </draw:text-box>
          <svg:desc/>
        </draw:frame>
        <presentation:notes draw:style-name="a829">
          <draw:page-thumbnail draw:page-number="8" svg:x="1.5in" svg:y="0.83507in" svg:width="5.5in" svg:height="4.125in" presentation:class="page" draw:id="id101" presentation:style-name="a827" draw:name="Slide Image Placeholder 1">
            <svg:desc/>
          </draw:page-thumbnail>
          <draw:frame draw:id="id102" presentation:style-name="a828" draw:name="Notes Placeholder 2" svg:x="0.85in" svg:y="5.2248in" svg:width="6.79961in" svg:height="4.85118in" presentation:class="notes" presentation:placeholder="true">
            <draw:text-box/>
            <svg:desc/>
          </draw:frame>
        </presentation:notes>
      </draw:page>
      <draw:page draw:name="Slide9" draw:style-name="a830" draw:master-page-name="Master1-Layout7-blank-Blank" presentation:presentation-page-layout-name="Master1-PPL7">
        <draw:frame draw:id="id103" draw:style-name="a833" draw:name="TextBox 1" svg:x="2.01215in" svg:y="3.80035in" svg:width="7.00812in" svg:height="0.90879in">
          <draw:text-box>
            <text:p text:style-name="a832" text:class-names="" text:cond-style-name=""><text:span text:style-name="a831" text:class-names="">Good Programming Style</text:span></text:p>
          </draw:text-box>
          <svg:desc/>
        </draw:frame>
      </draw:page>
      <draw:page draw:name="Slide10" draw:style-name="a834" draw:master-page-name="Master1-Layout7-blank-Blank" presentation:presentation-page-layout-name="Master1-PPL7">
        <draw:frame draw:id="id104" draw:style-name="a847" draw:name="TextBox 1" svg:x="0.75in" svg:y="1.22205in" svg:width="0.19764in" svg:height="4.01457in">
          <draw:text-box>
            <text:p text:style-name="a836" text:class-names="" text:cond-style-name=""><text:span text:style-name="a835" text:class-names=""/></text:p>
            <text:p text:style-name="a838" text:class-names="" text:cond-style-name=""><text:span text:style-name="a837" text:class-names=""/></text:p>
            <text:p text:style-name="a840" text:class-names="" text:cond-style-name=""><text:span text:style-name="a839" text:class-names=""/></text:p>
            <text:p text:style-name="a842" text:class-names="" text:cond-style-name=""><text:span text:style-name="a841" text:class-names=""/></text:p>
            <text:p text:style-name="a844" text:class-names="" text:cond-style-name=""><text:span text:style-name="a843" text:class-names=""/></text:p>
            <text:p text:style-name="a846" text:class-names="" text:cond-style-name=""><text:span text:style-name="a845" text:class-names=""/></text:p>
          </draw:text-box>
          <svg:desc/>
        </draw:frame>
        <draw:frame draw:id="id105" presentation:style-name="a850" draw:name="Title 2" svg:x="0.55118in" svg:y="0.37874in" svg:width="9.92087in" svg:height="1.28189in" presentation:class="title" presentation:placeholder="false">
          <draw:text-box>
            <text:p text:style-name="a849" text:class-names="" text:cond-style-name=""><text:span text:style-name="a848" text:class-names="">Good programming style</text:span></text:p>
          </draw:text-box>
          <svg:desc/>
        </draw:frame>
        <draw:frame draw:id="id106" presentation:style-name="a861" draw:name="Subtitle 3" svg:x="0.55118in" svg:y="1.98386in" svg:width="9.92087in" svg:height="5.35787in" presentation:class="subtitle" presentation:placeholder="false">
          <draw:text-box>
            <text:p text:style-name="a852" text:class-names="" text:cond-style-name=""><text:span text:style-name="a851" text:class-names="">The goal of good style is to make your</text:span></text:p>
            <text:p text:style-name="a854" text:class-names="" text:cond-style-name=""><text:span text:style-name="a853" text:class-names="">code more readable.</text:span></text:p>
            <text:p text:style-name="a856" text:class-names="" text:cond-style-name=""><text:span text:style-name="a855" text:class-names=""/></text:p>
            <text:p text:style-name="a858" text:class-names="" text:cond-style-name=""><text:span text:style-name="a857" text:class-names="">By you and by others.</text:span></text:p>
            <text:p text:style-name="a860" text:class-names="" text:cond-style-name=""><text:span text:style-name="a859" text:class-names=""/></text:p>
          </draw:text-box>
          <svg:desc/>
        </draw:frame>
        <presentation:notes draw:style-name="a864">
          <draw:page-thumbnail draw:page-number="10" svg:x="1.5in" svg:y="0.83507in" svg:width="5.5in" svg:height="4.125in" presentation:class="page" draw:id="id107" presentation:style-name="a862" draw:name="Slide Image Placeholder 1">
            <svg:desc/>
          </draw:page-thumbnail>
          <draw:frame draw:id="id108" presentation:style-name="a863" draw:name="Notes Placeholder 2" svg:x="0.85in" svg:y="5.2248in" svg:width="6.79961in" svg:height="4.85118in" presentation:class="notes" presentation:placeholder="true">
            <draw:text-box/>
            <svg:desc/>
          </draw:frame>
        </presentation:notes>
      </draw:page>
      <draw:page draw:name="Slide11" draw:style-name="a865" draw:master-page-name="Master1-Layout7-blank-Blank" presentation:presentation-page-layout-name="Master1-PPL7">
        <draw:frame draw:id="id109" draw:style-name="a899" draw:name="TextBox 1" svg:x="0.5in" svg:y="0.5in" svg:width="10.34549in" svg:height="5.85126in">
          <draw:text-box>
            <text:p text:style-name="a867" text:class-names="" text:cond-style-name=""><text:span text:style-name="a866" text:class-names="">Rule #1: use good (meaningful) names</text:span></text:p>
            <text:p text:style-name="a869" text:class-names="" text:cond-style-name=""><text:span text:style-name="a868" text:class-names=""/></text:p>
            <text:p text:style-name="a871" text:class-names="" text:cond-style-name=""><text:span text:style-name="a870" text:class-names=""/></text:p>
            <text:list text:style-name="a874">
              <text:list-item>
                <text:list text:style-name="a874">
                  <text:list-item>
                    <text:p text:style-name="a873" text:class-names="" text:cond-style-name=""><text:span text:style-name="a872" text:class-names="">String a1;</text:span></text:p>
                  </text:list-item>
                </text:list>
              </text:list-item>
            </text:list>
            <text:list text:style-name="a877">
              <text:list-item>
                <text:list text:style-name="a877">
                  <text:list-item>
                    <text:p text:style-name="a876" text:class-names="" text:cond-style-name=""><text:span text:style-name="a875" text:class-names="">int a2;</text:span></text:p>
                  </text:list-item>
                </text:list>
              </text:list-item>
            </text:list>
            <text:list text:style-name="a881">
              <text:list-item>
                <text:list text:style-name="a881">
                  <text:list-item>
                    <text:p text:style-name="a880" text:class-names="" text:cond-style-name=""><text:span text:style-name="a878" text:class-names="">double b; <text:s text:c="8"/></text:span><text:span text:style-name="a879" text:class-names="">// BAD!!</text:span></text:p>
                  </text:list-item>
                </text:list>
              </text:list-item>
            </text:list>
            <text:list text:style-name="a884">
              <text:list-item>
                <text:list text:style-name="a884">
                  <text:list-item>
                    <text:p text:style-name="a883" text:class-names="" text:cond-style-name=""><text:span text:style-name="a882" text:class-names=""/></text:p>
                  </text:list-item>
                </text:list>
              </text:list-item>
            </text:list>
            <text:list text:style-name="a888">
              <text:list-item>
                <text:list text:style-name="a888">
                  <text:list-item>
                    <text:p text:style-name="a887" text:class-names="" text:cond-style-name=""><text:span text:style-name="a885" text:class-names="">String firstName;<text:s text:c="1"/></text:span><text:span text:style-name="a886" text:class-names="">// GOOD</text:span></text:p>
                  </text:list-item>
                </text:list>
              </text:list-item>
            </text:list>
            <text:list text:style-name="a892">
              <text:list-item>
                <text:list text:style-name="a892">
                  <text:list-item>
                    <text:p text:style-name="a891" text:class-names="" text:cond-style-name=""><text:span text:style-name="a889" text:class-names="">String lastName; <text:s text:c="1"/></text:span><text:span text:style-name="a890" text:class-names="">// GOOD</text:span></text:p>
                  </text:list-item>
                </text:list>
              </text:list-item>
            </text:list>
            <text:list text:style-name="a896">
              <text:list-item>
                <text:list text:style-name="a896">
                  <text:list-item>
                    <text:p text:style-name="a895" text:class-names="" text:cond-style-name=""><text:span text:style-name="a893" text:class-names="">int temperature; <text:s text:c="1"/></text:span><text:span text:style-name="a894" text:class-names="">// GOOD</text:span></text:p>
                  </text:list-item>
                </text:list>
              </text:list-item>
            </text:list>
            <text:p text:style-name="a898" text:class-names="" text:cond-style-name=""><text:span text:style-name="a897" text:class-names=""/></text:p>
          </draw:text-box>
          <svg:desc/>
        </draw:frame>
        <presentation:notes draw:style-name="a902">
          <draw:page-thumbnail draw:page-number="11" svg:x="1.5in" svg:y="0.83507in" svg:width="5.5in" svg:height="4.125in" presentation:class="page" draw:id="id110" presentation:style-name="a900" draw:name="Slide Image Placeholder 1">
            <svg:desc/>
          </draw:page-thumbnail>
          <draw:frame draw:id="id111" presentation:style-name="a901" draw:name="Notes Placeholder 2" svg:x="0.85in" svg:y="5.2248in" svg:width="6.79961in" svg:height="4.85118in" presentation:class="notes" presentation:placeholder="true">
            <draw:text-box/>
            <svg:desc/>
          </draw:frame>
        </presentation:notes>
      </draw:page>
      <draw:page draw:name="Slide12" draw:style-name="a903" draw:master-page-name="Master1-Layout7-blank-Blank" presentation:presentation-page-layout-name="Master1-PPL7">
        <draw:frame draw:id="id112" draw:style-name="a937" draw:name="TextBox 1" svg:x="0.43583in" svg:y="0.46701in" svg:width="10.28071in" svg:height="4.37953in">
          <draw:text-box>
            <text:p text:style-name="a905" text:class-names="" text:cond-style-name=""><text:span text:style-name="a904" text:class-names="">Rule #2: Use indentation</text:span></text:p>
            <text:p text:style-name="a907" text:class-names="" text:cond-style-name=""><text:span text:style-name="a906" text:class-names=""/></text:p>
            <text:p text:style-name="a909" text:class-names="" text:cond-style-name=""><text:span text:style-name="a908" text:class-names=""/></text:p>
            <text:p text:style-name="a914" text:class-names="" text:cond-style-name=""><text:span text:style-name="a910" text:class-names="">public static void</text:span><text:span text:style-name="a911" text:class-names=""> main (</text:span><text:span text:style-name="a912" text:class-names="">String</text:span><text:span text:style-name="a913" text:class-names="">[] arguments) {</text:span></text:p>
            <text:p text:style-name="a918" text:class-names="" text:cond-style-name=""><text:span text:style-name="a915" text:class-names=""><text:s text:c="4"/></text:span><text:span text:style-name="a916" text:class-names="">int</text:span><text:span text:style-name="a917" text:class-names=""> x = 5;</text:span></text:p>
            <text:p text:style-name="a920" text:class-names="" text:cond-style-name=""><text:span text:style-name="a919" text:class-names=""><text:s text:c="4"/>x = x * x;</text:span></text:p>
            <text:p text:style-name="a922" text:class-names="" text:cond-style-name=""><text:span text:style-name="a921" text:class-names=""><text:s text:c="4"/>if (x &gt; 20) {</text:span></text:p>
            <text:p text:style-name="a926" text:class-names="" text:cond-style-name=""><text:span text:style-name="a923" text:class-names=""><text:s text:c="8"/>System.out.println(x +<text:s text:c="1"/></text:span><text:span text:style-name="a924" text:class-names="">“ is greater than 20.”</text:span><text:span text:style-name="a925" text:class-names="">);</text:span></text:p>
            <text:p text:style-name="a928" text:class-names="" text:cond-style-name=""><text:span text:style-name="a927" text:class-names=""><text:s text:c="4"/>}</text:span></text:p>
            <text:p text:style-name="a932" text:class-names="" text:cond-style-name=""><text:span text:style-name="a929" text:class-names=""><text:s text:c="4"/></text:span><text:span text:style-name="a930" text:class-names="">double</text:span><text:span text:style-name="a931" text:class-names=""> y = 3.4;</text:span></text:p>
            <text:p text:style-name="a934" text:class-names="" text:cond-style-name=""><text:span text:style-name="a933" text:class-names="">}</text:span></text:p>
            <text:p text:style-name="a936" text:class-names="" text:cond-style-name=""><text:span text:style-name="a935" text:class-names=""/></text:p>
          </draw:text-box>
          <svg:desc/>
        </draw:frame>
        <draw:custom-shape svg:x="0.51215in" svg:y="4.96701in" svg:width="5.93272in" svg:height="1.51465in" draw:id="id113" draw:style-name="a946" draw:name="Rectangle 7">
          <svg:desc/>
          <text:p text:style-name="a939" text:class-names="" text:cond-style-name=""><text:span text:style-name="a938" text:class-names="">Have a demo with no indentation</text:span></text:p>
          <text:list text:style-name="a942">
            <text:list-item>
              <text:list text:style-name="a942">
                <text:list-item>
                  <text:p text:style-name="a941" text:class-names="" text:cond-style-name=""><text:span text:style-name="a940" text:class-names=""/></text:p>
                </text:list-item>
              </text:list>
            </text:list-item>
          </text:list>
          <text:p text:style-name="a945" text:class-names="" text:cond-style-name=""><text:span text:style-name="a943" text:class-names="">Ctrl-shift-F</text:span><text:span text:style-name="a944" text:class-names=""> to auto-format the file</text:span></text:p>
          <draw:enhanced-geometry xmlns:dr3d="urn:oasis:names:tc:opendocument:xmlns:dr3d:1.0" draw:type="non-primitive" svg:viewBox="0 0 21600 21600" draw:enhanced-path="M 0 0 L 21600 0 21600 21600 0 21600 Z N"/>
        </draw:custom-shape>
        <presentation:notes draw:style-name="a949">
          <draw:page-thumbnail draw:page-number="12" svg:x="1.5in" svg:y="0.83507in" svg:width="5.5in" svg:height="4.125in" presentation:class="page" draw:id="id114" presentation:style-name="a947" draw:name="Slide Image Placeholder 1">
            <svg:desc/>
          </draw:page-thumbnail>
          <draw:frame draw:id="id115" presentation:style-name="a948" draw:name="Notes Placeholder 2" svg:x="0.85in" svg:y="5.2248in" svg:width="6.79961in" svg:height="4.85118in" presentation:class="notes" presentation:placeholder="true">
            <draw:text-box/>
            <svg:desc/>
          </draw:frame>
        </presentation:notes>
      </draw:page>
      <draw:page draw:name="Slide13" draw:style-name="a950" draw:master-page-name="Master1-Layout7-blank-Blank" presentation:presentation-page-layout-name="Master1-PPL7">
        <draw:frame draw:id="id116" draw:style-name="a977" draw:name="TextBox 1" svg:x="0.42882in" svg:y="0.46701in" svg:width="10.76215in" svg:height="5.22878in">
          <draw:text-box>
            <text:p text:style-name="a952" text:class-names="" text:cond-style-name=""><text:span text:style-name="a951" text:class-names="">Rule #3: Use whitespaces</text:span></text:p>
            <text:p text:style-name="a954" text:class-names="" text:cond-style-name=""><text:span text:style-name="a953" text:class-names=""/></text:p>
            <text:p text:style-name="a956" text:class-names="" text:cond-style-name=""><text:span text:style-name="a955" text:class-names=""/></text:p>
            <text:p text:style-name="a958" text:class-names="" text:cond-style-name=""><text:span text:style-name="a957" text:class-names="">Put whitespaces in complex expressions:</text:span></text:p>
            <text:p text:style-name="a960" text:class-names="" text:cond-style-name=""><text:span text:style-name="a959" text:class-names=""/></text:p>
            <text:p text:style-name="a962" text:class-names="" text:cond-style-name=""><text:span text:style-name="a961" text:class-names=""/></text:p>
            <text:p text:style-name="a964" text:class-names="" text:cond-style-name=""><text:span text:style-name="a963" text:class-names="">// BAD!!</text:span></text:p>
            <text:p text:style-name="a966" text:class-names="" text:cond-style-name=""><text:span text:style-name="a965" text:class-names="">double cel=fahr*42.0/(13.0-7.0); <text:s text:c="8"/></text:span></text:p>
            <text:p text:style-name="a968" text:class-names="" text:cond-style-name=""><text:span text:style-name="a967" text:class-names=""/></text:p>
            <text:p text:style-name="a970" text:class-names="" text:cond-style-name=""><text:span text:style-name="a969" text:class-names=""/></text:p>
            <text:p text:style-name="a973" text:class-names="" text:cond-style-name=""><text:span text:style-name="a971" text:class-names="">// GOOD</text:span><text:span text:style-name="a972" text:class-names=""/></text:p>
            <text:p text:style-name="a976" text:class-names="" text:cond-style-name=""><text:span text:style-name="a974" text:class-names="">double cel = fahr * 42.0 / (13.0 - 7.0);<text:s text:c="1"/></text:span><text:span text:style-name="a975" text:class-names=""/></text:p>
          </draw:text-box>
          <svg:desc/>
        </draw:frame>
        <presentation:notes draw:style-name="a980">
          <draw:page-thumbnail draw:page-number="13" svg:x="1.5in" svg:y="0.83507in" svg:width="5.5in" svg:height="4.125in" presentation:class="page" draw:id="id117" presentation:style-name="a978" draw:name="Slide Image Placeholder 1">
            <svg:desc/>
          </draw:page-thumbnail>
          <draw:frame draw:id="id118" presentation:style-name="a979" draw:name="Notes Placeholder 2" svg:x="0.85in" svg:y="5.2248in" svg:width="6.79961in" svg:height="4.85118in" presentation:class="notes" presentation:placeholder="true">
            <draw:text-box/>
            <svg:desc/>
          </draw:frame>
        </presentation:notes>
      </draw:page>
      <draw:page draw:name="Slide14" draw:style-name="a981" draw:master-page-name="Master1-Layout7-blank-Blank" presentation:presentation-page-layout-name="Master1-PPL7">
        <draw:frame draw:id="id119" draw:style-name="a1016" draw:name="TextBox 1" svg:x="0.42882in" svg:y="0.46701in" svg:width="10.3811in" svg:height="6.97007in">
          <draw:text-box>
            <text:p text:style-name="a983" text:class-names="" text:cond-style-name=""><text:span text:style-name="a982" text:class-names="">Rule #3: Use whitespaces</text:span></text:p>
            <text:p text:style-name="a985" text:class-names="" text:cond-style-name=""><text:span text:style-name="a984" text:class-names=""/></text:p>
            <text:p text:style-name="a987" text:class-names="" text:cond-style-name=""><text:span text:style-name="a986" text:class-names="">Put blank lines to improve readability:</text:span></text:p>
            <text:p text:style-name="a989" text:class-names="" text:cond-style-name=""><text:span text:style-name="a988" text:class-names=""/></text:p>
            <text:p text:style-name="a991" text:class-names="" text:cond-style-name=""><text:span text:style-name="a990" text:class-names="">public static void main (String[] arguments) {</text:span></text:p>
            <text:p text:style-name="a993" text:class-names="" text:cond-style-name=""><text:span text:style-name="a992" text:class-names=""/></text:p>
            <text:p text:style-name="a995" text:class-names="" text:cond-style-name=""><text:span text:style-name="a994" text:class-names=""><text:tab/>int x = 5;</text:span></text:p>
            <text:p text:style-name="a997" text:class-names="" text:cond-style-name=""><text:span text:style-name="a996" text:class-names=""><text:tab/>x = x * x;</text:span></text:p>
            <text:p text:style-name="a999" text:class-names="" text:cond-style-name=""><text:span text:style-name="a998" text:class-names=""/></text:p>
            <text:p text:style-name="a1001" text:class-names="" text:cond-style-name=""><text:span text:style-name="a1000" text:class-names=""><text:tab/>if (x &gt; 20) {</text:span></text:p>
            <text:p text:style-name="a1003" text:class-names="" text:cond-style-name=""><text:span text:style-name="a1002" text:class-names=""><text:tab/><text:tab/>System.out.println(x + “ is &gt; 20.”);</text:span></text:p>
            <text:p text:style-name="a1005" text:class-names="" text:cond-style-name=""><text:span text:style-name="a1004" text:class-names=""><text:tab/>}</text:span></text:p>
            <text:p text:style-name="a1007" text:class-names="" text:cond-style-name=""><text:span text:style-name="a1006" text:class-names=""/></text:p>
            <text:p text:style-name="a1009" text:class-names="" text:cond-style-name=""><text:span text:style-name="a1008" text:class-names=""><text:tab/>double y = 3.4;</text:span></text:p>
            <text:p text:style-name="a1011" text:class-names="" text:cond-style-name=""><text:span text:style-name="a1010" text:class-names="">}</text:span></text:p>
            <text:p text:style-name="a1013" text:class-names="" text:cond-style-name=""><text:span text:style-name="a1012" text:class-names=""/></text:p>
            <text:p text:style-name="a1015" text:class-names="" text:cond-style-name=""><text:span text:style-name="a1014" text:class-names=""/></text:p>
          </draw:text-box>
          <svg:desc/>
        </draw:frame>
      </draw:page>
      <draw:page draw:name="Slide15" draw:style-name="a1017" draw:master-page-name="Master1-Layout7-blank-Blank" presentation:presentation-page-layout-name="Master1-PPL7">
        <draw:frame draw:id="id120" draw:style-name="a1043" draw:name="TextBox 1" svg:x="0.42882in" svg:y="0.44288in" svg:width="10.3811in" svg:height="4.6908in">
          <draw:text-box>
            <text:p text:style-name="a1019" text:class-names="" text:cond-style-name=""><text:span text:style-name="a1018" text:class-names="">Rule #4: Do not duplicate tests</text:span></text:p>
            <text:p text:style-name="a1021" text:class-names="" text:cond-style-name=""><text:span text:style-name="a1020" text:class-names=""/></text:p>
            <text:p text:style-name="a1023" text:class-names="" text:cond-style-name=""><text:span text:style-name="a1022" text:class-names=""/></text:p>
            <text:p text:style-name="a1026" text:class-names="" text:cond-style-name=""><text:span text:style-name="a1024" text:class-names="">if</text:span><text:span text:style-name="a1025" text:class-names=""> (basePay &lt; 8.0) {</text:span></text:p>
            <text:p text:style-name="a1028" text:class-names="" text:cond-style-name=""><text:span text:style-name="a1027" text:class-names=""><text:s text:c="11"/>...</text:span></text:p>
            <text:p text:style-name="a1032" text:class-names="" text:cond-style-name=""><text:span text:style-name="a1029" text:class-names="">}<text:s text:c="1"/></text:span><text:span text:style-name="a1030" text:class-names="">else if</text:span><text:span text:style-name="a1031" text:class-names=""> (hours &gt; 60) {</text:span></text:p>
            <text:p text:style-name="a1034" text:class-names="" text:cond-style-name=""><text:span text:style-name="a1033" text:class-names=""><text:s text:c="11"/>...</text:span></text:p>
            <text:p text:style-name="a1038" text:class-names="" text:cond-style-name=""><text:span text:style-name="a1035" text:class-names="">}<text:s text:c="1"/></text:span><text:span text:style-name="a1036" text:class-names="">else if</text:span><text:span text:style-name="a1037" text:class-names=""> (basePay &gt;= 8.0 &amp;&amp; hours &lt;= 60) {</text:span></text:p>
            <text:p text:style-name="a1040" text:class-names="" text:cond-style-name=""><text:span text:style-name="a1039" text:class-names=""><text:tab/> <text:s text:c="7"/>...</text:span></text:p>
            <text:p text:style-name="a1042" text:class-names="" text:cond-style-name=""><text:span text:style-name="a1041" text:class-names="">}</text:span></text:p>
          </draw:text-box>
          <svg:desc/>
        </draw:frame>
        <presentation:notes draw:style-name="a1046">
          <draw:page-thumbnail draw:page-number="15" svg:x="1.5in" svg:y="0.83507in" svg:width="5.5in" svg:height="4.125in" presentation:class="page" draw:id="id121" presentation:style-name="a1044" draw:name="Slide Image Placeholder 1">
            <svg:desc/>
          </draw:page-thumbnail>
          <draw:frame draw:id="id122" presentation:style-name="a1045" draw:name="Notes Placeholder 2" svg:x="0.85in" svg:y="5.2248in" svg:width="6.79961in" svg:height="4.85118in" presentation:class="notes" presentation:placeholder="true">
            <draw:text-box/>
            <svg:desc/>
          </draw:frame>
        </presentation:notes>
      </draw:page>
      <draw:page draw:name="Slide16" draw:style-name="a1047" draw:master-page-name="Master1-Layout7-blank-Blank" presentation:presentation-page-layout-name="Master1-PPL7">
        <draw:frame draw:id="id123" draw:style-name="a1074" draw:name="TextBox 1" svg:x="0.42882in" svg:y="0.44288in" svg:width="10.3811in" svg:height="4.6908in">
          <draw:text-box>
            <text:p text:style-name="a1049" text:class-names="" text:cond-style-name=""><text:span text:style-name="a1048" text:class-names="">Rule #4: Do not duplicate tests</text:span></text:p>
            <text:p text:style-name="a1051" text:class-names="" text:cond-style-name=""><text:span text:style-name="a1050" text:class-names=""/></text:p>
            <text:p text:style-name="a1053" text:class-names="" text:cond-style-name=""><text:span text:style-name="a1052" text:class-names=""/></text:p>
            <text:p text:style-name="a1056" text:class-names="" text:cond-style-name=""><text:span text:style-name="a1054" text:class-names="">if</text:span><text:span text:style-name="a1055" text:class-names=""> (basePay &lt; 8.0) {</text:span></text:p>
            <text:p text:style-name="a1058" text:class-names="" text:cond-style-name=""><text:span text:style-name="a1057" text:class-names=""><text:s text:c="11"/>...</text:span></text:p>
            <text:p text:style-name="a1062" text:class-names="" text:cond-style-name=""><text:span text:style-name="a1059" text:class-names="">}<text:s text:c="1"/></text:span><text:span text:style-name="a1060" text:class-names="">else if</text:span><text:span text:style-name="a1061" text:class-names=""> (hours &gt; 60) {</text:span></text:p>
            <text:p text:style-name="a1064" text:class-names="" text:cond-style-name=""><text:span text:style-name="a1063" text:class-names=""><text:s text:c="11"/>...</text:span></text:p>
            <text:p text:style-name="a1068" text:class-names="" text:cond-style-name=""><text:span text:style-name="a1065" text:class-names="">}<text:s text:c="1"/></text:span><text:span text:style-name="a1066" text:class-names="">else if</text:span><text:span text:style-name="a1067" text:class-names=""> (basePay &gt;= 8.0 &amp;&amp; hours &lt;= 60){</text:span></text:p>
            <text:p text:style-name="a1071" text:class-names="" text:cond-style-name=""><text:span text:style-name="a1069" text:class-names=""><text:s text:c="11"/></text:span><text:span text:style-name="a1070" text:class-names="">...</text:span></text:p>
            <text:p text:style-name="a1073" text:class-names="" text:cond-style-name=""><text:span text:style-name="a1072" text:class-names="">}</text:span></text:p>
          </draw:text-box>
          <svg:desc/>
        </draw:frame>
        <draw:frame draw:id="id124" draw:style-name="a1077" draw:name="TextBox 5" svg:x="3.59549in" svg:y="5.55035in" svg:width="2.52911in" svg:height="1.7166in">
          <draw:text-box>
            <text:p text:style-name="a1076" text:class-names="" text:cond-style-name=""><text:span text:style-name="a1075" text:class-names="">BAD</text:span></text:p>
          </draw:text-box>
          <svg:desc/>
        </draw:frame>
        <presentation:notes draw:style-name="a1080">
          <draw:page-thumbnail draw:page-number="16" svg:x="1.5in" svg:y="0.83507in" svg:width="5.5in" svg:height="4.125in" presentation:class="page" draw:id="id125" presentation:style-name="a1078" draw:name="Slide Image Placeholder 1">
            <svg:desc/>
          </draw:page-thumbnail>
          <draw:frame draw:id="id126" presentation:style-name="a1079" draw:name="Notes Placeholder 2" svg:x="0.85in" svg:y="5.2248in" svg:width="6.79961in" svg:height="4.85118in" presentation:class="notes" presentation:placeholder="true">
            <draw:text-box/>
            <svg:desc/>
          </draw:frame>
        </presentation:notes>
      </draw:page>
      <draw:page draw:name="Slide17" draw:style-name="a1081" draw:master-page-name="Master1-Layout7-blank-Blank" presentation:presentation-page-layout-name="Master1-PPL7">
        <draw:frame draw:id="id127" draw:style-name="a1109" draw:name="TextBox 1" svg:x="0.42882in" svg:y="0.44288in" svg:width="10.3811in" svg:height="4.6908in">
          <draw:text-box>
            <text:p text:style-name="a1083" text:class-names="" text:cond-style-name=""><text:span text:style-name="a1082" text:class-names="">Rule #4: Do not duplicate tests</text:span></text:p>
            <text:p text:style-name="a1085" text:class-names="" text:cond-style-name=""><text:span text:style-name="a1084" text:class-names=""/></text:p>
            <text:p text:style-name="a1087" text:class-names="" text:cond-style-name=""><text:span text:style-name="a1086" text:class-names=""/></text:p>
            <text:p text:style-name="a1090" text:class-names="" text:cond-style-name=""><text:span text:style-name="a1088" text:class-names="">if</text:span><text:span text:style-name="a1089" text:class-names=""> (basePay &lt; 8.0) {</text:span></text:p>
            <text:p text:style-name="a1092" text:class-names="" text:cond-style-name=""><text:span text:style-name="a1091" text:class-names=""><text:s text:c="11"/>...</text:span></text:p>
            <text:p text:style-name="a1096" text:class-names="" text:cond-style-name=""><text:span text:style-name="a1093" text:class-names="">}<text:s text:c="1"/></text:span><text:span text:style-name="a1094" text:class-names="">else if</text:span><text:span text:style-name="a1095" text:class-names=""> (hours &gt; 60) {</text:span></text:p>
            <text:p text:style-name="a1098" text:class-names="" text:cond-style-name=""><text:span text:style-name="a1097" text:class-names=""><text:s text:c="11"/>...</text:span></text:p>
            <text:p text:style-name="a1103" text:class-names="" text:cond-style-name=""><text:span text:style-name="a1099" text:class-names="">}<text:s text:c="1"/></text:span><text:span text:style-name="a1100" text:class-names="">else<text:s text:c="1"/></text:span><text:span text:style-name="a1101" text:class-names="">{</text:span><text:span text:style-name="a1102" text:class-names=""/></text:p>
            <text:p text:style-name="a1106" text:class-names="" text:cond-style-name=""><text:span text:style-name="a1104" text:class-names=""><text:s text:c="11"/></text:span><text:span text:style-name="a1105" text:class-names="">...</text:span></text:p>
            <text:p text:style-name="a1108" text:class-names="" text:cond-style-name=""><text:span text:style-name="a1107" text:class-names="">}</text:span></text:p>
          </draw:text-box>
          <svg:desc/>
        </draw:frame>
        <presentation:notes draw:style-name="a1112">
          <draw:page-thumbnail draw:page-number="17" svg:x="1.5in" svg:y="0.83507in" svg:width="5.5in" svg:height="4.125in" presentation:class="page" draw:id="id128" presentation:style-name="a1110" draw:name="Slide Image Placeholder 1">
            <svg:desc/>
          </draw:page-thumbnail>
          <draw:frame draw:id="id129" presentation:style-name="a1111" draw:name="Notes Placeholder 2" svg:x="0.85in" svg:y="5.2248in" svg:width="6.79961in" svg:height="4.85118in" presentation:class="notes" presentation:placeholder="true">
            <draw:text-box/>
            <svg:desc/>
          </draw:frame>
        </presentation:notes>
      </draw:page>
      <draw:page draw:name="Slide18" draw:style-name="a1113" draw:master-page-name="Master1-Layout7-blank-Blank" presentation:presentation-page-layout-name="Master1-PPL7">
        <draw:frame draw:id="id130" presentation:style-name="a1116" draw:name="Title 1" svg:x="0.55118in" svg:y="0.37874in" svg:width="9.92087in" svg:height="1.28189in" presentation:class="title" presentation:placeholder="false">
          <draw:text-box>
            <text:p text:style-name="a1115" text:class-names="" text:cond-style-name=""><text:span text:style-name="a1114" text:class-names="">Good programming style (summary)</text:span></text:p>
          </draw:text-box>
          <svg:desc/>
        </draw:frame>
        <draw:frame draw:id="id131" presentation:style-name="a1125" draw:name="Subtitle 2" svg:x="0.55118in" svg:y="1.98386in" svg:width="9.92087in" svg:height="5.35787in" presentation:class="subtitle" presentation:placeholder="false">
          <draw:text-box>
            <text:p text:style-name="a1118" text:class-names="" text:cond-style-name=""><text:span text:style-name="a1117" text:class-names="">Use good names for variables and methods<text:line-break/></text:span></text:p>
            <text:p text:style-name="a1120" text:class-names="" text:cond-style-name=""><text:span text:style-name="a1119" text:class-names="">Use indentation<text:line-break/></text:span></text:p>
            <text:p text:style-name="a1122" text:class-names="" text:cond-style-name=""><text:span text:style-name="a1121" text:class-names="">Add whitespaces<text:line-break/></text:span></text:p>
            <text:p text:style-name="a1124" text:class-names="" text:cond-style-name=""><text:span text:style-name="a1123" text:class-names="">Don't duplicate tests</text:span></text:p>
          </draw:text-box>
          <svg:desc/>
        </draw:frame>
        <presentation:notes draw:style-name="a1128">
          <draw:page-thumbnail draw:page-number="18" svg:x="1.5in" svg:y="0.83507in" svg:width="5.5in" svg:height="4.125in" presentation:class="page" draw:id="id132" presentation:style-name="a1126" draw:name="Slide Image Placeholder 1">
            <svg:desc/>
          </draw:page-thumbnail>
          <draw:frame draw:id="id133" presentation:style-name="a1127" draw:name="Notes Placeholder 2" svg:x="0.85in" svg:y="5.2248in" svg:width="6.79961in" svg:height="4.85118in" presentation:class="notes" presentation:placeholder="true">
            <draw:text-box/>
            <svg:desc/>
          </draw:frame>
        </presentation:notes>
      </draw:page>
      <draw:page draw:name="Slide19" draw:style-name="a1129" draw:master-page-name="Master1-Layout7-blank-Blank" presentation:presentation-page-layout-name="Master1-PPL7">
        <draw:frame draw:id="id134" draw:style-name="a1132" draw:name="TextBox 1" svg:x="3.84549in" svg:y="3.38368in" svg:width="2.61277in" svg:height="1.3127in">
          <draw:text-box>
            <text:p text:style-name="a1131" text:class-names="" text:cond-style-name=""><text:span text:style-name="a1130" text:class-names="">Loops</text:span></text:p>
          </draw:text-box>
          <svg:desc/>
        </draw:frame>
        <draw:custom-shape svg:x="2.78611in" svg:y="4.05in" svg:width="4.59167in" svg:height="1.50278in" draw:id="id135" draw:style-name="a1136" draw:name="Freeform 3">
          <svg:desc/>
          <text:p text:style-name="a1134" text:class-names="" text:cond-style-name=""><text:span text:style-name="a1133" text:class-names=""/></text:p>
          <draw:enhanced-geometry xmlns:dr3d="urn:oasis:names:tc:opendocument:xmlns:dr3d:1.0" draw:type="non-primitive" svg:viewBox="0 0 4198620 1374140" draw:enhanced-path="M ?f3 ?f4 C ?f5 ?f6 ?f7 ?f8 ?f9 ?f10 ?f11 ?f12 ?f1 ?f13 ?f14 ?f15 ?f16 ?f17 ?f18 ?f2 ?f19 ?f20 ?f21 ?f22 ?f23 ?f24 ?f25 ?f26 ?f0 ?f27 ?f28 ?f29 ?f30 ?f31 ?f32 ?f33 ?f34 ?f35 ?f36 ?f0 N" draw:text-areas="?f69 ?f71 ?f70 ?f72" draw:glue-points="?f73 ?f74 ?f75 ?f76 ?f77 ?f78 ?f79 ?f80 ?f81 ?f82 ?f83 ?f84 ?f85 ?f86" draw:glue-point-leaving-directions="-90, -90, -90, -90, -90, -90, -90">
            <draw:equation draw:name="f0" draw:formula="0"/>
            <draw:equation draw:name="f1" draw:formula="4198620"/>
            <draw:equation draw:name="f2" draw:formula="1374140"/>
            <draw:equation draw:name="f3" draw:formula="3700780"/>
            <draw:equation draw:name="f4" draw:formula="91440"/>
            <draw:equation draw:name="f5" draw:formula="3820160"/>
            <draw:equation draw:name="f6" draw:formula="171450"/>
            <draw:equation draw:name="f7" draw:formula="3939540"/>
            <draw:equation draw:name="f8" draw:formula="251460"/>
            <draw:equation draw:name="f9" draw:formula="3975100"/>
            <draw:equation draw:name="f10" draw:formula="396240"/>
            <draw:equation draw:name="f11" draw:formula="4010660"/>
            <draw:equation draw:name="f12" draw:formula="541020"/>
            <draw:equation draw:name="f13" draw:formula="797560"/>
            <draw:equation draw:name="f14" draw:formula="3914140"/>
            <draw:equation draw:name="f15" draw:formula="960120"/>
            <draw:equation draw:name="f16" draw:formula="3629660"/>
            <draw:equation draw:name="f17" draw:formula="1122680"/>
            <draw:equation draw:name="f18" draw:formula="2865120"/>
            <draw:equation draw:name="f19" draw:formula="2268220"/>
            <draw:equation draw:name="f20" draw:formula="1371600"/>
            <draw:equation draw:name="f21" draw:formula="1671320"/>
            <draw:equation draw:name="f22" draw:formula="1369060"/>
            <draw:equation draw:name="f23" draw:formula="665480"/>
            <draw:equation draw:name="f24" draw:formula="1145540"/>
            <draw:equation draw:name="f25" draw:formula="332740"/>
            <draw:equation draw:name="f26" draw:formula="944880"/>
            <draw:equation draw:name="f27" draw:formula="744220"/>
            <draw:equation draw:name="f28" draw:formula="190500"/>
            <draw:equation draw:name="f29" draw:formula="325120"/>
            <draw:equation draw:name="f30" draw:formula="271780"/>
            <draw:equation draw:name="f31" draw:formula="167640"/>
            <draw:equation draw:name="f32" draw:formula="353060"/>
            <draw:equation draw:name="f33" draw:formula="10160"/>
            <draw:equation draw:name="f34" draw:formula="586740"/>
            <draw:equation draw:name="f35" draw:formula="5080"/>
            <draw:equation draw:name="f36" draw:formula="820420"/>
            <draw:equation draw:name="f37" draw:formula="?f2 - ?f0"/>
            <draw:equation draw:name="f38" draw:formula="?f1 - ?f0"/>
            <draw:equation draw:name="f39" draw:formula="?f38 / 4198620"/>
            <draw:equation draw:name="f40" draw:formula="?f37 / 1374140"/>
            <draw:equation draw:name="f41" draw:formula="3700780 * ?f38"/>
            <draw:equation draw:name="f42" draw:formula="91440 * ?f37"/>
            <draw:equation draw:name="f43" draw:formula="3975100 * ?f38"/>
            <draw:equation draw:name="f44" draw:formula="396240 * ?f37"/>
            <draw:equation draw:name="f45" draw:formula="3914140 * ?f38"/>
            <draw:equation draw:name="f46" draw:formula="960120 * ?f37"/>
            <draw:equation draw:name="f47" draw:formula="2268220 * ?f38"/>
            <draw:equation draw:name="f48" draw:formula="1371600 * ?f37"/>
            <draw:equation draw:name="f49" draw:formula="332740 * ?f38"/>
            <draw:equation draw:name="f50" draw:formula="944880 * ?f37"/>
            <draw:equation draw:name="f51" draw:formula="271780 * ?f38"/>
            <draw:equation draw:name="f52" draw:formula="167640 * ?f37"/>
            <draw:equation draw:name="f53" draw:formula="820420 * ?f38"/>
            <draw:equation draw:name="f54" draw:formula="0 * ?f37"/>
            <draw:equation draw:name="f55" draw:formula="?f41 / 4198620"/>
            <draw:equation draw:name="f56" draw:formula="?f42 / 1374140"/>
            <draw:equation draw:name="f57" draw:formula="?f43 / 4198620"/>
            <draw:equation draw:name="f58" draw:formula="?f44 / 1374140"/>
            <draw:equation draw:name="f59" draw:formula="?f45 / 4198620"/>
            <draw:equation draw:name="f60" draw:formula="?f46 / 1374140"/>
            <draw:equation draw:name="f61" draw:formula="?f47 / 4198620"/>
            <draw:equation draw:name="f62" draw:formula="?f48 / 1374140"/>
            <draw:equation draw:name="f63" draw:formula="?f49 / 4198620"/>
            <draw:equation draw:name="f64" draw:formula="?f50 / 1374140"/>
            <draw:equation draw:name="f65" draw:formula="?f51 / 4198620"/>
            <draw:equation draw:name="f66" draw:formula="?f52 / 1374140"/>
            <draw:equation draw:name="f67" draw:formula="?f53 / 4198620"/>
            <draw:equation draw:name="f68" draw:formula="?f54 / 1374140"/>
            <draw:equation draw:name="f69" draw:formula="?f0 / ?f39"/>
            <draw:equation draw:name="f70" draw:formula="?f1 / ?f39"/>
            <draw:equation draw:name="f71" draw:formula="?f0 / ?f40"/>
            <draw:equation draw:name="f72" draw:formula="?f2 / ?f40"/>
            <draw:equation draw:name="f73" draw:formula="?f55 / ?f39"/>
            <draw:equation draw:name="f74" draw:formula="?f56 / ?f40"/>
            <draw:equation draw:name="f75" draw:formula="?f57 / ?f39"/>
            <draw:equation draw:name="f76" draw:formula="?f58 / ?f40"/>
            <draw:equation draw:name="f77" draw:formula="?f59 / ?f39"/>
            <draw:equation draw:name="f78" draw:formula="?f60 / ?f40"/>
            <draw:equation draw:name="f79" draw:formula="?f61 / ?f39"/>
            <draw:equation draw:name="f80" draw:formula="?f62 / ?f40"/>
            <draw:equation draw:name="f81" draw:formula="?f63 / ?f39"/>
            <draw:equation draw:name="f82" draw:formula="?f64 / ?f40"/>
            <draw:equation draw:name="f83" draw:formula="?f65 / ?f39"/>
            <draw:equation draw:name="f84" draw:formula="?f66 / ?f40"/>
            <draw:equation draw:name="f85" draw:formula="?f67 / ?f39"/>
            <draw:equation draw:name="f86" draw:formula="?f68 / ?f40"/>
          </draw:enhanced-geometry>
        </draw:custom-shape>
      </draw:page>
      <draw:page draw:name="Slide20" draw:style-name="a1137" draw:master-page-name="Master1-Layout7-blank-Blank" presentation:presentation-page-layout-name="Master1-PPL7">
        <draw:frame draw:id="id136" presentation:style-name="a1140" draw:name="Title 1" svg:x="0.55118in" svg:y="0.37874in" svg:width="9.92087in" svg:height="1.28189in" presentation:class="title" presentation:placeholder="false">
          <draw:text-box>
            <text:p text:style-name="a1139" text:class-names="" text:cond-style-name=""><text:span text:style-name="a1138" text:class-names="">Loops</text:span></text:p>
          </draw:text-box>
          <svg:desc/>
        </draw:frame>
        <draw:frame draw:id="id137" presentation:style-name="a1177" draw:name="Subtitle 2" svg:x="0.55118in" svg:y="1.98386in" svg:width="9.92087in" svg:height="5.35787in" presentation:class="subtitle" presentation:placeholder="false">
          <draw:text-box>
            <text:p text:style-name="a1145" text:class-names="" text:cond-style-name=""><text:span text:style-name="a1141" text:class-names="">static void</text:span><text:span text:style-name="a1142" text:class-names=""> main (</text:span><text:span text:style-name="a1143" text:class-names="">String</text:span><text:span text:style-name="a1144" text:class-names="">[] arguments) {</text:span></text:p>
            <text:p text:style-name="a1152" text:class-names="" text:cond-style-name=""><text:span text:style-name="a1146" text:class-names=""><text:s text:c="4"/></text:span><text:span text:style-name="a1147" text:class-names="">System.out.println</text:span><text:span text:style-name="a1148" text:class-names="">(</text:span><text:span text:style-name="a1149" text:class-names="">“Rule #1</text:span><text:span text:style-name="a1150" text:class-names="">”</text:span><text:span text:style-name="a1151" text:class-names="">);</text:span></text:p>
            <text:p text:style-name="a1159" text:class-names="" text:cond-style-name=""><text:span text:style-name="a1153" text:class-names=""><text:s text:c="4"/></text:span><text:span text:style-name="a1154" text:class-names="">System.out.println</text:span><text:span text:style-name="a1155" text:class-names="">(</text:span><text:span text:style-name="a1156" text:class-names="">“Rule #2</text:span><text:span text:style-name="a1157" text:class-names="">”</text:span><text:span text:style-name="a1158" text:class-names="">);</text:span></text:p>
            <text:p text:style-name="a1166" text:class-names="" text:cond-style-name=""><text:span text:style-name="a1160" text:class-names=""><text:s text:c="4"/></text:span><text:span text:style-name="a1161" text:class-names="">System.out.println</text:span><text:span text:style-name="a1162" text:class-names="">(</text:span><text:span text:style-name="a1163" text:class-names="">“Rule #3</text:span><text:span text:style-name="a1164" text:class-names="">”</text:span><text:span text:style-name="a1165" text:class-names="">);</text:span></text:p>
            <text:p text:style-name="a1168" text:class-names="" text:cond-style-name=""><text:span text:style-name="a1167" text:class-names="">}</text:span></text:p>
            <text:p text:style-name="a1170" text:class-names="" text:cond-style-name=""><text:span text:style-name="a1169" text:class-names=""/></text:p>
            <text:p text:style-name="a1174" text:class-names="" text:cond-style-name=""><text:span text:style-name="a1171" text:class-names="">What if you want to do it for 200<text:s text:c="1"/></text:span><text:span text:style-name="a1172" text:class-names="">Rules?</text:span><text:span text:style-name="a1173" text:class-names=""/></text:p>
            <text:p text:style-name="a1176" text:class-names="" text:cond-style-name=""><text:span text:style-name="a1175" text:class-names=""/></text:p>
          </draw:text-box>
          <svg:desc/>
        </draw:frame>
        <presentation:notes draw:style-name="a1180">
          <draw:page-thumbnail draw:page-number="20" svg:x="1.5in" svg:y="0.83507in" svg:width="5.5in" svg:height="4.125in" presentation:class="page" draw:id="id138" presentation:style-name="a1178" draw:name="Slide Image Placeholder 1">
            <svg:desc/>
          </draw:page-thumbnail>
          <draw:frame draw:id="id139" presentation:style-name="a1179" draw:name="Notes Placeholder 2" svg:x="0.85in" svg:y="5.2248in" svg:width="6.79961in" svg:height="4.85118in" presentation:class="notes" presentation:placeholder="true">
            <draw:text-box/>
            <svg:desc/>
          </draw:frame>
        </presentation:notes>
      </draw:page>
      <draw:page draw:name="Slide21" draw:style-name="a1181" draw:master-page-name="Master1-Layout7-blank-Blank" presentation:presentation-page-layout-name="Master1-PPL7">
        <draw:frame draw:id="id140" presentation:style-name="a1184" draw:name="Title 1" svg:x="0.55118in" svg:y="0.37874in" svg:width="9.92087in" svg:height="1.28189in" presentation:class="title" presentation:placeholder="false">
          <draw:text-box>
            <text:p text:style-name="a1183" text:class-names="" text:cond-style-name=""><text:span text:style-name="a1182" text:class-names="">Loops</text:span></text:p>
          </draw:text-box>
          <svg:desc/>
        </draw:frame>
        <draw:frame draw:id="id141" presentation:style-name="a1193" draw:name="Subtitle 2" svg:x="0.55118in" svg:y="1.98386in" svg:width="9.92087in" svg:height="5.35787in" presentation:class="subtitle" presentation:placeholder="false">
          <draw:text-box>
            <text:p text:style-name="a1186" text:class-names="" text:cond-style-name=""><text:span text:style-name="a1185" text:class-names="">Loop operators allow to loop through a block</text:span></text:p>
            <text:p text:style-name="a1188" text:class-names="" text:cond-style-name=""><text:span text:style-name="a1187" text:class-names="">of code.</text:span></text:p>
            <text:p text:style-name="a1190" text:class-names="" text:cond-style-name=""><text:span text:style-name="a1189" text:class-names=""/></text:p>
            <text:p text:style-name="a1192" text:class-names="" text:cond-style-name=""><text:span text:style-name="a1191" text:class-names="">There are several loop operators in Java.</text:span></text:p>
          </draw:text-box>
          <svg:desc/>
        </draw:frame>
        <presentation:notes draw:style-name="a1196">
          <draw:page-thumbnail draw:page-number="21" svg:x="1.5in" svg:y="0.83507in" svg:width="5.5in" svg:height="4.125in" presentation:class="page" draw:id="id142" presentation:style-name="a1194" draw:name="Slide Image Placeholder 1">
            <svg:desc/>
          </draw:page-thumbnail>
          <draw:frame draw:id="id143" presentation:style-name="a1195" draw:name="Notes Placeholder 2" svg:x="0.85in" svg:y="5.2248in" svg:width="6.79961in" svg:height="4.85118in" presentation:class="notes" presentation:placeholder="true">
            <draw:text-box/>
            <svg:desc/>
          </draw:frame>
        </presentation:notes>
      </draw:page>
      <draw:page draw:name="Slide22" draw:style-name="a1197" draw:master-page-name="Master1-Layout7-blank-Blank" presentation:presentation-page-layout-name="Master1-PPL7">
        <draw:frame draw:id="id144" presentation:style-name="a1202" draw:name="Title 1" svg:x="0.55118in" svg:y="0.37874in" svg:width="9.92087in" svg:height="1.28189in" presentation:class="title" presentation:placeholder="false">
          <draw:text-box>
            <text:p text:style-name="a1201" text:class-names="" text:cond-style-name=""><text:span text:style-name="a1198" text:class-names="">The<text:s text:c="1"/></text:span><text:span text:style-name="a1199" text:class-names="">while</text:span><text:span text:style-name="a1200" text:class-names=""> operator</text:span></text:p>
          </draw:text-box>
          <svg:desc/>
        </draw:frame>
        <draw:frame draw:id="id145" presentation:style-name="a1215" draw:name="Subtitle 2" svg:x="0.55118in" svg:y="1.98386in" svg:width="9.92087in" svg:height="5.35787in" presentation:class="subtitle" presentation:placeholder="false">
          <draw:text-box>
            <text:list text:style-name="a1207">
              <text:list-item>
                <text:list text:style-name="a1207">
                  <text:list-item>
                    <text:list text:style-name="a1207">
                      <text:list-item>
                        <text:p text:style-name="a1206" text:class-names="" text:cond-style-name=""><text:span text:style-name="a1203" text:class-names="">while (</text:span><text:span text:style-name="a1204" text:class-names="">condition</text:span><text:span text:style-name="a1205" text:class-names="">) {</text:span></text:p>
                      </text:list-item>
                    </text:list>
                  </text:list-item>
                </text:list>
              </text:list-item>
            </text:list>
            <text:list text:style-name="a1211">
              <text:list-item>
                <text:list text:style-name="a1211">
                  <text:list-item>
                    <text:list text:style-name="a1211">
                      <text:list-item>
                        <text:p text:style-name="a1210" text:class-names="" text:cond-style-name=""><text:span text:style-name="a1208" text:class-names=""><text:s text:c="4"/></text:span><text:span text:style-name="a1209" text:class-names="">statements</text:span></text:p>
                      </text:list-item>
                    </text:list>
                  </text:list-item>
                </text:list>
              </text:list-item>
            </text:list>
            <text:list text:style-name="a1214">
              <text:list-item>
                <text:list text:style-name="a1214">
                  <text:list-item>
                    <text:list text:style-name="a1214">
                      <text:list-item>
                        <text:p text:style-name="a1213" text:class-names="" text:cond-style-name=""><text:span text:style-name="a1212" text:class-names="">}</text:span></text:p>
                      </text:list-item>
                    </text:list>
                  </text:list-item>
                </text:list>
              </text:list-item>
            </text:list>
          </draw:text-box>
          <svg:desc/>
        </draw:frame>
        <presentation:notes draw:style-name="a1218">
          <draw:page-thumbnail draw:page-number="22" svg:x="1.5in" svg:y="0.83507in" svg:width="5.5in" svg:height="4.125in" presentation:class="page" draw:id="id146" presentation:style-name="a1216" draw:name="Slide Image Placeholder 1">
            <svg:desc/>
          </draw:page-thumbnail>
          <draw:frame draw:id="id147" presentation:style-name="a1217" draw:name="Notes Placeholder 2" svg:x="0.85in" svg:y="5.2248in" svg:width="6.79961in" svg:height="4.85118in" presentation:class="notes" presentation:placeholder="true">
            <draw:text-box/>
            <svg:desc/>
          </draw:frame>
        </presentation:notes>
      </draw:page>
      <draw:page draw:name="Slide23" draw:style-name="a1219" draw:master-page-name="Master1-Layout7-blank-Blank" presentation:presentation-page-layout-name="Master1-PPL7">
        <draw:frame draw:id="id148" presentation:style-name="a1224" draw:name="Title 1" svg:x="0.55118in" svg:y="0.37874in" svg:width="9.92087in" svg:height="1.28189in" presentation:class="title" presentation:placeholder="false">
          <draw:text-box>
            <text:p text:style-name="a1223" text:class-names="" text:cond-style-name=""><text:span text:style-name="a1220" text:class-names="">The<text:s text:c="1"/></text:span><text:span text:style-name="a1221" text:class-names="">while</text:span><text:span text:style-name="a1222" text:class-names=""> operator</text:span></text:p>
          </draw:text-box>
          <svg:desc/>
        </draw:frame>
        <draw:frame draw:id="id149" presentation:style-name="a1261" draw:name="Subtitle 2" svg:x="0.55118in" svg:y="1.98386in" svg:width="9.92087in" svg:height="5.35787in" presentation:class="subtitle" presentation:placeholder="false">
          <draw:text-box>
            <text:list text:style-name="a1230">
              <text:list-item>
                <text:list text:style-name="a1230">
                  <text:list-item>
                    <text:p text:style-name="a1229" text:class-names="" text:cond-style-name=""><text:span text:style-name="a1225" text:class-names="">int</text:span><text:span text:style-name="a1226" text:class-names=""><text:s text:c="1"/></text:span><text:span text:style-name="a1227" text:class-names="">i</text:span><text:span text:style-name="a1228" text:class-names=""> = 0;</text:span></text:p>
                  </text:list-item>
                </text:list>
              </text:list-item>
            </text:list>
            <text:list text:style-name="a1236">
              <text:list-item>
                <text:list text:style-name="a1236">
                  <text:list-item>
                    <text:p text:style-name="a1235" text:class-names="" text:cond-style-name=""><text:span text:style-name="a1231" text:class-names="">while</text:span><text:span text:style-name="a1232" text:class-names=""> (</text:span><text:span text:style-name="a1233" text:class-names="">i</text:span><text:span text:style-name="a1234" text:class-names=""> &lt; 3) {</text:span></text:p>
                  </text:list-item>
                </text:list>
              </text:list-item>
            </text:list>
            <text:list text:style-name="a1246">
              <text:list-item>
                <text:list text:style-name="a1246">
                  <text:list-item>
                    <text:p text:style-name="a1245" text:class-names="" text:cond-style-name=""><text:span text:style-name="a1237" text:class-names=""><text:s text:c="4"/></text:span><text:span text:style-name="a1238" text:class-names="">System.out.println</text:span><text:span text:style-name="a1239" text:class-names="">(</text:span><text:span text:style-name="a1240" text:class-names="">“Rule #“</text:span><text:span text:style-name="a1241" text:class-names=""><text:s text:c="1"/></text:span><text:span text:style-name="a1242" text:class-names="">+<text:s text:c="1"/></text:span><text:span text:style-name="a1243" text:class-names="">i</text:span><text:span text:style-name="a1244" text:class-names="">);</text:span></text:p>
                  </text:list-item>
                </text:list>
              </text:list-item>
            </text:list>
            <text:list text:style-name="a1251">
              <text:list-item>
                <text:list text:style-name="a1251">
                  <text:list-item>
                    <text:p text:style-name="a1250" text:class-names="" text:cond-style-name=""><text:span text:style-name="a1247" text:class-names=""><text:s text:c="4"/></text:span><text:span text:style-name="a1248" text:class-names="">i</text:span><text:span text:style-name="a1249" text:class-names=""> = i+1;</text:span></text:p>
                  </text:list-item>
                </text:list>
              </text:list-item>
            </text:list>
            <text:list text:style-name="a1254">
              <text:list-item>
                <text:list text:style-name="a1254">
                  <text:list-item>
                    <text:p text:style-name="a1253" text:class-names="" text:cond-style-name=""><text:span text:style-name="a1252" text:class-names="">}</text:span></text:p>
                  </text:list-item>
                </text:list>
              </text:list-item>
            </text:list>
            <text:p text:style-name="a1256" text:class-names="" text:cond-style-name=""><text:span text:style-name="a1255" text:class-names=""/></text:p>
            <text:p text:style-name="a1258" text:class-names="" text:cond-style-name=""><text:span text:style-name="a1257" text:class-names="">Count carefully<text:line-break/></text:span></text:p>
            <text:p text:style-name="a1260" text:class-names="" text:cond-style-name=""><text:span text:style-name="a1259" text:class-names="">Make sure that your loop has a chance to finish.</text:span></text:p>
          </draw:text-box>
          <svg:desc/>
        </draw:frame>
        <presentation:notes draw:style-name="a1264">
          <draw:page-thumbnail draw:page-number="23" svg:x="1.5in" svg:y="0.83507in" svg:width="5.5in" svg:height="4.125in" presentation:class="page" draw:id="id150" presentation:style-name="a1262" draw:name="Slide Image Placeholder 1">
            <svg:desc/>
          </draw:page-thumbnail>
          <draw:frame draw:id="id151" presentation:style-name="a1263" draw:name="Notes Placeholder 2" svg:x="0.85in" svg:y="5.2248in" svg:width="6.79961in" svg:height="4.85118in" presentation:class="notes" presentation:placeholder="true">
            <draw:text-box/>
            <svg:desc/>
          </draw:frame>
        </presentation:notes>
      </draw:page>
      <draw:page draw:name="Slide24" draw:style-name="a1265" draw:master-page-name="Master1-Layout7-blank-Blank" presentation:presentation-page-layout-name="Master1-PPL7">
        <draw:frame draw:id="id152" presentation:style-name="a1270" draw:name="Title 1" svg:x="0.55118in" svg:y="0.37874in" svg:width="9.92087in" svg:height="1.28189in" presentation:class="title" presentation:placeholder="false">
          <draw:text-box>
            <text:p text:style-name="a1269" text:class-names="" text:cond-style-name=""><text:span text:style-name="a1266" text:class-names="">The<text:s text:c="1"/></text:span><text:span text:style-name="a1267" text:class-names="">for</text:span><text:span text:style-name="a1268" text:class-names=""> operator</text:span></text:p>
          </draw:text-box>
          <svg:desc/>
        </draw:frame>
        <draw:frame draw:id="id153" presentation:style-name="a1283" draw:name="Subtitle 2" svg:x="0.55118in" svg:y="1.98386in" svg:width="10.19882in" svg:height="5.35787in" presentation:class="subtitle" presentation:placeholder="false">
          <draw:text-box>
            <text:p text:style-name="a1278" text:class-names="" text:cond-style-name=""><text:span text:style-name="a1271" text:class-names="">for (</text:span><text:span text:style-name="a1272" text:class-names="">initialization</text:span><text:span text:style-name="a1273" text:class-names="">;</text:span><text:span text:style-name="a1274" text:class-names="">condition</text:span><text:span text:style-name="a1275" text:class-names="">;</text:span><text:span text:style-name="a1276" text:class-names="">update</text:span><text:span text:style-name="a1277" text:class-names="">){</text:span></text:p>
            <text:p text:style-name="a1280" text:class-names="" text:cond-style-name=""><text:span text:style-name="a1279" text:class-names=""><text:s text:c="4"/>statements</text:span></text:p>
            <text:p text:style-name="a1282" text:class-names="" text:cond-style-name=""><text:span text:style-name="a1281" text:class-names="">}</text:span></text:p>
          </draw:text-box>
          <svg:desc/>
        </draw:frame>
        <presentation:notes draw:style-name="a1286">
          <draw:page-thumbnail draw:page-number="24" svg:x="1.5in" svg:y="0.83507in" svg:width="5.5in" svg:height="4.125in" presentation:class="page" draw:id="id154" presentation:style-name="a1284" draw:name="Slide Image Placeholder 1">
            <svg:desc/>
          </draw:page-thumbnail>
          <draw:frame draw:id="id155" presentation:style-name="a1285" draw:name="Notes Placeholder 2" svg:x="0.85in" svg:y="5.2248in" svg:width="6.79961in" svg:height="4.85118in" presentation:class="notes" presentation:placeholder="true">
            <draw:text-box/>
            <svg:desc/>
          </draw:frame>
        </presentation:notes>
      </draw:page>
      <draw:page draw:name="Slide25" draw:style-name="a1287" draw:master-page-name="Master1-Layout7-blank-Blank" presentation:presentation-page-layout-name="Master1-PPL7">
        <draw:frame draw:id="id156" presentation:style-name="a1292" draw:name="Title 1" svg:x="0.55118in" svg:y="0.37874in" svg:width="9.92087in" svg:height="1.28189in" presentation:class="title" presentation:placeholder="false">
          <draw:text-box>
            <text:p text:style-name="a1291" text:class-names="" text:cond-style-name=""><text:span text:style-name="a1288" text:class-names="">The<text:s text:c="1"/></text:span><text:span text:style-name="a1289" text:class-names="">for</text:span><text:span text:style-name="a1290" text:class-names=""> operator</text:span></text:p>
          </draw:text-box>
          <svg:desc/>
        </draw:frame>
        <draw:frame draw:id="id157" presentation:style-name="a1328" draw:name="Subtitle 2" svg:x="0.55118in" svg:y="1.98386in" svg:width="9.92087in" svg:height="5.35787in" presentation:class="subtitle" presentation:placeholder="false">
          <draw:text-box>
            <text:list text:style-name="a1303">
              <text:list-item>
                <text:list text:style-name="a1303">
                  <text:list-item>
                    <text:p text:style-name="a1302" text:class-names="" text:cond-style-name=""><text:span text:style-name="a1293" text:class-names="">for (</text:span><text:span text:style-name="a1294" text:class-names="">int</text:span><text:span text:style-name="a1295" text:class-names=""><text:s text:c="1"/></text:span><text:span text:style-name="a1296" text:class-names="">i</text:span><text:span text:style-name="a1297" text:class-names=""> = 0;<text:s text:c="1"/></text:span><text:span text:style-name="a1298" text:class-names="">i</text:span><text:span text:style-name="a1299" text:class-names=""> &lt; 3;<text:s text:c="1"/></text:span><text:span text:style-name="a1300" text:class-names="">i</text:span><text:span text:style-name="a1301" text:class-names="">=i+1) {</text:span></text:p>
                  </text:list-item>
                </text:list>
              </text:list-item>
            </text:list>
            <text:list text:style-name="a1313">
              <text:list-item>
                <text:list text:style-name="a1313">
                  <text:list-item>
                    <text:p text:style-name="a1312" text:class-names="" text:cond-style-name=""><text:span text:style-name="a1304" text:class-names=""><text:s text:c="4"/></text:span><text:span text:style-name="a1305" text:class-names="">System.out.println</text:span><text:span text:style-name="a1306" text:class-names="">(</text:span><text:span text:style-name="a1307" text:class-names="">“Rule #“</text:span><text:span text:style-name="a1308" text:class-names=""><text:s text:c="1"/></text:span><text:span text:style-name="a1309" text:class-names="">+<text:s text:c="1"/></text:span><text:span text:style-name="a1310" text:class-names="">i</text:span><text:span text:style-name="a1311" text:class-names="">);</text:span></text:p>
                  </text:list-item>
                </text:list>
              </text:list-item>
            </text:list>
            <text:list text:style-name="a1316">
              <text:list-item>
                <text:list text:style-name="a1316">
                  <text:list-item>
                    <text:p text:style-name="a1315" text:class-names="" text:cond-style-name=""><text:span text:style-name="a1314" text:class-names="">}</text:span></text:p>
                  </text:list-item>
                </text:list>
              </text:list-item>
            </text:list>
            <text:p text:style-name="a1318" text:class-names="" text:cond-style-name=""><text:span text:style-name="a1317" text:class-names=""/></text:p>
            <text:p text:style-name="a1327" text:class-names="" text:cond-style-name=""><text:span text:style-name="a1319" text:class-names="">Note:</text:span><text:span text:style-name="a1320" text:class-names=""><text:s text:c="1"/></text:span><text:span text:style-name="a1321" text:class-names="">i</text:span><text:span text:style-name="a1322" text:class-names=""> = i+1<text:s text:c="1"/></text:span><text:span text:style-name="a1323" text:class-names="">may be replaced by</text:span><text:span text:style-name="a1324" text:class-names=""><text:s text:c="1"/></text:span><text:span text:style-name="a1325" text:class-names="">i</text:span><text:span text:style-name="a1326" text:class-names="">++</text:span></text:p>
          </draw:text-box>
          <svg:desc/>
        </draw:frame>
        <presentation:notes draw:style-name="a1331">
          <draw:page-thumbnail draw:page-number="25" svg:x="1.5in" svg:y="0.83507in" svg:width="5.5in" svg:height="4.125in" presentation:class="page" draw:id="id158" presentation:style-name="a1329" draw:name="Slide Image Placeholder 1">
            <svg:desc/>
          </draw:page-thumbnail>
          <draw:frame draw:id="id159" presentation:style-name="a1330" draw:name="Notes Placeholder 2" svg:x="0.85in" svg:y="5.2248in" svg:width="6.79961in" svg:height="4.85118in" presentation:class="notes" presentation:placeholder="true">
            <draw:text-box/>
            <svg:desc/>
          </draw:frame>
        </presentation:notes>
      </draw:page>
      <draw:page draw:name="Slide26" draw:style-name="a1332" draw:master-page-name="Master1-Layout7-blank-Blank" presentation:presentation-page-layout-name="Master1-PPL7">
        <draw:frame draw:id="id160" presentation:style-name="a1335" draw:name="Title 1" svg:x="0.55118in" svg:y="0.37874in" svg:width="9.92087in" svg:height="1.28189in" presentation:class="title" presentation:placeholder="false">
          <draw:text-box>
            <text:p text:style-name="a1334" text:class-names="" text:cond-style-name=""><text:span text:style-name="a1333" text:class-names="">Branching Statements</text:span></text:p>
          </draw:text-box>
          <svg:desc/>
        </draw:frame>
        <draw:frame draw:id="id161" presentation:style-name="a1376" draw:name="Subtitle 2" svg:x="0.55118in" svg:y="1.21701in" svg:width="9.92087in" svg:height="6.08858in" presentation:class="subtitle" presentation:placeholder="false">
          <draw:text-box>
            <text:p text:style-name="a1342" text:class-names="" text:cond-style-name=""><text:span text:style-name="a1336" text:class-names="">break</text:span><text:span text:style-name="a1337" text:class-names=""> terminates a<text:s text:c="1"/></text:span><text:span text:style-name="a1338" text:class-names="">for</text:span><text:span text:style-name="a1339" text:class-names=""> or<text:s text:c="1"/></text:span><text:span text:style-name="a1340" text:class-names="">while</text:span><text:span text:style-name="a1341" text:class-names=""> loop</text:span></text:p>
            <text:p text:style-name="a1344" text:class-names="" text:cond-style-name=""><text:span text:style-name="a1343" text:class-names=""/></text:p>
            <text:p text:style-name="a1346" text:class-names="" text:cond-style-name=""><text:span text:style-name="a1345" text:class-names=""/></text:p>
            <text:p text:style-name="a1356" text:class-names="" text:cond-style-name=""><text:span text:style-name="a1347" text:class-names=""><text:s text:c="2"/>for (</text:span><text:span text:style-name="a1348" text:class-names="">int</text:span><text:span text:style-name="a1349" text:class-names=""><text:s text:c="1"/></text:span><text:span text:style-name="a1350" text:class-names="">i</text:span><text:span text:style-name="a1351" text:class-names="">=0;<text:s text:c="1"/></text:span><text:span text:style-name="a1352" text:class-names="">i</text:span><text:span text:style-name="a1353" text:class-names="">&lt;100;<text:s text:c="1"/></text:span><text:span text:style-name="a1354" text:class-names="">i</text:span><text:span text:style-name="a1355" text:class-names="">++) {</text:span></text:p>
            <text:p text:style-name="a1360" text:class-names="" text:cond-style-name=""><text:span text:style-name="a1357" text:class-names=""><text:s text:c="6"/>if(</text:span><text:span text:style-name="a1358" text:class-names="">i</text:span><text:span text:style-name="a1359" text:class-names=""> == 50)</text:span></text:p>
            <text:p text:style-name="a1364" text:class-names="" text:cond-style-name=""><text:span text:style-name="a1361" text:class-names=""><text:s text:c="10"/></text:span><text:span text:style-name="a1362" text:class-names="">break</text:span><text:span text:style-name="a1363" text:class-names="">;</text:span></text:p>
            <text:p text:style-name="a1373" text:class-names="" text:cond-style-name=""><text:span text:style-name="a1365" text:class-names=""><text:s text:c="6"/></text:span><text:span text:style-name="a1366" text:class-names="">System.out.println</text:span><text:span text:style-name="a1367" text:class-names="">(</text:span><text:span text:style-name="a1368" text:class-names="">“Rule #”<text:s text:c="1"/></text:span><text:span text:style-name="a1369" text:class-names="">+<text:s text:c="1"/></text:span><text:span text:style-name="a1370" text:class-names="">i</text:span><text:span text:style-name="a1371" text:class-names="">);</text:span><text:span text:style-name="a1372" text:class-names=""/></text:p>
            <text:p text:style-name="a1375" text:class-names="" text:cond-style-name=""><text:span text:style-name="a1374" text:class-names=""><text:s text:c="2"/>}</text:span></text:p>
          </draw:text-box>
          <svg:desc/>
        </draw:frame>
        <draw:custom-shape svg:x="0.47222in" svg:y="5.13333in" svg:width="2.12326in" svg:height="2.33333in" draw:id="id162" draw:style-name="a1380" draw:name="Freeform 12">
          <svg:desc/>
          <text:p text:style-name="a1378" text:class-names="" text:cond-style-name=""><text:span text:style-name="a1377" text:class-names=""/></text:p>
          <draw:enhanced-geometry xmlns:dr3d="urn:oasis:names:tc:opendocument:xmlns:dr3d:1.0" draw:type="non-primitive" svg:viewBox="0 0 1488440 2133600" draw:enhanced-path="M ?f1 ?f3 C ?f4 ?f5 ?f6 ?f0 ?f7 ?f8 ?f9 ?f10 ?f11 ?f12 ?f13 ?f14 ?f0 ?f15 ?f16 ?f17 ?f18 ?f19 ?f20 ?f21 ?f22 ?f23 ?f24 ?f2 N" draw:text-areas="?f49 ?f51 ?f50 ?f52" draw:glue-points="?f53 ?f54 ?f55 ?f56 ?f57 ?f58 ?f59 ?f60 ?f61 ?f62" draw:glue-point-leaving-directions="-90, -90, -90, -90, -90">
            <draw:equation draw:name="f0" draw:formula="0"/>
            <draw:equation draw:name="f1" draw:formula="1488440"/>
            <draw:equation draw:name="f2" draw:formula="2133600"/>
            <draw:equation draw:name="f3" draw:formula="121920"/>
            <draw:equation draw:name="f4" draw:formula="1061720"/>
            <draw:equation draw:name="f5" draw:formula="60960"/>
            <draw:equation draw:name="f6" draw:formula="635000"/>
            <draw:equation draw:name="f7" draw:formula="391160"/>
            <draw:equation draw:name="f8" draw:formula="137160"/>
            <draw:equation draw:name="f9" draw:formula="147320"/>
            <draw:equation draw:name="f10" draw:formula="274320"/>
            <draw:equation draw:name="f11" draw:formula="50800"/>
            <draw:equation draw:name="f12" draw:formula="655320"/>
            <draw:equation draw:name="f13" draw:formula="25400"/>
            <draw:equation draw:name="f14" draw:formula="944880"/>
            <draw:equation draw:name="f15" draw:formula="1234440"/>
            <draw:equation draw:name="f16" draw:formula="104140"/>
            <draw:equation draw:name="f17" draw:formula="1676400"/>
            <draw:equation draw:name="f18" draw:formula="238760"/>
            <draw:equation draw:name="f19" draw:formula="1874520"/>
            <draw:equation draw:name="f20" draw:formula="373380"/>
            <draw:equation draw:name="f21" draw:formula="2072640"/>
            <draw:equation draw:name="f22" draw:formula="603250"/>
            <draw:equation draw:name="f23" draw:formula="2103120"/>
            <draw:equation draw:name="f24" draw:formula="833120"/>
            <draw:equation draw:name="f25" draw:formula="?f2 - ?f0"/>
            <draw:equation draw:name="f26" draw:formula="?f1 - ?f0"/>
            <draw:equation draw:name="f27" draw:formula="?f26 / 1488440"/>
            <draw:equation draw:name="f28" draw:formula="?f25 / 2133600"/>
            <draw:equation draw:name="f29" draw:formula="1488440 * ?f26"/>
            <draw:equation draw:name="f30" draw:formula="121920 * ?f25"/>
            <draw:equation draw:name="f31" draw:formula="391160 * ?f26"/>
            <draw:equation draw:name="f32" draw:formula="137160 * ?f25"/>
            <draw:equation draw:name="f33" draw:formula="25400 * ?f26"/>
            <draw:equation draw:name="f34" draw:formula="944880 * ?f25"/>
            <draw:equation draw:name="f35" draw:formula="238760 * ?f26"/>
            <draw:equation draw:name="f36" draw:formula="1874520 * ?f25"/>
            <draw:equation draw:name="f37" draw:formula="833120 * ?f26"/>
            <draw:equation draw:name="f38" draw:formula="2133600 * ?f25"/>
            <draw:equation draw:name="f39" draw:formula="?f29 / 1488440"/>
            <draw:equation draw:name="f40" draw:formula="?f30 / 2133600"/>
            <draw:equation draw:name="f41" draw:formula="?f31 / 1488440"/>
            <draw:equation draw:name="f42" draw:formula="?f32 / 2133600"/>
            <draw:equation draw:name="f43" draw:formula="?f33 / 1488440"/>
            <draw:equation draw:name="f44" draw:formula="?f34 / 2133600"/>
            <draw:equation draw:name="f45" draw:formula="?f35 / 1488440"/>
            <draw:equation draw:name="f46" draw:formula="?f36 / 2133600"/>
            <draw:equation draw:name="f47" draw:formula="?f37 / 1488440"/>
            <draw:equation draw:name="f48" draw:formula="?f38 / 2133600"/>
            <draw:equation draw:name="f49" draw:formula="?f0 / ?f27"/>
            <draw:equation draw:name="f50" draw:formula="?f1 / ?f27"/>
            <draw:equation draw:name="f51" draw:formula="?f0 / ?f28"/>
            <draw:equation draw:name="f52" draw:formula="?f2 / ?f28"/>
            <draw:equation draw:name="f53" draw:formula="?f39 / ?f27"/>
            <draw:equation draw:name="f54" draw:formula="?f40 / ?f28"/>
            <draw:equation draw:name="f55" draw:formula="?f41 / ?f27"/>
            <draw:equation draw:name="f56" draw:formula="?f42 / ?f28"/>
            <draw:equation draw:name="f57" draw:formula="?f43 / ?f27"/>
            <draw:equation draw:name="f58" draw:formula="?f44 / ?f28"/>
            <draw:equation draw:name="f59" draw:formula="?f45 / ?f27"/>
            <draw:equation draw:name="f60" draw:formula="?f46 / ?f28"/>
            <draw:equation draw:name="f61" draw:formula="?f47 / ?f27"/>
            <draw:equation draw:name="f62" draw:formula="?f48 / ?f28"/>
          </draw:enhanced-geometry>
        </draw:custom-shape>
        <presentation:notes draw:style-name="a1386">
          <draw:page-thumbnail draw:page-number="26" svg:x="1.5in" svg:y="0.83507in" svg:width="5.5in" svg:height="4.125in" presentation:class="page" draw:id="id163" presentation:style-name="a1381" draw:name="Slide Image Placeholder 1">
            <svg:desc/>
          </draw:page-thumbnail>
          <draw:frame draw:id="id164" presentation:style-name="a1385" draw:name="Notes Placeholder 2" svg:x="0.85in" svg:y="5.2248in" svg:width="6.79961in" svg:height="4.85118in" presentation:class="notes" presentation:placeholder="false">
            <draw:text-box>
              <text:list text:style-name="a1384">
                <text:list-item>
                  <text:p text:style-name="a1383" text:class-names="" text:cond-style-name=""><text:span text:style-name="a1382" text:class-names="">Reading data in a file. <text:s text:c="1"/>Some lines you want to skip, some lines is the data you’re looking for</text:span></text:p>
                </text:list-item>
              </text:list>
            </draw:text-box>
            <svg:desc/>
          </draw:frame>
        </presentation:notes>
      </draw:page>
      <draw:page draw:name="Slide27" draw:style-name="a1387" draw:master-page-name="Master1-Layout7-blank-Blank" presentation:presentation-page-layout-name="Master1-PPL7">
        <draw:frame draw:id="id165" presentation:style-name="a1390" draw:name="Title 1" svg:x="0.55118in" svg:y="0.37874in" svg:width="9.92087in" svg:height="1.28189in" presentation:class="title" presentation:placeholder="false">
          <draw:text-box>
            <text:p text:style-name="a1389" text:class-names="" text:cond-style-name=""><text:span text:style-name="a1388" text:class-names="">Branching Statements</text:span></text:p>
          </draw:text-box>
          <svg:desc/>
        </draw:frame>
        <draw:frame draw:id="id166" presentation:style-name="a1424" draw:name="Subtitle 2" svg:x="0.55118in" svg:y="1.30035in" svg:width="9.92087in" svg:height="6.08858in" presentation:class="subtitle" presentation:placeholder="false">
          <draw:text-box>
            <text:p text:style-name="a1393" text:class-names="" text:cond-style-name=""><text:span text:style-name="a1391" text:class-names="">continue</text:span><text:span text:style-name="a1392" text:class-names=""> skips the current iteration of a loop and proceeds directly to the next iteration</text:span></text:p>
            <text:p text:style-name="a1395" text:class-names="" text:cond-style-name=""><text:span text:style-name="a1394" text:class-names=""/></text:p>
            <text:p text:style-name="a1405" text:class-names="" text:cond-style-name=""><text:span text:style-name="a1396" text:class-names=""><text:s text:c="2"/>for (</text:span><text:span text:style-name="a1397" text:class-names="">int</text:span><text:span text:style-name="a1398" text:class-names=""><text:s text:c="1"/></text:span><text:span text:style-name="a1399" text:class-names="">i</text:span><text:span text:style-name="a1400" text:class-names="">=0;<text:s text:c="1"/></text:span><text:span text:style-name="a1401" text:class-names="">i</text:span><text:span text:style-name="a1402" text:class-names="">&lt;100;<text:s text:c="1"/></text:span><text:span text:style-name="a1403" text:class-names="">i</text:span><text:span text:style-name="a1404" text:class-names="">++) {</text:span></text:p>
            <text:p text:style-name="a1409" text:class-names="" text:cond-style-name=""><text:span text:style-name="a1406" text:class-names=""><text:s text:c="6"/>if(</text:span><text:span text:style-name="a1407" text:class-names="">i</text:span><text:span text:style-name="a1408" text:class-names=""> == 50)</text:span></text:p>
            <text:p text:style-name="a1413" text:class-names="" text:cond-style-name=""><text:span text:style-name="a1410" text:class-names=""><text:s text:c="7"/></text:span><text:span text:style-name="a1411" text:class-names="">continue</text:span><text:span text:style-name="a1412" text:class-names="">;</text:span></text:p>
            <text:p text:style-name="a1421" text:class-names="" text:cond-style-name=""><text:span text:style-name="a1414" text:class-names=""><text:s text:c="6"/></text:span><text:span text:style-name="a1415" text:class-names="">System.out.println</text:span><text:span text:style-name="a1416" text:class-names="">(</text:span><text:span text:style-name="a1417" text:class-names="">“Rule #”</text:span><text:span text:style-name="a1418" text:class-names=""> +<text:s text:c="1"/></text:span><text:span text:style-name="a1419" text:class-names="">i</text:span><text:span text:style-name="a1420" text:class-names="">);</text:span></text:p>
            <text:p text:style-name="a1423" text:class-names="" text:cond-style-name=""><text:span text:style-name="a1422" text:class-names=""><text:s text:c="2"/>}</text:span></text:p>
          </draw:text-box>
          <svg:desc/>
        </draw:frame>
        <draw:custom-shape svg:x="0.26215in" svg:y="4.08056in" svg:width="1.57118in" svg:height="1.50278in" draw:id="id167" draw:style-name="a1428" draw:name="Freeform 5">
          <svg:desc/>
          <text:p text:style-name="a1426" text:class-names="" text:cond-style-name=""><text:span text:style-name="a1425" text:class-names=""/></text:p>
          <draw:enhanced-geometry xmlns:dr3d="urn:oasis:names:tc:opendocument:xmlns:dr3d:1.0" draw:type="non-primitive" svg:viewBox="0 0 1678940 1374140" draw:enhanced-path="M ?f1 ?f3 C ?f4 ?f5 ?f6 ?f2 ?f7 ?f3 ?f0 ?f8 ?f9 ?f10 ?f11 ?f12 ?f13 ?f0 ?f14 ?f15 ?f16 ?f17 N" draw:text-areas="?f36 ?f38 ?f37 ?f39" draw:glue-points="?f40 ?f41 ?f42 ?f41 ?f43 ?f44 ?f45 ?f46" draw:glue-point-leaving-directions="-90, -90, -90, -90">
            <draw:equation draw:name="f0" draw:formula="0"/>
            <draw:equation draw:name="f1" draw:formula="1678940"/>
            <draw:equation draw:name="f2" draw:formula="1374140"/>
            <draw:equation draw:name="f3" draw:formula="1206500"/>
            <draw:equation draw:name="f4" draw:formula="1101090"/>
            <draw:equation draw:name="f5" draw:formula="1290320"/>
            <draw:equation draw:name="f6" draw:formula="523240"/>
            <draw:equation draw:name="f7" draw:formula="261620"/>
            <draw:equation draw:name="f8" draw:formula="1038860"/>
            <draw:equation draw:name="f9" draw:formula="30480"/>
            <draw:equation draw:name="f10" draw:formula="401320"/>
            <draw:equation draw:name="f11" draw:formula="109220"/>
            <draw:equation draw:name="f12" draw:formula="200660"/>
            <draw:equation draw:name="f13" draw:formula="187960"/>
            <draw:equation draw:name="f14" draw:formula="461010"/>
            <draw:equation draw:name="f15" draw:formula="1270"/>
            <draw:equation draw:name="f16" draw:formula="734060"/>
            <draw:equation draw:name="f17" draw:formula="2540"/>
            <draw:equation draw:name="f18" draw:formula="?f2 - ?f0"/>
            <draw:equation draw:name="f19" draw:formula="?f1 - ?f0"/>
            <draw:equation draw:name="f20" draw:formula="?f19 / 1678940"/>
            <draw:equation draw:name="f21" draw:formula="?f18 / 1374140"/>
            <draw:equation draw:name="f22" draw:formula="1678940 * ?f19"/>
            <draw:equation draw:name="f23" draw:formula="1206500 * ?f18"/>
            <draw:equation draw:name="f24" draw:formula="261620 * ?f19"/>
            <draw:equation draw:name="f25" draw:formula="109220 * ?f19"/>
            <draw:equation draw:name="f26" draw:formula="200660 * ?f18"/>
            <draw:equation draw:name="f27" draw:formula="734060 * ?f19"/>
            <draw:equation draw:name="f28" draw:formula="2540 * ?f18"/>
            <draw:equation draw:name="f29" draw:formula="?f22 / 1678940"/>
            <draw:equation draw:name="f30" draw:formula="?f23 / 1374140"/>
            <draw:equation draw:name="f31" draw:formula="?f24 / 1678940"/>
            <draw:equation draw:name="f32" draw:formula="?f25 / 1678940"/>
            <draw:equation draw:name="f33" draw:formula="?f26 / 1374140"/>
            <draw:equation draw:name="f34" draw:formula="?f27 / 1678940"/>
            <draw:equation draw:name="f35" draw:formula="?f28 / 1374140"/>
            <draw:equation draw:name="f36" draw:formula="?f0 / ?f20"/>
            <draw:equation draw:name="f37" draw:formula="?f1 / ?f20"/>
            <draw:equation draw:name="f38" draw:formula="?f0 / ?f21"/>
            <draw:equation draw:name="f39" draw:formula="?f2 / ?f21"/>
            <draw:equation draw:name="f40" draw:formula="?f29 / ?f20"/>
            <draw:equation draw:name="f41" draw:formula="?f30 / ?f21"/>
            <draw:equation draw:name="f42" draw:formula="?f31 / ?f20"/>
            <draw:equation draw:name="f43" draw:formula="?f32 / ?f20"/>
            <draw:equation draw:name="f44" draw:formula="?f33 / ?f21"/>
            <draw:equation draw:name="f45" draw:formula="?f34 / ?f20"/>
            <draw:equation draw:name="f46" draw:formula="?f35 / ?f21"/>
          </draw:enhanced-geometry>
        </draw:custom-shape>
        <presentation:notes draw:style-name="a1431">
          <draw:page-thumbnail draw:page-number="27" svg:x="1.5in" svg:y="0.83507in" svg:width="5.5in" svg:height="4.125in" presentation:class="page" draw:id="id168" presentation:style-name="a1429" draw:name="Slide Image Placeholder 1">
            <svg:desc/>
          </draw:page-thumbnail>
          <draw:frame draw:id="id169" presentation:style-name="a1430" draw:name="Notes Placeholder 2" svg:x="0.85in" svg:y="5.2248in" svg:width="6.79961in" svg:height="4.85118in" presentation:class="notes" presentation:placeholder="true">
            <draw:text-box/>
            <svg:desc/>
          </draw:frame>
        </presentation:notes>
      </draw:page>
      <draw:page draw:name="Slide28" draw:style-name="a1432" draw:master-page-name="Master1-Layout7-blank-Blank" presentation:presentation-page-layout-name="Master1-PPL7">
        <draw:frame draw:id="id170" presentation:style-name="a1435" draw:name="Title 1" svg:x="0.55118in" svg:y="0.37874in" svg:width="9.92087in" svg:height="1.28189in" presentation:class="title" presentation:placeholder="false">
          <draw:text-box>
            <text:p text:style-name="a1434" text:class-names="" text:cond-style-name=""><text:span text:style-name="a1433" text:class-names="">Embedded loops</text:span></text:p>
          </draw:text-box>
          <svg:desc/>
        </draw:frame>
        <draw:frame draw:id="id171" presentation:style-name="a1457" draw:name="Subtitle 2" svg:x="0.55118in" svg:y="1.98386in" svg:width="9.92087in" svg:height="5.35787in" presentation:class="subtitle" presentation:placeholder="false">
          <draw:text-box>
            <text:p text:style-name="a1438" text:class-names="" text:cond-style-name=""><text:span text:style-name="a1436" text:class-names="">for</text:span><text:span text:style-name="a1437" text:class-names=""> (int i = 0; i &lt; 3; i++) {</text:span></text:p>
            <text:p text:style-name="a1442" text:class-names="" text:cond-style-name=""><text:span text:style-name="a1439" text:class-names=""><text:s text:c="4"/></text:span><text:span text:style-name="a1440" text:class-names="">for</text:span><text:span text:style-name="a1441" text:class-names=""> (int j = 2; j &lt; 4; j++) {</text:span></text:p>
            <text:p text:style-name="a1446" text:class-names="" text:cond-style-name=""><text:span text:style-name="a1443" text:class-names=""><text:s text:c="8"/>System.out.println (i +<text:s text:c="1"/></text:span><text:span text:style-name="a1444" text:class-names="">“ “</text:span><text:span text:style-name="a1445" text:class-names=""> + j);</text:span></text:p>
            <text:p text:style-name="a1448" text:class-names="" text:cond-style-name=""><text:span text:style-name="a1447" text:class-names=""><text:s text:c="4"/>}</text:span></text:p>
            <text:p text:style-name="a1450" text:class-names="" text:cond-style-name=""><text:span text:style-name="a1449" text:class-names="">}</text:span></text:p>
            <text:p text:style-name="a1452" text:class-names="" text:cond-style-name=""><text:span text:style-name="a1451" text:class-names=""/></text:p>
            <text:p text:style-name="a1456" text:class-names="" text:cond-style-name=""><text:span text:style-name="a1453" text:class-names="">Scope of the variable defined in the initialization: respective<text:s text:c="1"/></text:span><text:span text:style-name="a1454" text:class-names="">for</text:span><text:span text:style-name="a1455" text:class-names=""> block</text:span></text:p>
          </draw:text-box>
          <svg:desc/>
        </draw:frame>
        <presentation:notes draw:style-name="a1460">
          <draw:page-thumbnail draw:page-number="28" svg:x="1.5in" svg:y="0.83507in" svg:width="5.5in" svg:height="4.125in" presentation:class="page" draw:id="id172" presentation:style-name="a1458" draw:name="Slide Image Placeholder 1">
            <svg:desc/>
          </draw:page-thumbnail>
          <draw:frame draw:id="id173" presentation:style-name="a1459" draw:name="Notes Placeholder 2" svg:x="0.85in" svg:y="5.2248in" svg:width="6.79961in" svg:height="4.85118in" presentation:class="notes" presentation:placeholder="true">
            <draw:text-box/>
            <svg:desc/>
          </draw:frame>
        </presentation:notes>
      </draw:page>
      <draw:page draw:name="Slide29" draw:style-name="a1461" draw:master-page-name="Master1-Layout7-blank-Blank" presentation:presentation-page-layout-name="Master1-PPL7">
        <draw:frame draw:id="id174" draw:style-name="a1464" draw:name="TextBox 1" svg:x="4.09549in" svg:y="3.71701in" svg:width="2.34735in" svg:height="1.11074in">
          <draw:text-box>
            <text:p text:style-name="a1463" text:class-names="" text:cond-style-name=""><text:span text:style-name="a1462" text:class-names="">Arrays</text:span></text:p>
          </draw:text-box>
          <svg:desc/>
        </draw:frame>
      </draw:page>
      <draw:page draw:name="Slide30" draw:style-name="a1465" draw:master-page-name="Master1-Layout7-blank-Blank" presentation:presentation-page-layout-name="Master1-PPL7">
        <draw:frame draw:id="id175" presentation:style-name="a1468" draw:name="Title 1" svg:x="0.55118in" svg:y="0.37874in" svg:width="9.92087in" svg:height="1.28189in" presentation:class="title" presentation:placeholder="false">
          <draw:text-box>
            <text:p text:style-name="a1467" text:class-names="" text:cond-style-name=""><text:span text:style-name="a1466" text:class-names="">Arrays</text:span></text:p>
          </draw:text-box>
          <svg:desc/>
        </draw:frame>
        <draw:frame draw:id="id176" presentation:style-name="a1484" draw:name="Subtitle 2" svg:x="0.55118in" svg:y="1.98386in" svg:width="9.92087in" svg:height="5.35787in" presentation:class="subtitle" presentation:placeholder="false">
          <draw:text-box>
            <text:p text:style-name="a1470" text:class-names="" text:cond-style-name=""><text:span text:style-name="a1469" text:class-names="">An array is an indexed list of values.</text:span></text:p>
            <text:p text:style-name="a1472" text:class-names="" text:cond-style-name=""><text:span text:style-name="a1471" text:class-names=""/></text:p>
            <text:p text:style-name="a1474" text:class-names="" text:cond-style-name=""><text:span text:style-name="a1473" text:class-names="">You can make an array of any type</text:span></text:p>
            <text:list text:style-name="a1477">
              <text:list-item>
                <text:list text:style-name="a1477">
                  <text:list-item>
                    <text:p text:style-name="a1476" text:class-names="" text:cond-style-name=""><text:span text:style-name="a1475" text:class-names="">int, double, String, etc..</text:span></text:p>
                  </text:list-item>
                </text:list>
              </text:list-item>
            </text:list>
            <text:p text:style-name="a1479" text:class-names="" text:cond-style-name=""><text:span text:style-name="a1478" text:class-names=""/></text:p>
            <text:p text:style-name="a1481" text:class-names="" text:cond-style-name=""><text:span text:style-name="a1480" text:class-names="">All elements of an array must have the same type.</text:span></text:p>
            <text:p text:style-name="a1483" text:class-names="" text:cond-style-name=""><text:span text:style-name="a1482" text:class-names=""/></text:p>
          </draw:text-box>
          <svg:desc/>
        </draw:frame>
        <presentation:notes draw:style-name="a1487">
          <draw:page-thumbnail draw:page-number="30" svg:x="1.5in" svg:y="0.83507in" svg:width="5.5in" svg:height="4.125in" presentation:class="page" draw:id="id177" presentation:style-name="a1485" draw:name="Slide Image Placeholder 1">
            <svg:desc/>
          </draw:page-thumbnail>
          <draw:frame draw:id="id178" presentation:style-name="a1486" draw:name="Notes Placeholder 2" svg:x="0.85in" svg:y="5.2248in" svg:width="6.79961in" svg:height="4.85118in" presentation:class="notes" presentation:placeholder="true">
            <draw:text-box/>
            <svg:desc/>
          </draw:frame>
        </presentation:notes>
      </draw:page>
      <draw:page draw:name="Slide31" draw:style-name="a1488" draw:master-page-name="Master1-Layout7-blank-Blank" presentation:presentation-page-layout-name="Master1-PPL7">
        <draw:frame draw:id="id179" presentation:style-name="a1491" draw:name="Title 1" svg:x="0.55118in" svg:y="0.32953in" svg:width="9.92087in" svg:height="1.38071in" presentation:class="title" presentation:placeholder="false">
          <draw:text-box>
            <text:p text:style-name="a1490" text:class-names="" text:cond-style-name=""><text:span text:style-name="a1489" text:class-names="">Arrays</text:span></text:p>
          </draw:text-box>
          <svg:desc/>
        </draw:frame>
        <draw:custom-shape svg:x="0.59549in" svg:y="3.50638in" svg:width="1.25in" svg:height="1.25in" draw:id="id180" draw:style-name="a1494" draw:name="Freeform 2">
          <svg:desc/>
          <text:p text:style-name="a1493" text:class-names="" text:cond-style-name=""><text:span text:style-name="a1492" text:class-names=""/></text:p>
          <draw:enhanced-geometry xmlns:dr3d="urn:oasis:names:tc:opendocument:xmlns:dr3d:1.0" draw:type="non-primitive" svg:viewBox="0 0 21600 21600" draw:enhanced-path="M ?f0 ?f0 L ?f1 ?f0 ?f1 ?f1 ?f0 ?f1 ?f0 ?f0 Z N" draw:text-areas="?f7 ?f7 ?f8 ?f8" draw:glue-points="?f9 ?f10 ?f10 ?f9 ?f9 ?f11 ?f11 ?f9" draw:glue-point-leaving-directions="3.3333E-5, 3.3333E-5, 3.3333E-5, 3.3333E-5">
            <draw:equation draw:name="f0" draw:formula="0"/>
            <draw:equation draw:name="f1" draw:formula="21600"/>
            <draw:equation draw:name="f2" draw:formula="?f1 - ?f0"/>
            <draw:equation draw:name="f3" draw:formula="?f2 / 21600"/>
            <draw:equation draw:name="f4" draw:formula="10800 * ?f3"/>
            <draw:equation draw:name="f5" draw:formula="0 * ?f3"/>
            <draw:equation draw:name="f6" draw:formula="21600 * ?f3"/>
            <draw:equation draw:name="f7" draw:formula="?f0 / ?f3"/>
            <draw:equation draw:name="f8" draw:formula="?f1 / ?f3"/>
            <draw:equation draw:name="f9" draw:formula="?f4 / ?f3"/>
            <draw:equation draw:name="f10" draw:formula="?f5 / ?f3"/>
            <draw:equation draw:name="f11" draw:formula="?f6 / ?f3"/>
          </draw:enhanced-geometry>
        </draw:custom-shape>
        <draw:custom-shape svg:x="1.85572in" svg:y="3.50677in" svg:width="1.25in" svg:height="1.25in" draw:id="id181" draw:style-name="a1497" draw:name="Freeform 3">
          <svg:desc/>
          <text:p text:style-name="a1496" text:class-names="" text:cond-style-name=""><text:span text:style-name="a1495" text:class-names=""/></text:p>
          <draw:enhanced-geometry xmlns:dr3d="urn:oasis:names:tc:opendocument:xmlns:dr3d:1.0" draw:type="non-primitive" svg:viewBox="0 0 21600 21600" draw:enhanced-path="M ?f0 ?f0 L ?f1 ?f0 ?f1 ?f1 ?f0 ?f1 ?f0 ?f0 Z N" draw:text-areas="?f7 ?f7 ?f8 ?f8" draw:glue-points="?f9 ?f10 ?f10 ?f9 ?f9 ?f11 ?f11 ?f9" draw:glue-point-leaving-directions="3.3333E-5, 3.3333E-5, 3.3333E-5, 3.3333E-5">
            <draw:equation draw:name="f0" draw:formula="0"/>
            <draw:equation draw:name="f1" draw:formula="21600"/>
            <draw:equation draw:name="f2" draw:formula="?f1 - ?f0"/>
            <draw:equation draw:name="f3" draw:formula="?f2 / 21600"/>
            <draw:equation draw:name="f4" draw:formula="10800 * ?f3"/>
            <draw:equation draw:name="f5" draw:formula="0 * ?f3"/>
            <draw:equation draw:name="f6" draw:formula="21600 * ?f3"/>
            <draw:equation draw:name="f7" draw:formula="?f0 / ?f3"/>
            <draw:equation draw:name="f8" draw:formula="?f1 / ?f3"/>
            <draw:equation draw:name="f9" draw:formula="?f4 / ?f3"/>
            <draw:equation draw:name="f10" draw:formula="?f5 / ?f3"/>
            <draw:equation draw:name="f11" draw:formula="?f6 / ?f3"/>
          </draw:enhanced-geometry>
        </draw:custom-shape>
        <draw:custom-shape svg:x="3.11596in" svg:y="3.50717in" svg:width="1.25in" svg:height="1.25in" draw:id="id182" draw:style-name="a1500" draw:name="Freeform 4">
          <svg:desc/>
          <text:p text:style-name="a1499" text:class-names="" text:cond-style-name=""><text:span text:style-name="a1498" text:class-names=""/></text:p>
          <draw:enhanced-geometry xmlns:dr3d="urn:oasis:names:tc:opendocument:xmlns:dr3d:1.0" draw:type="non-primitive" svg:viewBox="0 0 21600 21600" draw:enhanced-path="M ?f0 ?f0 L ?f1 ?f0 ?f1 ?f1 ?f0 ?f1 ?f0 ?f0 Z N" draw:text-areas="?f7 ?f7 ?f8 ?f8" draw:glue-points="?f9 ?f10 ?f10 ?f9 ?f9 ?f11 ?f11 ?f9" draw:glue-point-leaving-directions="3.3333E-5, 3.3333E-5, 3.3333E-5, 3.3333E-5">
            <draw:equation draw:name="f0" draw:formula="0"/>
            <draw:equation draw:name="f1" draw:formula="21600"/>
            <draw:equation draw:name="f2" draw:formula="?f1 - ?f0"/>
            <draw:equation draw:name="f3" draw:formula="?f2 / 21600"/>
            <draw:equation draw:name="f4" draw:formula="10800 * ?f3"/>
            <draw:equation draw:name="f5" draw:formula="0 * ?f3"/>
            <draw:equation draw:name="f6" draw:formula="21600 * ?f3"/>
            <draw:equation draw:name="f7" draw:formula="?f0 / ?f3"/>
            <draw:equation draw:name="f8" draw:formula="?f1 / ?f3"/>
            <draw:equation draw:name="f9" draw:formula="?f4 / ?f3"/>
            <draw:equation draw:name="f10" draw:formula="?f5 / ?f3"/>
            <draw:equation draw:name="f11" draw:formula="?f6 / ?f3"/>
          </draw:enhanced-geometry>
        </draw:custom-shape>
        <draw:custom-shape svg:x="4.37619in" svg:y="3.50756in" svg:width="1.25in" svg:height="1.25in" draw:id="id183" draw:style-name="a1503" draw:name="Freeform 5">
          <svg:desc/>
          <text:p text:style-name="a1502" text:class-names="" text:cond-style-name=""><text:span text:style-name="a1501" text:class-names=""/></text:p>
          <draw:enhanced-geometry xmlns:dr3d="urn:oasis:names:tc:opendocument:xmlns:dr3d:1.0" draw:type="non-primitive" svg:viewBox="0 0 21600 21600" draw:enhanced-path="M ?f0 ?f0 L ?f1 ?f0 ?f1 ?f1 ?f0 ?f1 ?f0 ?f0 Z N" draw:text-areas="?f7 ?f7 ?f8 ?f8" draw:glue-points="?f9 ?f10 ?f10 ?f9 ?f9 ?f11 ?f11 ?f9" draw:glue-point-leaving-directions="3.3333E-5, 3.3333E-5, 3.3333E-5, 3.3333E-5">
            <draw:equation draw:name="f0" draw:formula="0"/>
            <draw:equation draw:name="f1" draw:formula="21600"/>
            <draw:equation draw:name="f2" draw:formula="?f1 - ?f0"/>
            <draw:equation draw:name="f3" draw:formula="?f2 / 21600"/>
            <draw:equation draw:name="f4" draw:formula="10800 * ?f3"/>
            <draw:equation draw:name="f5" draw:formula="0 * ?f3"/>
            <draw:equation draw:name="f6" draw:formula="21600 * ?f3"/>
            <draw:equation draw:name="f7" draw:formula="?f0 / ?f3"/>
            <draw:equation draw:name="f8" draw:formula="?f1 / ?f3"/>
            <draw:equation draw:name="f9" draw:formula="?f4 / ?f3"/>
            <draw:equation draw:name="f10" draw:formula="?f5 / ?f3"/>
            <draw:equation draw:name="f11" draw:formula="?f6 / ?f3"/>
          </draw:enhanced-geometry>
        </draw:custom-shape>
        <draw:custom-shape svg:x="7.76241in" svg:y="3.50795in" svg:width="1.25in" svg:height="1.25in" draw:id="id184" draw:style-name="a1506" draw:name="Freeform 6">
          <svg:desc/>
          <text:p text:style-name="a1505" text:class-names="" text:cond-style-name=""><text:span text:style-name="a1504" text:class-names=""/></text:p>
          <draw:enhanced-geometry xmlns:dr3d="urn:oasis:names:tc:opendocument:xmlns:dr3d:1.0" draw:type="non-primitive" svg:viewBox="0 0 21600 21600" draw:enhanced-path="M ?f0 ?f0 L ?f1 ?f0 ?f1 ?f1 ?f0 ?f1 ?f0 ?f0 Z N" draw:text-areas="?f7 ?f7 ?f8 ?f8" draw:glue-points="?f9 ?f10 ?f10 ?f9 ?f9 ?f11 ?f11 ?f9" draw:glue-point-leaving-directions="3.3333E-5, 3.3333E-5, 3.3333E-5, 3.3333E-5">
            <draw:equation draw:name="f0" draw:formula="0"/>
            <draw:equation draw:name="f1" draw:formula="21600"/>
            <draw:equation draw:name="f2" draw:formula="?f1 - ?f0"/>
            <draw:equation draw:name="f3" draw:formula="?f2 / 21600"/>
            <draw:equation draw:name="f4" draw:formula="10800 * ?f3"/>
            <draw:equation draw:name="f5" draw:formula="0 * ?f3"/>
            <draw:equation draw:name="f6" draw:formula="21600 * ?f3"/>
            <draw:equation draw:name="f7" draw:formula="?f0 / ?f3"/>
            <draw:equation draw:name="f8" draw:formula="?f1 / ?f3"/>
            <draw:equation draw:name="f9" draw:formula="?f4 / ?f3"/>
            <draw:equation draw:name="f10" draw:formula="?f5 / ?f3"/>
            <draw:equation draw:name="f11" draw:formula="?f6 / ?f3"/>
          </draw:enhanced-geometry>
        </draw:custom-shape>
        <draw:frame draw:id="id185" draw:style-name="a1509" draw:name="TextBox 7" svg:x="6.09549in" svg:y="3.21701in" svg:width="1.30748in" svg:height="1.64755in">
          <draw:text-box>
            <text:p text:style-name="a1508" text:class-names="" text:cond-style-name=""><text:span text:style-name="a1507" text:class-names="">..</text:span></text:p>
          </draw:text-box>
          <svg:desc/>
        </draw:frame>
        <draw:connector draw:type="standard" svg:x1="1.78919in" svg:y1="5.96701in" svg:x2="1.22029in" svg:y2="4.75953in" draw:id="id186" draw:style-name="a1510" draw:name="Elbow Connector 8">
          <svg:desc/>
        </draw:connector>
        <draw:connector draw:type="standard" svg:x1="3.04942in" svg:y1="5.92344in" svg:x2="2.48052in" svg:y2="4.71596in" draw:id="id187" draw:style-name="a1511" draw:name="Elbow Connector 9">
          <svg:desc/>
        </draw:connector>
        <draw:connector draw:type="standard" svg:x1="4.30966in" svg:y1="5.92384in" svg:x2="3.74076in" svg:y2="4.71636in" draw:id="id188" draw:style-name="a1512" draw:name="Elbow Connector 10">
          <svg:desc/>
        </draw:connector>
        <draw:connector draw:type="standard" svg:x1="5.5699in" svg:y1="5.92423in" svg:x2="5.001in" svg:y2="4.71675in" draw:id="id189" draw:style-name="a1513" draw:name="Elbow Connector 11">
          <svg:desc/>
        </draw:connector>
        <draw:connector draw:type="standard" svg:x1="8.95612in" svg:y1="5.92463in" svg:x2="8.38722in" svg:y2="4.71714in" draw:id="id190" draw:style-name="a1514" draw:name="Elbow Connector 12">
          <svg:desc/>
        </draw:connector>
        <draw:frame draw:id="id191" draw:style-name="a1517" draw:name="TextBox 13" svg:x="1.34549in" svg:y="5.96465in" svg:width="0.60827in" svg:height="0.94921in">
          <draw:text-box>
            <text:p text:style-name="a1516" text:class-names="" text:cond-style-name=""><text:span text:style-name="a1515" text:class-names="">0</text:span></text:p>
          </draw:text-box>
          <svg:desc/>
        </draw:frame>
        <draw:custom-shape svg:x="2.68949in" svg:y="5.89006in" svg:width="0.656in" svg:height="1.00977in" draw:id="id192" draw:style-name="a1521" draw:name="Rectangle 16">
          <svg:desc/>
          <text:p text:style-name="a1520" text:class-names="" text:cond-style-name=""><text:span text:style-name="a1518" text:class-names="">1</text:span><text:span text:style-name="a1519" text:class-names=""/></text:p>
          <draw:enhanced-geometry xmlns:dr3d="urn:oasis:names:tc:opendocument:xmlns:dr3d:1.0" draw:type="non-primitive" svg:viewBox="0 0 21600 21600" draw:enhanced-path="M 0 0 L 21600 0 21600 21600 0 21600 Z N"/>
        </draw:custom-shape>
        <draw:custom-shape svg:x="3.85615in" svg:y="5.89006in" svg:width="0.656in" svg:height="1.00977in" draw:id="id193" draw:style-name="a1525" draw:name="Rectangle 17">
          <svg:desc/>
          <text:p text:style-name="a1524" text:class-names="" text:cond-style-name=""><text:span text:style-name="a1522" text:class-names="">2</text:span><text:span text:style-name="a1523" text:class-names=""/></text:p>
          <draw:enhanced-geometry xmlns:dr3d="urn:oasis:names:tc:opendocument:xmlns:dr3d:1.0" draw:type="non-primitive" svg:viewBox="0 0 21600 21600" draw:enhanced-path="M 0 0 L 21600 0 21600 21600 0 21600 Z N"/>
        </draw:custom-shape>
        <draw:custom-shape svg:x="5.10615in" svg:y="5.88029in" svg:width="0.656in" svg:height="1.00977in" draw:id="id194" draw:style-name="a1529" draw:name="Rectangle 18">
          <svg:desc/>
          <text:p text:style-name="a1528" text:class-names="" text:cond-style-name=""><text:span text:style-name="a1526" text:class-names="">3</text:span><text:span text:style-name="a1527" text:class-names=""/></text:p>
          <draw:enhanced-geometry xmlns:dr3d="urn:oasis:names:tc:opendocument:xmlns:dr3d:1.0" draw:type="non-primitive" svg:viewBox="0 0 21600 21600" draw:enhanced-path="M 0 0 L 21600 0 21600 21600 0 21600 Z N"/>
        </draw:custom-shape>
        <draw:custom-shape svg:x="8.11473in" svg:y="5.80673in" svg:width="1.56409in" svg:height="1.00977in" draw:id="id195" draw:style-name="a1533" draw:name="Rectangle 19">
          <svg:desc/>
          <text:p text:style-name="a1532" text:class-names="" text:cond-style-name=""><text:span text:style-name="a1530" text:class-names="">n-1</text:span><text:span text:style-name="a1531" text:class-names=""/></text:p>
          <draw:enhanced-geometry xmlns:dr3d="urn:oasis:names:tc:opendocument:xmlns:dr3d:1.0" draw:type="non-primitive" svg:viewBox="0 0 21600 21600" draw:enhanced-path="M 0 0 L 21600 0 21600 21600 0 21600 Z N"/>
        </draw:custom-shape>
        <draw:frame draw:id="id196" draw:style-name="a1536" draw:name="TextBox 20" svg:x="6.09549in" svg:y="5.15917in" svg:width="1.30748in" svg:height="1.64755in">
          <draw:text-box>
            <text:p text:style-name="a1535" text:class-names="" text:cond-style-name=""><text:span text:style-name="a1534" text:class-names="">..</text:span></text:p>
          </draw:text-box>
          <svg:desc/>
        </draw:frame>
        <presentation:notes draw:style-name="a1539">
          <draw:page-thumbnail draw:page-number="31" svg:x="1.5in" svg:y="0.83507in" svg:width="5.5in" svg:height="4.125in" presentation:class="page" draw:id="id197" presentation:style-name="a1537" draw:name="Slide Image Placeholder 1">
            <svg:desc/>
          </draw:page-thumbnail>
          <draw:frame draw:id="id198" presentation:style-name="a1538" draw:name="Notes Placeholder 2" svg:x="0.85in" svg:y="5.2248in" svg:width="6.79961in" svg:height="4.85118in" presentation:class="notes" presentation:placeholder="true">
            <draw:text-box/>
            <svg:desc/>
          </draw:frame>
        </presentation:notes>
      </draw:page>
      <draw:page draw:name="Slide32" draw:style-name="a1540" draw:master-page-name="Master1-Layout7-blank-Blank" presentation:presentation-page-layout-name="Master1-PPL7">
        <draw:frame draw:id="id199" presentation:style-name="a1543" draw:name="Title 1" svg:x="0.55118in" svg:y="0.32953in" svg:width="9.92087in" svg:height="1.38071in" presentation:class="title" presentation:placeholder="false">
          <draw:text-box>
            <text:p text:style-name="a1542" text:class-names="" text:cond-style-name=""><text:span text:style-name="a1541" text:class-names="">Arrays</text:span></text:p>
          </draw:text-box>
          <svg:desc/>
        </draw:frame>
        <draw:custom-shape svg:x="0.59549in" svg:y="3.4762in" svg:width="1.25in" svg:height="1.25in" draw:id="id200" draw:style-name="a1546" draw:name="Freeform 2">
          <svg:desc/>
          <text:p text:style-name="a1545" text:class-names="" text:cond-style-name=""><text:span text:style-name="a1544" text:class-names="">5.0</text:span></text:p>
          <draw:enhanced-geometry xmlns:dr3d="urn:oasis:names:tc:opendocument:xmlns:dr3d:1.0" draw:type="non-primitive" svg:viewBox="0 0 21600 21600" draw:enhanced-path="M ?f0 ?f0 L ?f1 ?f0 ?f1 ?f1 ?f0 ?f1 ?f0 ?f0 Z N" draw:text-areas="?f7 ?f7 ?f8 ?f8" draw:glue-points="?f9 ?f10 ?f10 ?f9 ?f9 ?f11 ?f11 ?f9" draw:glue-point-leaving-directions="3.3333E-5, 3.3333E-5, 3.3333E-5, 3.3333E-5">
            <draw:equation draw:name="f0" draw:formula="0"/>
            <draw:equation draw:name="f1" draw:formula="21600"/>
            <draw:equation draw:name="f2" draw:formula="?f1 - ?f0"/>
            <draw:equation draw:name="f3" draw:formula="?f2 / 21600"/>
            <draw:equation draw:name="f4" draw:formula="10800 * ?f3"/>
            <draw:equation draw:name="f5" draw:formula="0 * ?f3"/>
            <draw:equation draw:name="f6" draw:formula="21600 * ?f3"/>
            <draw:equation draw:name="f7" draw:formula="?f0 / ?f3"/>
            <draw:equation draw:name="f8" draw:formula="?f1 / ?f3"/>
            <draw:equation draw:name="f9" draw:formula="?f4 / ?f3"/>
            <draw:equation draw:name="f10" draw:formula="?f5 / ?f3"/>
            <draw:equation draw:name="f11" draw:formula="?f6 / ?f3"/>
          </draw:enhanced-geometry>
        </draw:custom-shape>
        <draw:custom-shape svg:x="1.85572in" svg:y="3.47659in" svg:width="1.25in" svg:height="1.25in" draw:id="id201" draw:style-name="a1549" draw:name="Freeform 3">
          <svg:desc/>
          <text:p text:style-name="a1548" text:class-names="" text:cond-style-name=""><text:span text:style-name="a1547" text:class-names="">2.44</text:span></text:p>
          <draw:enhanced-geometry xmlns:dr3d="urn:oasis:names:tc:opendocument:xmlns:dr3d:1.0" draw:type="non-primitive" svg:viewBox="0 0 21600 21600" draw:enhanced-path="M ?f0 ?f0 L ?f1 ?f0 ?f1 ?f1 ?f0 ?f1 ?f0 ?f0 Z N" draw:text-areas="?f7 ?f7 ?f8 ?f8" draw:glue-points="?f9 ?f10 ?f10 ?f9 ?f9 ?f11 ?f11 ?f9" draw:glue-point-leaving-directions="3.3333E-5, 3.3333E-5, 3.3333E-5, 3.3333E-5">
            <draw:equation draw:name="f0" draw:formula="0"/>
            <draw:equation draw:name="f1" draw:formula="21600"/>
            <draw:equation draw:name="f2" draw:formula="?f1 - ?f0"/>
            <draw:equation draw:name="f3" draw:formula="?f2 / 21600"/>
            <draw:equation draw:name="f4" draw:formula="10800 * ?f3"/>
            <draw:equation draw:name="f5" draw:formula="0 * ?f3"/>
            <draw:equation draw:name="f6" draw:formula="21600 * ?f3"/>
            <draw:equation draw:name="f7" draw:formula="?f0 / ?f3"/>
            <draw:equation draw:name="f8" draw:formula="?f1 / ?f3"/>
            <draw:equation draw:name="f9" draw:formula="?f4 / ?f3"/>
            <draw:equation draw:name="f10" draw:formula="?f5 / ?f3"/>
            <draw:equation draw:name="f11" draw:formula="?f6 / ?f3"/>
          </draw:enhanced-geometry>
        </draw:custom-shape>
        <draw:custom-shape svg:x="3.11596in" svg:y="3.47699in" svg:width="1.25in" svg:height="1.25in" draw:id="id202" draw:style-name="a1552" draw:name="Freeform 4">
          <svg:desc/>
          <text:p text:style-name="a1551" text:class-names="" text:cond-style-name=""><text:span text:style-name="a1550" text:class-names="">9.01</text:span></text:p>
          <draw:enhanced-geometry xmlns:dr3d="urn:oasis:names:tc:opendocument:xmlns:dr3d:1.0" draw:type="non-primitive" svg:viewBox="0 0 21600 21600" draw:enhanced-path="M ?f0 ?f0 L ?f1 ?f0 ?f1 ?f1 ?f0 ?f1 ?f0 ?f0 Z N" draw:text-areas="?f7 ?f7 ?f8 ?f8" draw:glue-points="?f9 ?f10 ?f10 ?f9 ?f9 ?f11 ?f11 ?f9" draw:glue-point-leaving-directions="3.3333E-5, 3.3333E-5, 3.3333E-5, 3.3333E-5">
            <draw:equation draw:name="f0" draw:formula="0"/>
            <draw:equation draw:name="f1" draw:formula="21600"/>
            <draw:equation draw:name="f2" draw:formula="?f1 - ?f0"/>
            <draw:equation draw:name="f3" draw:formula="?f2 / 21600"/>
            <draw:equation draw:name="f4" draw:formula="10800 * ?f3"/>
            <draw:equation draw:name="f5" draw:formula="0 * ?f3"/>
            <draw:equation draw:name="f6" draw:formula="21600 * ?f3"/>
            <draw:equation draw:name="f7" draw:formula="?f0 / ?f3"/>
            <draw:equation draw:name="f8" draw:formula="?f1 / ?f3"/>
            <draw:equation draw:name="f9" draw:formula="?f4 / ?f3"/>
            <draw:equation draw:name="f10" draw:formula="?f5 / ?f3"/>
            <draw:equation draw:name="f11" draw:formula="?f6 / ?f3"/>
          </draw:enhanced-geometry>
        </draw:custom-shape>
        <draw:custom-shape svg:x="4.37619in" svg:y="3.47738in" svg:width="1.25in" svg:height="1.25in" draw:id="id203" draw:style-name="a1555" draw:name="Freeform 5">
          <svg:desc/>
          <text:p text:style-name="a1554" text:class-names="" text:cond-style-name=""><text:span text:style-name="a1553" text:class-names="">1.0</text:span></text:p>
          <draw:enhanced-geometry xmlns:dr3d="urn:oasis:names:tc:opendocument:xmlns:dr3d:1.0" draw:type="non-primitive" svg:viewBox="0 0 21600 21600" draw:enhanced-path="M ?f0 ?f0 L ?f1 ?f0 ?f1 ?f1 ?f0 ?f1 ?f0 ?f0 Z N" draw:text-areas="?f7 ?f7 ?f8 ?f8" draw:glue-points="?f9 ?f10 ?f10 ?f9 ?f9 ?f11 ?f11 ?f9" draw:glue-point-leaving-directions="3.3333E-5, 3.3333E-5, 3.3333E-5, 3.3333E-5">
            <draw:equation draw:name="f0" draw:formula="0"/>
            <draw:equation draw:name="f1" draw:formula="21600"/>
            <draw:equation draw:name="f2" draw:formula="?f1 - ?f0"/>
            <draw:equation draw:name="f3" draw:formula="?f2 / 21600"/>
            <draw:equation draw:name="f4" draw:formula="10800 * ?f3"/>
            <draw:equation draw:name="f5" draw:formula="0 * ?f3"/>
            <draw:equation draw:name="f6" draw:formula="21600 * ?f3"/>
            <draw:equation draw:name="f7" draw:formula="?f0 / ?f3"/>
            <draw:equation draw:name="f8" draw:formula="?f1 / ?f3"/>
            <draw:equation draw:name="f9" draw:formula="?f4 / ?f3"/>
            <draw:equation draw:name="f10" draw:formula="?f5 / ?f3"/>
            <draw:equation draw:name="f11" draw:formula="?f6 / ?f3"/>
          </draw:enhanced-geometry>
        </draw:custom-shape>
        <draw:custom-shape svg:x="7.76241in" svg:y="3.47778in" svg:width="1.25in" svg:height="1.25in" draw:id="id204" draw:style-name="a1558" draw:name="Freeform 6">
          <svg:desc/>
          <text:p text:style-name="a1557" text:class-names="" text:cond-style-name=""><text:span text:style-name="a1556" text:class-names="">-9.9</text:span></text:p>
          <draw:enhanced-geometry xmlns:dr3d="urn:oasis:names:tc:opendocument:xmlns:dr3d:1.0" draw:type="non-primitive" svg:viewBox="0 0 21600 21600" draw:enhanced-path="M ?f0 ?f0 L ?f1 ?f0 ?f1 ?f1 ?f0 ?f1 ?f0 ?f0 Z N" draw:text-areas="?f7 ?f7 ?f8 ?f8" draw:glue-points="?f9 ?f10 ?f10 ?f9 ?f9 ?f11 ?f11 ?f9" draw:glue-point-leaving-directions="3.3333E-5, 3.3333E-5, 3.3333E-5, 3.3333E-5">
            <draw:equation draw:name="f0" draw:formula="0"/>
            <draw:equation draw:name="f1" draw:formula="21600"/>
            <draw:equation draw:name="f2" draw:formula="?f1 - ?f0"/>
            <draw:equation draw:name="f3" draw:formula="?f2 / 21600"/>
            <draw:equation draw:name="f4" draw:formula="10800 * ?f3"/>
            <draw:equation draw:name="f5" draw:formula="0 * ?f3"/>
            <draw:equation draw:name="f6" draw:formula="21600 * ?f3"/>
            <draw:equation draw:name="f7" draw:formula="?f0 / ?f3"/>
            <draw:equation draw:name="f8" draw:formula="?f1 / ?f3"/>
            <draw:equation draw:name="f9" draw:formula="?f4 / ?f3"/>
            <draw:equation draw:name="f10" draw:formula="?f5 / ?f3"/>
            <draw:equation draw:name="f11" draw:formula="?f6 / ?f3"/>
          </draw:enhanced-geometry>
        </draw:custom-shape>
        <draw:frame draw:id="id205" draw:style-name="a1561" draw:name="TextBox 7" svg:x="6.09549in" svg:y="3.21982in" svg:width="1.30748in" svg:height="1.64755in">
          <draw:text-box>
            <text:p text:style-name="a1560" text:class-names="" text:cond-style-name=""><text:span text:style-name="a1559" text:class-names="">..</text:span></text:p>
          </draw:text-box>
          <svg:desc/>
        </draw:frame>
        <draw:connector draw:type="standard" svg:x1="1.78919in" svg:y1="5.93368in" svg:x2="1.22029in" svg:y2="4.7262in" draw:end-shape="id200" draw:end-glue-point="6" draw:id="id206" draw:style-name="a1563" draw:name="Elbow Connector 8">
          <svg:desc/>
        </draw:connector>
        <draw:connector draw:type="standard" svg:x1="3.04942in" svg:y1="5.93407in" svg:x2="2.48052in" svg:y2="4.72659in" draw:id="id207" draw:style-name="a1565" draw:name="Elbow Connector 9">
          <svg:desc/>
        </draw:connector>
        <draw:connector draw:type="standard" svg:x1="4.30966in" svg:y1="5.93447in" svg:x2="3.74076in" svg:y2="4.72699in" draw:id="id208" draw:style-name="a1567" draw:name="Elbow Connector 10">
          <svg:desc/>
        </draw:connector>
        <draw:connector draw:type="standard" svg:x1="5.5699in" svg:y1="5.93486in" svg:x2="5.001in" svg:y2="4.72738in" draw:id="id209" draw:style-name="a1569" draw:name="Elbow Connector 11">
          <svg:desc/>
        </draw:connector>
        <draw:connector draw:type="standard" svg:x1="8.95612in" svg:y1="5.93526in" svg:x2="8.38722in" svg:y2="4.72778in" draw:id="id210" draw:style-name="a1571" draw:name="Elbow Connector 12">
          <svg:desc/>
        </draw:connector>
        <draw:frame draw:id="id211" draw:style-name="a1574" draw:name="TextBox 13" svg:x="1.34549in" svg:y="5.93447in" svg:width="0.60827in" svg:height="0.94921in">
          <draw:text-box>
            <text:p text:style-name="a1573" text:class-names="" text:cond-style-name=""><text:span text:style-name="a1572" text:class-names="">0</text:span></text:p>
          </draw:text-box>
          <svg:desc/>
        </draw:frame>
        <draw:custom-shape svg:x="2.68949in" svg:y="5.85988in" svg:width="0.656in" svg:height="1.00977in" draw:id="id212" draw:style-name="a1578" draw:name="Rectangle 16">
          <svg:desc/>
          <text:p text:style-name="a1577" text:class-names="" text:cond-style-name=""><text:span text:style-name="a1575" text:class-names="">1</text:span><text:span text:style-name="a1576" text:class-names=""/></text:p>
          <draw:enhanced-geometry xmlns:dr3d="urn:oasis:names:tc:opendocument:xmlns:dr3d:1.0" draw:type="non-primitive" svg:viewBox="0 0 21600 21600" draw:enhanced-path="M 0 0 L 21600 0 21600 21600 0 21600 Z N"/>
        </draw:custom-shape>
        <draw:custom-shape svg:x="3.85615in" svg:y="5.85988in" svg:width="0.656in" svg:height="1.00977in" draw:id="id213" draw:style-name="a1582" draw:name="Rectangle 17">
          <svg:desc/>
          <text:p text:style-name="a1581" text:class-names="" text:cond-style-name=""><text:span text:style-name="a1579" text:class-names="">2</text:span><text:span text:style-name="a1580" text:class-names=""/></text:p>
          <draw:enhanced-geometry xmlns:dr3d="urn:oasis:names:tc:opendocument:xmlns:dr3d:1.0" draw:type="non-primitive" svg:viewBox="0 0 21600 21600" draw:enhanced-path="M 0 0 L 21600 0 21600 21600 0 21600 Z N"/>
        </draw:custom-shape>
        <draw:custom-shape svg:x="5.10615in" svg:y="5.85011in" svg:width="0.656in" svg:height="1.00977in" draw:id="id214" draw:style-name="a1586" draw:name="Rectangle 18">
          <svg:desc/>
          <text:p text:style-name="a1585" text:class-names="" text:cond-style-name=""><text:span text:style-name="a1583" text:class-names="">3</text:span><text:span text:style-name="a1584" text:class-names=""/></text:p>
          <draw:enhanced-geometry xmlns:dr3d="urn:oasis:names:tc:opendocument:xmlns:dr3d:1.0" draw:type="non-primitive" svg:viewBox="0 0 21600 21600" draw:enhanced-path="M 0 0 L 21600 0 21600 21600 0 21600 Z N"/>
        </draw:custom-shape>
        <draw:custom-shape svg:x="8.11473in" svg:y="5.77655in" svg:width="1.56409in" svg:height="1.00977in" draw:id="id215" draw:style-name="a1590" draw:name="Rectangle 19">
          <svg:desc/>
          <text:p text:style-name="a1589" text:class-names="" text:cond-style-name=""><text:span text:style-name="a1587" text:class-names="">n-1</text:span><text:span text:style-name="a1588" text:class-names=""/></text:p>
          <draw:enhanced-geometry xmlns:dr3d="urn:oasis:names:tc:opendocument:xmlns:dr3d:1.0" draw:type="non-primitive" svg:viewBox="0 0 21600 21600" draw:enhanced-path="M 0 0 L 21600 0 21600 21600 0 21600 Z N"/>
        </draw:custom-shape>
        <draw:frame draw:id="id216" draw:style-name="a1593" draw:name="TextBox 20" svg:x="6.09549in" svg:y="5.12899in" svg:width="1.30748in" svg:height="1.64755in">
          <draw:text-box>
            <text:p text:style-name="a1592" text:class-names="" text:cond-style-name=""><text:span text:style-name="a1591" text:class-names="">..</text:span></text:p>
          </draw:text-box>
          <svg:desc/>
        </draw:frame>
        <draw:frame draw:id="id217" draw:style-name="a1597" draw:name="TextBox 21" svg:x="0.59549in" svg:y="2.09351in" svg:width="3.72099in" svg:height="0.63952in">
          <draw:text-box>
            <text:p text:style-name="a1596" text:class-names="" text:cond-style-name=""><text:span text:style-name="a1594" text:class-names="">Example: double<text:s text:c="1"/></text:span><text:span text:style-name="a1595" text:class-names="">[ ]</text:span></text:p>
          </draw:text-box>
          <svg:desc/>
        </draw:frame>
        <presentation:notes draw:style-name="a1600">
          <draw:page-thumbnail draw:page-number="32" svg:x="1.5in" svg:y="0.83507in" svg:width="5.5in" svg:height="4.125in" presentation:class="page" draw:id="id218" presentation:style-name="a1598" draw:name="Slide Image Placeholder 1">
            <svg:desc/>
          </draw:page-thumbnail>
          <draw:frame draw:id="id219" presentation:style-name="a1599" draw:name="Notes Placeholder 2" svg:x="0.85in" svg:y="5.2248in" svg:width="6.79961in" svg:height="4.85118in" presentation:class="notes" presentation:placeholder="true">
            <draw:text-box/>
            <svg:desc/>
          </draw:frame>
        </presentation:notes>
      </draw:page>
      <draw:page draw:name="Slide33" draw:style-name="a1601" draw:master-page-name="Master1-Layout7-blank-Blank" presentation:presentation-page-layout-name="Master1-PPL7">
        <draw:frame draw:id="id220" presentation:style-name="a1604" draw:name="Title 1" svg:x="0.55118in" svg:y="0.37874in" svg:width="9.92087in" svg:height="1.28189in" presentation:class="title" presentation:placeholder="false">
          <draw:text-box>
            <text:p text:style-name="a1603" text:class-names="" text:cond-style-name=""><text:span text:style-name="a1602" text:class-names="">Arrays</text:span></text:p>
          </draw:text-box>
          <svg:desc/>
        </draw:frame>
        <draw:frame draw:id="id221" presentation:style-name="a1639" draw:name="Subtitle 2" svg:x="0.51215in" svg:y="1.80035in" svg:width="10.19882in" svg:height="5.25in" presentation:class="subtitle" presentation:placeholder="false">
          <draw:text-box>
            <text:p text:style-name="a1610" text:class-names="" text:cond-style-name=""><text:span text:style-name="a1605" text:class-names="">The index starts at<text:s text:c="1"/></text:span><text:span text:style-name="a1606" text:class-names="">zero</text:span><text:span text:style-name="a1607" text:class-names=""> and ends at<text:s text:c="1"/></text:span><text:span text:style-name="a1608" text:class-names="">length-1</text:span><text:span text:style-name="a1609" text:class-names="">.</text:span></text:p>
            <text:p text:style-name="a1612" text:class-names="" text:cond-style-name=""><text:span text:style-name="a1611" text:class-names=""/></text:p>
            <text:p text:style-name="a1614" text:class-names="" text:cond-style-name=""><text:span text:style-name="a1613" text:class-names="">Example:</text:span></text:p>
            <text:list text:style-name="a1620">
              <text:list-item>
                <text:list text:style-name="a1620">
                  <text:list-item>
                    <text:p text:style-name="a1619" text:class-names="" text:cond-style-name=""><text:span text:style-name="a1615" text:class-names="">int[]</text:span><text:span text:style-name="a1616" text:class-names=""> values =<text:s text:c="1"/></text:span><text:span text:style-name="a1617" text:class-names="">new</text:span><text:span text:style-name="a1618" text:class-names=""> int[5];</text:span></text:p>
                  </text:list-item>
                </text:list>
              </text:list-item>
            </text:list>
            <text:list text:style-name="a1624">
              <text:list-item>
                <text:list text:style-name="a1624">
                  <text:list-item>
                    <text:p text:style-name="a1623" text:class-names="" text:cond-style-name=""><text:span text:style-name="a1621" text:class-names="">values[0] = 12;<text:s text:c="1"/></text:span><text:span text:style-name="a1622" text:class-names="">// CORRECT</text:span></text:p>
                  </text:list-item>
                </text:list>
              </text:list-item>
            </text:list>
            <text:list text:style-name="a1628">
              <text:list-item>
                <text:list text:style-name="a1628">
                  <text:list-item>
                    <text:p text:style-name="a1627" text:class-names="" text:cond-style-name=""><text:span text:style-name="a1625" text:class-names="">values[4] = 12;<text:s text:c="1"/></text:span><text:span text:style-name="a1626" text:class-names="">// CORRECT</text:span></text:p>
                  </text:list-item>
                </text:list>
              </text:list-item>
            </text:list>
            <text:list text:style-name="a1632">
              <text:list-item>
                <text:list text:style-name="a1632">
                  <text:list-item>
                    <text:p text:style-name="a1631" text:class-names="" text:cond-style-name=""><text:span text:style-name="a1629" text:class-names="">values[5] = 12;<text:s text:c="1"/></text:span><text:span text:style-name="a1630" text:class-names="">// WRONG!! compiles but</text:span></text:p>
                  </text:list-item>
                </text:list>
              </text:list-item>
            </text:list>
            <text:list text:style-name="a1635">
              <text:list-item>
                <text:list text:style-name="a1635">
                  <text:list-item>
                    <text:p text:style-name="a1634" text:class-names="" text:cond-style-name=""><text:span text:style-name="a1633" text:class-names=""><text:tab/><text:tab/><text:tab/> <text:s text:c="3"/>// throws an Exception</text:span></text:p>
                  </text:list-item>
                </text:list>
              </text:list-item>
            </text:list>
            <text:list text:style-name="a1638">
              <text:list-item>
                <text:list text:style-name="a1638">
                  <text:list-item>
                    <text:p text:style-name="a1637" text:class-names="" text:cond-style-name=""><text:span text:style-name="a1636" text:class-names=""><text:tab/><text:tab/><text:tab/> <text:s text:c="3"/>// at run-time</text:span></text:p>
                  </text:list-item>
                </text:list>
              </text:list-item>
            </text:list>
          </draw:text-box>
          <svg:desc/>
        </draw:frame>
        <draw:custom-shape svg:x="1.84549in" svg:y="7.55035in" svg:width="5.65048in" svg:height="0.50488in" draw:id="id222" draw:style-name="a1642" draw:name="Rectangle 3">
          <svg:desc/>
          <text:p text:style-name="a1641" text:class-names="" text:cond-style-name=""><text:span text:style-name="a1640" text:class-names="">Have a demo with runtime exception</text:span></text:p>
          <draw:enhanced-geometry xmlns:dr3d="urn:oasis:names:tc:opendocument:xmlns:dr3d:1.0" draw:type="non-primitive" svg:viewBox="0 0 21600 21600" draw:enhanced-path="M 0 0 L 21600 0 21600 21600 0 21600 Z N"/>
        </draw:custom-shape>
        <presentation:notes draw:style-name="a1648">
          <draw:page-thumbnail draw:page-number="33" svg:x="1.5in" svg:y="0.83507in" svg:width="5.5in" svg:height="4.125in" presentation:class="page" draw:id="id223" presentation:style-name="a1643" draw:name="Slide Image Placeholder 1">
            <svg:desc/>
          </draw:page-thumbnail>
          <draw:frame draw:id="id224" presentation:style-name="a1647" draw:name="Notes Placeholder 2" svg:x="0.85in" svg:y="5.2248in" svg:width="6.79961in" svg:height="4.85118in" presentation:class="notes" presentation:placeholder="false">
            <draw:text-box>
              <text:list text:style-name="a1646">
                <text:list-item>
                  <text:p text:style-name="a1645" text:class-names="" text:cond-style-name=""><text:span text:style-name="a1644" text:class-names="">Example of runtime exception</text:span></text:p>
                </text:list-item>
              </text:list>
            </draw:text-box>
            <svg:desc/>
          </draw:frame>
        </presentation:notes>
      </draw:page>
      <draw:page draw:name="Slide34" draw:style-name="a1649" draw:master-page-name="Master1-Layout7-blank-Blank" presentation:presentation-page-layout-name="Master1-PPL7">
        <draw:frame draw:id="id225" presentation:style-name="a1652" draw:name="Title 1" svg:x="0.55118in" svg:y="0.37874in" svg:width="9.92087in" svg:height="1.28189in" presentation:class="title" presentation:placeholder="false">
          <draw:text-box>
            <text:p text:style-name="a1651" text:class-names="" text:cond-style-name=""><text:span text:style-name="a1650" text:class-names="">Arrays</text:span></text:p>
          </draw:text-box>
          <svg:desc/>
        </draw:frame>
        <draw:custom-shape svg:x="0.59549in" svg:y="2.13368in" svg:width="10.42882in" svg:height="4.34199in" draw:id="id226" draw:style-name="a1681" draw:name="Rectangle 5">
          <svg:desc/>
          <text:p text:style-name="a1656" text:class-names="" text:cond-style-name=""><text:span text:style-name="a1653" text:class-names="">An array is defined using TYPE</text:span><text:span text:style-name="a1654" text:class-names="">[]</text:span><text:span text:style-name="a1655" text:class-names="">.</text:span></text:p>
          <text:p text:style-name="a1658" text:class-names="" text:cond-style-name=""><text:span text:style-name="a1657" text:class-names=""/></text:p>
          <text:p text:style-name="a1660" text:class-names="" text:cond-style-name=""><text:span text:style-name="a1659" text:class-names="">Arrays are just another type.</text:span></text:p>
          <text:p text:style-name="a1662" text:class-names="" text:cond-style-name=""><text:span text:style-name="a1661" text:class-names=""/></text:p>
          <text:p text:style-name="a1668" text:class-names="" text:cond-style-name=""><text:span text:style-name="a1663" text:class-names=""><text:tab/>int</text:span><text:span text:style-name="a1664" text:class-names="">[]</text:span><text:span text:style-name="a1665" text:class-names=""><text:s text:c="3"/></text:span><text:span text:style-name="a1666" text:class-names="">values;</text:span><text:span text:style-name="a1667" text:class-names=""><text:s text:c="3"/>// array of int</text:span></text:p>
          <text:p text:style-name="a1670" text:class-names="" text:cond-style-name=""><text:span text:style-name="a1669" text:class-names=""/></text:p>
          <text:p text:style-name="a1676" text:class-names="" text:cond-style-name=""><text:span text:style-name="a1671" text:class-names=""><text:tab/>int</text:span><text:span text:style-name="a1672" text:class-names="">[][]</text:span><text:span text:style-name="a1673" text:class-names=""><text:s text:c="1"/></text:span><text:span text:style-name="a1674" text:class-names="">values;</text:span><text:span text:style-name="a1675" text:class-names=""><text:s text:c="3"/>// int[] is a type</text:span></text:p>
          <text:p text:style-name="a1678" text:class-names="" text:cond-style-name=""><text:span text:style-name="a1677" text:class-names=""/></text:p>
          <text:p text:style-name="a1680" text:class-names="" text:cond-style-name=""><text:span text:style-name="a1679" text:class-names=""/></text:p>
          <draw:enhanced-geometry xmlns:dr3d="urn:oasis:names:tc:opendocument:xmlns:dr3d:1.0" draw:type="non-primitive" svg:viewBox="0 0 21600 21600" draw:enhanced-path="M 0 0 L 21600 0 21600 21600 0 21600 Z N"/>
        </draw:custom-shape>
        <presentation:notes draw:style-name="a1684">
          <draw:page-thumbnail draw:page-number="34" svg:x="1.5in" svg:y="0.83507in" svg:width="5.5in" svg:height="4.125in" presentation:class="page" draw:id="id227" presentation:style-name="a1682" draw:name="Slide Image Placeholder 1">
            <svg:desc/>
          </draw:page-thumbnail>
          <draw:frame draw:id="id228" presentation:style-name="a1683" draw:name="Notes Placeholder 2" svg:x="0.85in" svg:y="5.2248in" svg:width="6.79961in" svg:height="4.85118in" presentation:class="notes" presentation:placeholder="true">
            <draw:text-box/>
            <svg:desc/>
          </draw:frame>
        </presentation:notes>
      </draw:page>
      <draw:page draw:name="Slide35" draw:style-name="a1685" draw:master-page-name="Master1-Layout7-blank-Blank" presentation:presentation-page-layout-name="Master1-PPL7">
        <draw:frame draw:id="id229" presentation:style-name="a1688" draw:name="Title 1" svg:x="0.55118in" svg:y="0.37874in" svg:width="9.92087in" svg:height="1.28189in" presentation:class="title" presentation:placeholder="false">
          <draw:text-box>
            <text:p text:style-name="a1687" text:class-names="" text:cond-style-name=""><text:span text:style-name="a1686" text:class-names="">Arrays</text:span></text:p>
          </draw:text-box>
          <svg:desc/>
        </draw:frame>
        <draw:frame draw:id="id230" presentation:style-name="a1720" draw:name="Subtitle 2" svg:x="0.55118in" svg:y="1.7874in" svg:width="9.92087in" svg:height="5.75079in" presentation:class="subtitle" presentation:placeholder="false">
          <draw:text-box>
            <text:p text:style-name="a1690" text:class-names="" text:cond-style-name=""><text:span text:style-name="a1689" text:class-names=""/></text:p>
            <text:p text:style-name="a1694" text:class-names="" text:cond-style-name=""><text:span text:style-name="a1691" text:class-names="">To create an array of a given size, use the operator<text:s text:c="1"/></text:span><text:span text:style-name="a1692" text:class-names="">new<text:s text:c="1"/></text:span><text:span text:style-name="a1693" text:class-names="">:</text:span></text:p>
            <text:p text:style-name="a1696" text:class-names="" text:cond-style-name=""><text:span text:style-name="a1695" text:class-names=""/></text:p>
            <text:p text:style-name="a1703" text:class-names="" text:cond-style-name=""><text:span text:style-name="a1697" text:class-names=""><text:tab/>int[]</text:span><text:span text:style-name="a1698" text:class-names=""> values =<text:s text:c="1"/></text:span><text:span text:style-name="a1699" text:class-names="">new</text:span><text:span text:style-name="a1700" text:class-names=""><text:s text:c="1"/></text:span><text:span text:style-name="a1701" text:class-names="">int</text:span><text:span text:style-name="a1702" text:class-names="">[5];</text:span></text:p>
            <text:p text:style-name="a1705" text:class-names="" text:cond-style-name=""><text:span text:style-name="a1704" text:class-names=""/></text:p>
            <text:p text:style-name="a1707" text:class-names="" text:cond-style-name=""><text:span text:style-name="a1706" text:class-names="">or you may use a variable to specify the size:</text:span></text:p>
            <text:p text:style-name="a1709" text:class-names="" text:cond-style-name=""><text:span text:style-name="a1708" text:class-names=""/></text:p>
            <text:p text:style-name="a1712" text:class-names="" text:cond-style-name=""><text:span text:style-name="a1710" text:class-names=""><text:tab/>int</text:span><text:span text:style-name="a1711" text:class-names=""> size = 12;</text:span></text:p>
            <text:p text:style-name="a1717" text:class-names="" text:cond-style-name=""><text:span text:style-name="a1713" text:class-names=""><text:tab/>int[]</text:span><text:span text:style-name="a1714" text:class-names=""> values =<text:s text:c="1"/></text:span><text:span text:style-name="a1715" text:class-names="">new int</text:span><text:span text:style-name="a1716" text:class-names="">[size];</text:span></text:p>
            <text:p text:style-name="a1719" text:class-names="" text:cond-style-name=""><text:span text:style-name="a1718" text:class-names=""/></text:p>
          </draw:text-box>
          <svg:desc/>
        </draw:frame>
        <presentation:notes draw:style-name="a1723">
          <draw:page-thumbnail draw:page-number="35" svg:x="1.5in" svg:y="0.83507in" svg:width="5.5in" svg:height="4.125in" presentation:class="page" draw:id="id231" presentation:style-name="a1721" draw:name="Slide Image Placeholder 1">
            <svg:desc/>
          </draw:page-thumbnail>
          <draw:frame draw:id="id232" presentation:style-name="a1722" draw:name="Notes Placeholder 2" svg:x="0.85in" svg:y="5.2248in" svg:width="6.79961in" svg:height="4.85118in" presentation:class="notes" presentation:placeholder="true">
            <draw:text-box/>
            <svg:desc/>
          </draw:frame>
        </presentation:notes>
      </draw:page>
      <draw:page draw:name="Slide36" draw:style-name="a1724" draw:master-page-name="Master1-Layout7-blank-Blank" presentation:presentation-page-layout-name="Master1-PPL7">
        <draw:frame draw:id="id233" presentation:style-name="a1727" draw:name="Title 1" svg:x="0.55118in" svg:y="0.37874in" svg:width="9.92087in" svg:height="1.28189in" presentation:class="title" presentation:placeholder="false">
          <draw:text-box>
            <text:p text:style-name="a1726" text:class-names="" text:cond-style-name=""><text:span text:style-name="a1725" text:class-names="">Array Initialization</text:span></text:p>
          </draw:text-box>
          <svg:desc/>
        </draw:frame>
        <draw:frame draw:id="id234" presentation:style-name="a1743" draw:name="Subtitle 2" svg:x="0.55118in" svg:y="2.02581in" svg:width="9.92087in" svg:height="5.35787in" presentation:class="subtitle" presentation:placeholder="false">
          <draw:text-box>
            <text:p text:style-name="a1729" text:class-names="" text:cond-style-name=""><text:span text:style-name="a1728" text:class-names="">Curly braces can be used to initialize an array.</text:span></text:p>
            <text:p text:style-name="a1733" text:class-names="" text:cond-style-name=""><text:span text:style-name="a1730" text:class-names="">It can<text:s text:c="1"/></text:span><text:span text:style-name="a1731" text:class-names="">ONLY</text:span><text:span text:style-name="a1732" text:class-names=""> be used when you declare the variable.</text:span></text:p>
            <text:p text:style-name="a1735" text:class-names="" text:cond-style-name=""><text:span text:style-name="a1734" text:class-names=""/></text:p>
            <text:p text:style-name="a1738" text:class-names="" text:cond-style-name=""><text:span text:style-name="a1736" text:class-names="">int[]</text:span><text:span text:style-name="a1737" text:class-names=""> values <text:s text:c="1"/>= { 12, 24, -23, 47 };</text:span></text:p>
            <text:p text:style-name="a1740" text:class-names="" text:cond-style-name=""><text:span text:style-name="a1739" text:class-names=""/></text:p>
            <text:p text:style-name="a1742" text:class-names="" text:cond-style-name=""><text:span text:style-name="a1741" text:class-names=""/></text:p>
          </draw:text-box>
          <svg:desc/>
        </draw:frame>
        <presentation:notes draw:style-name="a1746">
          <draw:page-thumbnail draw:page-number="36" svg:x="1.5in" svg:y="0.83507in" svg:width="5.5in" svg:height="4.125in" presentation:class="page" draw:id="id235" presentation:style-name="a1744" draw:name="Slide Image Placeholder 1">
            <svg:desc/>
          </draw:page-thumbnail>
          <draw:frame draw:id="id236" presentation:style-name="a1745" draw:name="Notes Placeholder 2" svg:x="0.85in" svg:y="5.2248in" svg:width="6.79961in" svg:height="4.85118in" presentation:class="notes" presentation:placeholder="true">
            <draw:text-box/>
            <svg:desc/>
          </draw:frame>
        </presentation:notes>
      </draw:page>
      <draw:page draw:name="Slide37" draw:style-name="a1747" draw:master-page-name="Master1-Layout7-blank-Blank" presentation:presentation-page-layout-name="Master1-PPL7">
        <draw:frame draw:id="id237" presentation:style-name="a1750" draw:name="Title 1" svg:x="0.55118in" svg:y="0.37874in" svg:width="9.92087in" svg:height="1.28189in" presentation:class="title" presentation:placeholder="false">
          <draw:text-box>
            <text:p text:style-name="a1749" text:class-names="" text:cond-style-name=""><text:span text:style-name="a1748" text:class-names="">Quiz time!</text:span></text:p>
          </draw:text-box>
          <svg:desc/>
        </draw:frame>
        <draw:frame draw:id="id238" presentation:style-name="a1764" draw:name="Subtitle 2" svg:x="0.55118in" svg:y="1.80035in" svg:width="9.92087in" svg:height="5.35787in" presentation:class="subtitle" presentation:placeholder="false">
          <draw:text-box>
            <text:p text:style-name="a1752" text:class-names="" text:cond-style-name=""><text:span text:style-name="a1751" text:class-names="">Is there an error in this code?</text:span></text:p>
            <text:p text:style-name="a1754" text:class-names="" text:cond-style-name=""><text:span text:style-name="a1753" text:class-names=""/></text:p>
            <text:p text:style-name="a1756" text:class-names="" text:cond-style-name=""><text:span text:style-name="a1755" text:class-names=""/></text:p>
            <text:p text:style-name="a1759" text:class-names="" text:cond-style-name=""><text:span text:style-name="a1757" text:class-names="">int[]</text:span><text:span text:style-name="a1758" text:class-names=""> values <text:s text:c="1"/>= {1, 2.5, 3, 3.5, 4};</text:span></text:p>
            <text:p text:style-name="a1761" text:class-names="" text:cond-style-name=""><text:span text:style-name="a1760" text:class-names=""/></text:p>
            <text:p text:style-name="a1763" text:class-names="" text:cond-style-name=""><text:span text:style-name="a1762" text:class-names=""/></text:p>
          </draw:text-box>
          <svg:desc/>
        </draw:frame>
        <presentation:notes draw:style-name="a1767">
          <draw:page-thumbnail draw:page-number="37" svg:x="1.5in" svg:y="0.83507in" svg:width="5.5in" svg:height="4.125in" presentation:class="page" draw:id="id239" presentation:style-name="a1765" draw:name="Slide Image Placeholder 1">
            <svg:desc/>
          </draw:page-thumbnail>
          <draw:frame draw:id="id240" presentation:style-name="a1766" draw:name="Notes Placeholder 2" svg:x="0.85in" svg:y="5.2248in" svg:width="6.79961in" svg:height="4.85118in" presentation:class="notes" presentation:placeholder="true">
            <draw:text-box/>
            <svg:desc/>
          </draw:frame>
        </presentation:notes>
      </draw:page>
      <draw:page draw:name="Slide38" draw:style-name="a1768" draw:master-page-name="Master1-Layout7-blank-Blank" presentation:presentation-page-layout-name="Master1-PPL7">
        <draw:frame draw:id="id241" presentation:style-name="a1771" draw:name="Title 1" svg:x="0.55118in" svg:y="0.37874in" svg:width="9.92087in" svg:height="1.28189in" presentation:class="title" presentation:placeholder="false">
          <draw:text-box>
            <text:p text:style-name="a1770" text:class-names="" text:cond-style-name=""><text:span text:style-name="a1769" text:class-names="">Accessing Arrays</text:span></text:p>
          </draw:text-box>
          <svg:desc/>
        </draw:frame>
        <draw:frame draw:id="id242" presentation:style-name="a1806" draw:name="Subtitle 2" svg:x="0.55118in" svg:y="1.98425in" svg:width="9.92087in" svg:height="5.35787in" presentation:class="subtitle" presentation:placeholder="false">
          <draw:text-box>
            <text:p text:style-name="a1773" text:class-names="" text:cond-style-name=""><text:span text:style-name="a1772" text:class-names=""/></text:p>
            <text:p text:style-name="a1777" text:class-names="" text:cond-style-name=""><text:span text:style-name="a1774" text:class-names="">To access the elements of an array, use the<text:s text:c="1"/></text:span><text:span text:style-name="a1775" text:class-names="">[]</text:span><text:span text:style-name="a1776" text:class-names=""> operator:</text:span></text:p>
            <text:p text:style-name="a1779" text:class-names="" text:cond-style-name=""><text:span text:style-name="a1778" text:class-names=""><text:tab/>values[index]</text:span></text:p>
            <text:p text:style-name="a1781" text:class-names="" text:cond-style-name=""><text:span text:style-name="a1780" text:class-names=""/></text:p>
            <text:p text:style-name="a1783" text:class-names="" text:cond-style-name=""><text:span text:style-name="a1782" text:class-names="">Example:</text:span></text:p>
            <text:list text:style-name="a1788">
              <text:list-item>
                <text:list text:style-name="a1788">
                  <text:list-item>
                    <text:list text:style-name="a1788">
                      <text:list-item>
                        <text:p text:style-name="a1787" text:class-names="" text:cond-style-name=""><text:span text:style-name="a1784" text:class-names="">int[]</text:span><text:span text:style-name="a1785" text:class-names=""><text:s text:c="1"/></text:span><text:span text:style-name="a1786" text:class-names="">values <text:s text:c="1"/>= { 12, 24, -23, 47 };</text:span></text:p>
                      </text:list-item>
                    </text:list>
                  </text:list-item>
                </text:list>
              </text:list-item>
            </text:list>
            <text:list text:style-name="a1794">
              <text:list-item>
                <text:list text:style-name="a1794">
                  <text:list-item>
                    <text:list text:style-name="a1794">
                      <text:list-item>
                        <text:p text:style-name="a1793" text:class-names="" text:cond-style-name=""><text:span text:style-name="a1789" text:class-names="">values[3] = 18; <text:s text:c="7"/></text:span><text:span text:style-name="a1790" text:class-names="">// {12,24,-23,</text:span><text:span text:style-name="a1791" text:class-names="">18</text:span><text:span text:style-name="a1792" text:class-names="">}</text:span></text:p>
                      </text:list-item>
                    </text:list>
                  </text:list-item>
                </text:list>
              </text:list-item>
            </text:list>
            <text:list text:style-name="a1801">
              <text:list-item>
                <text:list text:style-name="a1801">
                  <text:list-item>
                    <text:list text:style-name="a1801">
                      <text:list-item>
                        <text:p text:style-name="a1800" text:class-names="" text:cond-style-name=""><text:span text:style-name="a1795" text:class-names="">int</text:span><text:span text:style-name="a1796" text:class-names=""> x = values[1] + 3;<text:s text:c="1"/></text:span><text:span text:style-name="a1797" text:class-names="">// {12,</text:span><text:span text:style-name="a1798" text:class-names="">24</text:span><text:span text:style-name="a1799" text:class-names="">,-23,18}</text:span></text:p>
                      </text:list-item>
                    </text:list>
                  </text:list-item>
                </text:list>
              </text:list-item>
            </text:list>
            <text:p text:style-name="a1803" text:class-names="" text:cond-style-name=""><text:span text:style-name="a1802" text:class-names=""/></text:p>
            <text:p text:style-name="a1805" text:class-names="" text:cond-style-name=""><text:span text:style-name="a1804" text:class-names=""/></text:p>
          </draw:text-box>
          <svg:desc/>
        </draw:frame>
        <presentation:notes draw:style-name="a1812">
          <draw:page-thumbnail draw:page-number="38" svg:x="1.5in" svg:y="0.83507in" svg:width="5.5in" svg:height="4.125in" presentation:class="page" draw:id="id243" presentation:style-name="a1807" draw:name="Slide Image Placeholder 1">
            <svg:desc/>
          </draw:page-thumbnail>
          <draw:frame draw:id="id244" presentation:style-name="a1811" draw:name="Notes Placeholder 2" svg:x="0.85in" svg:y="5.2248in" svg:width="6.79961in" svg:height="4.85118in" presentation:class="notes" presentation:placeholder="false">
            <draw:text-box>
              <text:list text:style-name="a1810">
                <text:list-item>
                  <text:p text:style-name="a1809" text:class-names="" text:cond-style-name=""><text:span text:style-name="a1808" text:class-names="">Mention zero index</text:span></text:p>
                </text:list-item>
              </text:list>
            </draw:text-box>
            <svg:desc/>
          </draw:frame>
        </presentation:notes>
      </draw:page>
      <draw:page draw:name="Slide39" draw:style-name="a1813" draw:master-page-name="Master1-Layout7-blank-Blank" presentation:presentation-page-layout-name="Master1-PPL7">
        <draw:frame draw:id="id245" presentation:style-name="a1818" draw:name="Title 1" svg:x="0.55118in" svg:y="0.37874in" svg:width="9.92087in" svg:height="1.28189in" presentation:class="title" presentation:placeholder="false">
          <draw:text-box>
            <text:p text:style-name="a1817" text:class-names="" text:cond-style-name=""><text:span text:style-name="a1814" text:class-names="">The<text:s text:c="1"/></text:span><text:span text:style-name="a1815" text:class-names="">length<text:s text:c="1"/></text:span><text:span text:style-name="a1816" text:class-names="">variable</text:span></text:p>
          </draw:text-box>
          <svg:desc/>
        </draw:frame>
        <draw:custom-shape svg:x="0.51215in" svg:y="1.71701in" svg:width="9.92882in" svg:height="4.47663in" draw:id="id246" draw:style-name="a1855" draw:name="Rectangle 5">
          <svg:desc/>
          <text:p text:style-name="a1822" text:class-names="" text:cond-style-name=""><text:span text:style-name="a1819" text:class-names="">Each array has a<text:s text:c="1"/></text:span><text:span text:style-name="a1820" text:class-names="">length</text:span><text:span text:style-name="a1821" text:class-names=""> variable built-in that contains the length of the array.</text:span></text:p>
          <text:p text:style-name="a1824" text:class-names="" text:cond-style-name=""><text:span text:style-name="a1823" text:class-names=""/></text:p>
          <text:p text:style-name="a1826" text:class-names="" text:cond-style-name=""><text:span text:style-name="a1825" text:class-names=""/></text:p>
          <text:list text:style-name="a1834">
            <text:list-item>
              <text:list text:style-name="a1834">
                <text:list-item>
                  <text:p text:style-name="a1833" text:class-names="" text:cond-style-name=""><text:span text:style-name="a1827" text:class-names="">i</text:span><text:span text:style-name="a1828" text:class-names="">nt[]</text:span><text:span text:style-name="a1829" text:class-names=""> values = <text:s text:c="1"/></text:span><text:span text:style-name="a1830" text:class-names="">new</text:span><text:span text:style-name="a1831" text:class-names=""> int</text:span><text:span text:style-name="a1832" text:class-names="">[12];</text:span></text:p>
                </text:list-item>
              </text:list>
            </text:list-item>
          </text:list>
          <text:list text:style-name="a1839">
            <text:list-item>
              <text:list text:style-name="a1839">
                <text:list-item>
                  <text:p text:style-name="a1838" text:class-names="" text:cond-style-name=""><text:span text:style-name="a1835" text:class-names="">int</text:span><text:span text:style-name="a1836" text:class-names=""> size = <text:s text:c="5"/>values.length;<text:s text:c="1"/></text:span><text:span text:style-name="a1837" text:class-names="">// 12</text:span></text:p>
                </text:list-item>
              </text:list>
            </text:list-item>
          </text:list>
          <text:list text:style-name="a1842">
            <text:list-item>
              <text:list text:style-name="a1842">
                <text:list-item>
                  <text:p text:style-name="a1841" text:class-names="" text:cond-style-name=""><text:span text:style-name="a1840" text:class-names=""/></text:p>
                </text:list-item>
              </text:list>
            </text:list-item>
          </text:list>
          <text:list text:style-name="a1849">
            <text:list-item>
              <text:list text:style-name="a1849">
                <text:list-item>
                  <text:p text:style-name="a1848" text:class-names="" text:cond-style-name=""><text:span text:style-name="a1843" text:class-names="">i</text:span><text:span text:style-name="a1844" text:class-names="">nt[]</text:span><text:span text:style-name="a1845" text:class-names=""> values2 =<text:s text:c="1"/></text:span><text:span text:style-name="a1846" text:class-names="">{1,2,3,4,5}</text:span><text:span text:style-name="a1847" text:class-names=""/></text:p>
                </text:list-item>
              </text:list>
            </text:list-item>
          </text:list>
          <text:list text:style-name="a1854">
            <text:list-item>
              <text:list text:style-name="a1854">
                <text:list-item>
                  <text:p text:style-name="a1853" text:class-names="" text:cond-style-name=""><text:span text:style-name="a1850" text:class-names="">int</text:span><text:span text:style-name="a1851" text:class-names=""> size2 = <text:s text:c="4"/>values2.length;<text:s text:c="1"/></text:span><text:span text:style-name="a1852" text:class-names="">// 5</text:span></text:p>
                </text:list-item>
              </text:list>
            </text:list-item>
          </text:list>
          <draw:enhanced-geometry xmlns:dr3d="urn:oasis:names:tc:opendocument:xmlns:dr3d:1.0" draw:type="non-primitive" svg:viewBox="0 0 21600 21600" draw:enhanced-path="M 0 0 L 21600 0 21600 21600 0 21600 Z N"/>
        </draw:custom-shape>
        <presentation:notes draw:style-name="a1858">
          <draw:page-thumbnail draw:page-number="39" svg:x="1.5in" svg:y="0.83507in" svg:width="5.5in" svg:height="4.125in" presentation:class="page" draw:id="id247" presentation:style-name="a1856" draw:name="Slide Image Placeholder 1">
            <svg:desc/>
          </draw:page-thumbnail>
          <draw:frame draw:id="id248" presentation:style-name="a1857" draw:name="Notes Placeholder 2" svg:x="0.85in" svg:y="5.2248in" svg:width="6.79961in" svg:height="4.85118in" presentation:class="notes" presentation:placeholder="true">
            <draw:text-box/>
            <svg:desc/>
          </draw:frame>
        </presentation:notes>
      </draw:page>
      <draw:page draw:name="Slide40" draw:style-name="a1859" draw:master-page-name="Master1-Layout7-blank-Blank" presentation:presentation-page-layout-name="Master1-PPL7">
        <draw:frame draw:id="id249" presentation:style-name="a1862" draw:name="Title 1" svg:x="0.55118in" svg:y="0.37874in" svg:width="9.92087in" svg:height="1.28189in" presentation:class="title" presentation:placeholder="false">
          <draw:text-box>
            <text:p text:style-name="a1861" text:class-names="" text:cond-style-name=""><text:span text:style-name="a1860" text:class-names="">String arrays</text:span></text:p>
          </draw:text-box>
          <svg:desc/>
        </draw:frame>
        <draw:frame draw:id="id250" presentation:style-name="a1876" draw:name="Subtitle 2" svg:x="0.55118in" svg:y="1.98386in" svg:width="9.92087in" svg:height="5.35787in" presentation:class="subtitle" presentation:placeholder="false">
          <draw:text-box>
            <text:p text:style-name="a1867" text:class-names="" text:cond-style-name=""><text:span text:style-name="a1863" text:class-names="">public static void</text:span><text:span text:style-name="a1864" text:class-names=""> main (</text:span><text:span text:style-name="a1865" text:class-names="">String</text:span><text:span text:style-name="a1866" text:class-names="">[] arguments){</text:span></text:p>
            <text:p text:style-name="a1869" text:class-names="" text:cond-style-name=""><text:span text:style-name="a1868" text:class-names=""><text:s text:c="4"/>System.out.println(arguments.length);</text:span></text:p>
            <text:p text:style-name="a1871" text:class-names="" text:cond-style-name=""><text:span text:style-name="a1870" text:class-names=""><text:s text:c="4"/>System.out.println(arguments[0]);</text:span></text:p>
            <text:p text:style-name="a1873" text:class-names="" text:cond-style-name=""><text:span text:style-name="a1872" text:class-names=""><text:s text:c="4"/>System.out.println(arguments[1]);</text:span></text:p>
            <text:p text:style-name="a1875" text:class-names="" text:cond-style-name=""><text:span text:style-name="a1874" text:class-names="">}<text:line-break/></text:span></text:p>
          </draw:text-box>
          <svg:desc/>
        </draw:frame>
        <draw:frame draw:id="id251" draw:style-name="a1879" draw:name="TextBox 3" svg:x="4.51215in" svg:y="1.55035in" svg:width="1.73224in" svg:height="0.50488in">
          <draw:text-box>
            <text:p text:style-name="a1878" text:class-names="" text:cond-style-name=""><text:span text:style-name="a1877" text:class-names="">A side note</text:span></text:p>
          </draw:text-box>
          <svg:desc/>
        </draw:frame>
        <presentation:notes draw:style-name="a1882">
          <draw:page-thumbnail draw:page-number="40" svg:x="1.5in" svg:y="0.83507in" svg:width="5.5in" svg:height="4.125in" presentation:class="page" draw:id="id252" presentation:style-name="a1880" draw:name="Slide Image Placeholder 1">
            <svg:desc/>
          </draw:page-thumbnail>
          <draw:frame draw:id="id253" presentation:style-name="a1881" draw:name="Notes Placeholder 2" svg:x="0.85in" svg:y="5.2248in" svg:width="6.79961in" svg:height="4.85118in" presentation:class="notes" presentation:placeholder="true">
            <draw:text-box/>
            <svg:desc/>
          </draw:frame>
        </presentation:notes>
      </draw:page>
      <draw:page draw:name="Slide41" draw:style-name="a1883" draw:master-page-name="Master1-Layout7-blank-Blank" presentation:presentation-page-layout-name="Master1-PPL7">
        <draw:frame draw:id="id254" draw:style-name="a1886" draw:name="TextBox 1" svg:x="1.67882in" svg:y="3.96701in" svg:width="7.31463in" svg:height="0.84147in">
          <draw:text-box>
            <text:p text:style-name="a1885" text:class-names="" text:cond-style-name=""><text:span text:style-name="a1884" text:class-names="">Combining Loops and Arrays</text:span></text:p>
          </draw:text-box>
          <svg:desc/>
        </draw:frame>
      </draw:page>
      <draw:page draw:name="Slide42" draw:style-name="a1887" draw:master-page-name="Master1-Layout7-blank-Blank" presentation:presentation-page-layout-name="Master1-PPL7">
        <draw:frame draw:id="id255" presentation:style-name="a1890" draw:name="Title 1" svg:x="0.55118in" svg:y="0.37874in" svg:width="9.92087in" svg:height="1.28189in" presentation:class="title" presentation:placeholder="false">
          <draw:text-box>
            <text:p text:style-name="a1889" text:class-names="" text:cond-style-name=""><text:span text:style-name="a1888" text:class-names="">Looping through an array</text:span></text:p>
          </draw:text-box>
          <svg:desc/>
        </draw:frame>
        <draw:frame draw:id="id256" presentation:style-name="a1925" draw:name="Subtitle 2" svg:x="0.55118in" svg:y="1.98386in" svg:width="9.92087in" svg:height="5.35787in" presentation:class="subtitle" presentation:placeholder="false">
          <draw:text-box>
            <text:p text:style-name="a1892" text:class-names="" text:cond-style-name=""><text:span text:style-name="a1891" text:class-names="">Example 1:</text:span></text:p>
            <text:p text:style-name="a1894" text:class-names="" text:cond-style-name=""><text:span text:style-name="a1893" text:class-names=""/></text:p>
            <text:list text:style-name="a1901">
              <text:list-item>
                <text:list text:style-name="a1901">
                  <text:list-item>
                    <text:p text:style-name="a1900" text:class-names="" text:cond-style-name=""><text:span text:style-name="a1895" text:class-names="">int[]</text:span><text:span text:style-name="a1896" text:class-names=""> values =<text:s text:c="1"/></text:span><text:span text:style-name="a1897" text:class-names="">new</text:span><text:span text:style-name="a1898" text:class-names=""> int</text:span><text:span text:style-name="a1899" text:class-names="">[5];</text:span></text:p>
                  </text:list-item>
                </text:list>
              </text:list-item>
            </text:list>
            <text:list text:style-name="a1904">
              <text:list-item>
                <text:list text:style-name="a1904">
                  <text:list-item>
                    <text:p text:style-name="a1903" text:class-names="" text:cond-style-name=""><text:span text:style-name="a1902" text:class-names=""/></text:p>
                  </text:list-item>
                </text:list>
              </text:list-item>
            </text:list>
            <text:list text:style-name="a1910">
              <text:list-item>
                <text:list text:style-name="a1910">
                  <text:list-item>
                    <text:p text:style-name="a1909" text:class-names="" text:cond-style-name=""><text:span text:style-name="a1905" text:class-names="">for</text:span><text:span text:style-name="a1906" text:class-names=""> (</text:span><text:span text:style-name="a1907" text:class-names="">int</text:span><text:span text:style-name="a1908" text:class-names=""> i=0; <text:s text:c="1"/>i&lt;values.length; i++) {</text:span></text:p>
                  </text:list-item>
                </text:list>
              </text:list-item>
            </text:list>
            <text:list text:style-name="a1913">
              <text:list-item>
                <text:list text:style-name="a1913">
                  <text:list-item>
                    <text:p text:style-name="a1912" text:class-names="" text:cond-style-name=""><text:span text:style-name="a1911" text:class-names=""><text:tab/>values[i] = i;</text:span></text:p>
                  </text:list-item>
                </text:list>
              </text:list-item>
            </text:list>
            <text:list text:style-name="a1918">
              <text:list-item>
                <text:list text:style-name="a1918">
                  <text:list-item>
                    <text:p text:style-name="a1917" text:class-names="" text:cond-style-name=""><text:span text:style-name="a1914" text:class-names=""><text:tab/></text:span><text:span text:style-name="a1915" text:class-names="">int</text:span><text:span text:style-name="a1916" text:class-names=""> y = values[i] * values[i];</text:span></text:p>
                  </text:list-item>
                </text:list>
              </text:list-item>
            </text:list>
            <text:list text:style-name="a1921">
              <text:list-item>
                <text:list text:style-name="a1921">
                  <text:list-item>
                    <text:p text:style-name="a1920" text:class-names="" text:cond-style-name=""><text:span text:style-name="a1919" text:class-names=""><text:tab/>System.out.println(y);</text:span></text:p>
                  </text:list-item>
                </text:list>
              </text:list-item>
            </text:list>
            <text:list text:style-name="a1924">
              <text:list-item>
                <text:list text:style-name="a1924">
                  <text:list-item>
                    <text:p text:style-name="a1923" text:class-names="" text:cond-style-name=""><text:span text:style-name="a1922" text:class-names="">}</text:span></text:p>
                  </text:list-item>
                </text:list>
              </text:list-item>
            </text:list>
          </draw:text-box>
          <svg:desc/>
        </draw:frame>
        <presentation:notes draw:style-name="a1928">
          <draw:page-thumbnail draw:page-number="42" svg:x="1.5in" svg:y="0.83507in" svg:width="5.5in" svg:height="4.125in" presentation:class="page" draw:id="id257" presentation:style-name="a1926" draw:name="Slide Image Placeholder 1">
            <svg:desc/>
          </draw:page-thumbnail>
          <draw:frame draw:id="id258" presentation:style-name="a1927" draw:name="Notes Placeholder 2" svg:x="0.85in" svg:y="5.2248in" svg:width="6.79961in" svg:height="4.85118in" presentation:class="notes" presentation:placeholder="true">
            <draw:text-box/>
            <svg:desc/>
          </draw:frame>
        </presentation:notes>
      </draw:page>
      <draw:page draw:name="Slide43" draw:style-name="a1929" draw:master-page-name="Master1-Layout7-blank-Blank" presentation:presentation-page-layout-name="Master1-PPL7">
        <draw:frame draw:id="id259" presentation:style-name="a1932" draw:name="Title 1" svg:x="0.55118in" svg:y="0.35179in" svg:width="9.92087in" svg:height="1.28189in" presentation:class="title" presentation:placeholder="false">
          <draw:text-box>
            <text:p text:style-name="a1931" text:class-names="" text:cond-style-name=""><text:span text:style-name="a1930" text:class-names="">Looping through an array</text:span></text:p>
          </draw:text-box>
          <svg:desc/>
        </draw:frame>
        <draw:frame draw:id="id260" presentation:style-name="a1967" draw:name="Subtitle 2" svg:x="0.55118in" svg:y="1.86307in" svg:width="9.92087in" svg:height="6.10394in" presentation:class="subtitle" presentation:placeholder="false">
          <draw:text-box>
            <text:p text:style-name="a1934" text:class-names="" text:cond-style-name=""><text:span text:style-name="a1933" text:class-names="">Example 2:</text:span></text:p>
            <text:list text:style-name="a1937">
              <text:list-item>
                <text:list text:style-name="a1937">
                  <text:list-item>
                    <text:p text:style-name="a1936" text:class-names="" text:cond-style-name=""><text:span text:style-name="a1935" text:class-names=""/></text:p>
                  </text:list-item>
                </text:list>
              </text:list-item>
            </text:list>
            <text:list text:style-name="a1944">
              <text:list-item>
                <text:list text:style-name="a1944">
                  <text:list-item>
                    <text:p text:style-name="a1943" text:class-names="" text:cond-style-name=""><text:span text:style-name="a1938" text:class-names="">int[]</text:span><text:span text:style-name="a1939" text:class-names=""> values =<text:s text:c="1"/></text:span><text:span text:style-name="a1940" text:class-names="">new</text:span><text:span text:style-name="a1941" text:class-names=""> int</text:span><text:span text:style-name="a1942" text:class-names="">[5];</text:span></text:p>
                  </text:list-item>
                </text:list>
              </text:list-item>
            </text:list>
            <text:list text:style-name="a1948">
              <text:list-item>
                <text:list text:style-name="a1948">
                  <text:list-item>
                    <text:p text:style-name="a1947" text:class-names="" text:cond-style-name=""><text:span text:style-name="a1945" text:class-names="">int</text:span><text:span text:style-name="a1946" text:class-names=""> i = 0;</text:span></text:p>
                  </text:list-item>
                </text:list>
              </text:list-item>
            </text:list>
            <text:list text:style-name="a1952">
              <text:list-item>
                <text:list text:style-name="a1952">
                  <text:list-item>
                    <text:p text:style-name="a1951" text:class-names="" text:cond-style-name=""><text:span text:style-name="a1949" text:class-names="">while</text:span><text:span text:style-name="a1950" text:class-names=""> (i &lt; values.length) {</text:span></text:p>
                  </text:list-item>
                </text:list>
              </text:list-item>
            </text:list>
            <text:list text:style-name="a1955">
              <text:list-item>
                <text:list text:style-name="a1955">
                  <text:list-item>
                    <text:p text:style-name="a1954" text:class-names="" text:cond-style-name=""><text:span text:style-name="a1953" text:class-names=""><text:tab/>values[i] = i;</text:span></text:p>
                  </text:list-item>
                </text:list>
              </text:list-item>
            </text:list>
            <text:list text:style-name="a1960">
              <text:list-item>
                <text:list text:style-name="a1960">
                  <text:list-item>
                    <text:p text:style-name="a1959" text:class-names="" text:cond-style-name=""><text:span text:style-name="a1956" text:class-names=""><text:tab/></text:span><text:span text:style-name="a1957" text:class-names="">int</text:span><text:span text:style-name="a1958" text:class-names=""> y = values[i] * values[i];</text:span></text:p>
                  </text:list-item>
                </text:list>
              </text:list-item>
            </text:list>
            <text:list text:style-name="a1963">
              <text:list-item>
                <text:list text:style-name="a1963">
                  <text:list-item>
                    <text:p text:style-name="a1962" text:class-names="" text:cond-style-name=""><text:span text:style-name="a1961" text:class-names=""><text:tab/>System.out.println(y); <text:tab/><text:line-break/><text:tab/>i++;</text:span></text:p>
                  </text:list-item>
                </text:list>
              </text:list-item>
            </text:list>
            <text:list text:style-name="a1966">
              <text:list-item>
                <text:list text:style-name="a1966">
                  <text:list-item>
                    <text:p text:style-name="a1965" text:class-names="" text:cond-style-name=""><text:span text:style-name="a1964" text:class-names="">}</text:span></text:p>
                  </text:list-item>
                </text:list>
              </text:list-item>
            </text:list>
          </draw:text-box>
          <svg:desc/>
        </draw:frame>
        <presentation:notes draw:style-name="a1970">
          <draw:page-thumbnail draw:page-number="43" svg:x="1.5in" svg:y="0.83507in" svg:width="5.5in" svg:height="4.125in" presentation:class="page" draw:id="id261" presentation:style-name="a1968" draw:name="Slide Image Placeholder 1">
            <svg:desc/>
          </draw:page-thumbnail>
          <draw:frame draw:id="id262" presentation:style-name="a1969" draw:name="Notes Placeholder 2" svg:x="0.85in" svg:y="5.2248in" svg:width="6.79961in" svg:height="4.85118in" presentation:class="notes" presentation:placeholder="true">
            <draw:text-box/>
            <svg:desc/>
          </draw:frame>
        </presentation:notes>
      </draw:page>
      <draw:page draw:name="Slide44" draw:style-name="a1971" draw:master-page-name="Master1-Layout7-blank-Blank" presentation:presentation-page-layout-name="Master1-PPL7">
        <draw:frame draw:id="id263" presentation:style-name="a1976" draw:name="Title 1" svg:x="0.55118in" svg:y="0.37874in" svg:width="9.92087in" svg:height="1.28189in" presentation:class="title" presentation:placeholder="false">
          <draw:text-box>
            <text:p text:style-name="a1975" text:class-names="" text:cond-style-name=""><text:span text:style-name="a1972" text:class-names="">Enhanced<text:s text:c="1"/></text:span><text:span text:style-name="a1973" text:class-names="">for</text:span><text:span text:style-name="a1974" text:class-names=""> loop</text:span></text:p>
          </draw:text-box>
          <svg:desc/>
        </draw:frame>
        <draw:frame draw:id="id264" presentation:style-name="a2007" draw:name="Subtitle 2" svg:x="0.55118in" svg:y="1.04195in" svg:width="10.47313in" svg:height="7.34173in" presentation:class="subtitle" presentation:placeholder="false">
          <draw:text-box>
            <text:p text:style-name="a1978" text:class-names="" text:cond-style-name=""><text:span text:style-name="a1977" text:class-names="">Feature in J2SE 5.0 to iterate through values in an array</text:span></text:p>
            <text:p text:style-name="a1988" text:class-names="" text:cond-style-name=""><text:span text:style-name="a1979" text:class-names="">for</text:span><text:span text:style-name="a1980" text:class-names=""> (</text:span><text:span text:style-name="a1981" text:class-names="">int</text:span><text:span text:style-name="a1982" text:class-names=""> i<text:s text:c="1"/></text:span><text:span text:style-name="a1983" text:class-names="">:</text:span><text:span text:style-name="a1984" text:class-names=""> values) {</text:span><text:span text:style-name="a1985" text:class-names="">// for each int<text:s text:c="1"/></text:span><text:span text:style-name="a1986" text:class-names="">in</text:span><text:span text:style-name="a1987" text:class-names=""> values</text:span></text:p>
            <text:p text:style-name="a1990" text:class-names="" text:cond-style-name=""><text:span text:style-name="a1989" text:class-names=""><text:tab/>System.out.println(i);</text:span></text:p>
            <text:p text:style-name="a1992" text:class-names="" text:cond-style-name=""><text:span text:style-name="a1991" text:class-names="">}</text:span></text:p>
            <text:p text:style-name="a1994" text:class-names="" text:cond-style-name=""><text:span text:style-name="a1993" text:class-names=""/></text:p>
            <text:p text:style-name="a1997" text:class-names="" text:cond-style-name=""><text:span text:style-name="a1995" text:class-names="">The same as:</text:span><text:span text:style-name="a1996" text:class-names=""/></text:p>
            <text:p text:style-name="a2002" text:class-names="" text:cond-style-name=""><text:span text:style-name="a1998" text:class-names="">for</text:span><text:span text:style-name="a1999" text:class-names=""> (</text:span><text:span text:style-name="a2000" text:class-names="">int</text:span><text:span text:style-name="a2001" text:class-names=""> i=0; i&lt;values.length; i++) {</text:span></text:p>
            <text:p text:style-name="a2004" text:class-names="" text:cond-style-name=""><text:span text:style-name="a2003" text:class-names=""><text:tab/>System.out.println(values[i]);</text:span></text:p>
            <text:p text:style-name="a2006" text:class-names="" text:cond-style-name=""><text:span text:style-name="a2005" text:class-names="">}</text:span></text:p>
          </draw:text-box>
          <svg:desc/>
        </draw:frame>
        <presentation:notes draw:style-name="a2010">
          <draw:page-thumbnail draw:page-number="44" svg:x="1.5in" svg:y="0.83507in" svg:width="5.5in" svg:height="4.125in" presentation:class="page" draw:id="id265" presentation:style-name="a2008" draw:name="Slide Image Placeholder 1">
            <svg:desc/>
          </draw:page-thumbnail>
          <draw:frame draw:id="id266" presentation:style-name="a2009" draw:name="Notes Placeholder 2" svg:x="0.85in" svg:y="5.2248in" svg:width="6.79961in" svg:height="4.85118in" presentation:class="notes" presentation:placeholder="true">
            <draw:text-box/>
            <svg:desc/>
          </draw:frame>
        </presentation:notes>
      </draw:page>
      <draw:page draw:name="Slide45" draw:style-name="a2011" draw:master-page-name="Master1-Layout7-blank-Blank" presentation:presentation-page-layout-name="Master1-PPL7">
        <draw:frame draw:id="id267" presentation:style-name="a2014" draw:name="Title 1" svg:x="0.55118in" svg:y="0.37874in" svg:width="9.92087in" svg:height="1.28189in" presentation:class="title" presentation:placeholder="false">
          <draw:text-box>
            <text:p text:style-name="a2013" text:class-names="" text:cond-style-name=""><text:span text:style-name="a2012" text:class-names="">Summary for today</text:span></text:p>
          </draw:text-box>
          <svg:desc/>
        </draw:frame>
        <draw:frame draw:id="id268" presentation:style-name="a2024" draw:name="Subtitle 2" svg:x="0.55118in" svg:y="1.98386in" svg:width="9.92087in" svg:height="5.35787in" presentation:class="subtitle" presentation:placeholder="false">
          <draw:text-box>
            <text:list text:style-name="a2017">
              <text:list-item>
                <text:list text:style-name="a2017">
                  <text:list-item>
                    <text:list text:style-name="a2017">
                      <text:list-item>
                        <text:list text:style-name="a2017">
                          <text:list-item>
                            <text:p text:style-name="a2016" text:class-names="" text:cond-style-name=""><text:span text:style-name="a2015" text:class-names="">Programming Style<text:line-break/></text:span></text:p>
                          </text:list-item>
                        </text:list>
                      </text:list-item>
                    </text:list>
                  </text:list-item>
                </text:list>
              </text:list-item>
            </text:list>
            <text:list text:style-name="a2020">
              <text:list-item>
                <text:list text:style-name="a2020">
                  <text:list-item>
                    <text:list text:style-name="a2020">
                      <text:list-item>
                        <text:list text:style-name="a2020">
                          <text:list-item>
                            <text:p text:style-name="a2019" text:class-names="" text:cond-style-name=""><text:span text:style-name="a2018" text:class-names="">Loops<text:line-break/></text:span></text:p>
                          </text:list-item>
                        </text:list>
                      </text:list-item>
                    </text:list>
                  </text:list-item>
                </text:list>
              </text:list-item>
            </text:list>
            <text:list text:style-name="a2023">
              <text:list-item>
                <text:list text:style-name="a2023">
                  <text:list-item>
                    <text:list text:style-name="a2023">
                      <text:list-item>
                        <text:list text:style-name="a2023">
                          <text:list-item>
                            <text:p text:style-name="a2022" text:class-names="" text:cond-style-name=""><text:span text:style-name="a2021" text:class-names="">Arrays</text:span></text:p>
                          </text:list-item>
                        </text:list>
                      </text:list-item>
                    </text:list>
                  </text:list-item>
                </text:list>
              </text:list-item>
            </text:list>
          </draw:text-box>
          <svg:desc/>
        </draw:frame>
        <presentation:notes draw:style-name="a2027">
          <draw:page-thumbnail draw:page-number="45" svg:x="1.5in" svg:y="0.83507in" svg:width="5.5in" svg:height="4.125in" presentation:class="page" draw:id="id269" presentation:style-name="a2025" draw:name="Slide Image Placeholder 1">
            <svg:desc/>
          </draw:page-thumbnail>
          <draw:frame draw:id="id270" presentation:style-name="a2026" draw:name="Notes Placeholder 2" svg:x="0.85in" svg:y="5.2248in" svg:width="6.79961in" svg:height="4.85118in" presentation:class="notes" presentation:placeholder="true">
            <draw:text-box/>
            <svg:desc/>
          </draw:frame>
        </presentation:notes>
      </draw:page>
      <draw:page draw:name="Slide46" draw:style-name="a2028" draw:master-page-name="Master1-Layout7-blank-Blank" presentation:presentation-page-layout-name="Master1-PPL7">
        <draw:frame draw:id="id271" presentation:style-name="a2031" draw:name="Title 1" svg:x="0.55118in" svg:y="0.37874in" svg:width="9.92087in" svg:height="1.28189in" presentation:class="title" presentation:placeholder="false">
          <draw:text-box>
            <text:p text:style-name="a2030" text:class-names="" text:cond-style-name=""><text:span text:style-name="a2029" text:class-names="">Assignment 3</text:span></text:p>
          </draw:text-box>
          <svg:desc/>
        </draw:frame>
        <draw:frame draw:id="id272" presentation:style-name="a2040" draw:name="Subtitle 2" svg:x="0.55118in" svg:y="1.98386in" svg:width="9.92087in" svg:height="5.35787in" presentation:class="subtitle" presentation:placeholder="false">
          <draw:text-box>
            <text:p text:style-name="a2033" text:class-names="" text:cond-style-name=""><text:span text:style-name="a2032" text:class-names="">A group of friends participate in the Boston Marathon.</text:span></text:p>
            <text:p text:style-name="a2035" text:class-names="" text:cond-style-name=""><text:span text:style-name="a2034" text:class-names=""/></text:p>
            <text:p text:style-name="a2037" text:class-names="" text:cond-style-name=""><text:span text:style-name="a2036" text:class-names="">Find the best performer.<text:line-break/></text:span></text:p>
            <text:p text:style-name="a2039" text:class-names="" text:cond-style-name=""><text:span text:style-name="a2038" text:class-names="">Find the second-best performer.<text:line-break/></text:span></text:p>
          </draw:text-box>
          <svg:desc/>
        </draw:frame>
        <presentation:notes draw:style-name="a2043">
          <draw:page-thumbnail draw:page-number="46" svg:x="1.5in" svg:y="0.83507in" svg:width="5.5in" svg:height="4.125in" presentation:class="page" draw:id="id273" presentation:style-name="a2041" draw:name="Slide Image Placeholder 1">
            <svg:desc/>
          </draw:page-thumbnail>
          <draw:frame draw:id="id274" presentation:style-name="a2042" draw:name="Notes Placeholder 2" svg:x="0.85in" svg:y="5.2248in" svg:width="6.79961in" svg:height="4.85118in" presentation:class="notes" presentation:placeholder="true">
            <draw:text-box/>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82639in" svg:y="2.56771in" svg:width="9.37153in" svg:height="1.77257in"/>
      <presentation:placeholder presentation:object="subtitle" svg:x="1.65451in" svg:y="4.68403in" svg:width="7.71701in" svg:height="2.1128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5.456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3" style:display-name="Section Header">
      <presentation:placeholder presentation:object="title" svg:x="0.87153in" svg:y="5.3125in" svg:width="9.36979in" svg:height="1.64236in"/>
      <presentation:placeholder presentation:object="outline" svg:x="0.87153in" svg:y="3.50347in" svg:width="9.36979in" svg:height="1.8090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5.4566in"/>
      <presentation:placeholder presentation:object="object" svg:x="5.59375in" svg:y="1.93403in" svg:width="4.87847in" svg:height="5.456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5" style:display-name="Comparison">
      <presentation:placeholder presentation:object="title" svg:x="0.55208in" svg:y="0.3316in" svg:width="9.92188in" svg:height="1.37674in"/>
      <presentation:placeholder presentation:object="outline" svg:x="0.55208in" svg:y="1.85069in" svg:width="4.86979in" svg:height="0.77083in"/>
      <presentation:placeholder presentation:object="object" svg:x="0.55208in" svg:y="2.62153in" svg:width="4.86979in" svg:height="4.76389in"/>
      <presentation:placeholder presentation:object="outline" svg:x="5.60069in" svg:y="1.85069in" svg:width="4.87326in" svg:height="0.77083in"/>
      <presentation:placeholder presentation:object="object" svg:x="5.60069in" svg:y="2.62153in" svg:width="4.87326in" svg:height="4.7638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8" style:display-name="Content with Caption">
      <presentation:placeholder presentation:object="title" svg:x="0.55208in" svg:y="0.32986in" svg:width="3.62674in" svg:height="1.39931in"/>
      <presentation:placeholder presentation:object="object" svg:x="4.31076in" svg:y="0.32986in" svg:width="6.16319in" svg:height="7.05556in"/>
      <presentation:placeholder presentation:object="outline" svg:x="0.55208in" svg:y="1.72917in" svg:width="3.62674in" svg:height="5.6562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9" style:display-name="Picture with Caption">
      <presentation:placeholder presentation:object="title" svg:x="2.16146in" svg:y="5.78646in" svg:width="6.61458in" svg:height="0.68403in"/>
      <presentation:placeholder presentation:object="graphic" svg:x="2.16146in" svg:y="0.73785in" svg:width="6.61458in" svg:height="4.96181in"/>
      <presentation:placeholder presentation:object="outline" svg:x="2.16146in" svg:y="6.47049in" svg:width="6.61458in" svg:height="0.9704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5.456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11" style:display-name="Vertical Title and Text">
      <presentation:placeholder presentation:object="title" svg:x="7.99306in" svg:y="0.32986in" svg:width="2.47917in" svg:height="7.06076in"/>
      <presentation:placeholder presentation:object="outline" svg:x="0.55035in" svg:y="0.32986in" svg:width="7.27604in" svg:height="7.0607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default-style style:family="graphic">
      <style:graphic-properties draw:fill="solid" draw:fill-color="#4f81bd" draw:opacity="100%" draw:stroke="solid" svg:stroke-width="0.02778in" svg:stroke-color="#385d8a" svg:stroke-opacity="100%"/>
    </style:default-style>
    <draw:marker draw:name="a1562" svg:viewBox="0 0 20 30" svg:d="m10 0-10 30h20z"/>
    <draw:marker draw:name="a1379" svg:viewBox="0 0 20 30" svg:d="m10 0-10 30h20z"/>
    <draw:marker draw:name="a1564" svg:viewBox="0 0 20 30" svg:d="m10 0-10 30h20z"/>
    <draw:marker draw:name="a1427" svg:viewBox="0 0 20 30" svg:d="m10 0-10 30h20z"/>
    <draw:marker draw:name="a1566" svg:viewBox="0 0 20 30" svg:d="m10 0-10 30h20z"/>
    <draw:marker draw:name="a1568" svg:viewBox="0 0 20 30" svg:d="m10 0-10 30h20z"/>
    <draw:marker draw:name="a1570" svg:viewBox="0 0 20 30" svg:d="m10 0-10 30h20z"/>
    <draw:marker draw:name="a1135" svg:viewBox="0 0 20 30" svg:d="m10 0-10 30h20z"/>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drawing-page" style:name="a0">
      <style:drawing-page-properties draw:fill="none" presentation:transition-type="manual" presentation:visibility="visible" draw:background-size="border" presentation:background-objects-visible="tru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style:tab-stop-distance="1in" fo:margin-left="0.94488in" fo:margin-right="0in" fo:text-indent="-0.31496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303">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1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8">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draw:fill="none" draw:stroke="non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draw:fill="none" draw:stroke="non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7">
      <style:graphic-properties draw:fill="none" draw:stroke="non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5">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style:tab-stop-distance="1in" fo:margin-left="0.94488in" fo:margin-right="0in" fo:text-indent="-0.31496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style:tab-stop-distance="1in" fo:margin-left="1.41732in" fo:margin-right="0in" fo:text-indent="-0.23622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0">
      <style:paragraph-properties fo:line-height="100%"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1">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text-transform="uppercas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6">
      <style:graphic-properties draw:fill="none" draw:stroke="non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draw:fill="none" draw:stroke="non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draw:fill="none" draw:stroke="non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style:tab-stop-distance="1in" fo:margin-left="0.94488in" fo:margin-right="0in" fo:text-indent="-0.31496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style:tab-stop-distance="1in" fo:margin-left="1.41732in" fo:margin-right="0in" fo:text-indent="-0.23622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style:tab-stop-distance="1in" fo:margin-left="1.41732in" fo:margin-right="0in" fo:text-indent="-0.23622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
      <style:paragraph-properties fo:line-height="100%"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
      <style:paragraph-properties fo:line-height="100%"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draw:fill="none" draw:stroke="non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00%"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3">
      <style:paragraph-properties fo:line-height="100%"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7">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style:tab-stop-distance="1in" fo:margin-left="0.94488in" fo:margin-right="0in" fo:text-indent="-0.31496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style:tab-stop-distance="1in" fo:margin-left="1.41732in" fo:margin-right="0in" fo:text-indent="-0.23622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3">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style:tab-stop-distance="1in" fo:margin-left="0.94488in" fo:margin-right="0in" fo:text-indent="-0.31496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style:tab-stop-distance="1in" fo:margin-left="1.41732in" fo:margin-right="0in" fo:text-indent="-0.23622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style:tab-stop-distance="1in" fo:margin-left="0.94488in" fo:margin-right="0in" fo:text-indent="-0.31496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style:tab-stop-distance="1in" fo:margin-left="1.41732in" fo:margin-right="0in" fo:text-indent="-0.23622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00%" style:tab-stop-distance="1in" fo:margin-left="0.94488in" fo:margin-right="0in" fo:text-indent="-0.31496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5">
      <style:paragraph-properties fo:line-height="100%" style:tab-stop-distance="1in" fo:margin-left="1.41732in" fo:margin-right="0in" fo:text-indent="-0.23622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draw:fill="none" draw:stroke="non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4">
      <style:graphic-properties draw:fill="none" draw:stroke="non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style:tab-stop-distance="1in" fo:margin-left="0.94488in" fo:margin-right="0in" fo:text-indent="-0.31496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style:tab-stop-distance="1in" fo:margin-left="1.41732in" fo:margin-right="0in" fo:text-indent="-0.23622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draw:fill="none" draw:stroke="non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draw:fill="none" draw:stroke="none"/>
    </style:style>
    <style:style style:family="presentation" style:name="a4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imes New Roman" style:font-family-asian="DejaVuSan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style:tab-stop-distance="1in" fo:margin-left="0.94488in" fo:margin-right="0in" fo:text-indent="-0.31496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style:tab-stop-distance="1in" fo:margin-left="1.41732in" fo:margin-right="0in" fo:text-indent="-0.23622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9">
      <text:list-level-style-bullet text:level="1" text:bullet-char="●">
        <style:list-level-properties text:space-before="0in" text:min-label-width="0.23622in"/>
        <style:text-properties fo:font-family="StarSymbol" fo:font-size="45%"/>
      </text:list-level-style-bullet>
      <text:list-level-style-bullet text:level="2" text:bullet-char="●">
        <style:list-level-properties text:space-before="0.26378in" text:min-label-width="0.23622in"/>
        <style:text-properties fo:font-family="StarSymbol" fo:font-size="45%"/>
      </text:list-level-style-bullet>
      <text:list-level-style-bullet text:level="3" text:bullet-char="●">
        <style:list-level-properties text:space-before="0.76378in" text:min-label-width="0.23622in"/>
        <style:text-properties fo:font-family="StarSymbol" fo:font-size="45%"/>
      </text:list-level-style-bullet>
      <text:list-level-style-bullet text:level="4" text:bullet-char="●">
        <style:list-level-properties text:space-before="1.26378in" text:min-label-width="0.23622in"/>
        <style:text-properties fo:font-family="StarSymbol" fo:font-size="45%"/>
      </text:list-level-style-bullet>
      <text:list-level-style-bullet text:level="5" text:bullet-char="●">
        <style:list-level-properties text:space-before="1.7637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271">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26378in" text:min-label-width="0.23622in"/>
        <style:text-properties fo:font-family="StarSymbol" fo:font-size="75%"/>
      </text:list-level-style-bullet>
      <text:list-level-style-bullet text:level="7" text:bullet-char="–">
        <style:list-level-properties text:space-before="2.76378in" text:min-label-width="0.23622in"/>
        <style:text-properties fo:font-family="StarSymbol" fo:font-size="75%"/>
      </text:list-level-style-bullet>
      <text:list-level-style-bullet text:level="8" text:bullet-char="–">
        <style:list-level-properties text:space-before="3.26378in" text:min-label-width="0.23622in"/>
        <style:text-properties fo:font-family="StarSymbol" fo:font-size="75%"/>
      </text:list-level-style-bullet>
      <text:list-level-style-bullet text:level="9" text:bullet-char="–">
        <style:list-level-properties text:space-before="3.76378in" text:min-label-width="0.23622in"/>
        <style:text-properties fo:font-family="StarSymbol" fo:font-size="75%"/>
      </text:list-level-style-bullet>
    </text:list-style>
    <text:list-style style:name="a274">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19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14567in" text:min-label-width="0.35433in"/>
        <style:text-properties fo:font-family="StarSymbol" fo:font-size="45%"/>
      </text:list-level-style-bullet>
      <text:list-level-style-bullet text:level="7" text:bullet-char="●">
        <style:list-level-properties text:space-before="2.64567in" text:min-label-width="0.35433in"/>
        <style:text-properties fo:font-family="StarSymbol" fo:font-size="45%"/>
      </text:list-level-style-bullet>
      <text:list-level-style-bullet text:level="8" text:bullet-char="●">
        <style:list-level-properties text:space-before="3.14567in" text:min-label-width="0.35433in"/>
        <style:text-properties fo:font-family="StarSymbol" fo:font-size="45%"/>
      </text:list-level-style-bullet>
      <text:list-level-style-bullet text:level="9" text:bullet-char="●">
        <style:list-level-properties text:space-before="3.64567in" text:min-label-width="0.35433in"/>
        <style:text-properties fo:font-family="StarSymbol" fo:font-size="45%"/>
      </text:list-level-style-bullet>
    </text:list-style>
    <text:list-style style:name="a33">
      <text:list-level-style-bullet text:level="1" text:bullet-char="●">
        <style:list-level-properties text:space-before="0in" text:min-label-width="0.23622in"/>
        <style:text-properties fo:font-family="StarSymbol" fo:font-size="45%"/>
      </text:list-level-style-bullet>
      <text:list-level-style-bullet text:level="2" text:bullet-char="●">
        <style:list-level-properties text:space-before="0.26378in" text:min-label-width="0.23622in"/>
        <style:text-properties fo:font-family="StarSymbol" fo:font-size="45%"/>
      </text:list-level-style-bullet>
      <text:list-level-style-bullet text:level="3" text:bullet-char="●">
        <style:list-level-properties text:space-before="0.76378in" text:min-label-width="0.23622in"/>
        <style:text-properties fo:font-family="StarSymbol" fo:font-size="45%"/>
      </text:list-level-style-bullet>
      <text:list-level-style-bullet text:level="4" text:bullet-char="●">
        <style:list-level-properties text:space-before="1.26378in" text:min-label-width="0.23622in"/>
        <style:text-properties fo:font-family="StarSymbol" fo:font-size="45%"/>
      </text:list-level-style-bullet>
      <text:list-level-style-bullet text:level="5" text:bullet-char="●">
        <style:list-level-properties text:space-before="1.7637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487">
      <text:list-level-style-bullet text:level="1" text:bullet-char="●">
        <style:list-level-properties text:space-before="0in" text:min-label-width="0.23622in"/>
        <style:text-properties fo:font-family="StarSymbol" fo:font-size="45%"/>
      </text:list-level-style-bullet>
      <text:list-level-style-bullet text:level="2" text:bullet-char="●">
        <style:list-level-properties text:space-before="0.26378in" text:min-label-width="0.23622in"/>
        <style:text-properties fo:font-family="StarSymbol" fo:font-size="45%"/>
      </text:list-level-style-bullet>
      <text:list-level-style-bullet text:level="3" text:bullet-char="●">
        <style:list-level-properties text:space-before="0.76378in" text:min-label-width="0.23622in"/>
        <style:text-properties fo:font-family="StarSymbol" fo:font-size="45%"/>
      </text:list-level-style-bullet>
      <text:list-level-style-bullet text:level="4" text:bullet-char="●">
        <style:list-level-properties text:space-before="1.26378in" text:min-label-width="0.23622in"/>
        <style:text-properties fo:font-family="StarSymbol" fo:font-size="45%"/>
      </text:list-level-style-bullet>
      <text:list-level-style-bullet text:level="5" text:bullet-char="●">
        <style:list-level-properties text:space-before="1.7637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193">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18504in" text:min-label-width="0.31496in"/>
        <style:text-properties fo:font-family="StarSymbol" fo:font-size="75%"/>
      </text:list-level-style-bullet>
      <text:list-level-style-bullet text:level="7" text:bullet-char="–">
        <style:list-level-properties text:space-before="2.68504in" text:min-label-width="0.31496in"/>
        <style:text-properties fo:font-family="StarSymbol" fo:font-size="75%"/>
      </text:list-level-style-bullet>
      <text:list-level-style-bullet text:level="8" text:bullet-char="–">
        <style:list-level-properties text:space-before="3.18504in" text:min-label-width="0.31496in"/>
        <style:text-properties fo:font-family="StarSymbol" fo:font-size="75%"/>
      </text:list-level-style-bullet>
      <text:list-level-style-bullet text:level="9" text:bullet-char="–">
        <style:list-level-properties text:space-before="3.68504in" text:min-label-width="0.31496in"/>
        <style:text-properties fo:font-family="StarSymbol" fo:font-size="75%"/>
      </text:list-level-style-bullet>
    </text:list-style>
    <text:list-style style:name="a202">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196">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418">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46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14567in" text:min-label-width="0.35433in"/>
        <style:text-properties fo:font-family="StarSymbol" fo:font-size="45%"/>
      </text:list-level-style-bullet>
      <text:list-level-style-bullet text:level="7" text:bullet-char="●">
        <style:list-level-properties text:space-before="2.64567in" text:min-label-width="0.35433in"/>
        <style:text-properties fo:font-family="StarSymbol" fo:font-size="45%"/>
      </text:list-level-style-bullet>
      <text:list-level-style-bullet text:level="8" text:bullet-char="●">
        <style:list-level-properties text:space-before="3.14567in" text:min-label-width="0.35433in"/>
        <style:text-properties fo:font-family="StarSymbol" fo:font-size="45%"/>
      </text:list-level-style-bullet>
      <text:list-level-style-bullet text:level="9" text:bullet-char="●">
        <style:list-level-properties text:space-before="3.64567in" text:min-label-width="0.35433in"/>
        <style:text-properties fo:font-family="StarSymbol" fo:font-size="45%"/>
      </text:list-level-style-bullet>
    </text:list-style>
    <text:list-style style:name="a199">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26378in" text:min-label-width="0.23622in"/>
        <style:text-properties fo:font-family="StarSymbol" fo:font-size="75%"/>
      </text:list-level-style-bullet>
      <text:list-level-style-bullet text:level="7" text:bullet-char="–">
        <style:list-level-properties text:space-before="2.76378in" text:min-label-width="0.23622in"/>
        <style:text-properties fo:font-family="StarSymbol" fo:font-size="75%"/>
      </text:list-level-style-bullet>
      <text:list-level-style-bullet text:level="8" text:bullet-char="–">
        <style:list-level-properties text:space-before="3.26378in" text:min-label-width="0.23622in"/>
        <style:text-properties fo:font-family="StarSymbol" fo:font-size="75%"/>
      </text:list-level-style-bullet>
      <text:list-level-style-bullet text:level="9" text:bullet-char="–">
        <style:list-level-properties text:space-before="3.76378in" text:min-label-width="0.23622in"/>
        <style:text-properties fo:font-family="StarSymbol" fo:font-size="75%"/>
      </text:list-level-style-bullet>
    </text:list-style>
    <text:list-style style:name="a3">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251">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26378in" text:min-label-width="0.23622in"/>
        <style:text-properties fo:font-family="StarSymbol" fo:font-size="75%"/>
      </text:list-level-style-bullet>
      <text:list-level-style-bullet text:level="7" text:bullet-char="–">
        <style:list-level-properties text:space-before="2.76378in" text:min-label-width="0.23622in"/>
        <style:text-properties fo:font-family="StarSymbol" fo:font-size="75%"/>
      </text:list-level-style-bullet>
      <text:list-level-style-bullet text:level="8" text:bullet-char="–">
        <style:list-level-properties text:space-before="3.26378in" text:min-label-width="0.23622in"/>
        <style:text-properties fo:font-family="StarSymbol" fo:font-size="75%"/>
      </text:list-level-style-bullet>
      <text:list-level-style-bullet text:level="9" text:bullet-char="–">
        <style:list-level-properties text:space-before="3.76378in" text:min-label-width="0.23622in"/>
        <style:text-properties fo:font-family="StarSymbol" fo:font-size="75%"/>
      </text:list-level-style-bullet>
    </text:list-style>
    <text:list-style style:name="a10">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18504in" text:min-label-width="0.31496in"/>
        <style:text-properties fo:font-family="StarSymbol" fo:font-size="75%"/>
      </text:list-level-style-bullet>
      <text:list-level-style-bullet text:level="7" text:bullet-char="–">
        <style:list-level-properties text:space-before="2.68504in" text:min-label-width="0.31496in"/>
        <style:text-properties fo:font-family="StarSymbol" fo:font-size="75%"/>
      </text:list-level-style-bullet>
      <text:list-level-style-bullet text:level="8" text:bullet-char="–">
        <style:list-level-properties text:space-before="3.18504in" text:min-label-width="0.31496in"/>
        <style:text-properties fo:font-family="StarSymbol" fo:font-size="75%"/>
      </text:list-level-style-bullet>
      <text:list-level-style-bullet text:level="9" text:bullet-char="–">
        <style:list-level-properties text:space-before="3.68504in" text:min-label-width="0.31496in"/>
        <style:text-properties fo:font-family="StarSymbol" fo:font-size="75%"/>
      </text:list-level-style-bullet>
    </text:list-style>
    <text:list-style style:name="a464">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18504in" text:min-label-width="0.31496in"/>
        <style:text-properties fo:font-family="StarSymbol" fo:font-size="75%"/>
      </text:list-level-style-bullet>
      <text:list-level-style-bullet text:level="7" text:bullet-char="–">
        <style:list-level-properties text:space-before="2.68504in" text:min-label-width="0.31496in"/>
        <style:text-properties fo:font-family="StarSymbol" fo:font-size="75%"/>
      </text:list-level-style-bullet>
      <text:list-level-style-bullet text:level="8" text:bullet-char="–">
        <style:list-level-properties text:space-before="3.18504in" text:min-label-width="0.31496in"/>
        <style:text-properties fo:font-family="StarSymbol" fo:font-size="75%"/>
      </text:list-level-style-bullet>
      <text:list-level-style-bullet text:level="9" text:bullet-char="–">
        <style:list-level-properties text:space-before="3.68504in" text:min-label-width="0.31496in"/>
        <style:text-properties fo:font-family="StarSymbol" fo:font-size="75%"/>
      </text:list-level-style-bullet>
    </text:list-style>
    <text:list-style style:name="a86">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14567in" text:min-label-width="0.35433in"/>
        <style:text-properties fo:font-family="StarSymbol" fo:font-size="45%"/>
      </text:list-level-style-bullet>
      <text:list-level-style-bullet text:level="7" text:bullet-char="●">
        <style:list-level-properties text:space-before="2.64567in" text:min-label-width="0.35433in"/>
        <style:text-properties fo:font-family="StarSymbol" fo:font-size="45%"/>
      </text:list-level-style-bullet>
      <text:list-level-style-bullet text:level="8" text:bullet-char="●">
        <style:list-level-properties text:space-before="3.14567in" text:min-label-width="0.35433in"/>
        <style:text-properties fo:font-family="StarSymbol" fo:font-size="45%"/>
      </text:list-level-style-bullet>
      <text:list-level-style-bullet text:level="9" text:bullet-char="●">
        <style:list-level-properties text:space-before="3.64567in" text:min-label-width="0.35433in"/>
        <style:text-properties fo:font-family="StarSymbol" fo:font-size="45%"/>
      </text:list-level-style-bullet>
    </text:list-style>
    <text:list-style style:name="a170">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254">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382">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13">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467">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94488in"/>
      </text:list-level-style-number>
      <text:list-level-style-number text:level="3" style:num-format="">
        <style:list-level-properties text:space-before="1.41732in"/>
      </text:list-level-style-number>
      <text:list-level-style-number text:level="4" style:num-format="">
        <style:list-level-properties text:space-before="1.88976in"/>
      </text:list-level-style-number>
      <text:list-level-style-number text:level="5" style:num-format="">
        <style:list-level-properties text:space-before="2.362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14567in" text:min-label-width="0.35433in"/>
        <style:text-properties fo:font-family="StarSymbol" fo:font-size="45%"/>
      </text:list-level-style-bullet>
      <text:list-level-style-bullet text:level="7" text:bullet-char="●">
        <style:list-level-properties text:space-before="2.64567in" text:min-label-width="0.35433in"/>
        <style:text-properties fo:font-family="StarSymbol" fo:font-size="45%"/>
      </text:list-level-style-bullet>
      <text:list-level-style-bullet text:level="8" text:bullet-char="●">
        <style:list-level-properties text:space-before="3.14567in" text:min-label-width="0.35433in"/>
        <style:text-properties fo:font-family="StarSymbol" fo:font-size="45%"/>
      </text:list-level-style-bullet>
      <text:list-level-style-bullet text:level="9" text:bullet-char="●">
        <style:list-level-properties text:space-before="3.64567in" text:min-label-width="0.35433in"/>
        <style:text-properties fo:font-family="StarSymbol" fo:font-size="45%"/>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94488in"/>
      </text:list-level-style-number>
      <text:list-level-style-number text:level="3" style:num-format="">
        <style:list-level-properties text:space-before="1.41732in"/>
      </text:list-level-style-number>
      <text:list-level-style-number text:level="4" style:num-format="">
        <style:list-level-properties text:space-before="1.88976in"/>
      </text:list-level-style-number>
      <text:list-level-style-number text:level="5" style:num-format="">
        <style:list-level-properties text:space-before="2.362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1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26378in" text:min-label-width="0.23622in"/>
        <style:text-properties fo:font-family="StarSymbol" fo:font-size="75%"/>
      </text:list-level-style-bullet>
      <text:list-level-style-bullet text:level="7" text:bullet-char="–">
        <style:list-level-properties text:space-before="2.76378in" text:min-label-width="0.23622in"/>
        <style:text-properties fo:font-family="StarSymbol" fo:font-size="75%"/>
      </text:list-level-style-bullet>
      <text:list-level-style-bullet text:level="8" text:bullet-char="–">
        <style:list-level-properties text:space-before="3.26378in" text:min-label-width="0.23622in"/>
        <style:text-properties fo:font-family="StarSymbol" fo:font-size="75%"/>
      </text:list-level-style-bullet>
      <text:list-level-style-bullet text:level="9" text:bullet-char="–">
        <style:list-level-properties text:space-before="3.76378in" text:min-label-width="0.23622in"/>
        <style:text-properties fo:font-family="StarSymbol" fo:font-size="75%"/>
      </text:list-level-style-bullet>
    </text:list-style>
    <text:list-style style:name="a177">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18504in" text:min-label-width="0.31496in"/>
        <style:text-properties fo:font-family="StarSymbol" fo:font-size="75%"/>
      </text:list-level-style-bullet>
      <text:list-level-style-bullet text:level="7" text:bullet-char="–">
        <style:list-level-properties text:space-before="2.68504in" text:min-label-width="0.31496in"/>
        <style:text-properties fo:font-family="StarSymbol" fo:font-size="75%"/>
      </text:list-level-style-bullet>
      <text:list-level-style-bullet text:level="8" text:bullet-char="–">
        <style:list-level-properties text:space-before="3.18504in" text:min-label-width="0.31496in"/>
        <style:text-properties fo:font-family="StarSymbol" fo:font-size="75%"/>
      </text:list-level-style-bullet>
      <text:list-level-style-bullet text:level="9" text:bullet-char="–">
        <style:list-level-properties text:space-before="3.68504in" text:min-label-width="0.31496in"/>
        <style:text-properties fo:font-family="StarSymbol" fo:font-size="75%"/>
      </text:list-level-style-bullet>
    </text:list-style>
    <text:list-style style:name="a19">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102">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234">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68">
      <text:list-level-style-bullet text:level="1" text:bullet-char="●">
        <style:list-level-properties text:space-before="0in" text:min-label-width="0.23622in"/>
        <style:text-properties fo:font-family="StarSymbol" fo:font-size="45%"/>
      </text:list-level-style-bullet>
      <text:list-level-style-bullet text:level="2" text:bullet-char="●">
        <style:list-level-properties text:space-before="0.26378in" text:min-label-width="0.23622in"/>
        <style:text-properties fo:font-family="StarSymbol" fo:font-size="45%"/>
      </text:list-level-style-bullet>
      <text:list-level-style-bullet text:level="3" text:bullet-char="●">
        <style:list-level-properties text:space-before="0.76378in" text:min-label-width="0.23622in"/>
        <style:text-properties fo:font-family="StarSymbol" fo:font-size="45%"/>
      </text:list-level-style-bullet>
      <text:list-level-style-bullet text:level="4" text:bullet-char="●">
        <style:list-level-properties text:space-before="1.26378in" text:min-label-width="0.23622in"/>
        <style:text-properties fo:font-family="StarSymbol" fo:font-size="45%"/>
      </text:list-level-style-bullet>
      <text:list-level-style-bullet text:level="5" text:bullet-char="●">
        <style:list-level-properties text:space-before="1.7637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152">
      <text:list-level-style-bullet text:level="1" text:bullet-char="●">
        <style:list-level-properties text:space-before="0in" text:min-label-width="0.23622in"/>
        <style:text-properties fo:font-family="StarSymbol" fo:font-size="45%"/>
      </text:list-level-style-bullet>
      <text:list-level-style-bullet text:level="2" text:bullet-char="●">
        <style:list-level-properties text:space-before="0.26378in" text:min-label-width="0.23622in"/>
        <style:text-properties fo:font-family="StarSymbol" fo:font-size="45%"/>
      </text:list-level-style-bullet>
      <text:list-level-style-bullet text:level="3" text:bullet-char="●">
        <style:list-level-properties text:space-before="0.76378in" text:min-label-width="0.23622in"/>
        <style:text-properties fo:font-family="StarSymbol" fo:font-size="45%"/>
      </text:list-level-style-bullet>
      <text:list-level-style-bullet text:level="4" text:bullet-char="●">
        <style:list-level-properties text:space-before="1.26378in" text:min-label-width="0.23622in"/>
        <style:text-properties fo:font-family="StarSymbol" fo:font-size="45%"/>
      </text:list-level-style-bullet>
      <text:list-level-style-bullet text:level="5" text:bullet-char="●">
        <style:list-level-properties text:space-before="1.7637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94488in"/>
      </text:list-level-style-number>
      <text:list-level-style-number text:level="3" style:num-format="">
        <style:list-level-properties text:space-before="1.41732in"/>
      </text:list-level-style-number>
      <text:list-level-style-number text:level="4" style:num-format="">
        <style:list-level-properties text:space-before="1.88976in"/>
      </text:list-level-style-number>
      <text:list-level-style-number text:level="5" style:num-format="">
        <style:list-level-properties text:space-before="2.362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505">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288">
      <text:list-level-style-bullet text:level="1" text:bullet-char="●">
        <style:list-level-properties text:space-before="0in" text:min-label-width="0.23622in"/>
        <style:text-properties fo:font-family="StarSymbol" fo:font-size="45%"/>
      </text:list-level-style-bullet>
      <text:list-level-style-bullet text:level="2" text:bullet-char="●">
        <style:list-level-properties text:space-before="0.26378in" text:min-label-width="0.23622in"/>
        <style:text-properties fo:font-family="StarSymbol" fo:font-size="45%"/>
      </text:list-level-style-bullet>
      <text:list-level-style-bullet text:level="3" text:bullet-char="●">
        <style:list-level-properties text:space-before="0.76378in" text:min-label-width="0.23622in"/>
        <style:text-properties fo:font-family="StarSymbol" fo:font-size="45%"/>
      </text:list-level-style-bullet>
      <text:list-level-style-bullet text:level="4" text:bullet-char="●">
        <style:list-level-properties text:space-before="1.26378in" text:min-label-width="0.23622in"/>
        <style:text-properties fo:font-family="StarSymbol" fo:font-size="45%"/>
      </text:list-level-style-bullet>
      <text:list-level-style-bullet text:level="5" text:bullet-char="●">
        <style:list-level-properties text:space-before="1.7637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9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14567in" text:min-label-width="0.35433in"/>
        <style:text-properties fo:font-family="StarSymbol" fo:font-size="45%"/>
      </text:list-level-style-bullet>
      <text:list-level-style-bullet text:level="7" text:bullet-char="●">
        <style:list-level-properties text:space-before="2.64567in" text:min-label-width="0.35433in"/>
        <style:text-properties fo:font-family="StarSymbol" fo:font-size="45%"/>
      </text:list-level-style-bullet>
      <text:list-level-style-bullet text:level="8" text:bullet-char="●">
        <style:list-level-properties text:space-before="3.14567in" text:min-label-width="0.35433in"/>
        <style:text-properties fo:font-family="StarSymbol" fo:font-size="45%"/>
      </text:list-level-style-bullet>
      <text:list-level-style-bullet text:level="9" text:bullet-char="●">
        <style:list-level-properties text:space-before="3.64567in" text:min-label-width="0.35433in"/>
        <style:text-properties fo:font-family="StarSymbol" fo:font-size="45%"/>
      </text:list-level-style-bullet>
    </text:list-style>
    <text:list-style style:name="a50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14567in" text:min-label-width="0.35433in"/>
        <style:text-properties fo:font-family="StarSymbol" fo:font-size="45%"/>
      </text:list-level-style-bullet>
      <text:list-level-style-bullet text:level="7" text:bullet-char="●">
        <style:list-level-properties text:space-before="2.64567in" text:min-label-width="0.35433in"/>
        <style:text-properties fo:font-family="StarSymbol" fo:font-size="45%"/>
      </text:list-level-style-bullet>
      <text:list-level-style-bullet text:level="8" text:bullet-char="●">
        <style:list-level-properties text:space-before="3.14567in" text:min-label-width="0.35433in"/>
        <style:text-properties fo:font-family="StarSymbol" fo:font-size="45%"/>
      </text:list-level-style-bullet>
      <text:list-level-style-bullet text:level="9" text:bullet-char="●">
        <style:list-level-properties text:space-before="3.64567in" text:min-label-width="0.35433in"/>
        <style:text-properties fo:font-family="StarSymbol" fo:font-size="45%"/>
      </text:list-level-style-bullet>
    </text:list-style>
    <text:list-style style:name="a425">
      <text:list-level-style-number text:level="1" style:num-format="">
        <style:list-level-properties text:space-before="0in"/>
      </text:list-level-style-number>
      <text:list-level-style-number text:level="2" style:num-format="">
        <style:list-level-properties text:space-before="0.94488in"/>
      </text:list-level-style-number>
      <text:list-level-style-number text:level="3" style:num-format="">
        <style:list-level-properties text:space-before="1.41732in"/>
      </text:list-level-style-number>
      <text:list-level-style-number text:level="4" style:num-format="">
        <style:list-level-properties text:space-before="1.88976in"/>
      </text:list-level-style-number>
      <text:list-level-style-number text:level="5" style:num-format="">
        <style:list-level-properties text:space-before="2.362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
      <text:list-level-style-bullet text:level="1" text:bullet-char="●">
        <style:list-level-properties text:space-before="0in" text:min-label-width="0.23622in"/>
        <style:text-properties fo:font-family="StarSymbol" fo:font-size="45%"/>
      </text:list-level-style-bullet>
      <text:list-level-style-bullet text:level="2" text:bullet-char="●">
        <style:list-level-properties text:space-before="0.26378in" text:min-label-width="0.23622in"/>
        <style:text-properties fo:font-family="StarSymbol" fo:font-size="45%"/>
      </text:list-level-style-bullet>
      <text:list-level-style-bullet text:level="3" text:bullet-char="●">
        <style:list-level-properties text:space-before="0.76378in" text:min-label-width="0.23622in"/>
        <style:text-properties fo:font-family="StarSymbol" fo:font-size="45%"/>
      </text:list-level-style-bullet>
      <text:list-level-style-bullet text:level="4" text:bullet-char="●">
        <style:list-level-properties text:space-before="1.26378in" text:min-label-width="0.23622in"/>
        <style:text-properties fo:font-family="StarSymbol" fo:font-size="45%"/>
      </text:list-level-style-bullet>
      <text:list-level-style-bullet text:level="5" text:bullet-char="●">
        <style:list-level-properties text:space-before="1.7637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470">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26378in" text:min-label-width="0.23622in"/>
        <style:text-properties fo:font-family="StarSymbol" fo:font-size="75%"/>
      </text:list-level-style-bullet>
      <text:list-level-style-bullet text:level="7" text:bullet-char="–">
        <style:list-level-properties text:space-before="2.76378in" text:min-label-width="0.23622in"/>
        <style:text-properties fo:font-family="StarSymbol" fo:font-size="75%"/>
      </text:list-level-style-bullet>
      <text:list-level-style-bullet text:level="8" text:bullet-char="–">
        <style:list-level-properties text:space-before="3.26378in" text:min-label-width="0.23622in"/>
        <style:text-properties fo:font-family="StarSymbol" fo:font-size="75%"/>
      </text:list-level-style-bullet>
      <text:list-level-style-bullet text:level="9" text:bullet-char="–">
        <style:list-level-properties text:space-before="3.76378in" text:min-label-width="0.23622in"/>
        <style:text-properties fo:font-family="StarSymbol" fo:font-size="75%"/>
      </text:list-level-style-bullet>
    </text:list-style>
    <text:list-style style:name="a93">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18504in" text:min-label-width="0.31496in"/>
        <style:text-properties fo:font-family="StarSymbol" fo:font-size="75%"/>
      </text:list-level-style-bullet>
      <text:list-level-style-bullet text:level="7" text:bullet-char="–">
        <style:list-level-properties text:space-before="2.68504in" text:min-label-width="0.31496in"/>
        <style:text-properties fo:font-family="StarSymbol" fo:font-size="75%"/>
      </text:list-level-style-bullet>
      <text:list-level-style-bullet text:level="8" text:bullet-char="–">
        <style:list-level-properties text:space-before="3.18504in" text:min-label-width="0.31496in"/>
        <style:text-properties fo:font-family="StarSymbol" fo:font-size="75%"/>
      </text:list-level-style-bullet>
      <text:list-level-style-bullet text:level="9" text:bullet-char="–">
        <style:list-level-properties text:space-before="3.68504in" text:min-label-width="0.31496in"/>
        <style:text-properties fo:font-family="StarSymbol" fo:font-size="75%"/>
      </text:list-level-style-bullet>
    </text:list-style>
    <text:list-style style:name="a134">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26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14567in" text:min-label-width="0.35433in"/>
        <style:text-properties fo:font-family="StarSymbol" fo:font-size="45%"/>
      </text:list-level-style-bullet>
      <text:list-level-style-bullet text:level="7" text:bullet-char="●">
        <style:list-level-properties text:space-before="2.64567in" text:min-label-width="0.35433in"/>
        <style:text-properties fo:font-family="StarSymbol" fo:font-size="45%"/>
      </text:list-level-style-bullet>
      <text:list-level-style-bullet text:level="8" text:bullet-char="●">
        <style:list-level-properties text:space-before="3.14567in" text:min-label-width="0.35433in"/>
        <style:text-properties fo:font-family="StarSymbol" fo:font-size="45%"/>
      </text:list-level-style-bullet>
      <text:list-level-style-bullet text:level="9" text:bullet-char="●">
        <style:list-level-properties text:space-before="3.64567in" text:min-label-width="0.35433in"/>
        <style:text-properties fo:font-family="StarSymbol" fo:font-size="45%"/>
      </text:list-level-style-bullet>
    </text:list-style>
    <text:list-style style:name="a473">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96">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348">
      <text:list-level-style-bullet text:level="1" text:bullet-char="●">
        <style:list-level-properties text:space-before="0in" text:min-label-width="0.23622in"/>
        <style:text-properties fo:font-family="StarSymbol" fo:font-size="45%"/>
      </text:list-level-style-bullet>
      <text:list-level-style-bullet text:level="2" text:bullet-char="●">
        <style:list-level-properties text:space-before="0.26378in" text:min-label-width="0.23622in"/>
        <style:text-properties fo:font-family="StarSymbol" fo:font-size="45%"/>
      </text:list-level-style-bullet>
      <text:list-level-style-bullet text:level="3" text:bullet-char="●">
        <style:list-level-properties text:space-before="0.76378in" text:min-label-width="0.23622in"/>
        <style:text-properties fo:font-family="StarSymbol" fo:font-size="45%"/>
      </text:list-level-style-bullet>
      <text:list-level-style-bullet text:level="4" text:bullet-char="●">
        <style:list-level-properties text:space-before="1.26378in" text:min-label-width="0.23622in"/>
        <style:text-properties fo:font-family="StarSymbol" fo:font-size="45%"/>
      </text:list-level-style-bullet>
      <text:list-level-style-bullet text:level="5" text:bullet-char="●">
        <style:list-level-properties text:space-before="1.7637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18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400">
      <text:list-level-style-bullet text:level="1" text:bullet-char="●">
        <style:list-level-properties text:space-before="0in" text:min-label-width="0.23622in"/>
        <style:text-properties fo:font-family="StarSymbol" fo:font-size="45%"/>
      </text:list-level-style-bullet>
      <text:list-level-style-bullet text:level="2" text:bullet-char="●">
        <style:list-level-properties text:space-before="0.26378in" text:min-label-width="0.23622in"/>
        <style:text-properties fo:font-family="StarSymbol" fo:font-size="45%"/>
      </text:list-level-style-bullet>
      <text:list-level-style-bullet text:level="3" text:bullet-char="●">
        <style:list-level-properties text:space-before="0.76378in" text:min-label-width="0.23622in"/>
        <style:text-properties fo:font-family="StarSymbol" fo:font-size="45%"/>
      </text:list-level-style-bullet>
      <text:list-level-style-bullet text:level="4" text:bullet-char="●">
        <style:list-level-properties text:space-before="1.26378in" text:min-label-width="0.23622in"/>
        <style:text-properties fo:font-family="StarSymbol" fo:font-size="45%"/>
      </text:list-level-style-bullet>
      <text:list-level-style-bullet text:level="5" text:bullet-char="●">
        <style:list-level-properties text:space-before="1.7637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265">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18504in" text:min-label-width="0.31496in"/>
        <style:text-properties fo:font-family="StarSymbol" fo:font-size="75%"/>
      </text:list-level-style-bullet>
      <text:list-level-style-bullet text:level="7" text:bullet-char="–">
        <style:list-level-properties text:space-before="2.68504in" text:min-label-width="0.31496in"/>
        <style:text-properties fo:font-family="StarSymbol" fo:font-size="75%"/>
      </text:list-level-style-bullet>
      <text:list-level-style-bullet text:level="8" text:bullet-char="–">
        <style:list-level-properties text:space-before="3.18504in" text:min-label-width="0.31496in"/>
        <style:text-properties fo:font-family="StarSymbol" fo:font-size="75%"/>
      </text:list-level-style-bullet>
      <text:list-level-style-bullet text:level="9" text:bullet-char="–">
        <style:list-level-properties text:space-before="3.68504in" text:min-label-width="0.31496in"/>
        <style:text-properties fo:font-family="StarSymbol" fo:font-size="75%"/>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94488in"/>
      </text:list-level-style-number>
      <text:list-level-style-number text:level="3" style:num-format="">
        <style:list-level-properties text:space-before="1.41732in"/>
      </text:list-level-style-number>
      <text:list-level-style-number text:level="4" style:num-format="">
        <style:list-level-properties text:space-before="1.88976in"/>
      </text:list-level-style-number>
      <text:list-level-style-number text:level="5" style:num-format="">
        <style:list-level-properties text:space-before="2.362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26378in" text:min-label-width="0.23622in"/>
        <style:text-properties fo:font-family="StarSymbol" fo:font-size="75%"/>
      </text:list-level-style-bullet>
      <text:list-level-style-bullet text:level="7" text:bullet-char="–">
        <style:list-level-properties text:space-before="2.76378in" text:min-label-width="0.23622in"/>
        <style:text-properties fo:font-family="StarSymbol" fo:font-size="75%"/>
      </text:list-level-style-bullet>
      <text:list-level-style-bullet text:level="8" text:bullet-char="–">
        <style:list-level-properties text:space-before="3.26378in" text:min-label-width="0.23622in"/>
        <style:text-properties fo:font-family="StarSymbol" fo:font-size="75%"/>
      </text:list-level-style-bullet>
      <text:list-level-style-bullet text:level="9" text:bullet-char="–">
        <style:list-level-properties text:space-before="3.76378in" text:min-label-width="0.23622in"/>
        <style:text-properties fo:font-family="StarSymbol" fo:font-size="75%"/>
      </text:list-level-style-bullet>
    </text:list-style>
    <text:list-style style:name="a183">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26378in" text:min-label-width="0.23622in"/>
        <style:text-properties fo:font-family="StarSymbol" fo:font-size="75%"/>
      </text:list-level-style-bullet>
      <text:list-level-style-bullet text:level="7" text:bullet-char="–">
        <style:list-level-properties text:space-before="2.76378in" text:min-label-width="0.23622in"/>
        <style:text-properties fo:font-family="StarSymbol" fo:font-size="75%"/>
      </text:list-level-style-bullet>
      <text:list-level-style-bullet text:level="8" text:bullet-char="–">
        <style:list-level-properties text:space-before="3.26378in" text:min-label-width="0.23622in"/>
        <style:text-properties fo:font-family="StarSymbol" fo:font-size="75%"/>
      </text:list-level-style-bullet>
      <text:list-level-style-bullet text:level="9" text:bullet-char="–">
        <style:list-level-properties text:space-before="3.76378in" text:min-label-width="0.23622in"/>
        <style:text-properties fo:font-family="StarSymbol" fo:font-size="75%"/>
      </text:list-level-style-bullet>
    </text:list-style>
    <text:list-style style:name="a268">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320">
      <text:list-level-style-bullet text:level="1" text:bullet-char="●">
        <style:list-level-properties text:space-before="0in" text:min-label-width="0.23622in"/>
        <style:text-properties fo:font-family="StarSymbol" fo:font-size="45%"/>
      </text:list-level-style-bullet>
      <text:list-level-style-bullet text:level="2" text:bullet-char="●">
        <style:list-level-properties text:space-before="0.26378in" text:min-label-width="0.23622in"/>
        <style:text-properties fo:font-family="StarSymbol" fo:font-size="45%"/>
      </text:list-level-style-bullet>
      <text:list-level-style-bullet text:level="3" text:bullet-char="●">
        <style:list-level-properties text:space-before="0.76378in" text:min-label-width="0.23622in"/>
        <style:text-properties fo:font-family="StarSymbol" fo:font-size="45%"/>
      </text:list-level-style-bullet>
      <text:list-level-style-bullet text:level="4" text:bullet-char="●">
        <style:list-level-properties text:space-before="1.26378in" text:min-label-width="0.23622in"/>
        <style:text-properties fo:font-family="StarSymbol" fo:font-size="45%"/>
      </text:list-level-style-bullet>
      <text:list-level-style-bullet text:level="5" text:bullet-char="●">
        <style:list-level-properties text:space-before="1.7637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186">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535">
      <text:list-level-style-bullet text:level="1" text:bullet-char="●">
        <style:list-level-properties text:space-before="0in" text:min-label-width="0.23622in"/>
        <style:text-properties fo:font-family="StarSymbol" fo:font-size="45%"/>
      </text:list-level-style-bullet>
      <text:list-level-style-bullet text:level="2" text:bullet-char="●">
        <style:list-level-properties text:space-before="0.26378in" text:min-label-width="0.23622in"/>
        <style:text-properties fo:font-family="StarSymbol" fo:font-size="45%"/>
      </text:list-level-style-bullet>
      <text:list-level-style-bullet text:level="3" text:bullet-char="●">
        <style:list-level-properties text:space-before="0.76378in" text:min-label-width="0.23622in"/>
        <style:text-properties fo:font-family="StarSymbol" fo:font-size="45%"/>
      </text:list-level-style-bullet>
      <text:list-level-style-bullet text:level="4" text:bullet-char="●">
        <style:list-level-properties text:space-before="1.26378in" text:min-label-width="0.23622in"/>
        <style:text-properties fo:font-family="StarSymbol" fo:font-size="45%"/>
      </text:list-level-style-bullet>
      <text:list-level-style-bullet text:level="5" text:bullet-char="●">
        <style:list-level-properties text:space-before="1.7637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24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14567in" text:min-label-width="0.35433in"/>
        <style:text-properties fo:font-family="StarSymbol" fo:font-size="45%"/>
      </text:list-level-style-bullet>
      <text:list-level-style-bullet text:level="7" text:bullet-char="●">
        <style:list-level-properties text:space-before="2.64567in" text:min-label-width="0.35433in"/>
        <style:text-properties fo:font-family="StarSymbol" fo:font-size="45%"/>
      </text:list-level-style-bullet>
      <text:list-level-style-bullet text:level="8" text:bullet-char="●">
        <style:list-level-properties text:space-before="3.14567in" text:min-label-width="0.35433in"/>
        <style:text-properties fo:font-family="StarSymbol" fo:font-size="45%"/>
      </text:list-level-style-bullet>
      <text:list-level-style-bullet text:level="9" text:bullet-char="●">
        <style:list-level-properties text:space-before="3.64567in" text:min-label-width="0.35433in"/>
        <style:text-properties fo:font-family="StarSymbol" fo:font-size="45%"/>
      </text:list-level-style-bullet>
    </text:list-style>
    <text:list-style style:name="a116">
      <text:list-level-style-bullet text:level="1" text:bullet-char="●">
        <style:list-level-properties text:space-before="0in" text:min-label-width="0.23622in"/>
        <style:text-properties fo:font-family="StarSymbol" fo:font-size="45%"/>
      </text:list-level-style-bullet>
      <text:list-level-style-bullet text:level="2" text:bullet-char="●">
        <style:list-level-properties text:space-before="0.26378in" text:min-label-width="0.23622in"/>
        <style:text-properties fo:font-family="StarSymbol" fo:font-size="45%"/>
      </text:list-level-style-bullet>
      <text:list-level-style-bullet text:level="3" text:bullet-char="●">
        <style:list-level-properties text:space-before="0.76378in" text:min-label-width="0.23622in"/>
        <style:text-properties fo:font-family="StarSymbol" fo:font-size="45%"/>
      </text:list-level-style-bullet>
      <text:list-level-style-bullet text:level="4" text:bullet-char="●">
        <style:list-level-properties text:space-before="1.26378in" text:min-label-width="0.23622in"/>
        <style:text-properties fo:font-family="StarSymbol" fo:font-size="45%"/>
      </text:list-level-style-bullet>
      <text:list-level-style-bullet text:level="5" text:bullet-char="●">
        <style:list-level-properties text:space-before="1.7637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37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14567in" text:min-label-width="0.35433in"/>
        <style:text-properties fo:font-family="StarSymbol" fo:font-size="45%"/>
      </text:list-level-style-bullet>
      <text:list-level-style-bullet text:level="7" text:bullet-char="●">
        <style:list-level-properties text:space-before="2.64567in" text:min-label-width="0.35433in"/>
        <style:text-properties fo:font-family="StarSymbol" fo:font-size="45%"/>
      </text:list-level-style-bullet>
      <text:list-level-style-bullet text:level="8" text:bullet-char="●">
        <style:list-level-properties text:space-before="3.14567in" text:min-label-width="0.35433in"/>
        <style:text-properties fo:font-family="StarSymbol" fo:font-size="45%"/>
      </text:list-level-style-bullet>
      <text:list-level-style-bullet text:level="9" text:bullet-char="●">
        <style:list-level-properties text:space-before="3.64567in" text:min-label-width="0.35433in"/>
        <style:text-properties fo:font-family="StarSymbol" fo:font-size="45%"/>
      </text:list-level-style-bullet>
    </text:list-style>
    <text:list-style style:name="a245">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18504in" text:min-label-width="0.31496in"/>
        <style:text-properties fo:font-family="StarSymbol" fo:font-size="75%"/>
      </text:list-level-style-bullet>
      <text:list-level-style-bullet text:level="7" text:bullet-char="–">
        <style:list-level-properties text:space-before="2.68504in" text:min-label-width="0.31496in"/>
        <style:text-properties fo:font-family="StarSymbol" fo:font-size="75%"/>
      </text:list-level-style-bullet>
      <text:list-level-style-bullet text:level="8" text:bullet-char="–">
        <style:list-level-properties text:space-before="3.18504in" text:min-label-width="0.31496in"/>
        <style:text-properties fo:font-family="StarSymbol" fo:font-size="75%"/>
      </text:list-level-style-bullet>
      <text:list-level-style-bullet text:level="9" text:bullet-char="–">
        <style:list-level-properties text:space-before="3.68504in" text:min-label-width="0.31496in"/>
        <style:text-properties fo:font-family="StarSymbol" fo:font-size="75%"/>
      </text:list-level-style-bullet>
    </text:list-style>
    <text:list-style style:name="a457">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373">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18504in" text:min-label-width="0.31496in"/>
        <style:text-properties fo:font-family="StarSymbol" fo:font-size="75%"/>
      </text:list-level-style-bullet>
      <text:list-level-style-bullet text:level="7" text:bullet-char="–">
        <style:list-level-properties text:space-before="2.68504in" text:min-label-width="0.31496in"/>
        <style:text-properties fo:font-family="StarSymbol" fo:font-size="75%"/>
      </text:list-level-style-bullet>
      <text:list-level-style-bullet text:level="8" text:bullet-char="–">
        <style:list-level-properties text:space-before="3.18504in" text:min-label-width="0.31496in"/>
        <style:text-properties fo:font-family="StarSymbol" fo:font-size="75%"/>
      </text:list-level-style-bullet>
      <text:list-level-style-bullet text:level="9" text:bullet-char="–">
        <style:list-level-properties text:space-before="3.68504in" text:min-label-width="0.31496in"/>
        <style:text-properties fo:font-family="StarSymbol" fo:font-size="75%"/>
      </text:list-level-style-bullet>
    </text:list-style>
    <text:list-style style:name="a248">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376">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512">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18504in" text:min-label-width="0.31496in"/>
        <style:text-properties fo:font-family="StarSymbol" fo:font-size="75%"/>
      </text:list-level-style-bullet>
      <text:list-level-style-bullet text:level="7" text:bullet-char="–">
        <style:list-level-properties text:space-before="2.68504in" text:min-label-width="0.31496in"/>
        <style:text-properties fo:font-family="StarSymbol" fo:font-size="75%"/>
      </text:list-level-style-bullet>
      <text:list-level-style-bullet text:level="8" text:bullet-char="–">
        <style:list-level-properties text:space-before="3.18504in" text:min-label-width="0.31496in"/>
        <style:text-properties fo:font-family="StarSymbol" fo:font-size="75%"/>
      </text:list-level-style-bullet>
      <text:list-level-style-bullet text:level="9" text:bullet-char="–">
        <style:list-level-properties text:space-before="3.68504in" text:min-label-width="0.31496in"/>
        <style:text-properties fo:font-family="StarSymbol" fo:font-size="75%"/>
      </text:list-level-style-bullet>
    </text:list-style>
    <text:list-style style:name="a51">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379">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26378in" text:min-label-width="0.23622in"/>
        <style:text-properties fo:font-family="StarSymbol" fo:font-size="75%"/>
      </text:list-level-style-bullet>
      <text:list-level-style-bullet text:level="7" text:bullet-char="–">
        <style:list-level-properties text:space-before="2.76378in" text:min-label-width="0.23622in"/>
        <style:text-properties fo:font-family="StarSymbol" fo:font-size="75%"/>
      </text:list-level-style-bullet>
      <text:list-level-style-bullet text:level="8" text:bullet-char="–">
        <style:list-level-properties text:space-before="3.26378in" text:min-label-width="0.23622in"/>
        <style:text-properties fo:font-family="StarSymbol" fo:font-size="75%"/>
      </text:list-level-style-bullet>
      <text:list-level-style-bullet text:level="9" text:bullet-char="–">
        <style:list-level-properties text:space-before="3.76378in" text:min-label-width="0.23622in"/>
        <style:text-properties fo:font-family="StarSymbol" fo:font-size="75%"/>
      </text:list-level-style-bullet>
    </text:list-style>
    <text:list-style style:name="a515">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306">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518">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26378in" text:min-label-width="0.23622in"/>
        <style:text-properties fo:font-family="StarSymbol" fo:font-size="75%"/>
      </text:list-level-style-bullet>
      <text:list-level-style-bullet text:level="7" text:bullet-char="–">
        <style:list-level-properties text:space-before="2.76378in" text:min-label-width="0.23622in"/>
        <style:text-properties fo:font-family="StarSymbol" fo:font-size="75%"/>
      </text:list-level-style-bullet>
      <text:list-level-style-bullet text:level="8" text:bullet-char="–">
        <style:list-level-properties text:space-before="3.26378in" text:min-label-width="0.23622in"/>
        <style:text-properties fo:font-family="StarSymbol" fo:font-size="75%"/>
      </text:list-level-style-bullet>
      <text:list-level-style-bullet text:level="9" text:bullet-char="–">
        <style:list-level-properties text:space-before="3.76378in" text:min-label-width="0.23622in"/>
        <style:text-properties fo:font-family="StarSymbol" fo:font-size="75%"/>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4" draw:name="Title Placeholder 1" svg:x="0.55118in" svg:y="0.32953in" svg:width="9.92087in" svg:height="1.38031in" presentation:class="title" presentation:placeholder="false">
        <draw:text-box>
          <text:list text:style-name="a3">
            <text:list-item>
              <text:p text:style-name="a2" text:class-names="" text:cond-style-name=""><text:span text:style-name="a1" text:class-names=""/></text:p>
            </text:list-item>
          </text:list>
        </draw:text-box>
        <svg:desc/>
      </draw:frame>
      <draw:frame draw:id="id1" presentation:style-name="a20" draw:name="Text Placeholder 2" svg:x="0.55118in" svg:y="1.93465in" svg:width="9.92087in" svg:height="5.4563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desc/>
      </draw:frame>
      <draw:frame draw:id="id2" presentation:style-name="a23" draw:name="Date Placeholder 3" svg:x="0.55118in" svg:y="7.53189in" svg:width="2.56811in" svg:height="0.57008in" presentation:class="date-time" presentation:placeholder="false">
        <draw:text-box>
          <text:p text:style-name="a22" text:class-names="" text:cond-style-name=""><text:span text:style-name="a21" text:class-names=""/></text:p>
        </draw:text-box>
        <svg:desc/>
      </draw:frame>
      <draw:frame draw:id="id3" presentation:style-name="a26" draw:name="Footer Placeholder 4" svg:x="3.77008in" svg:y="7.53189in" svg:width="3.49409in" svg:height="0.57008in" presentation:class="footer" presentation:placeholder="false">
        <draw:text-box>
          <text:p text:style-name="a25" text:class-names="" text:cond-style-name=""><text:span text:style-name="a24" text:class-names=""/></text:p>
        </draw:text-box>
        <svg:desc/>
      </draw:frame>
      <draw:frame draw:id="id4" presentation:style-name="a29" draw:name="Slide Number Placeholder 5" svg:x="7.90354in" svg:y="7.53189in" svg:width="2.56811in" svg:height="0.57008in" presentation:class="page-number" presentation:placeholder="false">
        <draw:text-box>
          <text:p text:style-name="a28" text:class-names="" text:cond-style-name=""><text:span text:style-name="a27" text:class-names=""><text:page-number style:num-format="1" text:fixed="false"/></text:span></text:p>
        </draw:text-box>
        <svg:desc/>
      </draw:frame>
      <presentation:notes style:page-layout-name="pageLayout2" draw:style-name="a47">
        <draw:page-thumbnail svg:x="1.5in" svg:y="0.83583in" svg:width="5.49921in" svg:height="4.12441in" presentation:class="page" draw:id="id5" presentation:style-name="a30" draw:name="Slide Image Placeholder 1">
          <svg:desc/>
        </draw:page-thumbnail>
        <draw:frame draw:id="id6" presentation:style-name="a34" draw:name="Notes Placeholder 2" svg:x="0.85in" svg:y="5.2248in" svg:width="6.79961in" svg:height="4.94961in" presentation:class="notes" presentation:placeholder="false">
          <draw:text-box>
            <text:list text:style-name="a33">
              <text:list-item>
                <text:p text:style-name="a32" text:class-names="" text:cond-style-name=""><text:span text:style-name="a31" text:class-names=""/></text:p>
              </text:list-item>
            </text:list>
          </draw:text-box>
          <svg:desc/>
        </draw:frame>
        <draw:frame draw:id="id7" presentation:style-name="a37" draw:name="Header Placeholder 3" svg:x="0in" svg:y="0in" svg:width="3.68858in" svg:height="0.54961in" presentation:class="header" presentation:placeholder="false">
          <draw:text-box>
            <text:p text:style-name="a36" text:class-names="" text:cond-style-name=""><text:span text:style-name="a35" text:class-names=""/></text:p>
          </draw:text-box>
          <svg:desc/>
        </draw:frame>
        <draw:frame draw:id="id8" presentation:style-name="a40" draw:name="Date Placeholder 4" svg:x="4.81102in" svg:y="0in" svg:width="3.68858in" svg:height="0.54961in" presentation:class="date-time" presentation:placeholder="false">
          <draw:text-box>
            <text:p text:style-name="a39" text:class-names="" text:cond-style-name=""><text:span text:style-name="a38" text:class-names=""/></text:p>
          </draw:text-box>
          <svg:desc/>
        </draw:frame>
        <draw:frame draw:id="id9" presentation:style-name="a43" draw:name="Footer Placeholder 5" svg:x="0in" svg:y="10.45in" svg:width="3.68858in" svg:height="0.54961in" presentation:class="footer" presentation:placeholder="false">
          <draw:text-box>
            <text:p text:style-name="a42" text:class-names="" text:cond-style-name=""><text:span text:style-name="a41" text:class-names=""/></text:p>
          </draw:text-box>
          <svg:desc/>
        </draw:frame>
        <draw:frame draw:id="id10" presentation:style-name="a46" draw:name="Slide Number Placeholder 6" svg:x="4.81102in" svg:y="10.45in" svg:width="3.68858in" svg:height="0.54961in" presentation:class="page-number" presentation:placeholder="false">
          <draw:text-box>
            <text:p text:style-name="a45" text:class-names="" text:cond-style-name=""><text:span text:style-name="a44" text:class-names=""><text:page-number style:num-format="1" text:fixed="false"/></text:span></text:p>
          </draw:text-box>
          <svg:desc/>
        </draw:frame>
      </presentation:notes>
    </style:master-page>
    <style:master-page style:name="Master1-Layout1-title-Title-Slide" style:page-layout-name="pageLayout1" draw:style-name="a48">
      <draw:frame draw:id="id11" presentation:style-name="a52" draw:name="Title 1" svg:x="0.82639in" svg:y="2.56771in" svg:width="9.37153in" svg:height="1.77257in" presentation:class="title" presentation:placeholder="false">
        <draw:text-box>
          <text:list text:style-name="a51">
            <text:list-item>
              <text:p text:style-name="a50" text:class-names="" text:cond-style-name=""><text:span text:style-name="a49" text:class-names="">Click to edit Master title style</text:span></text:p>
            </text:list-item>
          </text:list>
        </draw:text-box>
        <svg:desc/>
      </draw:frame>
      <draw:frame draw:id="id12" presentation:style-name="a55" draw:name="Subtitle 2" svg:x="1.65451in" svg:y="4.68403in" svg:width="7.71701in" svg:height="2.11285in" presentation:class="subtitle" presentation:placeholder="false">
        <draw:text-box>
          <text:p text:style-name="a54" text:class-names="" text:cond-style-name=""><text:span text:style-name="a53" text:class-names="">Click to edit Master subtitle style</text:span></text:p>
        </draw:text-box>
        <svg:desc/>
      </draw:frame>
      <draw:frame draw:id="id13" presentation:style-name="a58" draw:name="Date Placeholder 3" svg:x="0.55118in" svg:y="7.53189in" svg:width="2.56811in" svg:height="0.57008in" presentation:class="date-time" presentation:placeholder="false">
        <draw:text-box>
          <text:p text:style-name="a57" text:class-names="" text:cond-style-name=""><text:span text:style-name="a56" text:class-names=""/></text:p>
        </draw:text-box>
        <svg:desc/>
      </draw:frame>
      <draw:frame draw:id="id14" presentation:style-name="a61" draw:name="Footer Placeholder 4" svg:x="3.77008in" svg:y="7.53189in" svg:width="3.49409in" svg:height="0.57008in" presentation:class="footer" presentation:placeholder="false">
        <draw:text-box>
          <text:p text:style-name="a60" text:class-names="" text:cond-style-name=""><text:span text:style-name="a59" text:class-names=""/></text:p>
        </draw:text-box>
        <svg:desc/>
      </draw:frame>
      <draw:frame draw:id="id15" presentation:style-name="a64" draw:name="Slide Number Placeholder 5" svg:x="7.90354in" svg:y="7.53189in" svg:width="2.56811in" svg:height="0.57008in" presentation:class="page-number" presentation:placeholder="false">
        <draw:text-box>
          <text:p text:style-name="a63" text:class-names="" text:cond-style-name=""><text:span text:style-name="a62" text:class-names=""><text:page-number style:num-format="1" text:fixed="false"/></text:span></text:p>
        </draw:text-box>
        <svg:desc/>
      </draw:frame>
      <presentation:notes style:page-layout-name="pageLayout2" draw:style-name="a82">
        <draw:page-thumbnail svg:x="1.5in" svg:y="0.83583in" svg:width="5.49921in" svg:height="4.12441in" presentation:class="page" draw:id="id5" presentation:style-name="a65" draw:name="Slide Image Placeholder 1">
          <svg:desc/>
        </draw:page-thumbnail>
        <draw:frame draw:id="id6" presentation:style-name="a69" draw:name="Notes Placeholder 2" svg:x="0.85in" svg:y="5.2248in" svg:width="6.79961in" svg:height="4.94961in" presentation:class="notes" presentation:placeholder="false">
          <draw:text-box>
            <text:list text:style-name="a68">
              <text:list-item>
                <text:p text:style-name="a67" text:class-names="" text:cond-style-name=""><text:span text:style-name="a66" text:class-names=""/></text:p>
              </text:list-item>
            </text:list>
          </draw:text-box>
          <svg:desc/>
        </draw:frame>
        <draw:frame draw:id="id7" presentation:style-name="a72" draw:name="Header Placeholder 3" svg:x="0in" svg:y="0in" svg:width="3.68858in" svg:height="0.54961in" presentation:class="header" presentation:placeholder="false">
          <draw:text-box>
            <text:p text:style-name="a71" text:class-names="" text:cond-style-name=""><text:span text:style-name="a70" text:class-names=""/></text:p>
          </draw:text-box>
          <svg:desc/>
        </draw:frame>
        <draw:frame draw:id="id8" presentation:style-name="a75" draw:name="Date Placeholder 4" svg:x="4.81102in" svg:y="0in" svg:width="3.68858in" svg:height="0.54961in" presentation:class="date-time" presentation:placeholder="false">
          <draw:text-box>
            <text:p text:style-name="a74" text:class-names="" text:cond-style-name=""><text:span text:style-name="a73" text:class-names=""/></text:p>
          </draw:text-box>
          <svg:desc/>
        </draw:frame>
        <draw:frame draw:id="id9" presentation:style-name="a78" draw:name="Footer Placeholder 5" svg:x="0in" svg:y="10.45in" svg:width="3.68858in" svg:height="0.54961in" presentation:class="footer" presentation:placeholder="false">
          <draw:text-box>
            <text:p text:style-name="a77" text:class-names="" text:cond-style-name=""><text:span text:style-name="a76" text:class-names=""/></text:p>
          </draw:text-box>
          <svg:desc/>
        </draw:frame>
        <draw:frame draw:id="id10" presentation:style-name="a81" draw:name="Slide Number Placeholder 6" svg:x="4.81102in" svg:y="10.45in" svg:width="3.68858in" svg:height="0.54961in" presentation:class="page-number" presentation:placeholder="false">
          <draw:text-box>
            <text:p text:style-name="a80" text:class-names="" text:cond-style-name=""><text:span text:style-name="a79" text:class-names=""><text:page-number style:num-format="1" text:fixed="false"/></text:span></text:p>
          </draw:text-box>
          <svg:desc/>
        </draw:frame>
      </presentation:notes>
    </style:master-page>
    <style:master-page style:name="Master1-Layout2-obj-Title-and-Content" style:page-layout-name="pageLayout1" draw:style-name="a83">
      <draw:frame draw:id="id16" presentation:style-name="a87" draw:name="Title 1" svg:x="0.55118in" svg:y="0.32953in" svg:width="9.92087in" svg:height="1.38031in" presentation:class="title" presentation:placeholder="false">
        <draw:text-box>
          <text:list text:style-name="a86">
            <text:list-item>
              <text:p text:style-name="a85" text:class-names="" text:cond-style-name=""><text:span text:style-name="a84" text:class-names="">Click to edit Master title style</text:span></text:p>
            </text:list-item>
          </text:list>
        </draw:text-box>
        <svg:desc/>
      </draw:frame>
      <draw:frame draw:id="id17" presentation:style-name="a103" draw:name="Content Placeholder 2" svg:x="0.55118in" svg:y="1.93465in" svg:width="9.92087in" svg:height="5.4563in" presentation:class="object" presentation:placeholder="false">
        <draw:text-box>
          <text:list text:style-name="a90">
            <text:list-item>
              <text:p text:style-name="a89" text:class-names="" text:cond-style-name=""><text:span text:style-name="a88" text:class-names="">Click to edit Master text styles</text:span></text:p>
            </text:list-item>
          </text:list>
          <text:list text:style-name="a93">
            <text:list-item>
              <text:list text:style-name="a93">
                <text:list-item>
                  <text:p text:style-name="a92" text:class-names="" text:cond-style-name=""><text:span text:style-name="a91" text:class-names="">Second level</text:span></text:p>
                </text:list-item>
              </text:list>
            </text:list-item>
          </text:list>
          <text:list text:style-name="a96">
            <text:list-item>
              <text:list text:style-name="a96">
                <text:list-item>
                  <text:list text:style-name="a96">
                    <text:list-item>
                      <text:p text:style-name="a95" text:class-names="" text:cond-style-name=""><text:span text:style-name="a94" text:class-names="">Third level</text:span></text:p>
                    </text:list-item>
                  </text:list>
                </text:list-item>
              </text:list>
            </text:list-item>
          </text:list>
          <text:list text:style-name="a99">
            <text:list-item>
              <text:list text:style-name="a99">
                <text:list-item>
                  <text:list text:style-name="a99">
                    <text:list-item>
                      <text:list text:style-name="a99">
                        <text:list-item>
                          <text:p text:style-name="a98" text:class-names="" text:cond-style-name=""><text:span text:style-name="a97"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100" text:class-names="">Fifth level</text:span></text:p>
                            </text:list-item>
                          </text:list>
                        </text:list-item>
                      </text:list>
                    </text:list-item>
                  </text:list>
                </text:list-item>
              </text:list>
            </text:list-item>
          </text:list>
        </draw:text-box>
        <svg:desc/>
      </draw:frame>
      <draw:frame draw:id="id18" presentation:style-name="a106" draw:name="Date Placeholder 3" svg:x="0.55118in" svg:y="7.53189in" svg:width="2.56811in" svg:height="0.57008in" presentation:class="date-time" presentation:placeholder="false">
        <draw:text-box>
          <text:p text:style-name="a105" text:class-names="" text:cond-style-name=""><text:span text:style-name="a104" text:class-names=""/></text:p>
        </draw:text-box>
        <svg:desc/>
      </draw:frame>
      <draw:frame draw:id="id19" presentation:style-name="a109" draw:name="Footer Placeholder 4" svg:x="3.77008in" svg:y="7.53189in" svg:width="3.49409in" svg:height="0.57008in" presentation:class="footer" presentation:placeholder="false">
        <draw:text-box>
          <text:p text:style-name="a108" text:class-names="" text:cond-style-name=""><text:span text:style-name="a107" text:class-names=""/></text:p>
        </draw:text-box>
        <svg:desc/>
      </draw:frame>
      <draw:frame draw:id="id20" presentation:style-name="a112" draw:name="Slide Number Placeholder 5" svg:x="7.90354in" svg:y="7.53189in" svg:width="2.56811in" svg:height="0.57008in" presentation:class="page-number" presentation:placeholder="false">
        <draw:text-box>
          <text:p text:style-name="a111" text:class-names="" text:cond-style-name=""><text:span text:style-name="a110" text:class-names=""><text:page-number style:num-format="1" text:fixed="false"/></text:span></text:p>
        </draw:text-box>
        <svg:desc/>
      </draw:frame>
      <presentation:notes style:page-layout-name="pageLayout2" draw:style-name="a130">
        <draw:page-thumbnail svg:x="1.5in" svg:y="0.83583in" svg:width="5.49921in" svg:height="4.12441in" presentation:class="page" draw:id="id5" presentation:style-name="a113" draw:name="Slide Image Placeholder 1">
          <svg:desc/>
        </draw:page-thumbnail>
        <draw:frame draw:id="id6" presentation:style-name="a117" draw:name="Notes Placeholder 2" svg:x="0.85in" svg:y="5.2248in" svg:width="6.79961in" svg:height="4.94961in" presentation:class="notes" presentation:placeholder="false">
          <draw:text-box>
            <text:list text:style-name="a116">
              <text:list-item>
                <text:p text:style-name="a115" text:class-names="" text:cond-style-name=""><text:span text:style-name="a114" text:class-names=""/></text:p>
              </text:list-item>
            </text:list>
          </draw:text-box>
          <svg:desc/>
        </draw:frame>
        <draw:frame draw:id="id7" presentation:style-name="a120" draw:name="Header Placeholder 3" svg:x="0in" svg:y="0in" svg:width="3.68858in" svg:height="0.54961in" presentation:class="header" presentation:placeholder="false">
          <draw:text-box>
            <text:p text:style-name="a119" text:class-names="" text:cond-style-name=""><text:span text:style-name="a118" text:class-names=""/></text:p>
          </draw:text-box>
          <svg:desc/>
        </draw:frame>
        <draw:frame draw:id="id8" presentation:style-name="a123" draw:name="Date Placeholder 4" svg:x="4.81102in" svg:y="0in" svg:width="3.68858in" svg:height="0.54961in" presentation:class="date-time" presentation:placeholder="false">
          <draw:text-box>
            <text:p text:style-name="a122" text:class-names="" text:cond-style-name=""><text:span text:style-name="a121" text:class-names=""/></text:p>
          </draw:text-box>
          <svg:desc/>
        </draw:frame>
        <draw:frame draw:id="id9" presentation:style-name="a126" draw:name="Footer Placeholder 5" svg:x="0in" svg:y="10.45in" svg:width="3.68858in" svg:height="0.54961in" presentation:class="footer" presentation:placeholder="false">
          <draw:text-box>
            <text:p text:style-name="a125" text:class-names="" text:cond-style-name=""><text:span text:style-name="a124" text:class-names=""/></text:p>
          </draw:text-box>
          <svg:desc/>
        </draw:frame>
        <draw:frame draw:id="id10" presentation:style-name="a129" draw:name="Slide Number Placeholder 6" svg:x="4.81102in" svg:y="10.45in" svg:width="3.68858in" svg:height="0.54961in" presentation:class="page-number" presentation:placeholder="false">
          <draw:text-box>
            <text:p text:style-name="a128" text:class-names="" text:cond-style-name=""><text:span text:style-name="a127" text:class-names=""><text:page-number style:num-format="1" text:fixed="false"/></text:span></text:p>
          </draw:text-box>
          <svg:desc/>
        </draw:frame>
      </presentation:notes>
    </style:master-page>
    <style:master-page style:name="Master1-Layout3-secHead-Section-Header" style:page-layout-name="pageLayout1" draw:style-name="a131">
      <draw:frame draw:id="id21" presentation:style-name="a135" draw:name="Title 1" svg:x="0.87153in" svg:y="5.3125in" svg:width="9.36979in" svg:height="1.64236in" presentation:class="title" presentation:placeholder="false">
        <draw:text-box>
          <text:list text:style-name="a134">
            <text:list-item>
              <text:p text:style-name="a133" text:class-names="" text:cond-style-name=""><text:span text:style-name="a132" text:class-names="">Click to edit Master title style</text:span></text:p>
            </text:list-item>
          </text:list>
        </draw:text-box>
        <svg:desc/>
      </draw:frame>
      <draw:frame draw:id="id22" presentation:style-name="a139" draw:name="Text Placeholder 2" svg:x="0.87153in" svg:y="3.50347in" svg:width="9.36979in" svg:height="1.80903in" presentation:class="outline" presentation:placeholder="false">
        <draw:text-box>
          <text:list text:style-name="a138">
            <text:list-item>
              <text:p text:style-name="a137" text:class-names="" text:cond-style-name=""><text:span text:style-name="a136" text:class-names="">Click to edit Master text styles</text:span></text:p>
            </text:list-item>
          </text:list>
        </draw:text-box>
        <svg:desc/>
      </draw:frame>
      <draw:frame draw:id="id23" presentation:style-name="a142" draw:name="Date Placeholder 3" svg:x="0.55118in" svg:y="7.53189in" svg:width="2.56811in" svg:height="0.57008in" presentation:class="date-time" presentation:placeholder="false">
        <draw:text-box>
          <text:p text:style-name="a141" text:class-names="" text:cond-style-name=""><text:span text:style-name="a140" text:class-names=""/></text:p>
        </draw:text-box>
        <svg:desc/>
      </draw:frame>
      <draw:frame draw:id="id24" presentation:style-name="a145" draw:name="Footer Placeholder 4" svg:x="3.77008in" svg:y="7.53189in" svg:width="3.49409in" svg:height="0.57008in" presentation:class="footer" presentation:placeholder="false">
        <draw:text-box>
          <text:p text:style-name="a144" text:class-names="" text:cond-style-name=""><text:span text:style-name="a143" text:class-names=""/></text:p>
        </draw:text-box>
        <svg:desc/>
      </draw:frame>
      <draw:frame draw:id="id25" presentation:style-name="a148" draw:name="Slide Number Placeholder 5" svg:x="7.90354in" svg:y="7.53189in" svg:width="2.56811in" svg:height="0.57008in" presentation:class="page-number" presentation:placeholder="false">
        <draw:text-box>
          <text:p text:style-name="a147" text:class-names="" text:cond-style-name=""><text:span text:style-name="a146" text:class-names=""><text:page-number style:num-format="1" text:fixed="false"/></text:span></text:p>
        </draw:text-box>
        <svg:desc/>
      </draw:frame>
      <presentation:notes style:page-layout-name="pageLayout2" draw:style-name="a166">
        <draw:page-thumbnail svg:x="1.5in" svg:y="0.83583in" svg:width="5.49921in" svg:height="4.12441in" presentation:class="page" draw:id="id5" presentation:style-name="a149" draw:name="Slide Image Placeholder 1">
          <svg:desc/>
        </draw:page-thumbnail>
        <draw:frame draw:id="id6" presentation:style-name="a153" draw:name="Notes Placeholder 2" svg:x="0.85in" svg:y="5.2248in" svg:width="6.79961in" svg:height="4.94961in" presentation:class="notes" presentation:placeholder="false">
          <draw:text-box>
            <text:list text:style-name="a152">
              <text:list-item>
                <text:p text:style-name="a151" text:class-names="" text:cond-style-name=""><text:span text:style-name="a150" text:class-names=""/></text:p>
              </text:list-item>
            </text:list>
          </draw:text-box>
          <svg:desc/>
        </draw:frame>
        <draw:frame draw:id="id7" presentation:style-name="a156" draw:name="Header Placeholder 3" svg:x="0in" svg:y="0in" svg:width="3.68858in" svg:height="0.54961in" presentation:class="header" presentation:placeholder="false">
          <draw:text-box>
            <text:p text:style-name="a155" text:class-names="" text:cond-style-name=""><text:span text:style-name="a154" text:class-names=""/></text:p>
          </draw:text-box>
          <svg:desc/>
        </draw:frame>
        <draw:frame draw:id="id8" presentation:style-name="a159" draw:name="Date Placeholder 4" svg:x="4.81102in" svg:y="0in" svg:width="3.68858in" svg:height="0.54961in" presentation:class="date-time" presentation:placeholder="false">
          <draw:text-box>
            <text:p text:style-name="a158" text:class-names="" text:cond-style-name=""><text:span text:style-name="a157" text:class-names=""/></text:p>
          </draw:text-box>
          <svg:desc/>
        </draw:frame>
        <draw:frame draw:id="id9" presentation:style-name="a162" draw:name="Footer Placeholder 5" svg:x="0in" svg:y="10.45in" svg:width="3.68858in" svg:height="0.54961in" presentation:class="footer" presentation:placeholder="false">
          <draw:text-box>
            <text:p text:style-name="a161" text:class-names="" text:cond-style-name=""><text:span text:style-name="a160" text:class-names=""/></text:p>
          </draw:text-box>
          <svg:desc/>
        </draw:frame>
        <draw:frame draw:id="id10" presentation:style-name="a165" draw:name="Slide Number Placeholder 6" svg:x="4.81102in" svg:y="10.45in" svg:width="3.68858in" svg:height="0.54961in" presentation:class="page-number" presentation:placeholder="false">
          <draw:text-box>
            <text:p text:style-name="a164" text:class-names="" text:cond-style-name=""><text:span text:style-name="a163" text:class-names=""><text:page-number style:num-format="1" text:fixed="false"/></text:span></text:p>
          </draw:text-box>
          <svg:desc/>
        </draw:frame>
      </presentation:notes>
    </style:master-page>
    <style:master-page style:name="Master1-Layout4-twoObj-Two-Content" style:page-layout-name="pageLayout1" draw:style-name="a167">
      <draw:frame draw:id="id26" presentation:style-name="a171" draw:name="Title 1" svg:x="0.55118in" svg:y="0.32953in" svg:width="9.92087in" svg:height="1.38031in" presentation:class="title" presentation:placeholder="false">
        <draw:text-box>
          <text:list text:style-name="a170">
            <text:list-item>
              <text:p text:style-name="a169" text:class-names="" text:cond-style-name=""><text:span text:style-name="a168" text:class-names="">Click to edit Master title style</text:span></text:p>
            </text:list-item>
          </text:list>
        </draw:text-box>
        <svg:desc/>
      </draw:frame>
      <draw:frame draw:id="id27" presentation:style-name="a187" draw:name="Content Placeholder 2" svg:x="0.55035in" svg:y="1.93403in" svg:width="4.87674in" svg:height="5.4566in" presentation:class="object" presentation:placeholder="false">
        <draw:text-box>
          <text:list text:style-name="a174">
            <text:list-item>
              <text:p text:style-name="a173" text:class-names="" text:cond-style-name=""><text:span text:style-name="a172" text:class-names="">Click to edit Master text styles</text:span></text:p>
            </text:list-item>
          </text:list>
          <text:list text:style-name="a177">
            <text:list-item>
              <text:list text:style-name="a177">
                <text:list-item>
                  <text:p text:style-name="a176" text:class-names="" text:cond-style-name=""><text:span text:style-name="a175" text:class-names="">Second level</text:span></text:p>
                </text:list-item>
              </text:list>
            </text:list-item>
          </text:list>
          <text:list text:style-name="a180">
            <text:list-item>
              <text:list text:style-name="a180">
                <text:list-item>
                  <text:list text:style-name="a180">
                    <text:list-item>
                      <text:p text:style-name="a179" text:class-names="" text:cond-style-name=""><text:span text:style-name="a178" text:class-names="">Third level</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4" text:class-names="">Fifth level</text:span></text:p>
                            </text:list-item>
                          </text:list>
                        </text:list-item>
                      </text:list>
                    </text:list-item>
                  </text:list>
                </text:list-item>
              </text:list>
            </text:list-item>
          </text:list>
        </draw:text-box>
        <svg:desc/>
      </draw:frame>
      <draw:frame draw:id="id28" presentation:style-name="a203" draw:name="Content Placeholder 3" svg:x="5.59375in" svg:y="1.93403in" svg:width="4.87847in" svg:height="5.4566in" presentation:class="object" presentation:placeholder="false">
        <draw:text-box>
          <text:list text:style-name="a190">
            <text:list-item>
              <text:p text:style-name="a189" text:class-names="" text:cond-style-name=""><text:span text:style-name="a188" text:class-names="">Click to edit Master text styles</text:span></text:p>
            </text:list-item>
          </text:list>
          <text:list text:style-name="a193">
            <text:list-item>
              <text:list text:style-name="a193">
                <text:list-item>
                  <text:p text:style-name="a192" text:class-names="" text:cond-style-name=""><text:span text:style-name="a191" text:class-names="">Second level</text:span></text:p>
                </text:list-item>
              </text:list>
            </text:list-item>
          </text:list>
          <text:list text:style-name="a196">
            <text:list-item>
              <text:list text:style-name="a196">
                <text:list-item>
                  <text:list text:style-name="a196">
                    <text:list-item>
                      <text:p text:style-name="a195" text:class-names="" text:cond-style-name=""><text:span text:style-name="a194" text:class-names="">Third level</text:span></text:p>
                    </text:list-item>
                  </text:list>
                </text:list-item>
              </text:list>
            </text:list-item>
          </text:list>
          <text:list text:style-name="a199">
            <text:list-item>
              <text:list text:style-name="a199">
                <text:list-item>
                  <text:list text:style-name="a199">
                    <text:list-item>
                      <text:list text:style-name="a199">
                        <text:list-item>
                          <text:p text:style-name="a198" text:class-names="" text:cond-style-name=""><text:span text:style-name="a197"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200" text:class-names="">Fifth level</text:span></text:p>
                            </text:list-item>
                          </text:list>
                        </text:list-item>
                      </text:list>
                    </text:list-item>
                  </text:list>
                </text:list-item>
              </text:list>
            </text:list-item>
          </text:list>
        </draw:text-box>
        <svg:desc/>
      </draw:frame>
      <draw:frame draw:id="id29" presentation:style-name="a206" draw:name="Date Placeholder 4" svg:x="0.55118in" svg:y="7.53189in" svg:width="2.56811in" svg:height="0.57008in" presentation:class="date-time" presentation:placeholder="false">
        <draw:text-box>
          <text:p text:style-name="a205" text:class-names="" text:cond-style-name=""><text:span text:style-name="a204" text:class-names=""/></text:p>
        </draw:text-box>
        <svg:desc/>
      </draw:frame>
      <draw:frame draw:id="id30" presentation:style-name="a209" draw:name="Footer Placeholder 5" svg:x="3.77008in" svg:y="7.53189in" svg:width="3.49409in" svg:height="0.57008in" presentation:class="footer" presentation:placeholder="false">
        <draw:text-box>
          <text:p text:style-name="a208" text:class-names="" text:cond-style-name=""><text:span text:style-name="a207" text:class-names=""/></text:p>
        </draw:text-box>
        <svg:desc/>
      </draw:frame>
      <draw:frame draw:id="id31" presentation:style-name="a212" draw:name="Slide Number Placeholder 6" svg:x="7.90354in" svg:y="7.53189in" svg:width="2.56811in" svg:height="0.57008in" presentation:class="page-number" presentation:placeholder="false">
        <draw:text-box>
          <text:p text:style-name="a211" text:class-names="" text:cond-style-name=""><text:span text:style-name="a210" text:class-names=""><text:page-number style:num-format="1" text:fixed="false"/></text:span></text:p>
        </draw:text-box>
        <svg:desc/>
      </draw:frame>
      <presentation:notes style:page-layout-name="pageLayout2" draw:style-name="a230">
        <draw:page-thumbnail svg:x="1.5in" svg:y="0.83583in" svg:width="5.49921in" svg:height="4.12441in" presentation:class="page" draw:id="id5" presentation:style-name="a213" draw:name="Slide Image Placeholder 1">
          <svg:desc/>
        </draw:page-thumbnail>
        <draw:frame draw:id="id6" presentation:style-name="a217" draw:name="Notes Placeholder 2" svg:x="0.85in" svg:y="5.2248in" svg:width="6.79961in" svg:height="4.94961in" presentation:class="notes" presentation:placeholder="false">
          <draw:text-box>
            <text:list text:style-name="a216">
              <text:list-item>
                <text:p text:style-name="a215" text:class-names="" text:cond-style-name=""><text:span text:style-name="a214" text:class-names=""/></text:p>
              </text:list-item>
            </text:list>
          </draw:text-box>
          <svg:desc/>
        </draw:frame>
        <draw:frame draw:id="id7" presentation:style-name="a220" draw:name="Header Placeholder 3" svg:x="0in" svg:y="0in" svg:width="3.68858in" svg:height="0.54961in" presentation:class="header" presentation:placeholder="false">
          <draw:text-box>
            <text:p text:style-name="a219" text:class-names="" text:cond-style-name=""><text:span text:style-name="a218" text:class-names=""/></text:p>
          </draw:text-box>
          <svg:desc/>
        </draw:frame>
        <draw:frame draw:id="id8" presentation:style-name="a223" draw:name="Date Placeholder 4" svg:x="4.81102in" svg:y="0in" svg:width="3.68858in" svg:height="0.54961in" presentation:class="date-time" presentation:placeholder="false">
          <draw:text-box>
            <text:p text:style-name="a222" text:class-names="" text:cond-style-name=""><text:span text:style-name="a221" text:class-names=""/></text:p>
          </draw:text-box>
          <svg:desc/>
        </draw:frame>
        <draw:frame draw:id="id9" presentation:style-name="a226" draw:name="Footer Placeholder 5" svg:x="0in" svg:y="10.45in" svg:width="3.68858in" svg:height="0.54961in" presentation:class="footer" presentation:placeholder="false">
          <draw:text-box>
            <text:p text:style-name="a225" text:class-names="" text:cond-style-name=""><text:span text:style-name="a224" text:class-names=""/></text:p>
          </draw:text-box>
          <svg:desc/>
        </draw:frame>
        <draw:frame draw:id="id10" presentation:style-name="a229" draw:name="Slide Number Placeholder 6" svg:x="4.81102in" svg:y="10.45in" svg:width="3.68858in" svg:height="0.54961in" presentation:class="page-number" presentation:placeholder="false">
          <draw:text-box>
            <text:p text:style-name="a228" text:class-names="" text:cond-style-name=""><text:span text:style-name="a227" text:class-names=""><text:page-number style:num-format="1" text:fixed="false"/></text:span></text:p>
          </draw:text-box>
          <svg:desc/>
        </draw:frame>
      </presentation:notes>
    </style:master-page>
    <style:master-page style:name="Master1-Layout5-twoTxTwoObj-Comparison" style:page-layout-name="pageLayout1" draw:style-name="a231">
      <draw:frame draw:id="id32" presentation:style-name="a235" draw:name="Title 1" svg:x="0.55208in" svg:y="0.3316in" svg:width="9.92188in" svg:height="1.37674in" presentation:class="title" presentation:placeholder="false">
        <draw:text-box>
          <text:list text:style-name="a234">
            <text:list-item>
              <text:p text:style-name="a233" text:class-names="" text:cond-style-name=""><text:span text:style-name="a232" text:class-names="">Click to edit Master title style</text:span></text:p>
            </text:list-item>
          </text:list>
        </draw:text-box>
        <svg:desc/>
      </draw:frame>
      <draw:frame draw:id="id33" presentation:style-name="a239" draw:name="Text Placeholder 2" svg:x="0.55208in" svg:y="1.85069in" svg:width="4.86979in" svg:height="0.77083in" presentation:class="outline" presentation:placeholder="false">
        <draw:text-box>
          <text:list text:style-name="a238">
            <text:list-item>
              <text:p text:style-name="a237" text:class-names="" text:cond-style-name=""><text:span text:style-name="a236" text:class-names="">Click to edit Master text styles</text:span></text:p>
            </text:list-item>
          </text:list>
        </draw:text-box>
        <svg:desc/>
      </draw:frame>
      <draw:frame draw:id="id34" presentation:style-name="a255" draw:name="Content Placeholder 3" svg:x="0.55208in" svg:y="2.62153in" svg:width="4.86979in" svg:height="4.76389in" presentation:class="object" presentation:placeholder="false">
        <draw:text-box>
          <text:list text:style-name="a242">
            <text:list-item>
              <text:p text:style-name="a241" text:class-names="" text:cond-style-name=""><text:span text:style-name="a240" text:class-names="">Click to 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Fifth level</text:span></text:p>
                            </text:list-item>
                          </text:list>
                        </text:list-item>
                      </text:list>
                    </text:list-item>
                  </text:list>
                </text:list-item>
              </text:list>
            </text:list-item>
          </text:list>
        </draw:text-box>
        <svg:desc/>
      </draw:frame>
      <draw:frame draw:id="id35" presentation:style-name="a259" draw:name="Text Placeholder 4" svg:x="5.60069in" svg:y="1.85069in" svg:width="4.87326in" svg:height="0.77083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desc/>
      </draw:frame>
      <draw:frame draw:id="id36" presentation:style-name="a275" draw:name="Content Placeholder 5" svg:x="5.60069in" svg:y="2.62153in" svg:width="4.87326in" svg:height="4.76389in" presentation:class="object" presentation:placeholder="false">
        <draw:text-box>
          <text:list text:style-name="a262">
            <text:list-item>
              <text:p text:style-name="a261" text:class-names="" text:cond-style-name=""><text:span text:style-name="a260" text:class-names="">Click to edit Master text styles</text:span></text:p>
            </text:list-item>
          </text:list>
          <text:list text:style-name="a265">
            <text:list-item>
              <text:list text:style-name="a265">
                <text:list-item>
                  <text:p text:style-name="a264" text:class-names="" text:cond-style-name=""><text:span text:style-name="a263" text:class-names="">Second level</text:span></text:p>
                </text:list-item>
              </text:list>
            </text:list-item>
          </text:list>
          <text:list text:style-name="a268">
            <text:list-item>
              <text:list text:style-name="a268">
                <text:list-item>
                  <text:list text:style-name="a268">
                    <text:list-item>
                      <text:p text:style-name="a267" text:class-names="" text:cond-style-name=""><text:span text:style-name="a266" text:class-names="">Third level</text:span></text:p>
                    </text:list-item>
                  </text:list>
                </text:list-item>
              </text:list>
            </text:list-item>
          </text:list>
          <text:list text:style-name="a271">
            <text:list-item>
              <text:list text:style-name="a271">
                <text:list-item>
                  <text:list text:style-name="a271">
                    <text:list-item>
                      <text:list text:style-name="a271">
                        <text:list-item>
                          <text:p text:style-name="a270" text:class-names="" text:cond-style-name=""><text:span text:style-name="a269"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2" text:class-names="">Fifth level</text:span></text:p>
                            </text:list-item>
                          </text:list>
                        </text:list-item>
                      </text:list>
                    </text:list-item>
                  </text:list>
                </text:list-item>
              </text:list>
            </text:list-item>
          </text:list>
        </draw:text-box>
        <svg:desc/>
      </draw:frame>
      <draw:frame draw:id="id37" presentation:style-name="a278" draw:name="Date Placeholder 6" svg:x="0.55118in" svg:y="7.53189in" svg:width="2.56811in" svg:height="0.57008in" presentation:class="date-time" presentation:placeholder="false">
        <draw:text-box>
          <text:p text:style-name="a277" text:class-names="" text:cond-style-name=""><text:span text:style-name="a276" text:class-names=""/></text:p>
        </draw:text-box>
        <svg:desc/>
      </draw:frame>
      <draw:frame draw:id="id38" presentation:style-name="a281" draw:name="Footer Placeholder 7" svg:x="3.77008in" svg:y="7.53189in" svg:width="3.49409in" svg:height="0.57008in" presentation:class="footer" presentation:placeholder="false">
        <draw:text-box>
          <text:p text:style-name="a280" text:class-names="" text:cond-style-name=""><text:span text:style-name="a279" text:class-names=""/></text:p>
        </draw:text-box>
        <svg:desc/>
      </draw:frame>
      <draw:frame draw:id="id39" presentation:style-name="a284" draw:name="Slide Number Placeholder 8" svg:x="7.90354in" svg:y="7.53189in" svg:width="2.56811in" svg:height="0.57008in" presentation:class="page-number" presentation:placeholder="false">
        <draw:text-box>
          <text:p text:style-name="a283" text:class-names="" text:cond-style-name=""><text:span text:style-name="a282" text:class-names=""><text:page-number style:num-format="1" text:fixed="false"/></text:span></text:p>
        </draw:text-box>
        <svg:desc/>
      </draw:frame>
      <presentation:notes style:page-layout-name="pageLayout2" draw:style-name="a302">
        <draw:page-thumbnail svg:x="1.5in" svg:y="0.83583in" svg:width="5.49921in" svg:height="4.12441in" presentation:class="page" draw:id="id5" presentation:style-name="a285" draw:name="Slide Image Placeholder 1">
          <svg:desc/>
        </draw:page-thumbnail>
        <draw:frame draw:id="id6" presentation:style-name="a289" draw:name="Notes Placeholder 2" svg:x="0.85in" svg:y="5.2248in" svg:width="6.79961in" svg:height="4.94961in" presentation:class="notes" presentation:placeholder="false">
          <draw:text-box>
            <text:list text:style-name="a288">
              <text:list-item>
                <text:p text:style-name="a287" text:class-names="" text:cond-style-name=""><text:span text:style-name="a286" text:class-names=""/></text:p>
              </text:list-item>
            </text:list>
          </draw:text-box>
          <svg:desc/>
        </draw:frame>
        <draw:frame draw:id="id7" presentation:style-name="a292" draw:name="Header Placeholder 3" svg:x="0in" svg:y="0in" svg:width="3.68858in" svg:height="0.54961in" presentation:class="header" presentation:placeholder="false">
          <draw:text-box>
            <text:p text:style-name="a291" text:class-names="" text:cond-style-name=""><text:span text:style-name="a290" text:class-names=""/></text:p>
          </draw:text-box>
          <svg:desc/>
        </draw:frame>
        <draw:frame draw:id="id8" presentation:style-name="a295" draw:name="Date Placeholder 4" svg:x="4.81102in" svg:y="0in" svg:width="3.68858in" svg:height="0.54961in" presentation:class="date-time" presentation:placeholder="false">
          <draw:text-box>
            <text:p text:style-name="a294" text:class-names="" text:cond-style-name=""><text:span text:style-name="a293" text:class-names=""/></text:p>
          </draw:text-box>
          <svg:desc/>
        </draw:frame>
        <draw:frame draw:id="id9" presentation:style-name="a298" draw:name="Footer Placeholder 5" svg:x="0in" svg:y="10.45in" svg:width="3.68858in" svg:height="0.54961in" presentation:class="footer" presentation:placeholder="false">
          <draw:text-box>
            <text:p text:style-name="a297" text:class-names="" text:cond-style-name=""><text:span text:style-name="a296" text:class-names=""/></text:p>
          </draw:text-box>
          <svg:desc/>
        </draw:frame>
        <draw:frame draw:id="id10" presentation:style-name="a301" draw:name="Slide Number Placeholder 6" svg:x="4.81102in" svg:y="10.45in" svg:width="3.68858in" svg:height="0.54961in" presentation:class="page-number" presentation:placeholder="false">
          <draw:text-box>
            <text:p text:style-name="a300" text:class-names="" text:cond-style-name=""><text:span text:style-name="a299" text:class-names=""><text:page-number style:num-format="1" text:fixed="false"/></text:span></text:p>
          </draw:text-box>
          <svg:desc/>
        </draw:frame>
      </presentation:notes>
    </style:master-page>
    <style:master-page style:name="Master1-Layout6-titleOnly-Title-Only" style:page-layout-name="pageLayout1" draw:style-name="a303">
      <draw:frame draw:id="id40" presentation:style-name="a307" draw:name="Title 1" svg:x="0.55118in" svg:y="0.32953in" svg:width="9.92087in" svg:height="1.38031in" presentation:class="title" presentation:placeholder="false">
        <draw:text-box>
          <text:list text:style-name="a306">
            <text:list-item>
              <text:p text:style-name="a305" text:class-names="" text:cond-style-name=""><text:span text:style-name="a304" text:class-names="">Click to edit Master title style</text:span></text:p>
            </text:list-item>
          </text:list>
        </draw:text-box>
        <svg:desc/>
      </draw:frame>
      <draw:frame draw:id="id41" presentation:style-name="a310" draw:name="Date Placeholder 2" svg:x="0.55118in" svg:y="7.53189in" svg:width="2.56811in" svg:height="0.57008in" presentation:class="date-time" presentation:placeholder="false">
        <draw:text-box>
          <text:p text:style-name="a309" text:class-names="" text:cond-style-name=""><text:span text:style-name="a308" text:class-names=""/></text:p>
        </draw:text-box>
        <svg:desc/>
      </draw:frame>
      <draw:frame draw:id="id42" presentation:style-name="a313" draw:name="Footer Placeholder 3" svg:x="3.77008in" svg:y="7.53189in" svg:width="3.49409in" svg:height="0.57008in" presentation:class="footer" presentation:placeholder="false">
        <draw:text-box>
          <text:p text:style-name="a312" text:class-names="" text:cond-style-name=""><text:span text:style-name="a311" text:class-names=""/></text:p>
        </draw:text-box>
        <svg:desc/>
      </draw:frame>
      <draw:frame draw:id="id43" presentation:style-name="a316" draw:name="Slide Number Placeholder 4" svg:x="7.90354in" svg:y="7.53189in" svg:width="2.56811in" svg:height="0.57008in" presentation:class="page-number" presentation:placeholder="false">
        <draw:text-box>
          <text:p text:style-name="a315" text:class-names="" text:cond-style-name=""><text:span text:style-name="a314" text:class-names=""><text:page-number style:num-format="1" text:fixed="false"/></text:span></text:p>
        </draw:text-box>
        <svg:desc/>
      </draw:frame>
      <presentation:notes style:page-layout-name="pageLayout2" draw:style-name="a334">
        <draw:page-thumbnail svg:x="1.5in" svg:y="0.83583in" svg:width="5.49921in" svg:height="4.12441in" presentation:class="page" draw:id="id5" presentation:style-name="a317" draw:name="Slide Image Placeholder 1">
          <svg:desc/>
        </draw:page-thumbnail>
        <draw:frame draw:id="id6" presentation:style-name="a321" draw:name="Notes Placeholder 2" svg:x="0.85in" svg:y="5.2248in" svg:width="6.79961in" svg:height="4.94961in" presentation:class="notes" presentation:placeholder="false">
          <draw:text-box>
            <text:list text:style-name="a320">
              <text:list-item>
                <text:p text:style-name="a319" text:class-names="" text:cond-style-name=""><text:span text:style-name="a318" text:class-names=""/></text:p>
              </text:list-item>
            </text:list>
          </draw:text-box>
          <svg:desc/>
        </draw:frame>
        <draw:frame draw:id="id7" presentation:style-name="a324" draw:name="Header Placeholder 3" svg:x="0in" svg:y="0in" svg:width="3.68858in" svg:height="0.54961in" presentation:class="header" presentation:placeholder="false">
          <draw:text-box>
            <text:p text:style-name="a323" text:class-names="" text:cond-style-name=""><text:span text:style-name="a322" text:class-names=""/></text:p>
          </draw:text-box>
          <svg:desc/>
        </draw:frame>
        <draw:frame draw:id="id8" presentation:style-name="a327" draw:name="Date Placeholder 4" svg:x="4.81102in" svg:y="0in" svg:width="3.68858in" svg:height="0.54961in" presentation:class="date-time" presentation:placeholder="false">
          <draw:text-box>
            <text:p text:style-name="a326" text:class-names="" text:cond-style-name=""><text:span text:style-name="a325" text:class-names=""/></text:p>
          </draw:text-box>
          <svg:desc/>
        </draw:frame>
        <draw:frame draw:id="id9" presentation:style-name="a330" draw:name="Footer Placeholder 5" svg:x="0in" svg:y="10.45in" svg:width="3.68858in" svg:height="0.54961in" presentation:class="footer" presentation:placeholder="false">
          <draw:text-box>
            <text:p text:style-name="a329" text:class-names="" text:cond-style-name=""><text:span text:style-name="a328" text:class-names=""/></text:p>
          </draw:text-box>
          <svg:desc/>
        </draw:frame>
        <draw:frame draw:id="id10" presentation:style-name="a333" draw:name="Slide Number Placeholder 6" svg:x="4.81102in" svg:y="10.45in" svg:width="3.68858in" svg:height="0.54961in" presentation:class="page-number" presentation:placeholder="false">
          <draw:text-box>
            <text:p text:style-name="a332" text:class-names="" text:cond-style-name=""><text:span text:style-name="a331" text:class-names=""><text:page-number style:num-format="1" text:fixed="false"/></text:span></text:p>
          </draw:text-box>
          <svg:desc/>
        </draw:frame>
      </presentation:notes>
    </style:master-page>
    <style:master-page style:name="Master1-Layout7-blank-Blank" style:page-layout-name="pageLayout1" draw:style-name="a335">
      <draw:frame draw:id="id44" presentation:style-name="a338" draw:name="Date Placeholder 1" svg:x="0.55118in" svg:y="7.53189in" svg:width="2.56811in" svg:height="0.57008in" presentation:class="date-time" presentation:placeholder="false">
        <draw:text-box>
          <text:p text:style-name="a337" text:class-names="" text:cond-style-name=""><text:span text:style-name="a336" text:class-names=""/></text:p>
        </draw:text-box>
        <svg:desc/>
      </draw:frame>
      <draw:frame draw:id="id45" presentation:style-name="a341" draw:name="Footer Placeholder 2" svg:x="3.77008in" svg:y="7.53189in" svg:width="3.49409in" svg:height="0.57008in" presentation:class="footer" presentation:placeholder="false">
        <draw:text-box>
          <text:p text:style-name="a340" text:class-names="" text:cond-style-name=""><text:span text:style-name="a339" text:class-names=""/></text:p>
        </draw:text-box>
        <svg:desc/>
      </draw:frame>
      <draw:frame draw:id="id46" presentation:style-name="a344" draw:name="Slide Number Placeholder 3" svg:x="7.90354in" svg:y="7.53189in" svg:width="2.56811in" svg:height="0.57008in" presentation:class="page-number" presentation:placeholder="false">
        <draw:text-box>
          <text:p text:style-name="a343" text:class-names="" text:cond-style-name=""><text:span text:style-name="a342" text:class-names=""><text:page-number style:num-format="1" text:fixed="false"/></text:span></text:p>
        </draw:text-box>
        <svg:desc/>
      </draw:frame>
      <presentation:notes style:page-layout-name="pageLayout2" draw:style-name="a362">
        <draw:page-thumbnail svg:x="1.5in" svg:y="0.83583in" svg:width="5.49921in" svg:height="4.12441in" presentation:class="page" draw:id="id5" presentation:style-name="a345" draw:name="Slide Image Placeholder 1">
          <svg:desc/>
        </draw:page-thumbnail>
        <draw:frame draw:id="id6" presentation:style-name="a349" draw:name="Notes Placeholder 2" svg:x="0.85in" svg:y="5.2248in" svg:width="6.79961in" svg:height="4.94961in" presentation:class="notes" presentation:placeholder="false">
          <draw:text-box>
            <text:list text:style-name="a348">
              <text:list-item>
                <text:p text:style-name="a347" text:class-names="" text:cond-style-name=""><text:span text:style-name="a346" text:class-names=""/></text:p>
              </text:list-item>
            </text:list>
          </draw:text-box>
          <svg:desc/>
        </draw:frame>
        <draw:frame draw:id="id7" presentation:style-name="a352" draw:name="Header Placeholder 3" svg:x="0in" svg:y="0in" svg:width="3.68858in" svg:height="0.54961in" presentation:class="header" presentation:placeholder="false">
          <draw:text-box>
            <text:p text:style-name="a351" text:class-names="" text:cond-style-name=""><text:span text:style-name="a350" text:class-names=""/></text:p>
          </draw:text-box>
          <svg:desc/>
        </draw:frame>
        <draw:frame draw:id="id8" presentation:style-name="a355" draw:name="Date Placeholder 4" svg:x="4.81102in" svg:y="0in" svg:width="3.68858in" svg:height="0.54961in" presentation:class="date-time" presentation:placeholder="false">
          <draw:text-box>
            <text:p text:style-name="a354" text:class-names="" text:cond-style-name=""><text:span text:style-name="a353" text:class-names=""/></text:p>
          </draw:text-box>
          <svg:desc/>
        </draw:frame>
        <draw:frame draw:id="id9" presentation:style-name="a358" draw:name="Footer Placeholder 5" svg:x="0in" svg:y="10.45in" svg:width="3.68858in" svg:height="0.54961in" presentation:class="footer" presentation:placeholder="false">
          <draw:text-box>
            <text:p text:style-name="a357" text:class-names="" text:cond-style-name=""><text:span text:style-name="a356" text:class-names=""/></text:p>
          </draw:text-box>
          <svg:desc/>
        </draw:frame>
        <draw:frame draw:id="id10" presentation:style-name="a361" draw:name="Slide Number Placeholder 6" svg:x="4.81102in" svg:y="10.45in" svg:width="3.68858in" svg:height="0.54961in" presentation:class="page-number" presentation:placeholder="false">
          <draw:text-box>
            <text:p text:style-name="a360" text:class-names="" text:cond-style-name=""><text:span text:style-name="a359" text:class-names=""><text:page-number style:num-format="1" text:fixed="false"/></text:span></text:p>
          </draw:text-box>
          <svg:desc/>
        </draw:frame>
      </presentation:notes>
    </style:master-page>
    <style:master-page style:name="Master1-Layout8-objTx-Content-with-Caption" style:page-layout-name="pageLayout1" draw:style-name="a363">
      <draw:frame draw:id="id47" presentation:style-name="a367" draw:name="Title 1" svg:x="0.55208in" svg:y="0.32986in" svg:width="3.62674in" svg:height="1.39931in" presentation:class="title" presentation:placeholder="false">
        <draw:text-box>
          <text:list text:style-name="a366">
            <text:list-item>
              <text:p text:style-name="a365" text:class-names="" text:cond-style-name=""><text:span text:style-name="a364" text:class-names="">Click to edit Master title style</text:span></text:p>
            </text:list-item>
          </text:list>
        </draw:text-box>
        <svg:desc/>
      </draw:frame>
      <draw:frame draw:id="id48" presentation:style-name="a383" draw:name="Content Placeholder 2" svg:x="4.31076in" svg:y="0.32986in" svg:width="6.16319in" svg:height="7.05556in" presentation:class="object" presentation:placeholder="false">
        <draw:text-box>
          <text:list text:style-name="a370">
            <text:list-item>
              <text:p text:style-name="a369" text:class-names="" text:cond-style-name=""><text:span text:style-name="a368" text:class-names="">Click to edit Master text styles</text:span></text:p>
            </text:list-item>
          </text:list>
          <text:list text:style-name="a373">
            <text:list-item>
              <text:list text:style-name="a373">
                <text:list-item>
                  <text:p text:style-name="a372" text:class-names="" text:cond-style-name=""><text:span text:style-name="a371" text:class-names="">Second level</text:span></text:p>
                </text:list-item>
              </text:list>
            </text:list-item>
          </text:list>
          <text:list text:style-name="a376">
            <text:list-item>
              <text:list text:style-name="a376">
                <text:list-item>
                  <text:list text:style-name="a376">
                    <text:list-item>
                      <text:p text:style-name="a375" text:class-names="" text:cond-style-name=""><text:span text:style-name="a374" text:class-names="">Third level</text:span></text:p>
                    </text:list-item>
                  </text:list>
                </text:list-item>
              </text:list>
            </text:list-item>
          </text:list>
          <text:list text:style-name="a379">
            <text:list-item>
              <text:list text:style-name="a379">
                <text:list-item>
                  <text:list text:style-name="a379">
                    <text:list-item>
                      <text:list text:style-name="a379">
                        <text:list-item>
                          <text:p text:style-name="a378" text:class-names="" text:cond-style-name=""><text:span text:style-name="a377"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80" text:class-names="">Fifth level</text:span></text:p>
                            </text:list-item>
                          </text:list>
                        </text:list-item>
                      </text:list>
                    </text:list-item>
                  </text:list>
                </text:list-item>
              </text:list>
            </text:list-item>
          </text:list>
        </draw:text-box>
        <svg:desc/>
      </draw:frame>
      <draw:frame draw:id="id49" presentation:style-name="a387" draw:name="Text Placeholder 3" svg:x="0.55208in" svg:y="1.72917in" svg:width="3.62674in" svg:height="5.65625in" presentation:class="outline" presentation:placeholder="false">
        <draw:text-box>
          <text:list text:style-name="a386">
            <text:list-item>
              <text:p text:style-name="a385" text:class-names="" text:cond-style-name=""><text:span text:style-name="a384" text:class-names="">Click to edit Master text styles</text:span></text:p>
            </text:list-item>
          </text:list>
        </draw:text-box>
        <svg:desc/>
      </draw:frame>
      <draw:frame draw:id="id50" presentation:style-name="a390" draw:name="Date Placeholder 4" svg:x="0.55118in" svg:y="7.53189in" svg:width="2.56811in" svg:height="0.57008in" presentation:class="date-time" presentation:placeholder="false">
        <draw:text-box>
          <text:p text:style-name="a389" text:class-names="" text:cond-style-name=""><text:span text:style-name="a388" text:class-names=""/></text:p>
        </draw:text-box>
        <svg:desc/>
      </draw:frame>
      <draw:frame draw:id="id51" presentation:style-name="a393" draw:name="Footer Placeholder 5" svg:x="3.77008in" svg:y="7.53189in" svg:width="3.49409in" svg:height="0.57008in" presentation:class="footer" presentation:placeholder="false">
        <draw:text-box>
          <text:p text:style-name="a392" text:class-names="" text:cond-style-name=""><text:span text:style-name="a391" text:class-names=""/></text:p>
        </draw:text-box>
        <svg:desc/>
      </draw:frame>
      <draw:frame draw:id="id52" presentation:style-name="a396" draw:name="Slide Number Placeholder 6" svg:x="7.90354in" svg:y="7.53189in" svg:width="2.56811in" svg:height="0.57008in" presentation:class="page-number" presentation:placeholder="false">
        <draw:text-box>
          <text:p text:style-name="a395" text:class-names="" text:cond-style-name=""><text:span text:style-name="a394" text:class-names=""><text:page-number style:num-format="1" text:fixed="false"/></text:span></text:p>
        </draw:text-box>
        <svg:desc/>
      </draw:frame>
      <presentation:notes style:page-layout-name="pageLayout2" draw:style-name="a414">
        <draw:page-thumbnail svg:x="1.5in" svg:y="0.83583in" svg:width="5.49921in" svg:height="4.12441in" presentation:class="page" draw:id="id5" presentation:style-name="a397" draw:name="Slide Image Placeholder 1">
          <svg:desc/>
        </draw:page-thumbnail>
        <draw:frame draw:id="id6" presentation:style-name="a401" draw:name="Notes Placeholder 2" svg:x="0.85in" svg:y="5.2248in" svg:width="6.79961in" svg:height="4.94961in" presentation:class="notes" presentation:placeholder="false">
          <draw:text-box>
            <text:list text:style-name="a400">
              <text:list-item>
                <text:p text:style-name="a399" text:class-names="" text:cond-style-name=""><text:span text:style-name="a398" text:class-names=""/></text:p>
              </text:list-item>
            </text:list>
          </draw:text-box>
          <svg:desc/>
        </draw:frame>
        <draw:frame draw:id="id7" presentation:style-name="a404" draw:name="Header Placeholder 3" svg:x="0in" svg:y="0in" svg:width="3.68858in" svg:height="0.54961in" presentation:class="header" presentation:placeholder="false">
          <draw:text-box>
            <text:p text:style-name="a403" text:class-names="" text:cond-style-name=""><text:span text:style-name="a402" text:class-names=""/></text:p>
          </draw:text-box>
          <svg:desc/>
        </draw:frame>
        <draw:frame draw:id="id8" presentation:style-name="a407" draw:name="Date Placeholder 4" svg:x="4.81102in" svg:y="0in" svg:width="3.68858in" svg:height="0.54961in" presentation:class="date-time" presentation:placeholder="false">
          <draw:text-box>
            <text:p text:style-name="a406" text:class-names="" text:cond-style-name=""><text:span text:style-name="a405" text:class-names=""/></text:p>
          </draw:text-box>
          <svg:desc/>
        </draw:frame>
        <draw:frame draw:id="id9" presentation:style-name="a410" draw:name="Footer Placeholder 5" svg:x="0in" svg:y="10.45in" svg:width="3.68858in" svg:height="0.54961in" presentation:class="footer" presentation:placeholder="false">
          <draw:text-box>
            <text:p text:style-name="a409" text:class-names="" text:cond-style-name=""><text:span text:style-name="a408" text:class-names=""/></text:p>
          </draw:text-box>
          <svg:desc/>
        </draw:frame>
        <draw:frame draw:id="id10" presentation:style-name="a413" draw:name="Slide Number Placeholder 6" svg:x="4.81102in" svg:y="10.45in" svg:width="3.68858in" svg:height="0.54961in" presentation:class="page-number" presentation:placeholder="false">
          <draw:text-box>
            <text:p text:style-name="a412" text:class-names="" text:cond-style-name=""><text:span text:style-name="a411" text:class-names=""><text:page-number style:num-format="1" text:fixed="false"/></text:span></text:p>
          </draw:text-box>
          <svg:desc/>
        </draw:frame>
      </presentation:notes>
    </style:master-page>
    <style:master-page style:name="Master1-Layout9-picTx-Picture-with-Caption" style:page-layout-name="pageLayout1" draw:style-name="a415">
      <draw:frame draw:id="id53" presentation:style-name="a419" draw:name="Title 1" svg:x="2.16146in" svg:y="5.78646in" svg:width="6.61458in" svg:height="0.68403in" presentation:class="title" presentation:placeholder="false">
        <draw:text-box>
          <text:list text:style-name="a418">
            <text:list-item>
              <text:p text:style-name="a417" text:class-names="" text:cond-style-name=""><text:span text:style-name="a416" text:class-names="">Click to edit Master title style</text:span></text:p>
            </text:list-item>
          </text:list>
        </draw:text-box>
        <svg:desc/>
      </draw:frame>
      <draw:frame draw:id="id54" presentation:style-name="a422" draw:name="Picture Placeholder 2" svg:x="2.16146in" svg:y="0.73785in" svg:width="6.61458in" svg:height="4.96181in" presentation:class="graphic" presentation:placeholder="false">
        <draw:text-box>
          <text:p text:style-name="a421" text:class-names="" text:cond-style-name=""><text:span text:style-name="a420" text:class-names=""/></text:p>
        </draw:text-box>
        <svg:desc/>
      </draw:frame>
      <draw:frame draw:id="id55" presentation:style-name="a426" draw:name="Text Placeholder 3" svg:x="2.16146in" svg:y="6.47049in" svg:width="6.61458in" svg:height="0.97049in" presentation:class="outline" presentation:placeholder="false">
        <draw:text-box>
          <text:list text:style-name="a425">
            <text:list-item>
              <text:p text:style-name="a424" text:class-names="" text:cond-style-name=""><text:span text:style-name="a423" text:class-names="">Click to edit Master text styles</text:span></text:p>
            </text:list-item>
          </text:list>
        </draw:text-box>
        <svg:desc/>
      </draw:frame>
      <draw:frame draw:id="id56" presentation:style-name="a429" draw:name="Date Placeholder 4" svg:x="0.55118in" svg:y="7.53189in" svg:width="2.56811in" svg:height="0.57008in" presentation:class="date-time" presentation:placeholder="false">
        <draw:text-box>
          <text:p text:style-name="a428" text:class-names="" text:cond-style-name=""><text:span text:style-name="a427" text:class-names=""/></text:p>
        </draw:text-box>
        <svg:desc/>
      </draw:frame>
      <draw:frame draw:id="id57" presentation:style-name="a432" draw:name="Footer Placeholder 5" svg:x="3.77008in" svg:y="7.53189in" svg:width="3.49409in" svg:height="0.57008in" presentation:class="footer" presentation:placeholder="false">
        <draw:text-box>
          <text:p text:style-name="a431" text:class-names="" text:cond-style-name=""><text:span text:style-name="a430" text:class-names=""/></text:p>
        </draw:text-box>
        <svg:desc/>
      </draw:frame>
      <draw:frame draw:id="id58" presentation:style-name="a435" draw:name="Slide Number Placeholder 6" svg:x="7.90354in" svg:y="7.53189in" svg:width="2.56811in" svg:height="0.57008in" presentation:class="page-number" presentation:placeholder="false">
        <draw:text-box>
          <text:p text:style-name="a434" text:class-names="" text:cond-style-name=""><text:span text:style-name="a433" text:class-names=""><text:page-number style:num-format="1" text:fixed="false"/></text:span></text:p>
        </draw:text-box>
        <svg:desc/>
      </draw:frame>
      <presentation:notes style:page-layout-name="pageLayout2" draw:style-name="a453">
        <draw:page-thumbnail svg:x="1.5in" svg:y="0.83583in" svg:width="5.49921in" svg:height="4.12441in" presentation:class="page" draw:id="id5" presentation:style-name="a436" draw:name="Slide Image Placeholder 1">
          <svg:desc/>
        </draw:page-thumbnail>
        <draw:frame draw:id="id6" presentation:style-name="a440" draw:name="Notes Placeholder 2" svg:x="0.85in" svg:y="5.2248in" svg:width="6.79961in" svg:height="4.94961in" presentation:class="notes" presentation:placeholder="false">
          <draw:text-box>
            <text:list text:style-name="a439">
              <text:list-item>
                <text:p text:style-name="a438" text:class-names="" text:cond-style-name=""><text:span text:style-name="a437" text:class-names=""/></text:p>
              </text:list-item>
            </text:list>
          </draw:text-box>
          <svg:desc/>
        </draw:frame>
        <draw:frame draw:id="id7" presentation:style-name="a443" draw:name="Header Placeholder 3" svg:x="0in" svg:y="0in" svg:width="3.68858in" svg:height="0.54961in" presentation:class="header" presentation:placeholder="false">
          <draw:text-box>
            <text:p text:style-name="a442" text:class-names="" text:cond-style-name=""><text:span text:style-name="a441" text:class-names=""/></text:p>
          </draw:text-box>
          <svg:desc/>
        </draw:frame>
        <draw:frame draw:id="id8" presentation:style-name="a446" draw:name="Date Placeholder 4" svg:x="4.81102in" svg:y="0in" svg:width="3.68858in" svg:height="0.54961in" presentation:class="date-time" presentation:placeholder="false">
          <draw:text-box>
            <text:p text:style-name="a445" text:class-names="" text:cond-style-name=""><text:span text:style-name="a444" text:class-names=""/></text:p>
          </draw:text-box>
          <svg:desc/>
        </draw:frame>
        <draw:frame draw:id="id9" presentation:style-name="a449" draw:name="Footer Placeholder 5" svg:x="0in" svg:y="10.45in" svg:width="3.68858in" svg:height="0.54961in" presentation:class="footer" presentation:placeholder="false">
          <draw:text-box>
            <text:p text:style-name="a448" text:class-names="" text:cond-style-name=""><text:span text:style-name="a447" text:class-names=""/></text:p>
          </draw:text-box>
          <svg:desc/>
        </draw:frame>
        <draw:frame draw:id="id10" presentation:style-name="a452" draw:name="Slide Number Placeholder 6" svg:x="4.81102in" svg:y="10.45in" svg:width="3.68858in" svg:height="0.54961in" presentation:class="page-number" presentation:placeholder="false">
          <draw:text-box>
            <text:p text:style-name="a451" text:class-names="" text:cond-style-name=""><text:span text:style-name="a450" text:class-names=""><text:page-number style:num-format="1" text:fixed="false"/></text:span></text:p>
          </draw:text-box>
          <svg:desc/>
        </draw:frame>
      </presentation:notes>
    </style:master-page>
    <style:master-page style:name="Master1-Layout10-vertTx-Title-and-Vertical-Text" style:page-layout-name="pageLayout1" draw:style-name="a454">
      <draw:frame draw:id="id59" presentation:style-name="a458" draw:name="Title 1" svg:x="0.55118in" svg:y="0.32953in" svg:width="9.92087in" svg:height="1.38031in" presentation:class="title" presentation:placeholder="false">
        <draw:text-box>
          <text:list text:style-name="a457">
            <text:list-item>
              <text:p text:style-name="a456" text:class-names="" text:cond-style-name=""><text:span text:style-name="a455" text:class-names="">Click to edit Master title style</text:span></text:p>
            </text:list-item>
          </text:list>
        </draw:text-box>
        <svg:desc/>
      </draw:frame>
      <draw:frame draw:id="id60" presentation:style-name="a474" draw:name="Vertical Text Placeholder 2" svg:x="0.55118in" svg:y="1.93465in" svg:width="9.92087in" svg:height="5.4563in" presentation:class="outline" presentation:placeholder="false">
        <draw:text-box>
          <text:list text:style-name="a461">
            <text:list-item>
              <text:p text:style-name="a460" text:class-names="" text:cond-style-name=""><text:span text:style-name="a459" text:class-names="">Click to edit Master text styles</text:span></text:p>
            </text:list-item>
          </text:list>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1" text:class-names="">Fifth level</text:span></text:p>
                            </text:list-item>
                          </text:list>
                        </text:list-item>
                      </text:list>
                    </text:list-item>
                  </text:list>
                </text:list-item>
              </text:list>
            </text:list-item>
          </text:list>
        </draw:text-box>
        <svg:desc/>
      </draw:frame>
      <draw:frame draw:id="id61" presentation:style-name="a477" draw:name="Date Placeholder 3" svg:x="0.55118in" svg:y="7.53189in" svg:width="2.56811in" svg:height="0.57008in" presentation:class="date-time" presentation:placeholder="false">
        <draw:text-box>
          <text:p text:style-name="a476" text:class-names="" text:cond-style-name=""><text:span text:style-name="a475" text:class-names=""/></text:p>
        </draw:text-box>
        <svg:desc/>
      </draw:frame>
      <draw:frame draw:id="id62" presentation:style-name="a480" draw:name="Footer Placeholder 4" svg:x="3.77008in" svg:y="7.53189in" svg:width="3.49409in" svg:height="0.57008in" presentation:class="footer" presentation:placeholder="false">
        <draw:text-box>
          <text:p text:style-name="a479" text:class-names="" text:cond-style-name=""><text:span text:style-name="a478" text:class-names=""/></text:p>
        </draw:text-box>
        <svg:desc/>
      </draw:frame>
      <draw:frame draw:id="id63" presentation:style-name="a483" draw:name="Slide Number Placeholder 5" svg:x="7.90354in" svg:y="7.53189in" svg:width="2.56811in" svg:height="0.57008in" presentation:class="page-number" presentation:placeholder="false">
        <draw:text-box>
          <text:p text:style-name="a482" text:class-names="" text:cond-style-name=""><text:span text:style-name="a481" text:class-names=""><text:page-number style:num-format="1" text:fixed="false"/></text:span></text:p>
        </draw:text-box>
        <svg:desc/>
      </draw:frame>
      <presentation:notes style:page-layout-name="pageLayout2" draw:style-name="a501">
        <draw:page-thumbnail svg:x="1.5in" svg:y="0.83583in" svg:width="5.49921in" svg:height="4.12441in" presentation:class="page" draw:id="id5" presentation:style-name="a484" draw:name="Slide Image Placeholder 1">
          <svg:desc/>
        </draw:page-thumbnail>
        <draw:frame draw:id="id6" presentation:style-name="a488" draw:name="Notes Placeholder 2" svg:x="0.85in" svg:y="5.2248in" svg:width="6.79961in" svg:height="4.94961in" presentation:class="notes" presentation:placeholder="false">
          <draw:text-box>
            <text:list text:style-name="a487">
              <text:list-item>
                <text:p text:style-name="a486" text:class-names="" text:cond-style-name=""><text:span text:style-name="a485" text:class-names=""/></text:p>
              </text:list-item>
            </text:list>
          </draw:text-box>
          <svg:desc/>
        </draw:frame>
        <draw:frame draw:id="id7" presentation:style-name="a491" draw:name="Header Placeholder 3" svg:x="0in" svg:y="0in" svg:width="3.68858in" svg:height="0.54961in" presentation:class="header" presentation:placeholder="false">
          <draw:text-box>
            <text:p text:style-name="a490" text:class-names="" text:cond-style-name=""><text:span text:style-name="a489" text:class-names=""/></text:p>
          </draw:text-box>
          <svg:desc/>
        </draw:frame>
        <draw:frame draw:id="id8" presentation:style-name="a494" draw:name="Date Placeholder 4" svg:x="4.81102in" svg:y="0in" svg:width="3.68858in" svg:height="0.54961in" presentation:class="date-time" presentation:placeholder="false">
          <draw:text-box>
            <text:p text:style-name="a493" text:class-names="" text:cond-style-name=""><text:span text:style-name="a492" text:class-names=""/></text:p>
          </draw:text-box>
          <svg:desc/>
        </draw:frame>
        <draw:frame draw:id="id9" presentation:style-name="a497" draw:name="Footer Placeholder 5" svg:x="0in" svg:y="10.45in" svg:width="3.68858in" svg:height="0.54961in" presentation:class="footer" presentation:placeholder="false">
          <draw:text-box>
            <text:p text:style-name="a496" text:class-names="" text:cond-style-name=""><text:span text:style-name="a495" text:class-names=""/></text:p>
          </draw:text-box>
          <svg:desc/>
        </draw:frame>
        <draw:frame draw:id="id10" presentation:style-name="a500" draw:name="Slide Number Placeholder 6" svg:x="4.81102in" svg:y="10.45in" svg:width="3.68858in" svg:height="0.54961in" presentation:class="page-number" presentation:placeholder="false">
          <draw:text-box>
            <text:p text:style-name="a499" text:class-names="" text:cond-style-name=""><text:span text:style-name="a498" text:class-names=""><text:page-number style:num-format="1" text:fixed="false"/></text:span></text:p>
          </draw:text-box>
          <svg:desc/>
        </draw:frame>
      </presentation:notes>
    </style:master-page>
    <style:master-page style:name="Master1-Layout11-vertTitleAndTx-Vertical-Title-and-Text" style:page-layout-name="pageLayout1" draw:style-name="a502">
      <draw:frame draw:id="id64" presentation:style-name="a506" draw:name="Vertical Title 1" svg:x="7.99306in" svg:y="0.32986in" svg:width="2.47917in" svg:height="7.06076in" presentation:class="title" presentation:placeholder="false">
        <draw:text-box>
          <text:list text:style-name="a505">
            <text:list-item>
              <text:p text:style-name="a504" text:class-names="" text:cond-style-name=""><text:span text:style-name="a503" text:class-names="">Click to edit Master title style</text:span></text:p>
            </text:list-item>
          </text:list>
        </draw:text-box>
        <svg:desc/>
      </draw:frame>
      <draw:frame draw:id="id65" presentation:style-name="a522" draw:name="Vertical Text Placeholder 2" svg:x="0.55035in" svg:y="0.32986in" svg:width="7.27604in" svg:height="7.06076in" presentation:class="outline" presentation:placeholder="false">
        <draw:text-box>
          <text:list text:style-name="a509">
            <text:list-item>
              <text:p text:style-name="a508" text:class-names="" text:cond-style-name=""><text:span text:style-name="a507" text:class-names="">Click to edit Master text styles</text:span></text:p>
            </text:list-item>
          </text:list>
          <text:list text:style-name="a512">
            <text:list-item>
              <text:list text:style-name="a512">
                <text:list-item>
                  <text:p text:style-name="a511" text:class-names="" text:cond-style-name=""><text:span text:style-name="a510" text:class-names="">Second level</text:span></text:p>
                </text:list-item>
              </text:list>
            </text:list-item>
          </text:list>
          <text:list text:style-name="a515">
            <text:list-item>
              <text:list text:style-name="a515">
                <text:list-item>
                  <text:list text:style-name="a515">
                    <text:list-item>
                      <text:p text:style-name="a514" text:class-names="" text:cond-style-name=""><text:span text:style-name="a513" text:class-names="">Third level</text:span></text:p>
                    </text:list-item>
                  </text:list>
                </text:list-item>
              </text:list>
            </text:list-item>
          </text:list>
          <text:list text:style-name="a518">
            <text:list-item>
              <text:list text:style-name="a518">
                <text:list-item>
                  <text:list text:style-name="a518">
                    <text:list-item>
                      <text:list text:style-name="a518">
                        <text:list-item>
                          <text:p text:style-name="a517" text:class-names="" text:cond-style-name=""><text:span text:style-name="a516" text:class-names="">Fourth level</text:span></text:p>
                        </text:list-item>
                      </text:list>
                    </text:list-item>
                  </text:list>
                </text:list-item>
              </text:list>
            </text:list-item>
          </text:list>
          <text:list text:style-name="a521">
            <text:list-item>
              <text:list text:style-name="a521">
                <text:list-item>
                  <text:list text:style-name="a521">
                    <text:list-item>
                      <text:list text:style-name="a521">
                        <text:list-item>
                          <text:list text:style-name="a521">
                            <text:list-item>
                              <text:p text:style-name="a520" text:class-names="" text:cond-style-name=""><text:span text:style-name="a519" text:class-names="">Fifth level</text:span></text:p>
                            </text:list-item>
                          </text:list>
                        </text:list-item>
                      </text:list>
                    </text:list-item>
                  </text:list>
                </text:list-item>
              </text:list>
            </text:list-item>
          </text:list>
        </draw:text-box>
        <svg:desc/>
      </draw:frame>
      <draw:frame draw:id="id66" presentation:style-name="a525" draw:name="Date Placeholder 3" svg:x="0.55118in" svg:y="7.53189in" svg:width="2.56811in" svg:height="0.57008in" presentation:class="date-time" presentation:placeholder="false">
        <draw:text-box>
          <text:p text:style-name="a524" text:class-names="" text:cond-style-name=""><text:span text:style-name="a523" text:class-names=""/></text:p>
        </draw:text-box>
        <svg:desc/>
      </draw:frame>
      <draw:frame draw:id="id67" presentation:style-name="a528" draw:name="Footer Placeholder 4" svg:x="3.77008in" svg:y="7.53189in" svg:width="3.49409in" svg:height="0.57008in" presentation:class="footer" presentation:placeholder="false">
        <draw:text-box>
          <text:p text:style-name="a527" text:class-names="" text:cond-style-name=""><text:span text:style-name="a526" text:class-names=""/></text:p>
        </draw:text-box>
        <svg:desc/>
      </draw:frame>
      <draw:frame draw:id="id68" presentation:style-name="a531" draw:name="Slide Number Placeholder 5" svg:x="7.90354in" svg:y="7.53189in" svg:width="2.56811in" svg:height="0.57008in" presentation:class="page-number" presentation:placeholder="false">
        <draw:text-box>
          <text:p text:style-name="a530" text:class-names="" text:cond-style-name=""><text:span text:style-name="a529" text:class-names=""><text:page-number style:num-format="1" text:fixed="false"/></text:span></text:p>
        </draw:text-box>
        <svg:desc/>
      </draw:frame>
      <presentation:notes style:page-layout-name="pageLayout2" draw:style-name="a549">
        <draw:page-thumbnail svg:x="1.5in" svg:y="0.83583in" svg:width="5.49921in" svg:height="4.12441in" presentation:class="page" draw:id="id5" presentation:style-name="a532" draw:name="Slide Image Placeholder 1">
          <svg:desc/>
        </draw:page-thumbnail>
        <draw:frame draw:id="id6" presentation:style-name="a536" draw:name="Notes Placeholder 2" svg:x="0.85in" svg:y="5.2248in" svg:width="6.79961in" svg:height="4.94961in" presentation:class="notes" presentation:placeholder="false">
          <draw:text-box>
            <text:list text:style-name="a535">
              <text:list-item>
                <text:p text:style-name="a534" text:class-names="" text:cond-style-name=""><text:span text:style-name="a533" text:class-names=""/></text:p>
              </text:list-item>
            </text:list>
          </draw:text-box>
          <svg:desc/>
        </draw:frame>
        <draw:frame draw:id="id7" presentation:style-name="a539" draw:name="Header Placeholder 3" svg:x="0in" svg:y="0in" svg:width="3.68858in" svg:height="0.54961in" presentation:class="header" presentation:placeholder="false">
          <draw:text-box>
            <text:p text:style-name="a538" text:class-names="" text:cond-style-name=""><text:span text:style-name="a537" text:class-names=""/></text:p>
          </draw:text-box>
          <svg:desc/>
        </draw:frame>
        <draw:frame draw:id="id8" presentation:style-name="a542" draw:name="Date Placeholder 4" svg:x="4.81102in" svg:y="0in" svg:width="3.68858in" svg:height="0.54961in" presentation:class="date-time" presentation:placeholder="false">
          <draw:text-box>
            <text:p text:style-name="a541" text:class-names="" text:cond-style-name=""><text:span text:style-name="a540" text:class-names=""/></text:p>
          </draw:text-box>
          <svg:desc/>
        </draw:frame>
        <draw:frame draw:id="id9" presentation:style-name="a545" draw:name="Footer Placeholder 5" svg:x="0in" svg:y="10.45in" svg:width="3.68858in" svg:height="0.54961in" presentation:class="footer" presentation:placeholder="false">
          <draw:text-box>
            <text:p text:style-name="a544" text:class-names="" text:cond-style-name=""><text:span text:style-name="a543" text:class-names=""/></text:p>
          </draw:text-box>
          <svg:desc/>
        </draw:frame>
        <draw:frame draw:id="id10" presentation:style-name="a548" draw:name="Slide Number Placeholder 6" svg:x="4.81102in" svg:y="10.45in" svg:width="3.68858in" svg:height="0.54961in" presentation:class="page-number" presentation:placeholder="false">
          <draw:text-box>
            <text:p text:style-name="a547" text:class-names="" text:cond-style-name=""><text:span text:style-name="a546" text:class-names=""><text:page-number style:num-format="1" text:fixed="false"/></text:span></text:p>
          </draw:text-box>
          <svg:desc/>
        </draw:frame>
      </presentation:notes>
    </style:master-page>
    <style:handout-master style:page-layout-name="pageLayout3" draw:style-name="a550">
      <draw:frame draw:id="id69" presentation:style-name="a553" draw:name="Header Placeholder 1" svg:x="0in" svg:y="0in" svg:width="3.6884in" svg:height="0.54924in" presentation:class="header" presentation:placeholder="false">
        <draw:text-box>
          <text:p text:style-name="a552" text:class-names="" text:cond-style-name=""><text:span text:style-name="a551" text:class-names=""/></text:p>
        </draw:text-box>
        <svg:desc/>
      </draw:frame>
      <draw:frame draw:id="id70" presentation:style-name="a556" draw:name="Date Placeholder 2" svg:x="4.81129in" svg:y="0in" svg:width="3.6884in" svg:height="0.54924in" presentation:class="date-time" presentation:placeholder="false">
        <draw:text-box>
          <text:p text:style-name="a555" text:class-names="" text:cond-style-name=""><text:span text:style-name="a554" text:class-names=""/></text:p>
        </draw:text-box>
        <svg:desc/>
      </draw:frame>
      <draw:frame draw:id="id71" presentation:style-name="a559" draw:name="Footer Placeholder 3" svg:x="0in" svg:y="10.45025in" svg:width="3.6884in" svg:height="0.54924in" presentation:class="footer" presentation:placeholder="false">
        <draw:text-box>
          <text:p text:style-name="a558" text:class-names="" text:cond-style-name=""><text:span text:style-name="a557" text:class-names=""/></text:p>
        </draw:text-box>
        <svg:desc/>
      </draw:frame>
      <draw:frame draw:id="id72" presentation:style-name="a562" draw:name="Slide Number Placeholder 4" svg:x="4.81129in" svg:y="10.45025in" svg:width="3.6884in" svg:height="0.54924in" presentation:class="page-number" presentation:placeholder="false">
        <draw:text-box>
          <text:p text:style-name="a561" text:class-names="" text:cond-style-name=""><text:span text:style-name="a560" text:class-names=""><text:page-number style:num-format="1" text:fixed="false"/></text:span></text:p>
        </draw:text-box>
        <svg:desc/>
      </draw:frame>
      <draw:page-thumbnail draw:page-number="1" svg:x="0.72396in" svg:y="1.09896in" svg:width="3.22569in" svg:height="2.42014in"/>
      <draw:page-thumbnail draw:page-number="2" svg:x="4.54861in" svg:y="1.09896in" svg:width="3.22569in" svg:height="2.42014in"/>
      <draw:page-thumbnail draw:page-number="3" svg:x="0.72396in" svg:y="4.28819in" svg:width="3.22569in" svg:height="2.42014in"/>
      <draw:page-thumbnail draw:page-number="4" svg:x="4.54861in" svg:y="4.28819in" svg:width="3.22569in" svg:height="2.42014in"/>
      <draw:page-thumbnail draw:page-number="5" svg:x="0.72396in" svg:y="7.47743in" svg:width="3.22569in" svg:height="2.42014in"/>
      <draw:page-thumbnail draw:page-number="6" svg:x="4.54861in" svg:y="7.47743in" svg:width="3.22569in" svg:height="2.4201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Slide 1</dc:title>
    <meta:initial-creator>Olivier</meta:initial-creator>
    <dc:creator>sirrice</dc:creator>
    <meta:creation-date>2008-01-12T20:12:51Z</meta:creation-date>
    <dc:date>2010-01-14T15:41:01Z</dc:date>
    <meta:editing-cycles>133</meta:editing-cycles>
    <meta:editing-duration>PT141639S</meta:editing-duration>
    <meta:user-defined meta:name="Info 1"/>
    <meta:user-defined meta:name="Info 2"/>
    <meta:user-defined meta:name="Info 3"/>
    <meta:user-defined meta:name="Info 4"/>
    <meta:document-statistic meta:paragraph-count="376" meta:word-count="1427"/>
  </office:meta>
</office:document-meta>
</file>